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language="none" fo:country="none" style:language-asian="none" style:country-asian="none" style:language-complex="none" style:country-complex="none"/>
    </style:style>
    <style:style style:name="T1" style:family="text">
      <style:text-properties fo:color="#00aa00" style:font-name="Courier New" fo:font-style="italic" style:font-name-asian="Courier New" style:font-name-complex="Courier New" style:font-style-asian="italic" style:font-style-complex="italic"/>
    </style:style>
    <style:style style:name="T2" style:family="text">
      <style:text-properties fo:color="#00aa00" style:font-name="Courier New" fo:font-style="italic" style:font-name-asian="Courier New" style:font-name-complex="Courier New" style:font-style-asian="italic" style:font-style-complex="italic" fo:font-size="10pt" style:text-underline-style="solid" style:text-underline-width="auto" style:text-underline-color="font-color" style:font-size-asian="10pt" style:font-size-complex="10pt"/>
    </style:style>
  </office:automatic-styles>
  <office:body>
    <office:spreadsheet>
      <table:table table:name="bignum_64_01.dat - 32 frascos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Qual algoritmo</text:p>
          </table:table-cell>
          <table:table-cell office:value-type="string" calcext:value-type="string">
            <text:p>Qual arquivo</text:p>
          </table:table-cell>
          <table:table-cell office:value-type="string" calcext:value-type="string">
            <text:p>Qual instancia binaria</text:p>
          </table:table-cell>
          <table:table-cell office:value-type="string" calcext:value-type="string">
            <text:p>Qual instancia decimal</text:p>
          </table:table-cell>
          <table:table-cell office:value-type="string" calcext:value-type="string">
            <text:p>Quantos frascos</text:p>
          </table:table-cell>
          <table:table-cell office:value-type="string" calcext:value-type="string">
            <text:p>Complexidade Teorica</text:p>
          </table:table-cell>
          <table:table-cell office:value-type="string" calcext:value-type="string">
            <text:p>Tempo de CPU (ms)</text:p>
          </table:table-cell>
          <table:table-cell office:value-type="string" calcext:value-type="string">
            <text:p>Razao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64_01.dat</text:p>
          </table:table-cell>
          <table:table-cell office:value-type="string" calcext:value-type="string">
            <text:p>0b11111001110111000100101011011100010000111001110100111001001111</text:p>
          </table:table-cell>
          <table:table-cell office:value-type="string" calcext:value-type="string">
            <text:p>4501086930052009551</text:p>
          </table:table-cell>
          <table:table-cell office:value-type="float" office:value="32" calcext:value-type="float">
            <text:p>32</text:p>
          </table:table-cell>
          <table:table-cell office:value-type="float" office:value="256" calcext:value-type="float">
            <text:p>256</text:p>
          </table:table-cell>
          <table:table-cell office:value-type="float" office:value="1.42185989559547" calcext:value-type="float">
            <text:p>1,42185989559547</text:p>
          </table:table-cell>
          <table:table-cell table:formula="of:=[.F2]/[.G2]" office:value-type="float" office:value="180.045868649237" calcext:value-type="float">
            <text:p>180,045868649237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64_01.dat</text:p>
          </table:table-cell>
          <table:table-cell office:value-type="string" calcext:value-type="string">
            <text:p>0b111111110010111111001110001101000000110001011101100010111110111</text:p>
          </table:table-cell>
          <table:table-cell office:value-type="string" calcext:value-type="string">
            <text:p>9194071263259051511</text:p>
          </table:table-cell>
          <table:table-cell office:value-type="float" office:value="32" calcext:value-type="float">
            <text:p>32</text:p>
          </table:table-cell>
          <table:table-cell office:value-type="float" office:value="256" calcext:value-type="float">
            <text:p>256</text:p>
          </table:table-cell>
          <table:table-cell office:value-type="float" office:value="1.17831924678342" calcext:value-type="float">
            <text:p>1,17831924678342</text:p>
          </table:table-cell>
          <table:table-cell table:formula="of:=[.F3]/[.G3]" office:value-type="float" office:value="217.258608563706" calcext:value-type="float">
            <text:p>217,258608563706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64_01.dat</text:p>
          </table:table-cell>
          <table:table-cell office:value-type="string" calcext:value-type="string">
            <text:p>0b1011101000010111110000110110000100110110110111100100010001010001</text:p>
          </table:table-cell>
          <table:table-cell office:value-type="string" calcext:value-type="string">
            <text:p>13409401237818721361</text:p>
          </table:table-cell>
          <table:table-cell office:value-type="float" office:value="32" calcext:value-type="float">
            <text:p>32</text:p>
          </table:table-cell>
          <table:table-cell office:value-type="float" office:value="256" calcext:value-type="float">
            <text:p>256</text:p>
          </table:table-cell>
          <table:table-cell office:value-type="float" office:value="1.21877874207794" calcext:value-type="float">
            <text:p>1,21877874207794</text:p>
          </table:table-cell>
          <table:table-cell table:formula="of:=[.F4]/[.G4]" office:value-type="float" office:value="210.046328477584" calcext:value-type="float">
            <text:p>210,046328477584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64_01.dat</text:p>
          </table:table-cell>
          <table:table-cell office:value-type="string" calcext:value-type="string">
            <text:p>0b1001101000001010001010010000100011110110010111000111010111011110</text:p>
          </table:table-cell>
          <table:table-cell office:value-type="string" calcext:value-type="string">
            <text:p>11099729350077740510</text:p>
          </table:table-cell>
          <table:table-cell office:value-type="float" office:value="32" calcext:value-type="float">
            <text:p>32</text:p>
          </table:table-cell>
          <table:table-cell office:value-type="float" office:value="256" calcext:value-type="float">
            <text:p>256</text:p>
          </table:table-cell>
          <table:table-cell office:value-type="float" office:value="1.18195779565048" calcext:value-type="float">
            <text:p>1,18195779565048</text:p>
          </table:table-cell>
          <table:table-cell table:formula="of:=[.F5]/[.G5]" office:value-type="float" office:value="216.589797827014" calcext:value-type="float">
            <text:p>216,589797827014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64_01.dat</text:p>
          </table:table-cell>
          <table:table-cell office:value-type="string" calcext:value-type="string">
            <text:p>0b1000011000001011100110110000010110000011011101101101100010011001</text:p>
          </table:table-cell>
          <table:table-cell office:value-type="string" calcext:value-type="string">
            <text:p>9658984273808906393</text:p>
          </table:table-cell>
          <table:table-cell office:value-type="float" office:value="32" calcext:value-type="float">
            <text:p>32</text:p>
          </table:table-cell>
          <table:table-cell office:value-type="float" office:value="256" calcext:value-type="float">
            <text:p>256</text:p>
          </table:table-cell>
          <table:table-cell office:value-type="float" office:value="1.03207550952139" calcext:value-type="float">
            <text:p>1,03207550952139</text:p>
          </table:table-cell>
          <table:table-cell table:formula="of:=[.F6]/[.G6]" office:value-type="float" office:value="248.0438665953" calcext:value-type="float">
            <text:p>248,0438665953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64_01.dat</text:p>
          </table:table-cell>
          <table:table-cell office:value-type="string" calcext:value-type="string">
            <text:p>0b11110100110111001011101111100111101001000001001000001010101111</text:p>
          </table:table-cell>
          <table:table-cell office:value-type="string" calcext:value-type="string">
            <text:p>4411046010923811503</text:p>
          </table:table-cell>
          <table:table-cell office:value-type="float" office:value="32" calcext:value-type="float">
            <text:p>32</text:p>
          </table:table-cell>
          <table:table-cell office:value-type="float" office:value="256" calcext:value-type="float">
            <text:p>256</text:p>
          </table:table-cell>
          <table:table-cell office:value-type="float" office:value="1.04746997560661" calcext:value-type="float">
            <text:p>1,04746997560661</text:p>
          </table:table-cell>
          <table:table-cell table:formula="of:=[.F7]/[.G7]" office:value-type="float" office:value="244.398413283155" calcext:value-type="float">
            <text:p>244,398413283155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64_01.dat</text:p>
          </table:table-cell>
          <table:table-cell office:value-type="string" calcext:value-type="string">
            <text:p>0b1011000110001110001000010101011001100001011100110110010110010001</text:p>
          </table:table-cell>
          <table:table-cell office:value-type="string" calcext:value-type="string">
            <text:p>12794200246292014481</text:p>
          </table:table-cell>
          <table:table-cell office:value-type="float" office:value="32" calcext:value-type="float">
            <text:p>32</text:p>
          </table:table-cell>
          <table:table-cell office:value-type="float" office:value="256" calcext:value-type="float">
            <text:p>256</text:p>
          </table:table-cell>
          <table:table-cell office:value-type="float" office:value="1.17791358789533" calcext:value-type="float">
            <text:p>1,17791358789533</text:p>
          </table:table-cell>
          <table:table-cell table:formula="of:=[.F8]/[.G8]" office:value-type="float" office:value="217.333429744549" calcext:value-type="float">
            <text:p>217,333429744549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64_01.dat</text:p>
          </table:table-cell>
          <table:table-cell office:value-type="string" calcext:value-type="string">
            <text:p>0b1000101010111100000111110100100000000111000001100110000001101110</text:p>
          </table:table-cell>
          <table:table-cell office:value-type="string" calcext:value-type="string">
            <text:p>9996899667071623278</text:p>
          </table:table-cell>
          <table:table-cell office:value-type="float" office:value="32" calcext:value-type="float">
            <text:p>32</text:p>
          </table:table-cell>
          <table:table-cell office:value-type="float" office:value="256" calcext:value-type="float">
            <text:p>256</text:p>
          </table:table-cell>
          <table:table-cell office:value-type="float" office:value="1.41675757453653" calcext:value-type="float">
            <text:p>1,41675757453653</text:p>
          </table:table-cell>
          <table:table-cell table:formula="of:=[.F9]/[.G9]" office:value-type="float" office:value="180.694287153359" calcext:value-type="float">
            <text:p>180,694287153359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64_01.dat</text:p>
          </table:table-cell>
          <table:table-cell office:value-type="string" calcext:value-type="string">
            <text:p>0b1111011001000100110000110001001101111100110010110010001000100010</text:p>
          </table:table-cell>
          <table:table-cell office:value-type="string" calcext:value-type="string">
            <text:p>17745522920212079138</text:p>
          </table:table-cell>
          <table:table-cell office:value-type="float" office:value="32" calcext:value-type="float">
            <text:p>32</text:p>
          </table:table-cell>
          <table:table-cell office:value-type="float" office:value="256" calcext:value-type="float">
            <text:p>256</text:p>
          </table:table-cell>
          <table:table-cell office:value-type="float" office:value="1.26105173650708" calcext:value-type="float">
            <text:p>1,26105173650708</text:p>
          </table:table-cell>
          <table:table-cell table:formula="of:=[.F10]/[.G10]" office:value-type="float" office:value="203.005152436554" calcext:value-type="float">
            <text:p>203,005152436554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64_01.dat</text:p>
          </table:table-cell>
          <table:table-cell office:value-type="string" calcext:value-type="string">
            <text:p>0b1001110111101111010000001100001100001111011010000001001111110000</text:p>
          </table:table-cell>
          <table:table-cell office:value-type="string" calcext:value-type="string">
            <text:p>11380385989909812208</text:p>
          </table:table-cell>
          <table:table-cell office:value-type="float" office:value="32" calcext:value-type="float">
            <text:p>32</text:p>
          </table:table-cell>
          <table:table-cell office:value-type="float" office:value="256" calcext:value-type="float">
            <text:p>256</text:p>
          </table:table-cell>
          <table:table-cell office:value-type="float" office:value="1.45819671080932" calcext:value-type="float">
            <text:p>1,45819671080932</text:p>
          </table:table-cell>
          <table:table-cell table:formula="of:=[.F11]/[.G11]" office:value-type="float" office:value="175.559304243606" calcext:value-type="float">
            <text:p>175,559304243606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64_01.dat</text:p>
          </table:table-cell>
          <table:table-cell office:value-type="string" calcext:value-type="string">
            <text:p>0b100100111000101101110110100010001001110010101001100110001000101</text:p>
          </table:table-cell>
          <table:table-cell office:value-type="string" calcext:value-type="string">
            <text:p>5315860837227088965</text:p>
          </table:table-cell>
          <table:table-cell office:value-type="float" office:value="32" calcext:value-type="float">
            <text:p>32</text:p>
          </table:table-cell>
          <table:table-cell office:value-type="float" office:value="256" calcext:value-type="float">
            <text:p>256</text:p>
          </table:table-cell>
          <table:table-cell office:value-type="float" office:value="1.36038816195023" calcext:value-type="float">
            <text:p>1,36038816195023</text:p>
          </table:table-cell>
          <table:table-cell table:formula="of:=[.F12]/[.G12]" office:value-type="float" office:value="188.181584609647" calcext:value-type="float">
            <text:p>188,181584609647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64_01.dat</text:p>
          </table:table-cell>
          <table:table-cell office:value-type="string" calcext:value-type="string">
            <text:p>0b10111010011100001111000010111010000001110110101110111100110111</text:p>
          </table:table-cell>
          <table:table-cell office:value-type="string" calcext:value-type="string">
            <text:p>3358625592556318519</text:p>
          </table:table-cell>
          <table:table-cell office:value-type="float" office:value="32" calcext:value-type="float">
            <text:p>32</text:p>
          </table:table-cell>
          <table:table-cell office:value-type="float" office:value="256" calcext:value-type="float">
            <text:p>256</text:p>
          </table:table-cell>
          <table:table-cell office:value-type="float" office:value="1.16774566927328" calcext:value-type="float">
            <text:p>1,16774566927328</text:p>
          </table:table-cell>
          <table:table-cell table:formula="of:=[.F13]/[.G13]" office:value-type="float" office:value="219.225818374746" calcext:value-type="float">
            <text:p>219,225818374746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64_01.dat</text:p>
          </table:table-cell>
          <table:table-cell office:value-type="string" calcext:value-type="string">
            <text:p>0b1111110000100111010000000111110111110001100111100010101100110011</text:p>
          </table:table-cell>
          <table:table-cell office:value-type="string" calcext:value-type="string">
            <text:p>18169562131318319923</text:p>
          </table:table-cell>
          <table:table-cell office:value-type="float" office:value="32" calcext:value-type="float">
            <text:p>32</text:p>
          </table:table-cell>
          <table:table-cell office:value-type="float" office:value="256" calcext:value-type="float">
            <text:p>256</text:p>
          </table:table-cell>
          <table:table-cell office:value-type="float" office:value="1.17590829702961" calcext:value-type="float">
            <text:p>1,17590829702961</text:p>
          </table:table-cell>
          <table:table-cell table:formula="of:=[.F14]/[.G14]" office:value-type="float" office:value="217.704051112375" calcext:value-type="float">
            <text:p>217,704051112375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64_01.dat</text:p>
          </table:table-cell>
          <table:table-cell office:value-type="string" calcext:value-type="string">
            <text:p>0b111010100111011000011111111110011110111100110001101100001010110</text:p>
          </table:table-cell>
          <table:table-cell office:value-type="string" calcext:value-type="string">
            <text:p>8447363105223661654</text:p>
          </table:table-cell>
          <table:table-cell office:value-type="float" office:value="32" calcext:value-type="float">
            <text:p>32</text:p>
          </table:table-cell>
          <table:table-cell office:value-type="float" office:value="256" calcext:value-type="float">
            <text:p>256</text:p>
          </table:table-cell>
          <table:table-cell office:value-type="float" office:value="1.31499745407203" calcext:value-type="float">
            <text:p>1,31499745407203</text:p>
          </table:table-cell>
          <table:table-cell table:formula="of:=[.F15]/[.G15]" office:value-type="float" office:value="194.677182991701" calcext:value-type="float">
            <text:p>194,677182991701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64_01.dat</text:p>
          </table:table-cell>
          <table:table-cell office:value-type="string" calcext:value-type="string">
            <text:p>0b100011100010000101110111100010100101110000001000110100010001100</text:p>
          </table:table-cell>
          <table:table-cell office:value-type="string" calcext:value-type="string">
            <text:p>5120799231875246220</text:p>
          </table:table-cell>
          <table:table-cell office:value-type="float" office:value="32" calcext:value-type="float">
            <text:p>32</text:p>
          </table:table-cell>
          <table:table-cell office:value-type="float" office:value="256" calcext:value-type="float">
            <text:p>256</text:p>
          </table:table-cell>
          <table:table-cell office:value-type="float" office:value="1.2046512160037" calcext:value-type="float">
            <text:p>1,2046512160037</text:p>
          </table:table-cell>
          <table:table-cell table:formula="of:=[.F16]/[.G16]" office:value-type="float" office:value="212.509643122474" calcext:value-type="float">
            <text:p>212,509643122474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64_01.dat</text:p>
          </table:table-cell>
          <table:table-cell office:value-type="string" calcext:value-type="string">
            <text:p>0b111101111111111011100001110000001100100000101110011000110</text:p>
          </table:table-cell>
          <table:table-cell office:value-type="string" calcext:value-type="string">
            <text:p>139609129605946566</text:p>
          </table:table-cell>
          <table:table-cell office:value-type="float" office:value="32" calcext:value-type="float">
            <text:p>32</text:p>
          </table:table-cell>
          <table:table-cell office:value-type="float" office:value="256" calcext:value-type="float">
            <text:p>256</text:p>
          </table:table-cell>
          <table:table-cell office:value-type="float" office:value="1.57737516026681" calcext:value-type="float">
            <text:p>1,57737516026681</text:p>
          </table:table-cell>
          <table:table-cell table:formula="of:=[.F17]/[.G17]" office:value-type="float" office:value="162.29493556669" calcext:value-type="float">
            <text:p>162,29493556669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64_01.dat</text:p>
          </table:table-cell>
          <table:table-cell office:value-type="string" calcext:value-type="string">
            <text:p>0b110001100011100000010110110111101011111101010001000000010010011</text:p>
          </table:table-cell>
          <table:table-cell office:value-type="string" calcext:value-type="string">
            <text:p>7141595682076917907</text:p>
          </table:table-cell>
          <table:table-cell office:value-type="float" office:value="32" calcext:value-type="float">
            <text:p>32</text:p>
          </table:table-cell>
          <table:table-cell office:value-type="float" office:value="256" calcext:value-type="float">
            <text:p>256</text:p>
          </table:table-cell>
          <table:table-cell office:value-type="float" office:value="1.01954097156227" calcext:value-type="float">
            <text:p>1,01954097156227</text:p>
          </table:table-cell>
          <table:table-cell table:formula="of:=[.F18]/[.G18]" office:value-type="float" office:value="251.093391183411" calcext:value-type="float">
            <text:p>251,093391183411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64_01.dat</text:p>
          </table:table-cell>
          <table:table-cell office:value-type="string" calcext:value-type="string">
            <text:p>0b10100101011010000010111100101011011011111111100000011110110110</text:p>
          </table:table-cell>
          <table:table-cell office:value-type="string" calcext:value-type="string">
            <text:p>2979707069361162166</text:p>
          </table:table-cell>
          <table:table-cell office:value-type="float" office:value="32" calcext:value-type="float">
            <text:p>32</text:p>
          </table:table-cell>
          <table:table-cell office:value-type="float" office:value="256" calcext:value-type="float">
            <text:p>256</text:p>
          </table:table-cell>
          <table:table-cell office:value-type="float" office:value="1.34736301484662" calcext:value-type="float">
            <text:p>1,34736301484662</text:p>
          </table:table-cell>
          <table:table-cell table:formula="of:=[.F19]/[.G19]" office:value-type="float" office:value="190.000762362578" calcext:value-type="float">
            <text:p>190,000762362578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64_01.dat</text:p>
          </table:table-cell>
          <table:table-cell office:value-type="string" calcext:value-type="string">
            <text:p>0b1010011110110000010110110001001110101000110101010000111000010001</text:p>
          </table:table-cell>
          <table:table-cell office:value-type="string" calcext:value-type="string">
            <text:p>12083257940230082065</text:p>
          </table:table-cell>
          <table:table-cell office:value-type="float" office:value="32" calcext:value-type="float">
            <text:p>32</text:p>
          </table:table-cell>
          <table:table-cell office:value-type="float" office:value="256" calcext:value-type="float">
            <text:p>256</text:p>
          </table:table-cell>
          <table:table-cell office:value-type="float" office:value="1.09020413253705" calcext:value-type="float">
            <text:p>1,09020413253705</text:p>
          </table:table-cell>
          <table:table-cell table:formula="of:=[.F20]/[.G20]" office:value-type="float" office:value="234.818409103122" calcext:value-type="float">
            <text:p>234,818409103122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64_01.dat</text:p>
          </table:table-cell>
          <table:table-cell office:value-type="string" calcext:value-type="string">
            <text:p>0b11010001100010011001010110011110101101100100100011110010011111</text:p>
          </table:table-cell>
          <table:table-cell office:value-type="string" calcext:value-type="string">
            <text:p>3774690933657975967</text:p>
          </table:table-cell>
          <table:table-cell office:value-type="float" office:value="32" calcext:value-type="float">
            <text:p>32</text:p>
          </table:table-cell>
          <table:table-cell office:value-type="float" office:value="256" calcext:value-type="float">
            <text:p>256</text:p>
          </table:table-cell>
          <table:table-cell office:value-type="float" office:value="1.13004488339973" calcext:value-type="float">
            <text:p>1,13004488339973</text:p>
          </table:table-cell>
          <table:table-cell table:formula="of:=[.F21]/[.G21]" office:value-type="float" office:value="226.539674450652" calcext:value-type="float">
            <text:p>226,539674450652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64_01.dat</text:p>
          </table:table-cell>
          <table:table-cell office:value-type="string" calcext:value-type="string">
            <text:p>0b1011000010111011000010101010011111111001011011010010110100101011</text:p>
          </table:table-cell>
          <table:table-cell office:value-type="string" calcext:value-type="string">
            <text:p>12734784087880707371</text:p>
          </table:table-cell>
          <table:table-cell office:value-type="float" office:value="32" calcext:value-type="float">
            <text:p>32</text:p>
          </table:table-cell>
          <table:table-cell office:value-type="float" office:value="256" calcext:value-type="float">
            <text:p>256</text:p>
          </table:table-cell>
          <table:table-cell office:value-type="float" office:value="1.14758204449937" calcext:value-type="float">
            <text:p>1,14758204449937</text:p>
          </table:table-cell>
          <table:table-cell table:formula="of:=[.F22]/[.G22]" office:value-type="float" office:value="223.077732199686" calcext:value-type="float">
            <text:p>223,077732199686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64_01.dat</text:p>
          </table:table-cell>
          <table:table-cell office:value-type="string" calcext:value-type="string">
            <text:p>0b1101000010100001011110000001111111010010111100011000101001110100</text:p>
          </table:table-cell>
          <table:table-cell office:value-type="string" calcext:value-type="string">
            <text:p>15033429109217790580</text:p>
          </table:table-cell>
          <table:table-cell office:value-type="float" office:value="32" calcext:value-type="float">
            <text:p>32</text:p>
          </table:table-cell>
          <table:table-cell office:value-type="float" office:value="256" calcext:value-type="float">
            <text:p>256</text:p>
          </table:table-cell>
          <table:table-cell office:value-type="float" office:value="1.28450769378128" calcext:value-type="float">
            <text:p>1,28450769378128</text:p>
          </table:table-cell>
          <table:table-cell table:formula="of:=[.F23]/[.G23]" office:value-type="float" office:value="199.298144526016" calcext:value-type="float">
            <text:p>199,298144526016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64_01.dat</text:p>
          </table:table-cell>
          <table:table-cell office:value-type="string" calcext:value-type="string">
            <text:p>0b110111010000101101100111001111010011100011011110000110111111101</text:p>
          </table:table-cell>
          <table:table-cell office:value-type="string" calcext:value-type="string">
            <text:p>7963969009885318653</text:p>
          </table:table-cell>
          <table:table-cell office:value-type="float" office:value="32" calcext:value-type="float">
            <text:p>32</text:p>
          </table:table-cell>
          <table:table-cell office:value-type="float" office:value="256" calcext:value-type="float">
            <text:p>256</text:p>
          </table:table-cell>
          <table:table-cell office:value-type="float" office:value="1.2281018987491" calcext:value-type="float">
            <text:p>1,2281018987491</text:p>
          </table:table-cell>
          <table:table-cell table:formula="of:=[.F24]/[.G24]" office:value-type="float" office:value="208.45175816498" calcext:value-type="float">
            <text:p>208,45175816498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64_01.dat</text:p>
          </table:table-cell>
          <table:table-cell office:value-type="string" calcext:value-type="string">
            <text:p>0b1111001011100010111111100001001010001001111010000000000011000111</text:p>
          </table:table-cell>
          <table:table-cell office:value-type="string" calcext:value-type="string">
            <text:p>17501830457491718343</text:p>
          </table:table-cell>
          <table:table-cell office:value-type="float" office:value="32" calcext:value-type="float">
            <text:p>32</text:p>
          </table:table-cell>
          <table:table-cell office:value-type="float" office:value="256" calcext:value-type="float">
            <text:p>256</text:p>
          </table:table-cell>
          <table:table-cell office:value-type="float" office:value="1.37405203032704" calcext:value-type="float">
            <text:p>1,37405203032704</text:p>
          </table:table-cell>
          <table:table-cell table:formula="of:=[.F25]/[.G25]" office:value-type="float" office:value="186.310266532679" calcext:value-type="float">
            <text:p>186,310266532679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64_01.dat</text:p>
          </table:table-cell>
          <table:table-cell office:value-type="string" calcext:value-type="string">
            <text:p>0b11110100111001110000000010011011100011100010110101001000001010</text:p>
          </table:table-cell>
          <table:table-cell office:value-type="string" calcext:value-type="string">
            <text:p>4411768583244960266</text:p>
          </table:table-cell>
          <table:table-cell office:value-type="float" office:value="32" calcext:value-type="float">
            <text:p>32</text:p>
          </table:table-cell>
          <table:table-cell office:value-type="float" office:value="256" calcext:value-type="float">
            <text:p>256</text:p>
          </table:table-cell>
          <table:table-cell office:value-type="float" office:value="1.34762553055365" calcext:value-type="float">
            <text:p>1,34762553055365</text:p>
          </table:table-cell>
          <table:table-cell table:formula="of:=[.F26]/[.G26]" office:value-type="float" office:value="189.963750460283" calcext:value-type="float">
            <text:p>189,963750460283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64_01.dat</text:p>
          </table:table-cell>
          <table:table-cell office:value-type="string" calcext:value-type="string">
            <text:p>0b101011100101001010101011101111101101100110001000000110100010001</text:p>
          </table:table-cell>
          <table:table-cell office:value-type="string" calcext:value-type="string">
            <text:p>6280645573435723025</text:p>
          </table:table-cell>
          <table:table-cell office:value-type="float" office:value="32" calcext:value-type="float">
            <text:p>32</text:p>
          </table:table-cell>
          <table:table-cell office:value-type="float" office:value="256" calcext:value-type="float">
            <text:p>256</text:p>
          </table:table-cell>
          <table:table-cell office:value-type="float" office:value="1.29711592607185" calcext:value-type="float">
            <text:p>1,29711592607185</text:p>
          </table:table-cell>
          <table:table-cell table:formula="of:=[.F27]/[.G27]" office:value-type="float" office:value="197.360925769576" calcext:value-type="float">
            <text:p>197,360925769576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64_01.dat</text:p>
          </table:table-cell>
          <table:table-cell office:value-type="string" calcext:value-type="string">
            <text:p>0b1001101101100111000000101101000111011010110011100011101001100</text:p>
          </table:table-cell>
          <table:table-cell office:value-type="string" calcext:value-type="string">
            <text:p>1399740262352799564</text:p>
          </table:table-cell>
          <table:table-cell office:value-type="float" office:value="32" calcext:value-type="float">
            <text:p>32</text:p>
          </table:table-cell>
          <table:table-cell office:value-type="float" office:value="256" calcext:value-type="float">
            <text:p>256</text:p>
          </table:table-cell>
          <table:table-cell office:value-type="float" office:value="1.13284756799418" calcext:value-type="float">
            <text:p>1,13284756799418</text:p>
          </table:table-cell>
          <table:table-cell table:formula="of:=[.F28]/[.G28]" office:value-type="float" office:value="225.979211354334" calcext:value-type="float">
            <text:p>225,979211354334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64_01.dat</text:p>
          </table:table-cell>
          <table:table-cell office:value-type="string" calcext:value-type="string">
            <text:p>0b100001111011110000010001110100000010110010100110100010001110011</text:p>
          </table:table-cell>
          <table:table-cell office:value-type="string" calcext:value-type="string">
            <text:p>4890356038270927987</text:p>
          </table:table-cell>
          <table:table-cell office:value-type="float" office:value="32" calcext:value-type="float">
            <text:p>32</text:p>
          </table:table-cell>
          <table:table-cell office:value-type="float" office:value="256" calcext:value-type="float">
            <text:p>256</text:p>
          </table:table-cell>
          <table:table-cell office:value-type="float" office:value="1.23579266093873" calcext:value-type="float">
            <text:p>1,23579266093873</text:p>
          </table:table-cell>
          <table:table-cell table:formula="of:=[.F29]/[.G29]" office:value-type="float" office:value="207.154491276504" calcext:value-type="float">
            <text:p>207,154491276504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64_01.dat</text:p>
          </table:table-cell>
          <table:table-cell office:value-type="string" calcext:value-type="string">
            <text:p>0b11000101010100110011000010110010001010110000101110111000111001</text:p>
          </table:table-cell>
          <table:table-cell office:value-type="string" calcext:value-type="string">
            <text:p>3554690497580822073</text:p>
          </table:table-cell>
          <table:table-cell office:value-type="float" office:value="32" calcext:value-type="float">
            <text:p>32</text:p>
          </table:table-cell>
          <table:table-cell office:value-type="float" office:value="256" calcext:value-type="float">
            <text:p>256</text:p>
          </table:table-cell>
          <table:table-cell office:value-type="float" office:value="1.12393687396824" calcext:value-type="float">
            <text:p>1,12393687396824</text:p>
          </table:table-cell>
          <table:table-cell table:formula="of:=[.F30]/[.G30]" office:value-type="float" office:value="227.770799169665" calcext:value-type="float">
            <text:p>227,770799169665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64_01.dat</text:p>
          </table:table-cell>
          <table:table-cell office:value-type="string" calcext:value-type="string">
            <text:p>0b1111000101111110101001101101010000110010101110100110001110111100</text:p>
          </table:table-cell>
          <table:table-cell office:value-type="string" calcext:value-type="string">
            <text:p>17401529440520528828</text:p>
          </table:table-cell>
          <table:table-cell office:value-type="float" office:value="32" calcext:value-type="float">
            <text:p>32</text:p>
          </table:table-cell>
          <table:table-cell office:value-type="float" office:value="256" calcext:value-type="float">
            <text:p>256</text:p>
          </table:table-cell>
          <table:table-cell office:value-type="float" office:value="1.31008925593052" calcext:value-type="float">
            <text:p>1,31008925593052</text:p>
          </table:table-cell>
          <table:table-cell table:formula="of:=[.F31]/[.G31]" office:value-type="float" office:value="195.406533441243" calcext:value-type="float">
            <text:p>195,406533441243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64_01.dat</text:p>
          </table:table-cell>
          <table:table-cell office:value-type="string" calcext:value-type="string">
            <text:p>0b100110100000001110010001000110100011110111000000110000100100110</text:p>
          </table:table-cell>
          <table:table-cell office:value-type="string" calcext:value-type="string">
            <text:p>5548936724331127078</text:p>
          </table:table-cell>
          <table:table-cell office:value-type="float" office:value="32" calcext:value-type="float">
            <text:p>32</text:p>
          </table:table-cell>
          <table:table-cell office:value-type="float" office:value="256" calcext:value-type="float">
            <text:p>256</text:p>
          </table:table-cell>
          <table:table-cell office:value-type="float" office:value="1.00920981604776" calcext:value-type="float">
            <text:p>1,00920981604776</text:p>
          </table:table-cell>
          <table:table-cell table:formula="of:=[.F32]/[.G32]" office:value-type="float" office:value="253.663803036062" calcext:value-type="float">
            <text:p>253,663803036062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64_01.dat</text:p>
          </table:table-cell>
          <table:table-cell office:value-type="string" calcext:value-type="string">
            <text:p>0b10001011101011000011101111110111111011000111111110010100101001</text:p>
          </table:table-cell>
          <table:table-cell office:value-type="string" calcext:value-type="string">
            <text:p>2516121300819240233</text:p>
          </table:table-cell>
          <table:table-cell office:value-type="float" office:value="32" calcext:value-type="float">
            <text:p>32</text:p>
          </table:table-cell>
          <table:table-cell office:value-type="float" office:value="256" calcext:value-type="float">
            <text:p>256</text:p>
          </table:table-cell>
          <table:table-cell office:value-type="float" office:value="1.18204391465021" calcext:value-type="float">
            <text:p>1,18204391465021</text:p>
          </table:table-cell>
          <table:table-cell table:formula="of:=[.F33]/[.G33]" office:value-type="float" office:value="216.574017959186" calcext:value-type="float">
            <text:p>216,574017959186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64_01.dat</text:p>
          </table:table-cell>
          <table:table-cell office:value-type="string" calcext:value-type="string">
            <text:p>0b101101010100110111010010100101100110001100100011001000010100110</text:p>
          </table:table-cell>
          <table:table-cell office:value-type="string" calcext:value-type="string">
            <text:p>6532164818710925478</text:p>
          </table:table-cell>
          <table:table-cell office:value-type="float" office:value="32" calcext:value-type="float">
            <text:p>32</text:p>
          </table:table-cell>
          <table:table-cell office:value-type="float" office:value="256" calcext:value-type="float">
            <text:p>256</text:p>
          </table:table-cell>
          <table:table-cell office:value-type="float" office:value="1.28697339536612" calcext:value-type="float">
            <text:p>1,28697339536612</text:p>
          </table:table-cell>
          <table:table-cell table:formula="of:=[.F34]/[.G34]" office:value-type="float" office:value="198.91631087461" calcext:value-type="float">
            <text:p>198,91631087461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64_01.dat</text:p>
          </table:table-cell>
          <table:table-cell office:value-type="string" calcext:value-type="string">
            <text:p>0b1110110011100010011001011010111001110100111100010110000010001000</text:p>
          </table:table-cell>
          <table:table-cell office:value-type="string" calcext:value-type="string">
            <text:p>17069317337648291976</text:p>
          </table:table-cell>
          <table:table-cell office:value-type="float" office:value="32" calcext:value-type="float">
            <text:p>32</text:p>
          </table:table-cell>
          <table:table-cell office:value-type="float" office:value="256" calcext:value-type="float">
            <text:p>256</text:p>
          </table:table-cell>
          <table:table-cell office:value-type="float" office:value="1.3609844910307" calcext:value-type="float">
            <text:p>1,3609844910307</text:p>
          </table:table-cell>
          <table:table-cell table:formula="of:=[.F35]/[.G35]" office:value-type="float" office:value="188.099130950513" calcext:value-type="float">
            <text:p>188,099130950513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64_01.dat</text:p>
          </table:table-cell>
          <table:table-cell office:value-type="string" calcext:value-type="string">
            <text:p>0b11101000010010010101111001101000101000001001000100100001111010</text:p>
          </table:table-cell>
          <table:table-cell office:value-type="string" calcext:value-type="string">
            <text:p>4184503323390658682</text:p>
          </table:table-cell>
          <table:table-cell office:value-type="float" office:value="32" calcext:value-type="float">
            <text:p>32</text:p>
          </table:table-cell>
          <table:table-cell office:value-type="float" office:value="256" calcext:value-type="float">
            <text:p>256</text:p>
          </table:table-cell>
          <table:table-cell office:value-type="float" office:value="1.06967148281546" calcext:value-type="float">
            <text:p>1,06967148281546</text:p>
          </table:table-cell>
          <table:table-cell table:formula="of:=[.F36]/[.G36]" office:value-type="float" office:value="239.325815554313" calcext:value-type="float">
            <text:p>239,325815554313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64_01.dat</text:p>
          </table:table-cell>
          <table:table-cell office:value-type="string" calcext:value-type="string">
            <text:p>0b1011111110001101111101011100110100101011011010111000011010011101</text:p>
          </table:table-cell>
          <table:table-cell office:value-type="string" calcext:value-type="string">
            <text:p>13802958694506006173</text:p>
          </table:table-cell>
          <table:table-cell office:value-type="float" office:value="32" calcext:value-type="float">
            <text:p>32</text:p>
          </table:table-cell>
          <table:table-cell office:value-type="float" office:value="256" calcext:value-type="float">
            <text:p>256</text:p>
          </table:table-cell>
          <table:table-cell office:value-type="float" office:value="1.35819317824276" calcext:value-type="float">
            <text:p>1,35819317824276</text:p>
          </table:table-cell>
          <table:table-cell table:formula="of:=[.F37]/[.G37]" office:value-type="float" office:value="188.48570593707" calcext:value-type="float">
            <text:p>188,48570593707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64_01.dat</text:p>
          </table:table-cell>
          <table:table-cell office:value-type="string" calcext:value-type="string">
            <text:p>0b11011101100101010011000000100000001110010010101100100011010100</text:p>
          </table:table-cell>
          <table:table-cell office:value-type="string" calcext:value-type="string">
            <text:p>3991680242217044180</text:p>
          </table:table-cell>
          <table:table-cell office:value-type="float" office:value="32" calcext:value-type="float">
            <text:p>32</text:p>
          </table:table-cell>
          <table:table-cell office:value-type="float" office:value="256" calcext:value-type="float">
            <text:p>256</text:p>
          </table:table-cell>
          <table:table-cell office:value-type="float" office:value="1.16673387336584" calcext:value-type="float">
            <text:p>1,16673387336584</text:p>
          </table:table-cell>
          <table:table-cell table:formula="of:=[.F38]/[.G38]" office:value-type="float" office:value="219.41593181098" calcext:value-type="float">
            <text:p>219,41593181098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64_01.dat</text:p>
          </table:table-cell>
          <table:table-cell office:value-type="string" calcext:value-type="string">
            <text:p>0b1000001111101110110111011111100111000001001010111011011010101011</text:p>
          </table:table-cell>
          <table:table-cell office:value-type="string" calcext:value-type="string">
            <text:p>9506779928183158443</text:p>
          </table:table-cell>
          <table:table-cell office:value-type="float" office:value="32" calcext:value-type="float">
            <text:p>32</text:p>
          </table:table-cell>
          <table:table-cell office:value-type="float" office:value="256" calcext:value-type="float">
            <text:p>256</text:p>
          </table:table-cell>
          <table:table-cell office:value-type="float" office:value="1.53664633804675" calcext:value-type="float">
            <text:p>1,53664633804675</text:p>
          </table:table-cell>
          <table:table-cell table:formula="of:=[.F39]/[.G39]" office:value-type="float" office:value="166.596563998847" calcext:value-type="float">
            <text:p>166,596563998847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64_01.dat</text:p>
          </table:table-cell>
          <table:table-cell office:value-type="string" calcext:value-type="string">
            <text:p>0b110101111110001001010010010101110100110111000111101010111100011</text:p>
          </table:table-cell>
          <table:table-cell office:value-type="string" calcext:value-type="string">
            <text:p>7778043298905839075</text:p>
          </table:table-cell>
          <table:table-cell office:value-type="float" office:value="32" calcext:value-type="float">
            <text:p>32</text:p>
          </table:table-cell>
          <table:table-cell office:value-type="float" office:value="256" calcext:value-type="float">
            <text:p>256</text:p>
          </table:table-cell>
          <table:table-cell office:value-type="float" office:value="1.51322924743" calcext:value-type="float">
            <text:p>1,51322924743</text:p>
          </table:table-cell>
          <table:table-cell table:formula="of:=[.F40]/[.G40]" office:value-type="float" office:value="169.174631295805" calcext:value-type="float">
            <text:p>169,174631295805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64_01.dat</text:p>
          </table:table-cell>
          <table:table-cell office:value-type="string" calcext:value-type="string">
            <text:p>0b1000110010101100011110010011111110100101010000101001101111000001</text:p>
          </table:table-cell>
          <table:table-cell office:value-type="string" calcext:value-type="string">
            <text:p>10136610175566650305</text:p>
          </table:table-cell>
          <table:table-cell office:value-type="float" office:value="32" calcext:value-type="float">
            <text:p>32</text:p>
          </table:table-cell>
          <table:table-cell office:value-type="float" office:value="256" calcext:value-type="float">
            <text:p>256</text:p>
          </table:table-cell>
          <table:table-cell office:value-type="float" office:value="1.32682197272353" calcext:value-type="float">
            <text:p>1,32682197272353</text:p>
          </table:table-cell>
          <table:table-cell table:formula="of:=[.F41]/[.G41]" office:value-type="float" office:value="192.942237363251" calcext:value-type="float">
            <text:p>192,942237363251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64_01.dat</text:p>
          </table:table-cell>
          <table:table-cell office:value-type="string" calcext:value-type="string">
            <text:p>0b100000110100011011010100100110101010000111001001001000111001100</text:p>
          </table:table-cell>
          <table:table-cell office:value-type="string" calcext:value-type="string">
            <text:p>4729740913971335628</text:p>
          </table:table-cell>
          <table:table-cell office:value-type="float" office:value="32" calcext:value-type="float">
            <text:p>32</text:p>
          </table:table-cell>
          <table:table-cell office:value-type="float" office:value="256" calcext:value-type="float">
            <text:p>256</text:p>
          </table:table-cell>
          <table:table-cell office:value-type="float" office:value="1.16342173085279" calcext:value-type="float">
            <text:p>1,16342173085279</text:p>
          </table:table-cell>
          <table:table-cell table:formula="of:=[.F42]/[.G42]" office:value-type="float" office:value="220.040586496826" calcext:value-type="float">
            <text:p>220,040586496826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64_01.dat</text:p>
          </table:table-cell>
          <table:table-cell office:value-type="string" calcext:value-type="string">
            <text:p>0b1101010011110111100101111000101101001001101110101010101110000</text:p>
          </table:table-cell>
          <table:table-cell office:value-type="string" calcext:value-type="string">
            <text:p>1918237609972684144</text:p>
          </table:table-cell>
          <table:table-cell office:value-type="float" office:value="32" calcext:value-type="float">
            <text:p>32</text:p>
          </table:table-cell>
          <table:table-cell office:value-type="float" office:value="256" calcext:value-type="float">
            <text:p>256</text:p>
          </table:table-cell>
          <table:table-cell office:value-type="float" office:value="1.36082734208178" calcext:value-type="float">
            <text:p>1,36082734208178</text:p>
          </table:table-cell>
          <table:table-cell table:formula="of:=[.F43]/[.G43]" office:value-type="float" office:value="188.12085272212" calcext:value-type="float">
            <text:p>188,12085272212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64_01.dat</text:p>
          </table:table-cell>
          <table:table-cell office:value-type="string" calcext:value-type="string">
            <text:p>0b11110000101111110000010011011011010011010100101111110110011011</text:p>
          </table:table-cell>
          <table:table-cell office:value-type="string" calcext:value-type="string">
            <text:p>4336897407398903195</text:p>
          </table:table-cell>
          <table:table-cell office:value-type="float" office:value="32" calcext:value-type="float">
            <text:p>32</text:p>
          </table:table-cell>
          <table:table-cell office:value-type="float" office:value="256" calcext:value-type="float">
            <text:p>256</text:p>
          </table:table-cell>
          <table:table-cell office:value-type="float" office:value="1.00801863909098" calcext:value-type="float">
            <text:p>1,00801863909098</text:p>
          </table:table-cell>
          <table:table-cell table:formula="of:=[.F44]/[.G44]" office:value-type="float" office:value="253.963557887042" calcext:value-type="float">
            <text:p>253,963557887042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64_01.dat</text:p>
          </table:table-cell>
          <table:table-cell office:value-type="string" calcext:value-type="string">
            <text:p>0b1111001010111000111111110010111111110000000000110000010000110111</text:p>
          </table:table-cell>
          <table:table-cell office:value-type="string" calcext:value-type="string">
            <text:p>17490009734248596535</text:p>
          </table:table-cell>
          <table:table-cell office:value-type="float" office:value="32" calcext:value-type="float">
            <text:p>32</text:p>
          </table:table-cell>
          <table:table-cell office:value-type="float" office:value="256" calcext:value-type="float">
            <text:p>256</text:p>
          </table:table-cell>
          <table:table-cell office:value-type="float" office:value="1.20183874824466" calcext:value-type="float">
            <text:p>1,20183874824466</text:p>
          </table:table-cell>
          <table:table-cell table:formula="of:=[.F45]/[.G45]" office:value-type="float" office:value="213.006944878338" calcext:value-type="float">
            <text:p>213,006944878338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64_01.dat</text:p>
          </table:table-cell>
          <table:table-cell office:value-type="string" calcext:value-type="string">
            <text:p>0b1011001010010110100110101001110101011011000001010100111011100110</text:p>
          </table:table-cell>
          <table:table-cell office:value-type="string" calcext:value-type="string">
            <text:p>12868642985885388518</text:p>
          </table:table-cell>
          <table:table-cell office:value-type="float" office:value="32" calcext:value-type="float">
            <text:p>32</text:p>
          </table:table-cell>
          <table:table-cell office:value-type="float" office:value="256" calcext:value-type="float">
            <text:p>256</text:p>
          </table:table-cell>
          <table:table-cell office:value-type="float" office:value="1.24228193774599" calcext:value-type="float">
            <text:p>1,24228193774599</text:p>
          </table:table-cell>
          <table:table-cell table:formula="of:=[.F46]/[.G46]" office:value-type="float" office:value="206.072383588293" calcext:value-type="float">
            <text:p>206,072383588293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64_01.dat</text:p>
          </table:table-cell>
          <table:table-cell office:value-type="string" calcext:value-type="string">
            <text:p>0b10001110011111101111111010111001011100001111110100110100100001</text:p>
          </table:table-cell>
          <table:table-cell office:value-type="string" calcext:value-type="string">
            <text:p>2566981068217339169</text:p>
          </table:table-cell>
          <table:table-cell office:value-type="float" office:value="32" calcext:value-type="float">
            <text:p>32</text:p>
          </table:table-cell>
          <table:table-cell office:value-type="float" office:value="256" calcext:value-type="float">
            <text:p>256</text:p>
          </table:table-cell>
          <table:table-cell office:value-type="float" office:value="1.20830467622201" calcext:value-type="float">
            <text:p>1,20830467622201</text:p>
          </table:table-cell>
          <table:table-cell table:formula="of:=[.F47]/[.G47]" office:value-type="float" office:value="211.867093654253" calcext:value-type="float">
            <text:p>211,867093654253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64_01.dat</text:p>
          </table:table-cell>
          <table:table-cell office:value-type="string" calcext:value-type="string">
            <text:p>0b11011000010011010001000011110011000100000111000001010110001010</text:p>
          </table:table-cell>
          <table:table-cell office:value-type="string" calcext:value-type="string">
            <text:p>3896533130384512394</text:p>
          </table:table-cell>
          <table:table-cell office:value-type="float" office:value="32" calcext:value-type="float">
            <text:p>32</text:p>
          </table:table-cell>
          <table:table-cell office:value-type="float" office:value="256" calcext:value-type="float">
            <text:p>256</text:p>
          </table:table-cell>
          <table:table-cell office:value-type="float" office:value="1.26366016276247" calcext:value-type="float">
            <text:p>1,26366016276247</text:p>
          </table:table-cell>
          <table:table-cell table:formula="of:=[.F48]/[.G48]" office:value-type="float" office:value="202.58611258296" calcext:value-type="float">
            <text:p>202,58611258296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64_01.dat</text:p>
          </table:table-cell>
          <table:table-cell office:value-type="string" calcext:value-type="string">
            <text:p>0b1000011001110101001000001000001001001001001100111010001010000011</text:p>
          </table:table-cell>
          <table:table-cell office:value-type="string" calcext:value-type="string">
            <text:p>9688685917303448195</text:p>
          </table:table-cell>
          <table:table-cell office:value-type="float" office:value="32" calcext:value-type="float">
            <text:p>32</text:p>
          </table:table-cell>
          <table:table-cell office:value-type="float" office:value="256" calcext:value-type="float">
            <text:p>256</text:p>
          </table:table-cell>
          <table:table-cell office:value-type="float" office:value="1.18521317769944" calcext:value-type="float">
            <text:p>1,18521317769944</text:p>
          </table:table-cell>
          <table:table-cell table:formula="of:=[.F49]/[.G49]" office:value-type="float" office:value="215.994898484768" calcext:value-type="float">
            <text:p>215,994898484768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64_01.dat</text:p>
          </table:table-cell>
          <table:table-cell office:value-type="string" calcext:value-type="string">
            <text:p>0b1011010000000001001000110100110110111100100111010001010101110111</text:p>
          </table:table-cell>
          <table:table-cell office:value-type="string" calcext:value-type="string">
            <text:p>12970687218587604343</text:p>
          </table:table-cell>
          <table:table-cell office:value-type="float" office:value="32" calcext:value-type="float">
            <text:p>32</text:p>
          </table:table-cell>
          <table:table-cell office:value-type="float" office:value="256" calcext:value-type="float">
            <text:p>256</text:p>
          </table:table-cell>
          <table:table-cell office:value-type="float" office:value="1.230159059613" calcext:value-type="float">
            <text:p>1,230159059613</text:p>
          </table:table-cell>
          <table:table-cell table:formula="of:=[.F50]/[.G50]" office:value-type="float" office:value="208.103170073417" calcext:value-type="float">
            <text:p>208,103170073417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64_01.dat</text:p>
          </table:table-cell>
          <table:table-cell office:value-type="string" calcext:value-type="string">
            <text:p>0b1010010001000001110000101000011100011111100100101101000000011101</text:p>
          </table:table-cell>
          <table:table-cell office:value-type="string" calcext:value-type="string">
            <text:p>11835955181312462877</text:p>
          </table:table-cell>
          <table:table-cell office:value-type="float" office:value="32" calcext:value-type="float">
            <text:p>32</text:p>
          </table:table-cell>
          <table:table-cell office:value-type="float" office:value="256" calcext:value-type="float">
            <text:p>256</text:p>
          </table:table-cell>
          <table:table-cell office:value-type="float" office:value="1.0893610485208" calcext:value-type="float">
            <text:p>1,0893610485208</text:p>
          </table:table-cell>
          <table:table-cell table:formula="of:=[.F51]/[.G51]" office:value-type="float" office:value="235.000140997891" calcext:value-type="float">
            <text:p>235,000140997891</text:p>
          </table:table-cell>
        </table:table-row>
      </table:table>
      <table:table table:name="bignum_64_02.dat - 32 frascos" table:style-name="ta1"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Qual algoritmo</text:p>
          </table:table-cell>
          <table:table-cell office:value-type="string" calcext:value-type="string">
            <text:p>Qual arquivo</text:p>
          </table:table-cell>
          <table:table-cell office:value-type="string" calcext:value-type="string">
            <text:p>Qual instancia binaria</text:p>
          </table:table-cell>
          <table:table-cell office:value-type="string" calcext:value-type="string">
            <text:p>Qual instancia decimal</text:p>
          </table:table-cell>
          <table:table-cell office:value-type="string" calcext:value-type="string">
            <text:p>Quantos frascos</text:p>
          </table:table-cell>
          <table:table-cell office:value-type="string" calcext:value-type="string">
            <text:p>Complexidade Teorica</text:p>
          </table:table-cell>
          <table:table-cell office:value-type="string" calcext:value-type="string">
            <text:p>Tempo de CPU (ms)</text:p>
          </table:table-cell>
          <table:table-cell office:value-type="string" calcext:value-type="string">
            <text:p>Raza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64_02.dat</text:p>
          </table:table-cell>
          <table:table-cell office:value-type="string" calcext:value-type="string">
            <text:p>0b11111001110111000100101011011100010000111001110100111001001111</text:p>
          </table:table-cell>
          <table:table-cell office:value-type="string" calcext:value-type="string">
            <text:p>4501086930052009551</text:p>
          </table:table-cell>
          <table:table-cell office:value-type="float" office:value="32" calcext:value-type="float">
            <text:p>32</text:p>
          </table:table-cell>
          <table:table-cell office:value-type="float" office:value="256" calcext:value-type="float">
            <text:p>256</text:p>
          </table:table-cell>
          <table:table-cell office:value-type="float" office:value="1.36188474066749" calcext:value-type="float">
            <text:p>1,36188474066749</text:p>
          </table:table-cell>
          <table:table-cell table:formula="of:=[.F2]/[.G2]" office:value-type="float" office:value="187.974791372234" calcext:value-type="float">
            <text:p>187,974791372234</text:p>
          </table:table-cell>
          <table:table-cell/>
          <table:table-cell office:value-type="string" calcext:value-type="string">
            <text:p>64 * 4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64_02.dat</text:p>
          </table:table-cell>
          <table:table-cell office:value-type="string" calcext:value-type="string">
            <text:p>0b111111110010111111001110001101000000110001011101100010111110111</text:p>
          </table:table-cell>
          <table:table-cell office:value-type="string" calcext:value-type="string">
            <text:p>9194071263259051511</text:p>
          </table:table-cell>
          <table:table-cell office:value-type="float" office:value="32" calcext:value-type="float">
            <text:p>32</text:p>
          </table:table-cell>
          <table:table-cell office:value-type="float" office:value="256" calcext:value-type="float">
            <text:p>256</text:p>
          </table:table-cell>
          <table:table-cell office:value-type="float" office:value="1.22318162902601" calcext:value-type="float">
            <text:p>1,22318162902601</text:p>
          </table:table-cell>
          <table:table-cell table:formula="of:=[.F3]/[.G3]" office:value-type="float" office:value="209.290259046685" calcext:value-type="float">
            <text:p>209,2902590466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64_02.dat</text:p>
          </table:table-cell>
          <table:table-cell office:value-type="string" calcext:value-type="string">
            <text:p>0b1011101000010111110000110110000100110110110111100100010001010001</text:p>
          </table:table-cell>
          <table:table-cell office:value-type="string" calcext:value-type="string">
            <text:p>13409401237818721361</text:p>
          </table:table-cell>
          <table:table-cell office:value-type="float" office:value="32" calcext:value-type="float">
            <text:p>32</text:p>
          </table:table-cell>
          <table:table-cell office:value-type="float" office:value="256" calcext:value-type="float">
            <text:p>256</text:p>
          </table:table-cell>
          <table:table-cell office:value-type="float" office:value="1.16742948836898" calcext:value-type="float">
            <text:p>1,16742948836898</text:p>
          </table:table-cell>
          <table:table-cell table:formula="of:=[.F4]/[.G4]" office:value-type="float" office:value="219.285192425334" calcext:value-type="float">
            <text:p>219,2851924253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64_02.dat</text:p>
          </table:table-cell>
          <table:table-cell office:value-type="string" calcext:value-type="string">
            <text:p>0b1001101000001010001010010000100011110110010111000111010111011110</text:p>
          </table:table-cell>
          <table:table-cell office:value-type="string" calcext:value-type="string">
            <text:p>11099729350077740510</text:p>
          </table:table-cell>
          <table:table-cell office:value-type="float" office:value="32" calcext:value-type="float">
            <text:p>32</text:p>
          </table:table-cell>
          <table:table-cell office:value-type="float" office:value="256" calcext:value-type="float">
            <text:p>256</text:p>
          </table:table-cell>
          <table:table-cell office:value-type="float" office:value="1.23845894454351" calcext:value-type="float">
            <text:p>1,23845894454351</text:p>
          </table:table-cell>
          <table:table-cell table:formula="of:=[.F5]/[.G5]" office:value-type="float" office:value="206.708507478509" calcext:value-type="float">
            <text:p>206,7085074785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64_02.dat</text:p>
          </table:table-cell>
          <table:table-cell office:value-type="string" calcext:value-type="string">
            <text:p>0b1000011000001011100110110000010110000011011101101101100010011001</text:p>
          </table:table-cell>
          <table:table-cell office:value-type="string" calcext:value-type="string">
            <text:p>9658984273808906393</text:p>
          </table:table-cell>
          <table:table-cell office:value-type="float" office:value="32" calcext:value-type="float">
            <text:p>32</text:p>
          </table:table-cell>
          <table:table-cell office:value-type="float" office:value="256" calcext:value-type="float">
            <text:p>256</text:p>
          </table:table-cell>
          <table:table-cell office:value-type="float" office:value="0.895770847716492" calcext:value-type="float">
            <text:p>0,895770847716492</text:p>
          </table:table-cell>
          <table:table-cell table:formula="of:=[.F6]/[.G6]" office:value-type="float" office:value="285.787375926106" calcext:value-type="float">
            <text:p>285,7873759261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64_02.dat</text:p>
          </table:table-cell>
          <table:table-cell office:value-type="string" calcext:value-type="string">
            <text:p>0b11110100110111001011101111100111101001000001001000001010101111</text:p>
          </table:table-cell>
          <table:table-cell office:value-type="string" calcext:value-type="string">
            <text:p>4411046010923811503</text:p>
          </table:table-cell>
          <table:table-cell office:value-type="float" office:value="32" calcext:value-type="float">
            <text:p>32</text:p>
          </table:table-cell>
          <table:table-cell office:value-type="float" office:value="256" calcext:value-type="float">
            <text:p>256</text:p>
          </table:table-cell>
          <table:table-cell office:value-type="float" office:value="1.01967431104313" calcext:value-type="float">
            <text:p>1,01967431104313</text:p>
          </table:table-cell>
          <table:table-cell table:formula="of:=[.F7]/[.G7]" office:value-type="float" office:value="251.060556520358" calcext:value-type="float">
            <text:p>251,0605565203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64_02.dat</text:p>
          </table:table-cell>
          <table:table-cell office:value-type="string" calcext:value-type="string">
            <text:p>0b1011000110001110001000010101011001100001011100110110010110010001</text:p>
          </table:table-cell>
          <table:table-cell office:value-type="string" calcext:value-type="string">
            <text:p>12794200246292014481</text:p>
          </table:table-cell>
          <table:table-cell office:value-type="float" office:value="32" calcext:value-type="float">
            <text:p>32</text:p>
          </table:table-cell>
          <table:table-cell office:value-type="float" office:value="256" calcext:value-type="float">
            <text:p>256</text:p>
          </table:table-cell>
          <table:table-cell office:value-type="float" office:value="1.33235355149644" calcext:value-type="float">
            <text:p>1,33235355149644</text:p>
          </table:table-cell>
          <table:table-cell table:formula="of:=[.F8]/[.G8]" office:value-type="float" office:value="192.141192337778" calcext:value-type="float">
            <text:p>192,1411923377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64_02.dat</text:p>
          </table:table-cell>
          <table:table-cell office:value-type="string" calcext:value-type="string">
            <text:p>0b1000101010111100000111110100100000000111000001100110000001101110</text:p>
          </table:table-cell>
          <table:table-cell office:value-type="string" calcext:value-type="string">
            <text:p>9996899667071623278</text:p>
          </table:table-cell>
          <table:table-cell office:value-type="float" office:value="32" calcext:value-type="float">
            <text:p>32</text:p>
          </table:table-cell>
          <table:table-cell office:value-type="float" office:value="256" calcext:value-type="float">
            <text:p>256</text:p>
          </table:table-cell>
          <table:table-cell office:value-type="float" office:value="1.2202016036018" calcext:value-type="float">
            <text:p>1,2202016036018</text:p>
          </table:table-cell>
          <table:table-cell table:formula="of:=[.F9]/[.G9]" office:value-type="float" office:value="209.801396133505" calcext:value-type="float">
            <text:p>209,8013961335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64_02.dat</text:p>
          </table:table-cell>
          <table:table-cell office:value-type="string" calcext:value-type="string">
            <text:p>0b1111011001000100110000110001001101111100110010110010001000100010</text:p>
          </table:table-cell>
          <table:table-cell office:value-type="string" calcext:value-type="string">
            <text:p>17745522920212079138</text:p>
          </table:table-cell>
          <table:table-cell office:value-type="float" office:value="32" calcext:value-type="float">
            <text:p>32</text:p>
          </table:table-cell>
          <table:table-cell office:value-type="float" office:value="256" calcext:value-type="float">
            <text:p>256</text:p>
          </table:table-cell>
          <table:table-cell office:value-type="float" office:value="1.14265002117276" calcext:value-type="float">
            <text:p>1,14265002117276</text:p>
          </table:table-cell>
          <table:table-cell table:formula="of:=[.F10]/[.G10]" office:value-type="float" office:value="224.040603208719" calcext:value-type="float">
            <text:p>224,0406032087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64_02.dat</text:p>
          </table:table-cell>
          <table:table-cell office:value-type="string" calcext:value-type="string">
            <text:p>0b1001110111101111010000001100001100001111011010000001001111110000</text:p>
          </table:table-cell>
          <table:table-cell office:value-type="string" calcext:value-type="string">
            <text:p>11380385989909812208</text:p>
          </table:table-cell>
          <table:table-cell office:value-type="float" office:value="32" calcext:value-type="float">
            <text:p>32</text:p>
          </table:table-cell>
          <table:table-cell office:value-type="float" office:value="256" calcext:value-type="float">
            <text:p>256</text:p>
          </table:table-cell>
          <table:table-cell office:value-type="float" office:value="1.30736239295872" calcext:value-type="float">
            <text:p>1,30736239295872</text:p>
          </table:table-cell>
          <table:table-cell table:formula="of:=[.F11]/[.G11]" office:value-type="float" office:value="195.814107380465" calcext:value-type="float">
            <text:p>195,8141073804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64_02.dat</text:p>
          </table:table-cell>
          <table:table-cell office:value-type="string" calcext:value-type="string">
            <text:p>0b100100111000101101110110100010001001110010101001100110001000101</text:p>
          </table:table-cell>
          <table:table-cell office:value-type="string" calcext:value-type="string">
            <text:p>5315860837227088965</text:p>
          </table:table-cell>
          <table:table-cell office:value-type="float" office:value="32" calcext:value-type="float">
            <text:p>32</text:p>
          </table:table-cell>
          <table:table-cell office:value-type="float" office:value="256" calcext:value-type="float">
            <text:p>256</text:p>
          </table:table-cell>
          <table:table-cell office:value-type="float" office:value="1.30845918439141" calcext:value-type="float">
            <text:p>1,30845918439141</text:p>
          </table:table-cell>
          <table:table-cell table:formula="of:=[.F12]/[.G12]" office:value-type="float" office:value="195.649969868239" calcext:value-type="float">
            <text:p>195,6499698682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64_02.dat</text:p>
          </table:table-cell>
          <table:table-cell office:value-type="string" calcext:value-type="string">
            <text:p>0b10111010011100001111000010111010000001110110101110111100110111</text:p>
          </table:table-cell>
          <table:table-cell office:value-type="string" calcext:value-type="string">
            <text:p>3358625592556318519</text:p>
          </table:table-cell>
          <table:table-cell office:value-type="float" office:value="32" calcext:value-type="float">
            <text:p>32</text:p>
          </table:table-cell>
          <table:table-cell office:value-type="float" office:value="256" calcext:value-type="float">
            <text:p>256</text:p>
          </table:table-cell>
          <table:table-cell office:value-type="float" office:value="1.16066364613471" calcext:value-type="float">
            <text:p>1,16066364613471</text:p>
          </table:table-cell>
          <table:table-cell table:formula="of:=[.F13]/[.G13]" office:value-type="float" office:value="220.563468884842" calcext:value-type="float">
            <text:p>220,5634688848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64_02.dat</text:p>
          </table:table-cell>
          <table:table-cell office:value-type="string" calcext:value-type="string">
            <text:p>0b1111110000100111010000000111110111110001100111100010101100110011</text:p>
          </table:table-cell>
          <table:table-cell office:value-type="string" calcext:value-type="string">
            <text:p>18169562131318319923</text:p>
          </table:table-cell>
          <table:table-cell office:value-type="float" office:value="32" calcext:value-type="float">
            <text:p>32</text:p>
          </table:table-cell>
          <table:table-cell office:value-type="float" office:value="256" calcext:value-type="float">
            <text:p>256</text:p>
          </table:table-cell>
          <table:table-cell office:value-type="float" office:value="1.17965109278147" calcext:value-type="float">
            <text:p>1,17965109278147</text:p>
          </table:table-cell>
          <table:table-cell table:formula="of:=[.F14]/[.G14]" office:value-type="float" office:value="217.013319926982" calcext:value-type="float">
            <text:p>217,0133199269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64_02.dat</text:p>
          </table:table-cell>
          <table:table-cell office:value-type="string" calcext:value-type="string">
            <text:p>0b111010100111011000011111111110011110111100110001101100001010110</text:p>
          </table:table-cell>
          <table:table-cell office:value-type="string" calcext:value-type="string">
            <text:p>8447363105223661654</text:p>
          </table:table-cell>
          <table:table-cell office:value-type="float" office:value="32" calcext:value-type="float">
            <text:p>32</text:p>
          </table:table-cell>
          <table:table-cell office:value-type="float" office:value="256" calcext:value-type="float">
            <text:p>256</text:p>
          </table:table-cell>
          <table:table-cell office:value-type="float" office:value="0.984570878878901" calcext:value-type="float">
            <text:p>0,984570878878901</text:p>
          </table:table-cell>
          <table:table-cell table:formula="of:=[.F15]/[.G15]" office:value-type="float" office:value="260.011752827281" calcext:value-type="float">
            <text:p>260,0117528272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64_02.dat</text:p>
          </table:table-cell>
          <table:table-cell office:value-type="string" calcext:value-type="string">
            <text:p>0b100011100010000101110111100010100101110000001000110100010001100</text:p>
          </table:table-cell>
          <table:table-cell office:value-type="string" calcext:value-type="string">
            <text:p>5120799231875246220</text:p>
          </table:table-cell>
          <table:table-cell office:value-type="float" office:value="32" calcext:value-type="float">
            <text:p>32</text:p>
          </table:table-cell>
          <table:table-cell office:value-type="float" office:value="256" calcext:value-type="float">
            <text:p>256</text:p>
          </table:table-cell>
          <table:table-cell office:value-type="float" office:value="1.26367398190177" calcext:value-type="float">
            <text:p>1,26367398190177</text:p>
          </table:table-cell>
          <table:table-cell table:formula="of:=[.F16]/[.G16]" office:value-type="float" office:value="202.583897165258" calcext:value-type="float">
            <text:p>202,5838971652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64_02.dat</text:p>
          </table:table-cell>
          <table:table-cell office:value-type="string" calcext:value-type="string">
            <text:p>0b111101111111111011100001110000001100100000101110011000110</text:p>
          </table:table-cell>
          <table:table-cell office:value-type="string" calcext:value-type="string">
            <text:p>139609129605946566</text:p>
          </table:table-cell>
          <table:table-cell office:value-type="float" office:value="32" calcext:value-type="float">
            <text:p>32</text:p>
          </table:table-cell>
          <table:table-cell office:value-type="float" office:value="256" calcext:value-type="float">
            <text:p>256</text:p>
          </table:table-cell>
          <table:table-cell office:value-type="float" office:value="1.55194225524267" calcext:value-type="float">
            <text:p>1,55194225524267</text:p>
          </table:table-cell>
          <table:table-cell table:formula="of:=[.F17]/[.G17]" office:value-type="float" office:value="164.954591019864" calcext:value-type="float">
            <text:p>164,9545910198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64_02.dat</text:p>
          </table:table-cell>
          <table:table-cell office:value-type="string" calcext:value-type="string">
            <text:p>0b110001100011100000010110110111101011111101010001000000010010011</text:p>
          </table:table-cell>
          <table:table-cell office:value-type="string" calcext:value-type="string">
            <text:p>7141595682076917907</text:p>
          </table:table-cell>
          <table:table-cell office:value-type="float" office:value="32" calcext:value-type="float">
            <text:p>32</text:p>
          </table:table-cell>
          <table:table-cell office:value-type="float" office:value="256" calcext:value-type="float">
            <text:p>256</text:p>
          </table:table-cell>
          <table:table-cell office:value-type="float" office:value="0.956066772951663" calcext:value-type="float">
            <text:p>0,956066772951663</text:p>
          </table:table-cell>
          <table:table-cell table:formula="of:=[.F18]/[.G18]" office:value-type="float" office:value="267.76372450394" calcext:value-type="float">
            <text:p>267,763724503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64_02.dat</text:p>
          </table:table-cell>
          <table:table-cell office:value-type="string" calcext:value-type="string">
            <text:p>0b10100101011010000010111100101011011011111111100000011110110110</text:p>
          </table:table-cell>
          <table:table-cell office:value-type="string" calcext:value-type="string">
            <text:p>2979707069361162166</text:p>
          </table:table-cell>
          <table:table-cell office:value-type="float" office:value="32" calcext:value-type="float">
            <text:p>32</text:p>
          </table:table-cell>
          <table:table-cell office:value-type="float" office:value="256" calcext:value-type="float">
            <text:p>256</text:p>
          </table:table-cell>
          <table:table-cell office:value-type="float" office:value="1.14557520719698" calcext:value-type="float">
            <text:p>1,14557520719698</text:p>
          </table:table-cell>
          <table:table-cell table:formula="of:=[.F19]/[.G19]" office:value-type="float" office:value="223.468523403528" calcext:value-type="float">
            <text:p>223,4685234035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64_02.dat</text:p>
          </table:table-cell>
          <table:table-cell office:value-type="string" calcext:value-type="string">
            <text:p>0b1010011110110000010110110001001110101000110101010000111000010001</text:p>
          </table:table-cell>
          <table:table-cell office:value-type="string" calcext:value-type="string">
            <text:p>12083257940230082065</text:p>
          </table:table-cell>
          <table:table-cell office:value-type="float" office:value="32" calcext:value-type="float">
            <text:p>32</text:p>
          </table:table-cell>
          <table:table-cell office:value-type="float" office:value="256" calcext:value-type="float">
            <text:p>256</text:p>
          </table:table-cell>
          <table:table-cell office:value-type="float" office:value="1.32653480254872" calcext:value-type="float">
            <text:p>1,32653480254872</text:p>
          </table:table-cell>
          <table:table-cell table:formula="of:=[.F20]/[.G20]" office:value-type="float" office:value="192.984005778166" calcext:value-type="float">
            <text:p>192,9840057781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64_02.dat</text:p>
          </table:table-cell>
          <table:table-cell office:value-type="string" calcext:value-type="string">
            <text:p>0b11010001100010011001010110011110101101100100100011110010011111</text:p>
          </table:table-cell>
          <table:table-cell office:value-type="string" calcext:value-type="string">
            <text:p>3774690933657975967</text:p>
          </table:table-cell>
          <table:table-cell office:value-type="float" office:value="32" calcext:value-type="float">
            <text:p>32</text:p>
          </table:table-cell>
          <table:table-cell office:value-type="float" office:value="256" calcext:value-type="float">
            <text:p>256</text:p>
          </table:table-cell>
          <table:table-cell office:value-type="float" office:value="1.08610347173724" calcext:value-type="float">
            <text:p>1,08610347173724</text:p>
          </table:table-cell>
          <table:table-cell table:formula="of:=[.F21]/[.G21]" office:value-type="float" office:value="235.704982685052" calcext:value-type="float">
            <text:p>235,7049826850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64_02.dat</text:p>
          </table:table-cell>
          <table:table-cell office:value-type="string" calcext:value-type="string">
            <text:p>0b1011000010111011000010101010011111111001011011010010110100101011</text:p>
          </table:table-cell>
          <table:table-cell office:value-type="string" calcext:value-type="string">
            <text:p>12734784087880707371</text:p>
          </table:table-cell>
          <table:table-cell office:value-type="float" office:value="32" calcext:value-type="float">
            <text:p>32</text:p>
          </table:table-cell>
          <table:table-cell office:value-type="float" office:value="256" calcext:value-type="float">
            <text:p>256</text:p>
          </table:table-cell>
          <table:table-cell office:value-type="float" office:value="1.32656803931857" calcext:value-type="float">
            <text:p>1,32656803931857</text:p>
          </table:table-cell>
          <table:table-cell table:formula="of:=[.F22]/[.G22]" office:value-type="float" office:value="192.979170620982" calcext:value-type="float">
            <text:p>192,9791706209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64_02.dat</text:p>
          </table:table-cell>
          <table:table-cell office:value-type="string" calcext:value-type="string">
            <text:p>0b1101000010100001011110000001111111010010111100011000101001110100</text:p>
          </table:table-cell>
          <table:table-cell office:value-type="string" calcext:value-type="string">
            <text:p>15033429109217790580</text:p>
          </table:table-cell>
          <table:table-cell office:value-type="float" office:value="32" calcext:value-type="float">
            <text:p>32</text:p>
          </table:table-cell>
          <table:table-cell office:value-type="float" office:value="256" calcext:value-type="float">
            <text:p>256</text:p>
          </table:table-cell>
          <table:table-cell office:value-type="float" office:value="1.17626113867808" calcext:value-type="float">
            <text:p>1,17626113867808</text:p>
          </table:table-cell>
          <table:table-cell table:formula="of:=[.F23]/[.G23]" office:value-type="float" office:value="217.638746688258" calcext:value-type="float">
            <text:p>217,6387466882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64_02.dat</text:p>
          </table:table-cell>
          <table:table-cell office:value-type="string" calcext:value-type="string">
            <text:p>0b110111010000101101100111001111010011100011011110000110111111101</text:p>
          </table:table-cell>
          <table:table-cell office:value-type="string" calcext:value-type="string">
            <text:p>7963969009885318653</text:p>
          </table:table-cell>
          <table:table-cell office:value-type="float" office:value="32" calcext:value-type="float">
            <text:p>32</text:p>
          </table:table-cell>
          <table:table-cell office:value-type="float" office:value="256" calcext:value-type="float">
            <text:p>256</text:p>
          </table:table-cell>
          <table:table-cell office:value-type="float" office:value="1.27474235360459" calcext:value-type="float">
            <text:p>1,27474235360459</text:p>
          </table:table-cell>
          <table:table-cell table:formula="of:=[.F24]/[.G24]" office:value-type="float" office:value="200.824895537603" calcext:value-type="float">
            <text:p>200,8248955376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64_02.dat</text:p>
          </table:table-cell>
          <table:table-cell office:value-type="string" calcext:value-type="string">
            <text:p>0b1111001011100010111111100001001010001001111010000000000011000111</text:p>
          </table:table-cell>
          <table:table-cell office:value-type="string" calcext:value-type="string">
            <text:p>17501830457491718343</text:p>
          </table:table-cell>
          <table:table-cell office:value-type="float" office:value="32" calcext:value-type="float">
            <text:p>32</text:p>
          </table:table-cell>
          <table:table-cell office:value-type="float" office:value="256" calcext:value-type="float">
            <text:p>256</text:p>
          </table:table-cell>
          <table:table-cell office:value-type="float" office:value="1.15317391163741" calcext:value-type="float">
            <text:p>1,15317391163741</text:p>
          </table:table-cell>
          <table:table-cell table:formula="of:=[.F25]/[.G25]" office:value-type="float" office:value="221.996003739368" calcext:value-type="float">
            <text:p>221,9960037393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64_02.dat</text:p>
          </table:table-cell>
          <table:table-cell office:value-type="string" calcext:value-type="string">
            <text:p>0b11110100111001110000000010011011100011100010110101001000001010</text:p>
          </table:table-cell>
          <table:table-cell office:value-type="string" calcext:value-type="string">
            <text:p>4411768583244960266</text:p>
          </table:table-cell>
          <table:table-cell office:value-type="float" office:value="32" calcext:value-type="float">
            <text:p>32</text:p>
          </table:table-cell>
          <table:table-cell office:value-type="float" office:value="256" calcext:value-type="float">
            <text:p>256</text:p>
          </table:table-cell>
          <table:table-cell office:value-type="float" office:value="1.26585742855374" calcext:value-type="float">
            <text:p>1,26585742855374</text:p>
          </table:table-cell>
          <table:table-cell table:formula="of:=[.F26]/[.G26]" office:value-type="float" office:value="202.234465134421" calcext:value-type="float">
            <text:p>202,2344651344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64_02.dat</text:p>
          </table:table-cell>
          <table:table-cell office:value-type="string" calcext:value-type="string">
            <text:p>0b101011100101001010101011101111101101100110001000000110100010001</text:p>
          </table:table-cell>
          <table:table-cell office:value-type="string" calcext:value-type="string">
            <text:p>6280645573435723025</text:p>
          </table:table-cell>
          <table:table-cell office:value-type="float" office:value="32" calcext:value-type="float">
            <text:p>32</text:p>
          </table:table-cell>
          <table:table-cell office:value-type="float" office:value="256" calcext:value-type="float">
            <text:p>256</text:p>
          </table:table-cell>
          <table:table-cell office:value-type="float" office:value="1.23550938617387" calcext:value-type="float">
            <text:p>1,23550938617387</text:p>
          </table:table-cell>
          <table:table-cell table:formula="of:=[.F27]/[.G27]" office:value-type="float" office:value="207.201987184234" calcext:value-type="float">
            <text:p>207,2019871842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64_02.dat</text:p>
          </table:table-cell>
          <table:table-cell office:value-type="string" calcext:value-type="string">
            <text:p>0b1001101101100111000000101101000111011010110011100011101001100</text:p>
          </table:table-cell>
          <table:table-cell office:value-type="string" calcext:value-type="string">
            <text:p>1399740262352799564</text:p>
          </table:table-cell>
          <table:table-cell office:value-type="float" office:value="32" calcext:value-type="float">
            <text:p>32</text:p>
          </table:table-cell>
          <table:table-cell office:value-type="float" office:value="256" calcext:value-type="float">
            <text:p>256</text:p>
          </table:table-cell>
          <table:table-cell office:value-type="float" office:value="1.27263557500068" calcext:value-type="float">
            <text:p>1,27263557500068</text:p>
          </table:table-cell>
          <table:table-cell table:formula="of:=[.F28]/[.G28]" office:value-type="float" office:value="201.15735017062" calcext:value-type="float">
            <text:p>201,157350170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64_02.dat</text:p>
          </table:table-cell>
          <table:table-cell office:value-type="string" calcext:value-type="string">
            <text:p>0b100001111011110000010001110100000010110010100110100010001110011</text:p>
          </table:table-cell>
          <table:table-cell office:value-type="string" calcext:value-type="string">
            <text:p>4890356038270927987</text:p>
          </table:table-cell>
          <table:table-cell office:value-type="float" office:value="32" calcext:value-type="float">
            <text:p>32</text:p>
          </table:table-cell>
          <table:table-cell office:value-type="float" office:value="256" calcext:value-type="float">
            <text:p>256</text:p>
          </table:table-cell>
          <table:table-cell office:value-type="float" office:value="1.21369717431465" calcext:value-type="float">
            <text:p>1,21369717431465</text:p>
          </table:table-cell>
          <table:table-cell table:formula="of:=[.F29]/[.G29]" office:value-type="float" office:value="210.925760904534" calcext:value-type="float">
            <text:p>210,9257609045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64_02.dat</text:p>
          </table:table-cell>
          <table:table-cell office:value-type="string" calcext:value-type="string">
            <text:p>0b11000101010100110011000010110010001010110000101110111000111001</text:p>
          </table:table-cell>
          <table:table-cell office:value-type="string" calcext:value-type="string">
            <text:p>3554690497580822073</text:p>
          </table:table-cell>
          <table:table-cell office:value-type="float" office:value="32" calcext:value-type="float">
            <text:p>32</text:p>
          </table:table-cell>
          <table:table-cell office:value-type="float" office:value="256" calcext:value-type="float">
            <text:p>256</text:p>
          </table:table-cell>
          <table:table-cell office:value-type="float" office:value="1.0982661637687" calcext:value-type="float">
            <text:p>1,0982661637687</text:p>
          </table:table-cell>
          <table:table-cell table:formula="of:=[.F30]/[.G30]" office:value-type="float" office:value="233.094680001373" calcext:value-type="float">
            <text:p>233,0946800013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64_02.dat</text:p>
          </table:table-cell>
          <table:table-cell office:value-type="string" calcext:value-type="string">
            <text:p>0b1111000101111110101001101101010000110010101110100110001110111100</text:p>
          </table:table-cell>
          <table:table-cell office:value-type="string" calcext:value-type="string">
            <text:p>17401529440520528828</text:p>
          </table:table-cell>
          <table:table-cell office:value-type="float" office:value="32" calcext:value-type="float">
            <text:p>32</text:p>
          </table:table-cell>
          <table:table-cell office:value-type="float" office:value="256" calcext:value-type="float">
            <text:p>256</text:p>
          </table:table-cell>
          <table:table-cell office:value-type="float" office:value="1.56939899650878" calcext:value-type="float">
            <text:p>1,56939899650878</text:p>
          </table:table-cell>
          <table:table-cell table:formula="of:=[.F31]/[.G31]" office:value-type="float" office:value="163.119767866226" calcext:value-type="float">
            <text:p>163,1197678662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64_02.dat</text:p>
          </table:table-cell>
          <table:table-cell office:value-type="string" calcext:value-type="string">
            <text:p>0b100110100000001110010001000110100011110111000000110000100100110</text:p>
          </table:table-cell>
          <table:table-cell office:value-type="string" calcext:value-type="string">
            <text:p>5548936724331127078</text:p>
          </table:table-cell>
          <table:table-cell office:value-type="float" office:value="32" calcext:value-type="float">
            <text:p>32</text:p>
          </table:table-cell>
          <table:table-cell office:value-type="float" office:value="256" calcext:value-type="float">
            <text:p>256</text:p>
          </table:table-cell>
          <table:table-cell office:value-type="float" office:value="0.966496939680541" calcext:value-type="float">
            <text:p>0,966496939680541</text:p>
          </table:table-cell>
          <table:table-cell table:formula="of:=[.F32]/[.G32]" office:value-type="float" office:value="264.874092704956" calcext:value-type="float">
            <text:p>264,8740927049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64_02.dat</text:p>
          </table:table-cell>
          <table:table-cell office:value-type="string" calcext:value-type="string">
            <text:p>0b10001011101011000011101111110111111011000111111110010100101001</text:p>
          </table:table-cell>
          <table:table-cell office:value-type="string" calcext:value-type="string">
            <text:p>2516121300819240233</text:p>
          </table:table-cell>
          <table:table-cell office:value-type="float" office:value="32" calcext:value-type="float">
            <text:p>32</text:p>
          </table:table-cell>
          <table:table-cell office:value-type="float" office:value="256" calcext:value-type="float">
            <text:p>256</text:p>
          </table:table-cell>
          <table:table-cell office:value-type="float" office:value="1.2879420476462" calcext:value-type="float">
            <text:p>1,2879420476462</text:p>
          </table:table-cell>
          <table:table-cell table:formula="of:=[.F33]/[.G33]" office:value-type="float" office:value="198.766707297007" calcext:value-type="float">
            <text:p>198,7667072970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64_02.dat</text:p>
          </table:table-cell>
          <table:table-cell office:value-type="string" calcext:value-type="string">
            <text:p>0b101101010100110111010010100101100110001100100011001000010100110</text:p>
          </table:table-cell>
          <table:table-cell office:value-type="string" calcext:value-type="string">
            <text:p>6532164818710925478</text:p>
          </table:table-cell>
          <table:table-cell office:value-type="float" office:value="32" calcext:value-type="float">
            <text:p>32</text:p>
          </table:table-cell>
          <table:table-cell office:value-type="float" office:value="256" calcext:value-type="float">
            <text:p>256</text:p>
          </table:table-cell>
          <table:table-cell office:value-type="float" office:value="1.37893325270569" calcext:value-type="float">
            <text:p>1,37893325270569</text:p>
          </table:table-cell>
          <table:table-cell table:formula="of:=[.F34]/[.G34]" office:value-type="float" office:value="185.65075539203" calcext:value-type="float">
            <text:p>185,650755392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64_02.dat</text:p>
          </table:table-cell>
          <table:table-cell office:value-type="string" calcext:value-type="string">
            <text:p>0b1110110011100010011001011010111001110100111100010110000010001000</text:p>
          </table:table-cell>
          <table:table-cell office:value-type="string" calcext:value-type="string">
            <text:p>17069317337648291976</text:p>
          </table:table-cell>
          <table:table-cell office:value-type="float" office:value="32" calcext:value-type="float">
            <text:p>32</text:p>
          </table:table-cell>
          <table:table-cell office:value-type="float" office:value="256" calcext:value-type="float">
            <text:p>256</text:p>
          </table:table-cell>
          <table:table-cell office:value-type="float" office:value="1.18526963735336" calcext:value-type="float">
            <text:p>1,18526963735336</text:p>
          </table:table-cell>
          <table:table-cell table:formula="of:=[.F35]/[.G35]" office:value-type="float" office:value="215.98460968901" calcext:value-type="float">
            <text:p>215,984609689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64_02.dat</text:p>
          </table:table-cell>
          <table:table-cell office:value-type="string" calcext:value-type="string">
            <text:p>0b11101000010010010101111001101000101000001001000100100001111010</text:p>
          </table:table-cell>
          <table:table-cell office:value-type="string" calcext:value-type="string">
            <text:p>4184503323390658682</text:p>
          </table:table-cell>
          <table:table-cell office:value-type="float" office:value="32" calcext:value-type="float">
            <text:p>32</text:p>
          </table:table-cell>
          <table:table-cell office:value-type="float" office:value="256" calcext:value-type="float">
            <text:p>256</text:p>
          </table:table-cell>
          <table:table-cell office:value-type="float" office:value="1.133325718819" calcext:value-type="float">
            <text:p>1,133325718819</text:p>
          </table:table-cell>
          <table:table-cell table:formula="of:=[.F36]/[.G36]" office:value-type="float" office:value="225.88387058468" calcext:value-type="float">
            <text:p>225,883870584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64_02.dat</text:p>
          </table:table-cell>
          <table:table-cell office:value-type="string" calcext:value-type="string">
            <text:p>0b1011111110001101111101011100110100101011011010111000011010011101</text:p>
          </table:table-cell>
          <table:table-cell office:value-type="string" calcext:value-type="string">
            <text:p>13802958694506006173</text:p>
          </table:table-cell>
          <table:table-cell office:value-type="float" office:value="32" calcext:value-type="float">
            <text:p>32</text:p>
          </table:table-cell>
          <table:table-cell office:value-type="float" office:value="256" calcext:value-type="float">
            <text:p>256</text:p>
          </table:table-cell>
          <table:table-cell office:value-type="float" office:value="1.42457087258624" calcext:value-type="float">
            <text:p>1,42457087258624</text:p>
          </table:table-cell>
          <table:table-cell table:formula="of:=[.F37]/[.G37]" office:value-type="float" office:value="179.70323900786" calcext:value-type="float">
            <text:p>179,703239007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64_02.dat</text:p>
          </table:table-cell>
          <table:table-cell office:value-type="string" calcext:value-type="string">
            <text:p>0b11011101100101010011000000100000001110010010101100100011010100</text:p>
          </table:table-cell>
          <table:table-cell office:value-type="string" calcext:value-type="string">
            <text:p>3991680242217044180</text:p>
          </table:table-cell>
          <table:table-cell office:value-type="float" office:value="32" calcext:value-type="float">
            <text:p>32</text:p>
          </table:table-cell>
          <table:table-cell office:value-type="float" office:value="256" calcext:value-type="float">
            <text:p>256</text:p>
          </table:table-cell>
          <table:table-cell office:value-type="float" office:value="1.22052594475469" calcext:value-type="float">
            <text:p>1,22052594475469</text:p>
          </table:table-cell>
          <table:table-cell table:formula="of:=[.F38]/[.G38]" office:value-type="float" office:value="209.745643753155" calcext:value-type="float">
            <text:p>209,7456437531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64_02.dat</text:p>
          </table:table-cell>
          <table:table-cell office:value-type="string" calcext:value-type="string">
            <text:p>0b1000001111101110110111011111100111000001001010111011011010101011</text:p>
          </table:table-cell>
          <table:table-cell office:value-type="string" calcext:value-type="string">
            <text:p>9506779928183158443</text:p>
          </table:table-cell>
          <table:table-cell office:value-type="float" office:value="32" calcext:value-type="float">
            <text:p>32</text:p>
          </table:table-cell>
          <table:table-cell office:value-type="float" office:value="256" calcext:value-type="float">
            <text:p>256</text:p>
          </table:table-cell>
          <table:table-cell office:value-type="float" office:value="1.67839825361589" calcext:value-type="float">
            <text:p>1,67839825361589</text:p>
          </table:table-cell>
          <table:table-cell table:formula="of:=[.F39]/[.G39]" office:value-type="float" office:value="152.526374147782" calcext:value-type="float">
            <text:p>152,5263741477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64_02.dat</text:p>
          </table:table-cell>
          <table:table-cell office:value-type="string" calcext:value-type="string">
            <text:p>0b110101111110001001010010010101110100110111000111101010111100011</text:p>
          </table:table-cell>
          <table:table-cell office:value-type="string" calcext:value-type="string">
            <text:p>7778043298905839075</text:p>
          </table:table-cell>
          <table:table-cell office:value-type="float" office:value="32" calcext:value-type="float">
            <text:p>32</text:p>
          </table:table-cell>
          <table:table-cell office:value-type="float" office:value="256" calcext:value-type="float">
            <text:p>256</text:p>
          </table:table-cell>
          <table:table-cell office:value-type="float" office:value="1.51529082667759" calcext:value-type="float">
            <text:p>1,51529082667759</text:p>
          </table:table-cell>
          <table:table-cell table:formula="of:=[.F40]/[.G40]" office:value-type="float" office:value="168.944466298461" calcext:value-type="float">
            <text:p>168,9444662984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64_02.dat</text:p>
          </table:table-cell>
          <table:table-cell office:value-type="string" calcext:value-type="string">
            <text:p>0b1000110010101100011110010011111110100101010000101001101111000001</text:p>
          </table:table-cell>
          <table:table-cell office:value-type="string" calcext:value-type="string">
            <text:p>10136610175566650305</text:p>
          </table:table-cell>
          <table:table-cell office:value-type="float" office:value="32" calcext:value-type="float">
            <text:p>32</text:p>
          </table:table-cell>
          <table:table-cell office:value-type="float" office:value="256" calcext:value-type="float">
            <text:p>256</text:p>
          </table:table-cell>
          <table:table-cell office:value-type="float" office:value="1.2395739561004" calcext:value-type="float">
            <text:p>1,2395739561004</text:p>
          </table:table-cell>
          <table:table-cell table:formula="of:=[.F41]/[.G41]" office:value-type="float" office:value="206.522570710791" calcext:value-type="float">
            <text:p>206,5225707107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64_02.dat</text:p>
          </table:table-cell>
          <table:table-cell office:value-type="string" calcext:value-type="string">
            <text:p>0b100000110100011011010100100110101010000111001001001000111001100</text:p>
          </table:table-cell>
          <table:table-cell office:value-type="string" calcext:value-type="string">
            <text:p>4729740913971335628</text:p>
          </table:table-cell>
          <table:table-cell office:value-type="float" office:value="32" calcext:value-type="float">
            <text:p>32</text:p>
          </table:table-cell>
          <table:table-cell office:value-type="float" office:value="256" calcext:value-type="float">
            <text:p>256</text:p>
          </table:table-cell>
          <table:table-cell office:value-type="float" office:value="1.15102460654276" calcext:value-type="float">
            <text:p>1,15102460654276</text:p>
          </table:table-cell>
          <table:table-cell table:formula="of:=[.F42]/[.G42]" office:value-type="float" office:value="222.410536269009" calcext:value-type="float">
            <text:p>222,4105362690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64_02.dat</text:p>
          </table:table-cell>
          <table:table-cell office:value-type="string" calcext:value-type="string">
            <text:p>0b1101010011110111100101111000101101001001101110101010101110000</text:p>
          </table:table-cell>
          <table:table-cell office:value-type="string" calcext:value-type="string">
            <text:p>1918237609972684144</text:p>
          </table:table-cell>
          <table:table-cell office:value-type="float" office:value="32" calcext:value-type="float">
            <text:p>32</text:p>
          </table:table-cell>
          <table:table-cell office:value-type="float" office:value="256" calcext:value-type="float">
            <text:p>256</text:p>
          </table:table-cell>
          <table:table-cell office:value-type="float" office:value="1.27890045596237" calcext:value-type="float">
            <text:p>1,27890045596237</text:p>
          </table:table-cell>
          <table:table-cell table:formula="of:=[.F43]/[.G43]" office:value-type="float" office:value="200.171951465417" calcext:value-type="float">
            <text:p>200,1719514654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64_02.dat</text:p>
          </table:table-cell>
          <table:table-cell office:value-type="string" calcext:value-type="string">
            <text:p>0b11110000101111110000010011011011010011010100101111110110011011</text:p>
          </table:table-cell>
          <table:table-cell office:value-type="string" calcext:value-type="string">
            <text:p>4336897407398903195</text:p>
          </table:table-cell>
          <table:table-cell office:value-type="float" office:value="32" calcext:value-type="float">
            <text:p>32</text:p>
          </table:table-cell>
          <table:table-cell office:value-type="float" office:value="256" calcext:value-type="float">
            <text:p>256</text:p>
          </table:table-cell>
          <table:table-cell office:value-type="float" office:value="1.03750942664029" calcext:value-type="float">
            <text:p>1,03750942664029</text:p>
          </table:table-cell>
          <table:table-cell table:formula="of:=[.F44]/[.G44]" office:value-type="float" office:value="246.744746049192" calcext:value-type="float">
            <text:p>246,7447460491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64_02.dat</text:p>
          </table:table-cell>
          <table:table-cell office:value-type="string" calcext:value-type="string">
            <text:p>0b1111001010111000111111110010111111110000000000110000010000110111</text:p>
          </table:table-cell>
          <table:table-cell office:value-type="string" calcext:value-type="string">
            <text:p>17490009734248596535</text:p>
          </table:table-cell>
          <table:table-cell office:value-type="float" office:value="32" calcext:value-type="float">
            <text:p>32</text:p>
          </table:table-cell>
          <table:table-cell office:value-type="float" office:value="256" calcext:value-type="float">
            <text:p>256</text:p>
          </table:table-cell>
          <table:table-cell office:value-type="float" office:value="1.13597227692674" calcext:value-type="float">
            <text:p>1,13597227692674</text:p>
          </table:table-cell>
          <table:table-cell table:formula="of:=[.F45]/[.G45]" office:value-type="float" office:value="225.35761232887" calcext:value-type="float">
            <text:p>225,357612328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64_02.dat</text:p>
          </table:table-cell>
          <table:table-cell office:value-type="string" calcext:value-type="string">
            <text:p>0b1011001010010110100110101001110101011011000001010100111011100110</text:p>
          </table:table-cell>
          <table:table-cell office:value-type="string" calcext:value-type="string">
            <text:p>12868642985885388518</text:p>
          </table:table-cell>
          <table:table-cell office:value-type="float" office:value="32" calcext:value-type="float">
            <text:p>32</text:p>
          </table:table-cell>
          <table:table-cell office:value-type="float" office:value="256" calcext:value-type="float">
            <text:p>256</text:p>
          </table:table-cell>
          <table:table-cell office:value-type="float" office:value="1.29107314742908" calcext:value-type="float">
            <text:p>1,29107314742908</text:p>
          </table:table-cell>
          <table:table-cell table:formula="of:=[.F46]/[.G46]" office:value-type="float" office:value="198.284659943377" calcext:value-type="float">
            <text:p>198,2846599433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64_02.dat</text:p>
          </table:table-cell>
          <table:table-cell office:value-type="string" calcext:value-type="string">
            <text:p>0b10001110011111101111111010111001011100001111110100110100100001</text:p>
          </table:table-cell>
          <table:table-cell office:value-type="string" calcext:value-type="string">
            <text:p>2566981068217339169</text:p>
          </table:table-cell>
          <table:table-cell office:value-type="float" office:value="32" calcext:value-type="float">
            <text:p>32</text:p>
          </table:table-cell>
          <table:table-cell office:value-type="float" office:value="256" calcext:value-type="float">
            <text:p>256</text:p>
          </table:table-cell>
          <table:table-cell office:value-type="float" office:value="1.37210558904052" calcext:value-type="float">
            <text:p>1,37210558904052</text:p>
          </table:table-cell>
          <table:table-cell table:formula="of:=[.F47]/[.G47]" office:value-type="float" office:value="186.574562515276" calcext:value-type="float">
            <text:p>186,5745625152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64_02.dat</text:p>
          </table:table-cell>
          <table:table-cell office:value-type="string" calcext:value-type="string">
            <text:p>0b11011000010011010001000011110011000100000111000001010110001010</text:p>
          </table:table-cell>
          <table:table-cell office:value-type="string" calcext:value-type="string">
            <text:p>3896533130384512394</text:p>
          </table:table-cell>
          <table:table-cell office:value-type="float" office:value="32" calcext:value-type="float">
            <text:p>32</text:p>
          </table:table-cell>
          <table:table-cell office:value-type="float" office:value="256" calcext:value-type="float">
            <text:p>256</text:p>
          </table:table-cell>
          <table:table-cell office:value-type="float" office:value="1.28771450885121" calcext:value-type="float">
            <text:p>1,28771450885121</text:p>
          </table:table-cell>
          <table:table-cell table:formula="of:=[.F48]/[.G48]" office:value-type="float" office:value="198.801829318815" calcext:value-type="float">
            <text:p>198,8018293188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64_02.dat</text:p>
          </table:table-cell>
          <table:table-cell office:value-type="string" calcext:value-type="string">
            <text:p>0b1000011001110101001000001000001001001001001100111010001010000011</text:p>
          </table:table-cell>
          <table:table-cell office:value-type="string" calcext:value-type="string">
            <text:p>9688685917303448195</text:p>
          </table:table-cell>
          <table:table-cell office:value-type="float" office:value="32" calcext:value-type="float">
            <text:p>32</text:p>
          </table:table-cell>
          <table:table-cell office:value-type="float" office:value="256" calcext:value-type="float">
            <text:p>256</text:p>
          </table:table-cell>
          <table:table-cell office:value-type="float" office:value="1.35545053403095" calcext:value-type="float">
            <text:p>1,35545053403095</text:p>
          </table:table-cell>
          <table:table-cell table:formula="of:=[.F49]/[.G49]" office:value-type="float" office:value="188.867091474512" calcext:value-type="float">
            <text:p>188,8670914745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64_02.dat</text:p>
          </table:table-cell>
          <table:table-cell office:value-type="string" calcext:value-type="string">
            <text:p>0b1011010000000001001000110100110110111100100111010001010101110111</text:p>
          </table:table-cell>
          <table:table-cell office:value-type="string" calcext:value-type="string">
            <text:p>12970687218587604343</text:p>
          </table:table-cell>
          <table:table-cell office:value-type="float" office:value="32" calcext:value-type="float">
            <text:p>32</text:p>
          </table:table-cell>
          <table:table-cell office:value-type="float" office:value="256" calcext:value-type="float">
            <text:p>256</text:p>
          </table:table-cell>
          <table:table-cell office:value-type="float" office:value="0.990286161448617" calcext:value-type="float">
            <text:p>0,990286161448617</text:p>
          </table:table-cell>
          <table:table-cell table:formula="of:=[.F50]/[.G50]" office:value-type="float" office:value="258.511135433334" calcext:value-type="float">
            <text:p>258,5111354333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64_02.dat</text:p>
          </table:table-cell>
          <table:table-cell office:value-type="string" calcext:value-type="string">
            <text:p>0b1010010001000001110000101000011100011111100100101101000000011101</text:p>
          </table:table-cell>
          <table:table-cell office:value-type="string" calcext:value-type="string">
            <text:p>11835955181312462877</text:p>
          </table:table-cell>
          <table:table-cell office:value-type="float" office:value="32" calcext:value-type="float">
            <text:p>32</text:p>
          </table:table-cell>
          <table:table-cell office:value-type="float" office:value="256" calcext:value-type="float">
            <text:p>256</text:p>
          </table:table-cell>
          <table:table-cell office:value-type="float" office:value="1.08104623513204" calcext:value-type="float">
            <text:p>1,08104623513204</text:p>
          </table:table-cell>
          <table:table-cell table:formula="of:=[.F51]/[.G51]" office:value-type="float" office:value="236.807632902705" calcext:value-type="float">
            <text:p>236,807632902705</text:p>
          </table:table-cell>
          <table:table-cell table:number-columns-repeated="2"/>
        </table:table-row>
      </table:table>
      <table:table table:name="bignum_128_01.dat - 32 frascos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Qual algoritmo</text:p>
          </table:table-cell>
          <table:table-cell office:value-type="string" calcext:value-type="string">
            <text:p>Qual arquivo</text:p>
          </table:table-cell>
          <table:table-cell office:value-type="string" calcext:value-type="string">
            <text:p>Qual instancia binaria</text:p>
          </table:table-cell>
          <table:table-cell office:value-type="string" calcext:value-type="string">
            <text:p>Qual instancia decimal</text:p>
          </table:table-cell>
          <table:table-cell office:value-type="string" calcext:value-type="string">
            <text:p>Quantos frascos</text:p>
          </table:table-cell>
          <table:table-cell office:value-type="string" calcext:value-type="string">
            <text:p>Complexidade Teorica</text:p>
          </table:table-cell>
          <table:table-cell office:value-type="string" calcext:value-type="string">
            <text:p>Tempo de CPU (ms)</text:p>
          </table:table-cell>
          <table:table-cell office:value-type="string" calcext:value-type="string">
            <text:p>Razao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28_01.dat</text:p>
          </table:table-cell>
          <table:table-cell office:value-type="string" calcext:value-type="string">
            <text:p>0b111110011101110001001010110111000100001110011101001110010011110111111110010111111001110001101000000110001011101100010111110111</text:p>
          </table:table-cell>
          <table:table-cell office:value-type="string" calcext:value-type="string">
            <text:p>83030398652188426280817594827218535927</text:p>
          </table:table-cell>
          <table:table-cell office:value-type="float" office:value="32" calcext:value-type="float">
            <text:p>32</text:p>
          </table:table-cell>
          <table:table-cell office:value-type="float" office:value="512" calcext:value-type="float">
            <text:p>512</text:p>
          </table:table-cell>
          <table:table-cell office:value-type="float" office:value="3.00663126729393" calcext:value-type="float">
            <text:p>3,00663126729393</text:p>
          </table:table-cell>
          <table:table-cell table:formula="of:=[.F2]/[.G2]" office:value-type="float" office:value="170.290253271003" calcext:value-type="float">
            <text:p>170,290253271003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28_01.dat</text:p>
          </table:table-cell>
          <table:table-cell office:value-type="string" calcext:value-type="string">
            <text:p>0b10111010000101111100001101100001001101101101111001000100010100011001101000001010001010010000100011110110010111000111010111011110</text:p>
          </table:table-cell>
          <table:table-cell office:value-type="string" calcext:value-type="string">
            <text:p>247359792815726024043451646759829009886</text:p>
          </table:table-cell>
          <table:table-cell office:value-type="float" office:value="32" calcext:value-type="float">
            <text:p>32</text:p>
          </table:table-cell>
          <table:table-cell office:value-type="float" office:value="512" calcext:value-type="float">
            <text:p>512</text:p>
          </table:table-cell>
          <table:table-cell office:value-type="float" office:value="3.22724861122468" calcext:value-type="float">
            <text:p>3,22724861122468</text:p>
          </table:table-cell>
          <table:table-cell table:formula="of:=[.F3]/[.G3]" office:value-type="float" office:value="158.649072841558" calcext:value-type="float">
            <text:p>158,649072841558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28_01.dat</text:p>
          </table:table-cell>
          <table:table-cell office:value-type="string" calcext:value-type="string">
            <text:p>0b10000110000010111001101100000101100000110111011011011000100110010011110100110111001011101111100111101001000001001000001010101111</text:p>
          </table:table-cell>
          <table:table-cell office:value-type="string" calcext:value-type="string">
            <text:p>178176810910938201044495300706269692591</text:p>
          </table:table-cell>
          <table:table-cell office:value-type="float" office:value="32" calcext:value-type="float">
            <text:p>32</text:p>
          </table:table-cell>
          <table:table-cell office:value-type="float" office:value="512" calcext:value-type="float">
            <text:p>512</text:p>
          </table:table-cell>
          <table:table-cell office:value-type="float" office:value="3.39453051658427" calcext:value-type="float">
            <text:p>3,39453051658427</text:p>
          </table:table-cell>
          <table:table-cell table:formula="of:=[.F4]/[.G4]" office:value-type="float" office:value="150.830872634251" calcext:value-type="float">
            <text:p>150,830872634251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28_01.dat</text:p>
          </table:table-cell>
          <table:table-cell office:value-type="string" calcext:value-type="string">
            <text:p>0b10110001100011100010000101010110011000010111001101100101100100011000101010111100000111110100100000000111000001100110000001101110</text:p>
          </table:table-cell>
          <table:table-cell office:value-type="string" calcext:value-type="string">
            <text:p>236011337571140503824797917662960574574</text:p>
          </table:table-cell>
          <table:table-cell office:value-type="float" office:value="32" calcext:value-type="float">
            <text:p>32</text:p>
          </table:table-cell>
          <table:table-cell office:value-type="float" office:value="512" calcext:value-type="float">
            <text:p>512</text:p>
          </table:table-cell>
          <table:table-cell office:value-type="float" office:value="3.79415721871833" calcext:value-type="float">
            <text:p>3,79415721871833</text:p>
          </table:table-cell>
          <table:table-cell table:formula="of:=[.F5]/[.G5]" office:value-type="float" office:value="134.944328999881" calcext:value-type="float">
            <text:p>134,944328999881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28_01.dat</text:p>
          </table:table-cell>
          <table:table-cell office:value-type="string" calcext:value-type="string">
            <text:p>0b11110110010001001100001100010011011111001100101100100010001000101001110111101111010000001100001100001111011010000001001111110000</text:p>
          </table:table-cell>
          <table:table-cell office:value-type="string" calcext:value-type="string">
            <text:p>327347119763299187218090354878997599216</text:p>
          </table:table-cell>
          <table:table-cell office:value-type="float" office:value="32" calcext:value-type="float">
            <text:p>32</text:p>
          </table:table-cell>
          <table:table-cell office:value-type="float" office:value="512" calcext:value-type="float">
            <text:p>512</text:p>
          </table:table-cell>
          <table:table-cell office:value-type="float" office:value="2.39506203079339" calcext:value-type="float">
            <text:p>2,39506203079339</text:p>
          </table:table-cell>
          <table:table-cell table:formula="of:=[.F6]/[.G6]" office:value-type="float" office:value="213.773168885482" calcext:value-type="float">
            <text:p>213,773168885482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28_01.dat</text:p>
          </table:table-cell>
          <table:table-cell office:value-type="string" calcext:value-type="string">
            <text:p>0b1001001110001011011101101000100010011100101010011001100010001010010111010011100001111000010111010000001110110101110111100110111</text:p>
          </table:table-cell>
          <table:table-cell office:value-type="string" calcext:value-type="string">
            <text:p>98060324395783498771001673971647835959</text:p>
          </table:table-cell>
          <table:table-cell office:value-type="float" office:value="32" calcext:value-type="float">
            <text:p>32</text:p>
          </table:table-cell>
          <table:table-cell office:value-type="float" office:value="512" calcext:value-type="float">
            <text:p>512</text:p>
          </table:table-cell>
          <table:table-cell office:value-type="float" office:value="2.88148872572996" calcext:value-type="float">
            <text:p>2,88148872572996</text:p>
          </table:table-cell>
          <table:table-cell table:formula="of:=[.F7]/[.G7]" office:value-type="float" office:value="177.685928606331" calcext:value-type="float">
            <text:p>177,685928606331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28_01.dat</text:p>
          </table:table-cell>
          <table:table-cell office:value-type="string" calcext:value-type="string">
            <text:p>0b11111100001001110100000001111101111100011001111000101011001100110111010100111011000011111111110011110111100110001101100001010110</text:p>
          </table:table-cell>
          <table:table-cell office:value-type="string" calcext:value-type="string">
            <text:p>335169262567793707896654747595993307222</text:p>
          </table:table-cell>
          <table:table-cell office:value-type="float" office:value="32" calcext:value-type="float">
            <text:p>32</text:p>
          </table:table-cell>
          <table:table-cell office:value-type="float" office:value="512" calcext:value-type="float">
            <text:p>512</text:p>
          </table:table-cell>
          <table:table-cell office:value-type="float" office:value="2.77191352636895" calcext:value-type="float">
            <text:p>2,77191352636895</text:p>
          </table:table-cell>
          <table:table-cell table:formula="of:=[.F8]/[.G8]" office:value-type="float" office:value="184.709946803677" calcext:value-type="float">
            <text:p>184,709946803677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28_01.dat</text:p>
          </table:table-cell>
          <table:table-cell office:value-type="string" calcext:value-type="string">
            <text:p>0b1000111000100001011101111000101001011100000010001101000100011000000000111101111111111011100001110000001100100000101110011000110</text:p>
          </table:table-cell>
          <table:table-cell office:value-type="string" calcext:value-type="string">
            <text:p>94462072883251122254528902855404838086</text:p>
          </table:table-cell>
          <table:table-cell office:value-type="float" office:value="32" calcext:value-type="float">
            <text:p>32</text:p>
          </table:table-cell>
          <table:table-cell office:value-type="float" office:value="512" calcext:value-type="float">
            <text:p>512</text:p>
          </table:table-cell>
          <table:table-cell office:value-type="float" office:value="3.29109443966299" calcext:value-type="float">
            <text:p>3,29109443966299</text:p>
          </table:table-cell>
          <table:table-cell table:formula="of:=[.F9]/[.G9]" office:value-type="float" office:value="155.571348494159" calcext:value-type="float">
            <text:p>155,571348494159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28_01.dat</text:p>
          </table:table-cell>
          <table:table-cell office:value-type="string" calcext:value-type="string">
            <text:p>0b1100011000111000000101101101111010111111010100010000000100100110010100101011010000010111100101011011011111111100000011110110110</text:p>
          </table:table-cell>
          <table:table-cell office:value-type="string" calcext:value-type="string">
            <text:p>131739187825182108491075821617572349878</text:p>
          </table:table-cell>
          <table:table-cell office:value-type="float" office:value="32" calcext:value-type="float">
            <text:p>32</text:p>
          </table:table-cell>
          <table:table-cell office:value-type="float" office:value="512" calcext:value-type="float">
            <text:p>512</text:p>
          </table:table-cell>
          <table:table-cell office:value-type="float" office:value="1.97875297435086" calcext:value-type="float">
            <text:p>1,97875297435086</text:p>
          </table:table-cell>
          <table:table-cell table:formula="of:=[.F10]/[.G10]" office:value-type="float" office:value="258.748821422727" calcext:value-type="float">
            <text:p>258,748821422727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28_01.dat</text:p>
          </table:table-cell>
          <table:table-cell office:value-type="string" calcext:value-type="string">
            <text:p>0b10100111101100000101101100010011101010001101010100001110000100010011010001100010011001010110011110101101100100100011110010011111</text:p>
          </table:table-cell>
          <table:table-cell office:value-type="string" calcext:value-type="string">
            <text:p>222896766800043149790652127819691343007</text:p>
          </table:table-cell>
          <table:table-cell office:value-type="float" office:value="32" calcext:value-type="float">
            <text:p>32</text:p>
          </table:table-cell>
          <table:table-cell office:value-type="float" office:value="512" calcext:value-type="float">
            <text:p>512</text:p>
          </table:table-cell>
          <table:table-cell office:value-type="float" office:value="2.02707973251329" calcext:value-type="float">
            <text:p>2,02707973251329</text:p>
          </table:table-cell>
          <table:table-cell table:formula="of:=[.F11]/[.G11]" office:value-type="float" office:value="252.580099237238" calcext:value-type="float">
            <text:p>252,580099237238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28_01.dat</text:p>
          </table:table-cell>
          <table:table-cell office:value-type="string" calcext:value-type="string">
            <text:p>0b10110000101110110000101010100111111110010110110100101101001010111101000010100001011110000001111111010010111100011000101001110100</text:p>
          </table:table-cell>
          <table:table-cell office:value-type="string" calcext:value-type="string">
            <text:p>234915302903084136471041933122533952116</text:p>
          </table:table-cell>
          <table:table-cell office:value-type="float" office:value="32" calcext:value-type="float">
            <text:p>32</text:p>
          </table:table-cell>
          <table:table-cell office:value-type="float" office:value="512" calcext:value-type="float">
            <text:p>512</text:p>
          </table:table-cell>
          <table:table-cell office:value-type="float" office:value="2.43481612854137" calcext:value-type="float">
            <text:p>2,43481612854137</text:p>
          </table:table-cell>
          <table:table-cell table:formula="of:=[.F12]/[.G12]" office:value-type="float" office:value="210.282819305426" calcext:value-type="float">
            <text:p>210,282819305426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28_01.dat</text:p>
          </table:table-cell>
          <table:table-cell office:value-type="string" calcext:value-type="string">
            <text:p>0b1101110100001011011001110011110100111000110111100001101111111011111001011100010111111100001001010001001111010000000000011000111</text:p>
          </table:table-cell>
          <table:table-cell office:value-type="string" calcext:value-type="string">
            <text:p>146909298136308527370183971951402811591</text:p>
          </table:table-cell>
          <table:table-cell office:value-type="float" office:value="32" calcext:value-type="float">
            <text:p>32</text:p>
          </table:table-cell>
          <table:table-cell office:value-type="float" office:value="512" calcext:value-type="float">
            <text:p>512</text:p>
          </table:table-cell>
          <table:table-cell office:value-type="float" office:value="3.10477459355674" calcext:value-type="float">
            <text:p>3,10477459355674</text:p>
          </table:table-cell>
          <table:table-cell table:formula="of:=[.F13]/[.G13]" office:value-type="float" office:value="164.907301503478" calcext:value-type="float">
            <text:p>164,907301503478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28_01.dat</text:p>
          </table:table-cell>
          <table:table-cell office:value-type="string" calcext:value-type="string">
            <text:p>0b111101001110011100000000100110111000111000101101010010000010100101011100101001010101011101111101101100110001000000110100010001</text:p>
          </table:table-cell>
          <table:table-cell office:value-type="string" calcext:value-type="string">
            <text:p>81382765967551955427896141072031812881</text:p>
          </table:table-cell>
          <table:table-cell office:value-type="float" office:value="32" calcext:value-type="float">
            <text:p>32</text:p>
          </table:table-cell>
          <table:table-cell office:value-type="float" office:value="512" calcext:value-type="float">
            <text:p>512</text:p>
          </table:table-cell>
          <table:table-cell office:value-type="float" office:value="2.46350322268771" calcext:value-type="float">
            <text:p>2,46350322268771</text:p>
          </table:table-cell>
          <table:table-cell table:formula="of:=[.F14]/[.G14]" office:value-type="float" office:value="207.834110093593" calcext:value-type="float">
            <text:p>207,834110093593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28_01.dat</text:p>
          </table:table-cell>
          <table:table-cell office:value-type="string" calcext:value-type="string">
            <text:p>0b10011011011001110000001011010001110110101100111000111010011000100001111011110000010001110100000010110010100110100010001110011</text:p>
          </table:table-cell>
          <table:table-cell office:value-type="string" calcext:value-type="string">
            <text:p>25820650389289158362197033103031223411</text:p>
          </table:table-cell>
          <table:table-cell office:value-type="float" office:value="32" calcext:value-type="float">
            <text:p>32</text:p>
          </table:table-cell>
          <table:table-cell office:value-type="float" office:value="512" calcext:value-type="float">
            <text:p>512</text:p>
          </table:table-cell>
          <table:table-cell office:value-type="float" office:value="3.04894933885719" calcext:value-type="float">
            <text:p>3,04894933885719</text:p>
          </table:table-cell>
          <table:table-cell table:formula="of:=[.F15]/[.G15]" office:value-type="float" office:value="167.926699691215" calcext:value-type="float">
            <text:p>167,926699691215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28_01.dat</text:p>
          </table:table-cell>
          <table:table-cell office:value-type="string" calcext:value-type="string">
            <text:p>0b110001010101001100110000101100100010101100001011101110001110011111000101111110101001101101010000110010101110100110001110111100</text:p>
          </table:table-cell>
          <table:table-cell office:value-type="string" calcext:value-type="string">
            <text:p>65572465870120686817920169162026148796</text:p>
          </table:table-cell>
          <table:table-cell office:value-type="float" office:value="32" calcext:value-type="float">
            <text:p>32</text:p>
          </table:table-cell>
          <table:table-cell office:value-type="float" office:value="512" calcext:value-type="float">
            <text:p>512</text:p>
          </table:table-cell>
          <table:table-cell office:value-type="float" office:value="2.7104311116018" calcext:value-type="float">
            <text:p>2,7104311116018</text:p>
          </table:table-cell>
          <table:table-cell table:formula="of:=[.F16]/[.G16]" office:value-type="float" office:value="188.899838777832" calcext:value-type="float">
            <text:p>188,899838777832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28_01.dat</text:p>
          </table:table-cell>
          <table:table-cell office:value-type="string" calcext:value-type="string">
            <text:p>0b1001101000000011100100010001101000111101110000001100001001001100010001011101011000011101111110111111011000111111110010100101001</text:p>
          </table:table-cell>
          <table:table-cell office:value-type="string" calcext:value-type="string">
            <text:p>102359815634944510337853327732115498281</text:p>
          </table:table-cell>
          <table:table-cell office:value-type="float" office:value="32" calcext:value-type="float">
            <text:p>32</text:p>
          </table:table-cell>
          <table:table-cell office:value-type="float" office:value="512" calcext:value-type="float">
            <text:p>512</text:p>
          </table:table-cell>
          <table:table-cell office:value-type="float" office:value="2.78141849090005" calcext:value-type="float">
            <text:p>2,78141849090005</text:p>
          </table:table-cell>
          <table:table-cell table:formula="of:=[.F17]/[.G17]" office:value-type="float" office:value="184.078735966956" calcext:value-type="float">
            <text:p>184,078735966956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28_01.dat</text:p>
          </table:table-cell>
          <table:table-cell office:value-type="string" calcext:value-type="string">
            <text:p>0b1011010101001101110100101001011001100011001000110010000101001101110110011100010011001011010111001110100111100010110000010001000</text:p>
          </table:table-cell>
          <table:table-cell office:value-type="string" calcext:value-type="string">
            <text:p>120497172658049792181805193441418764424</text:p>
          </table:table-cell>
          <table:table-cell office:value-type="float" office:value="32" calcext:value-type="float">
            <text:p>32</text:p>
          </table:table-cell>
          <table:table-cell office:value-type="float" office:value="512" calcext:value-type="float">
            <text:p>512</text:p>
          </table:table-cell>
          <table:table-cell office:value-type="float" office:value="2.77974593369618" calcext:value-type="float">
            <text:p>2,77974593369618</text:p>
          </table:table-cell>
          <table:table-cell table:formula="of:=[.F18]/[.G18]" office:value-type="float" office:value="184.189495087849" calcext:value-type="float">
            <text:p>184,189495087849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28_01.dat</text:p>
          </table:table-cell>
          <table:table-cell office:value-type="string" calcext:value-type="string">
            <text:p>0b111010000100100101011110011010001010000010010001001000011110101011111110001101111101011100110100101011011010111000011010011101</text:p>
          </table:table-cell>
          <table:table-cell office:value-type="string" calcext:value-type="string">
            <text:p>77190461882174556414821662947623536285</text:p>
          </table:table-cell>
          <table:table-cell office:value-type="float" office:value="32" calcext:value-type="float">
            <text:p>32</text:p>
          </table:table-cell>
          <table:table-cell office:value-type="float" office:value="512" calcext:value-type="float">
            <text:p>512</text:p>
          </table:table-cell>
          <table:table-cell office:value-type="float" office:value="2.4536053747454" calcext:value-type="float">
            <text:p>2,4536053747454</text:p>
          </table:table-cell>
          <table:table-cell table:formula="of:=[.F19]/[.G19]" office:value-type="float" office:value="208.672513220724" calcext:value-type="float">
            <text:p>208,672513220724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28_01.dat</text:p>
          </table:table-cell>
          <table:table-cell office:value-type="string" calcext:value-type="string">
            <text:p>0b110111011001010100110000001000000011100100101011001000110101001000001111101110110111011111100111000001001010111011011010101011</text:p>
          </table:table-cell>
          <table:table-cell office:value-type="string" calcext:value-type="string">
            <text:p>73633503852260767282921300188845553323</text:p>
          </table:table-cell>
          <table:table-cell office:value-type="float" office:value="32" calcext:value-type="float">
            <text:p>32</text:p>
          </table:table-cell>
          <table:table-cell office:value-type="float" office:value="512" calcext:value-type="float">
            <text:p>512</text:p>
          </table:table-cell>
          <table:table-cell office:value-type="float" office:value="2.50025039141076" calcext:value-type="float">
            <text:p>2,50025039141076</text:p>
          </table:table-cell>
          <table:table-cell table:formula="of:=[.F20]/[.G20]" office:value-type="float" office:value="204.779489989843" calcext:value-type="float">
            <text:p>204,779489989843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28_01.dat</text:p>
          </table:table-cell>
          <table:table-cell office:value-type="string" calcext:value-type="string">
            <text:p>0b1101011111100010010100100101011101001101110001111010101111000111000110010101100011110010011111110100101010000101001101111000001</text:p>
          </table:table-cell>
          <table:table-cell office:value-type="string" calcext:value-type="string">
            <text:p>143479574129147577544041271798068845505</text:p>
          </table:table-cell>
          <table:table-cell office:value-type="float" office:value="32" calcext:value-type="float">
            <text:p>32</text:p>
          </table:table-cell>
          <table:table-cell office:value-type="float" office:value="512" calcext:value-type="float">
            <text:p>512</text:p>
          </table:table-cell>
          <table:table-cell office:value-type="float" office:value="3.01203784520586" calcext:value-type="float">
            <text:p>3,01203784520586</text:p>
          </table:table-cell>
          <table:table-cell table:formula="of:=[.F21]/[.G21]" office:value-type="float" office:value="169.984583963621" calcext:value-type="float">
            <text:p>169,984583963621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28_01.dat</text:p>
          </table:table-cell>
          <table:table-cell office:value-type="string" calcext:value-type="string">
            <text:p>0b1000001101000110110101001001101010100001110010010010001110011000001101010011110111100101111000101101001001101110101010101110000</text:p>
          </table:table-cell>
          <table:table-cell office:value-type="string" calcext:value-type="string">
            <text:p>87248320174982333698390648626498458992</text:p>
          </table:table-cell>
          <table:table-cell office:value-type="float" office:value="32" calcext:value-type="float">
            <text:p>32</text:p>
          </table:table-cell>
          <table:table-cell office:value-type="float" office:value="512" calcext:value-type="float">
            <text:p>512</text:p>
          </table:table-cell>
          <table:table-cell office:value-type="float" office:value="3.78676373281053" calcext:value-type="float">
            <text:p>3,78676373281053</text:p>
          </table:table-cell>
          <table:table-cell table:formula="of:=[.F22]/[.G22]" office:value-type="float" office:value="135.207801734172" calcext:value-type="float">
            <text:p>135,207801734172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28_01.dat</text:p>
          </table:table-cell>
          <table:table-cell office:value-type="string" calcext:value-type="string">
            <text:p>0b111100001011111100000100110110110100110101001011111101100110111111001010111000111111110010111111110000000000110000010000110111</text:p>
          </table:table-cell>
          <table:table-cell office:value-type="string" calcext:value-type="string">
            <text:p>80001636548222036440403125087888409655</text:p>
          </table:table-cell>
          <table:table-cell office:value-type="float" office:value="32" calcext:value-type="float">
            <text:p>32</text:p>
          </table:table-cell>
          <table:table-cell office:value-type="float" office:value="512" calcext:value-type="float">
            <text:p>512</text:p>
          </table:table-cell>
          <table:table-cell office:value-type="float" office:value="3.28516095130414" calcext:value-type="float">
            <text:p>3,28516095130414</text:p>
          </table:table-cell>
          <table:table-cell table:formula="of:=[.F23]/[.G23]" office:value-type="float" office:value="155.852333444042" calcext:value-type="float">
            <text:p>155,852333444042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28_01.dat</text:p>
          </table:table-cell>
          <table:table-cell office:value-type="string" calcext:value-type="string">
            <text:p>0b10110010100101101001101010011101010110110000010101001110111001100010001110011111101111111010111001011100001111110100110100100001</text:p>
          </table:table-cell>
          <table:table-cell office:value-type="string" calcext:value-type="string">
            <text:p>237384563736565279730647777495952084257</text:p>
          </table:table-cell>
          <table:table-cell office:value-type="float" office:value="32" calcext:value-type="float">
            <text:p>32</text:p>
          </table:table-cell>
          <table:table-cell office:value-type="float" office:value="512" calcext:value-type="float">
            <text:p>512</text:p>
          </table:table-cell>
          <table:table-cell office:value-type="float" office:value="3.4121499498165" calcext:value-type="float">
            <text:p>3,4121499498165</text:p>
          </table:table-cell>
          <table:table-cell table:formula="of:=[.F24]/[.G24]" office:value-type="float" office:value="150.052022194257" calcext:value-type="float">
            <text:p>150,052022194257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28_01.dat</text:p>
          </table:table-cell>
          <table:table-cell office:value-type="string" calcext:value-type="string">
            <text:p>0b110110000100110100010000111100110001000001110000010101100010101000011001110101001000001000001001001001001100111010001010000011</text:p>
          </table:table-cell>
          <table:table-cell office:value-type="string" calcext:value-type="string">
            <text:p>71878349430933431604165096149838176899</text:p>
          </table:table-cell>
          <table:table-cell office:value-type="float" office:value="32" calcext:value-type="float">
            <text:p>32</text:p>
          </table:table-cell>
          <table:table-cell office:value-type="float" office:value="512" calcext:value-type="float">
            <text:p>512</text:p>
          </table:table-cell>
          <table:table-cell office:value-type="float" office:value="2.3108847223031" calcext:value-type="float">
            <text:p>2,3108847223031</text:p>
          </table:table-cell>
          <table:table-cell table:formula="of:=[.F25]/[.G25]" office:value-type="float" office:value="221.560164840124" calcext:value-type="float">
            <text:p>221,560164840124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28_01.dat</text:p>
          </table:table-cell>
          <table:table-cell office:value-type="string" calcext:value-type="string">
            <text:p>0b10110100000000010010001101001101101111001001110100010101011101111010010001000001110000101000011100011111100100101101000000011101</text:p>
          </table:table-cell>
          <table:table-cell office:value-type="string" calcext:value-type="string">
            <text:p>239266947581421117933919644119456731165</text:p>
          </table:table-cell>
          <table:table-cell office:value-type="float" office:value="32" calcext:value-type="float">
            <text:p>32</text:p>
          </table:table-cell>
          <table:table-cell office:value-type="float" office:value="512" calcext:value-type="float">
            <text:p>512</text:p>
          </table:table-cell>
          <table:table-cell office:value-type="float" office:value="2.58995848427612" calcext:value-type="float">
            <text:p>2,58995848427612</text:p>
          </table:table-cell>
          <table:table-cell table:formula="of:=[.F26]/[.G26]" office:value-type="float" office:value="197.686566448227" calcext:value-type="float">
            <text:p>197,686566448227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28_01.dat</text:p>
          </table:table-cell>
          <table:table-cell office:value-type="string" calcext:value-type="string">
            <text:p>0b1000101100001101100001000001000111101000001010110101100100110111110111110001100001000100000111010101000000011101101100110111011</text:p>
          </table:table-cell>
          <table:table-cell office:value-type="string" calcext:value-type="string">
            <text:p>92416434985031815632924418086181722555</text:p>
          </table:table-cell>
          <table:table-cell office:value-type="float" office:value="32" calcext:value-type="float">
            <text:p>32</text:p>
          </table:table-cell>
          <table:table-cell office:value-type="float" office:value="512" calcext:value-type="float">
            <text:p>512</text:p>
          </table:table-cell>
          <table:table-cell office:value-type="float" office:value="3.12312931578659" calcext:value-type="float">
            <text:p>3,12312931578659</text:p>
          </table:table-cell>
          <table:table-cell table:formula="of:=[.F27]/[.G27]" office:value-type="float" office:value="163.938136474841" calcext:value-type="float">
            <text:p>163,938136474841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28_01.dat</text:p>
          </table:table-cell>
          <table:table-cell office:value-type="string" calcext:value-type="string">
            <text:p>0b11011111110011001000000010111000010111010010111101011111100111000100100101101100111011110100001110110000000100000000010010001110</text:p>
          </table:table-cell>
          <table:table-cell office:value-type="string" calcext:value-type="string">
            <text:p>297479682374427891466927371967779570830</text:p>
          </table:table-cell>
          <table:table-cell office:value-type="float" office:value="32" calcext:value-type="float">
            <text:p>32</text:p>
          </table:table-cell>
          <table:table-cell office:value-type="float" office:value="512" calcext:value-type="float">
            <text:p>512</text:p>
          </table:table-cell>
          <table:table-cell office:value-type="float" office:value="3.11739960358504" calcext:value-type="float">
            <text:p>3,11739960358504</text:p>
          </table:table-cell>
          <table:table-cell table:formula="of:=[.F28]/[.G28]" office:value-type="float" office:value="164.239451179501" calcext:value-type="float">
            <text:p>164,239451179501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28_01.dat</text:p>
          </table:table-cell>
          <table:table-cell office:value-type="string" calcext:value-type="string">
            <text:p>0b110111100001100011000000001011101100110101010110100100011010010001011001110000001000111011111101110101010011000001001001001001</text:p>
          </table:table-cell>
          <table:table-cell office:value-type="string" calcext:value-type="string">
            <text:p>73804282029886154708336698534923080265</text:p>
          </table:table-cell>
          <table:table-cell office:value-type="float" office:value="32" calcext:value-type="float">
            <text:p>32</text:p>
          </table:table-cell>
          <table:table-cell office:value-type="float" office:value="512" calcext:value-type="float">
            <text:p>512</text:p>
          </table:table-cell>
          <table:table-cell office:value-type="float" office:value="2.94129797463363" calcext:value-type="float">
            <text:p>2,94129797463363</text:p>
          </table:table-cell>
          <table:table-cell table:formula="of:=[.F29]/[.G29]" office:value-type="float" office:value="174.072808812842" calcext:value-type="float">
            <text:p>174,072808812842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28_01.dat</text:p>
          </table:table-cell>
          <table:table-cell office:value-type="string" calcext:value-type="string">
            <text:p>0b10100100101111111001110111000000011110001100011010001001010000000101001101001010000011110011001100010110111101111001101011010001</text:p>
          </table:table-cell>
          <table:table-cell office:value-type="string" calcext:value-type="string">
            <text:p>218988319596199547925929565211646728913</text:p>
          </table:table-cell>
          <table:table-cell office:value-type="float" office:value="32" calcext:value-type="float">
            <text:p>32</text:p>
          </table:table-cell>
          <table:table-cell office:value-type="float" office:value="512" calcext:value-type="float">
            <text:p>512</text:p>
          </table:table-cell>
          <table:table-cell office:value-type="float" office:value="2.5321611362774" calcext:value-type="float">
            <text:p>2,5321611362774</text:p>
          </table:table-cell>
          <table:table-cell table:formula="of:=[.F30]/[.G30]" office:value-type="float" office:value="202.198822446467" calcext:value-type="float">
            <text:p>202,198822446467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28_01.dat</text:p>
          </table:table-cell>
          <table:table-cell office:value-type="string" calcext:value-type="string">
            <text:p>0b10110111101110110001100011101000000110111001101100000011000100100100101111011010010001001100010110010000011001000110111110011110</text:p>
          </table:table-cell>
          <table:table-cell office:value-type="string" calcext:value-type="string">
            <text:p>244220187908493301729171574307539939230</text:p>
          </table:table-cell>
          <table:table-cell office:value-type="float" office:value="32" calcext:value-type="float">
            <text:p>32</text:p>
          </table:table-cell>
          <table:table-cell office:value-type="float" office:value="512" calcext:value-type="float">
            <text:p>512</text:p>
          </table:table-cell>
          <table:table-cell office:value-type="float" office:value="2.4946893613095" calcext:value-type="float">
            <text:p>2,4946893613095</text:p>
          </table:table-cell>
          <table:table-cell table:formula="of:=[.F31]/[.G31]" office:value-type="float" office:value="205.23597364092" calcext:value-type="float">
            <text:p>205,23597364092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28_01.dat</text:p>
          </table:table-cell>
          <table:table-cell office:value-type="string" calcext:value-type="string">
            <text:p>0b11110000011001010000100111110001001011100001001010000000011001011011101000111101010000001011100101111101000100000000100111110011</text:p>
          </table:table-cell>
          <table:table-cell office:value-type="string" calcext:value-type="string">
            <text:p>319539342621024103346120299041669515763</text:p>
          </table:table-cell>
          <table:table-cell office:value-type="float" office:value="32" calcext:value-type="float">
            <text:p>32</text:p>
          </table:table-cell>
          <table:table-cell office:value-type="float" office:value="512" calcext:value-type="float">
            <text:p>512</text:p>
          </table:table-cell>
          <table:table-cell office:value-type="float" office:value="2.82201916479428" calcext:value-type="float">
            <text:p>2,82201916479428</text:p>
          </table:table-cell>
          <table:table-cell table:formula="of:=[.F32]/[.G32]" office:value-type="float" office:value="181.430376656327" calcext:value-type="float">
            <text:p>181,430376656327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28_01.dat</text:p>
          </table:table-cell>
          <table:table-cell office:value-type="string" calcext:value-type="string">
            <text:p>0b11100000001000110110111101011101010101011101000100111110110001011011101000111100110000000000110100101011111010010110110110101</text:p>
          </table:table-cell>
          <table:table-cell office:value-type="string" calcext:value-type="string">
            <text:p>37241382523514272678089490518645747125</text:p>
          </table:table-cell>
          <table:table-cell office:value-type="float" office:value="32" calcext:value-type="float">
            <text:p>32</text:p>
          </table:table-cell>
          <table:table-cell office:value-type="float" office:value="512" calcext:value-type="float">
            <text:p>512</text:p>
          </table:table-cell>
          <table:table-cell office:value-type="float" office:value="3.03055898140788" calcext:value-type="float">
            <text:p>3,03055898140788</text:p>
          </table:table-cell>
          <table:table-cell table:formula="of:=[.F33]/[.G33]" office:value-type="float" office:value="168.94573019072" calcext:value-type="float">
            <text:p>168,94573019072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28_01.dat</text:p>
          </table:table-cell>
          <table:table-cell office:value-type="string" calcext:value-type="string">
            <text:p>0b1100100011100011101011010001010101110000101001010111110111001011100011011101111000111000000100011101001111100001011011100011</text:p>
          </table:table-cell>
          <table:table-cell office:value-type="string" calcext:value-type="string">
            <text:p>16689235068711613306370087755924248291</text:p>
          </table:table-cell>
          <table:table-cell office:value-type="float" office:value="32" calcext:value-type="float">
            <text:p>32</text:p>
          </table:table-cell>
          <table:table-cell office:value-type="float" office:value="512" calcext:value-type="float">
            <text:p>512</text:p>
          </table:table-cell>
          <table:table-cell office:value-type="float" office:value="2.58269963112015" calcext:value-type="float">
            <text:p>2,58269963112015</text:p>
          </table:table-cell>
          <table:table-cell table:formula="of:=[.F34]/[.G34]" office:value-type="float" office:value="198.242178002689" calcext:value-type="float">
            <text:p>198,242178002689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28_01.dat</text:p>
          </table:table-cell>
          <table:table-cell office:value-type="string" calcext:value-type="string">
            <text:p>0b10110010001011111100001100111010111011101111010001110101111011010110011111010000011000000001010001111110011101111100101000101100</text:p>
          </table:table-cell>
          <table:table-cell office:value-type="string" calcext:value-type="string">
            <text:p>236850580941125267312186361911904291372</text:p>
          </table:table-cell>
          <table:table-cell office:value-type="float" office:value="32" calcext:value-type="float">
            <text:p>32</text:p>
          </table:table-cell>
          <table:table-cell office:value-type="float" office:value="512" calcext:value-type="float">
            <text:p>512</text:p>
          </table:table-cell>
          <table:table-cell office:value-type="float" office:value="2.04751066817071" calcext:value-type="float">
            <text:p>2,04751066817071</text:p>
          </table:table-cell>
          <table:table-cell table:formula="of:=[.F35]/[.G35]" office:value-type="float" office:value="250.059747164801" calcext:value-type="float">
            <text:p>250,059747164801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28_01.dat</text:p>
          </table:table-cell>
          <table:table-cell office:value-type="string" calcext:value-type="string">
            <text:p>0b1010001100011011110011010011001110101000011010100000011111111000101000000011001010111101100110101011100001011101010101100111</text:p>
          </table:table-cell>
          <table:table-cell office:value-type="string" calcext:value-type="string">
            <text:p>13550532332178026867435970659795457383</text:p>
          </table:table-cell>
          <table:table-cell office:value-type="float" office:value="32" calcext:value-type="float">
            <text:p>32</text:p>
          </table:table-cell>
          <table:table-cell office:value-type="float" office:value="512" calcext:value-type="float">
            <text:p>512</text:p>
          </table:table-cell>
          <table:table-cell office:value-type="float" office:value="2.96836207036245" calcext:value-type="float">
            <text:p>2,96836207036245</text:p>
          </table:table-cell>
          <table:table-cell table:formula="of:=[.F36]/[.G36]" office:value-type="float" office:value="172.485696779397" calcext:value-type="float">
            <text:p>172,485696779397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28_01.dat</text:p>
          </table:table-cell>
          <table:table-cell office:value-type="string" calcext:value-type="string">
            <text:p>0b10100101000010010100101111000110001111001111101011000110111011101111111001110000001110101010111110010001101111110001011111001111</text:p>
          </table:table-cell>
          <table:table-cell office:value-type="string" calcext:value-type="string">
            <text:p>219370886863006655658812856737321654223</text:p>
          </table:table-cell>
          <table:table-cell office:value-type="float" office:value="32" calcext:value-type="float">
            <text:p>32</text:p>
          </table:table-cell>
          <table:table-cell office:value-type="float" office:value="512" calcext:value-type="float">
            <text:p>512</text:p>
          </table:table-cell>
          <table:table-cell office:value-type="float" office:value="2.86785868205655" calcext:value-type="float">
            <text:p>2,86785868205655</text:p>
          </table:table-cell>
          <table:table-cell table:formula="of:=[.F37]/[.G37]" office:value-type="float" office:value="178.530414766756" calcext:value-type="float">
            <text:p>178,530414766756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28_01.dat</text:p>
          </table:table-cell>
          <table:table-cell office:value-type="string" calcext:value-type="string">
            <text:p>0b1101001100110000011010110111010000011001111000011111110001101001011010111010000000110001100011101011010100111111110000111001</text:p>
          </table:table-cell>
          <table:table-cell office:value-type="string" calcext:value-type="string">
            <text:p>17544907298508230551764703685612141625</text:p>
          </table:table-cell>
          <table:table-cell office:value-type="float" office:value="32" calcext:value-type="float">
            <text:p>32</text:p>
          </table:table-cell>
          <table:table-cell office:value-type="float" office:value="512" calcext:value-type="float">
            <text:p>512</text:p>
          </table:table-cell>
          <table:table-cell office:value-type="float" office:value="2.37796115758383" calcext:value-type="float">
            <text:p>2,37796115758383</text:p>
          </table:table-cell>
          <table:table-cell table:formula="of:=[.F38]/[.G38]" office:value-type="float" office:value="215.310497552545" calcext:value-type="float">
            <text:p>215,310497552545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28_01.dat</text:p>
          </table:table-cell>
          <table:table-cell office:value-type="string" calcext:value-type="string">
            <text:p>0b10001010110000000111011011001011010101100001110101111000110110000100010001000100000000010100101101011100000100111000001111100001</text:p>
          </table:table-cell>
          <table:table-cell office:value-type="string" calcext:value-type="string">
            <text:p>184432793849458639024972009430232302561</text:p>
          </table:table-cell>
          <table:table-cell office:value-type="float" office:value="32" calcext:value-type="float">
            <text:p>32</text:p>
          </table:table-cell>
          <table:table-cell office:value-type="float" office:value="512" calcext:value-type="float">
            <text:p>512</text:p>
          </table:table-cell>
          <table:table-cell office:value-type="float" office:value="3.0470133119719" calcext:value-type="float">
            <text:p>3,0470133119719</text:p>
          </table:table-cell>
          <table:table-cell table:formula="of:=[.F39]/[.G39]" office:value-type="float" office:value="168.033397815599" calcext:value-type="float">
            <text:p>168,033397815599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28_01.dat</text:p>
          </table:table-cell>
          <table:table-cell office:value-type="string" calcext:value-type="string">
            <text:p>0b1000110001000000110111010111100101100100110111110011000111111001111111100011110011101000100100111111001111101101101000001111011</text:p>
          </table:table-cell>
          <table:table-cell office:value-type="string" calcext:value-type="string">
            <text:p>93214359219591424933666379308394270843</text:p>
          </table:table-cell>
          <table:table-cell office:value-type="float" office:value="32" calcext:value-type="float">
            <text:p>32</text:p>
          </table:table-cell>
          <table:table-cell office:value-type="float" office:value="512" calcext:value-type="float">
            <text:p>512</text:p>
          </table:table-cell>
          <table:table-cell office:value-type="float" office:value="3.10390335805018" calcext:value-type="float">
            <text:p>3,10390335805018</text:p>
          </table:table-cell>
          <table:table-cell table:formula="of:=[.F40]/[.G40]" office:value-type="float" office:value="164.953589380318" calcext:value-type="float">
            <text:p>164,953589380318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28_01.dat</text:p>
          </table:table-cell>
          <table:table-cell office:value-type="string" calcext:value-type="string">
            <text:p>0b1111101011110101111010111111111110000000101000101100001010000000101101110011101110010101011010010011110101010111100100011010010</text:p>
          </table:table-cell>
          <table:table-cell office:value-type="string" calcext:value-type="string">
            <text:p>166791949142909573014145709254686525650</text:p>
          </table:table-cell>
          <table:table-cell office:value-type="float" office:value="32" calcext:value-type="float">
            <text:p>32</text:p>
          </table:table-cell>
          <table:table-cell office:value-type="float" office:value="512" calcext:value-type="float">
            <text:p>512</text:p>
          </table:table-cell>
          <table:table-cell office:value-type="float" office:value="2.83853139644835" calcext:value-type="float">
            <text:p>2,83853139644835</text:p>
          </table:table-cell>
          <table:table-cell table:formula="of:=[.F41]/[.G41]" office:value-type="float" office:value="180.374964547029" calcext:value-type="float">
            <text:p>180,374964547029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28_01.dat</text:p>
          </table:table-cell>
          <table:table-cell office:value-type="string" calcext:value-type="string">
            <text:p>0b1110010010100110010100001011010101111110101111111111011011000011110110100101100011000001111100110101000111100000100110001110001</text:p>
          </table:table-cell>
          <table:table-cell office:value-type="string" calcext:value-type="string">
            <text:p>151963770644885244503961192016458566769</text:p>
          </table:table-cell>
          <table:table-cell office:value-type="float" office:value="32" calcext:value-type="float">
            <text:p>32</text:p>
          </table:table-cell>
          <table:table-cell office:value-type="float" office:value="512" calcext:value-type="float">
            <text:p>512</text:p>
          </table:table-cell>
          <table:table-cell office:value-type="float" office:value="3.6364435687812" calcext:value-type="float">
            <text:p>3,6364435687812</text:p>
          </table:table-cell>
          <table:table-cell table:formula="of:=[.F42]/[.G42]" office:value-type="float" office:value="140.796905084823" calcext:value-type="float">
            <text:p>140,796905084823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28_01.dat</text:p>
          </table:table-cell>
          <table:table-cell office:value-type="string" calcext:value-type="string">
            <text:p>0b10101100001010111100110000001101100001110011111001110011010001111011111011100111111001011011100001001011110111001001001110011111</text:p>
          </table:table-cell>
          <table:table-cell office:value-type="string" calcext:value-type="string">
            <text:p>228854622723303759476002766361500357535</text:p>
          </table:table-cell>
          <table:table-cell office:value-type="float" office:value="32" calcext:value-type="float">
            <text:p>32</text:p>
          </table:table-cell>
          <table:table-cell office:value-type="float" office:value="512" calcext:value-type="float">
            <text:p>512</text:p>
          </table:table-cell>
          <table:table-cell office:value-type="float" office:value="2.60332417618025" calcext:value-type="float">
            <text:p>2,60332417618025</text:p>
          </table:table-cell>
          <table:table-cell table:formula="of:=[.F43]/[.G43]" office:value-type="float" office:value="196.671626486117" calcext:value-type="float">
            <text:p>196,671626486117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28_01.dat</text:p>
          </table:table-cell>
          <table:table-cell office:value-type="string" calcext:value-type="string">
            <text:p>0b1011100011111010101011110001011000011000111100011110011111101010000001000110010010111011000100011000100000111000110000000001111</text:p>
          </table:table-cell>
          <table:table-cell office:value-type="string" calcext:value-type="string">
            <text:p>122939788305739264209662193987602898959</text:p>
          </table:table-cell>
          <table:table-cell office:value-type="float" office:value="32" calcext:value-type="float">
            <text:p>32</text:p>
          </table:table-cell>
          <table:table-cell office:value-type="float" office:value="512" calcext:value-type="float">
            <text:p>512</text:p>
          </table:table-cell>
          <table:table-cell office:value-type="float" office:value="3.25139238035805" calcext:value-type="float">
            <text:p>3,25139238035805</text:p>
          </table:table-cell>
          <table:table-cell table:formula="of:=[.F44]/[.G44]" office:value-type="float" office:value="157.470997069759" calcext:value-type="float">
            <text:p>157,470997069759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28_01.dat</text:p>
          </table:table-cell>
          <table:table-cell office:value-type="string" calcext:value-type="string">
            <text:p>0b1100111100011100000110000010011001001001001010010111001010101101110000000000011101100100111000011000110101101100110101100101011</text:p>
          </table:table-cell>
          <table:table-cell office:value-type="string" calcext:value-type="string">
            <text:p>137648034625329868638643609834175753003</text:p>
          </table:table-cell>
          <table:table-cell office:value-type="float" office:value="32" calcext:value-type="float">
            <text:p>32</text:p>
          </table:table-cell>
          <table:table-cell office:value-type="float" office:value="512" calcext:value-type="float">
            <text:p>512</text:p>
          </table:table-cell>
          <table:table-cell office:value-type="float" office:value="2.54598959708226" calcext:value-type="float">
            <text:p>2,54598959708226</text:p>
          </table:table-cell>
          <table:table-cell table:formula="of:=[.F45]/[.G45]" office:value-type="float" office:value="201.100586030186" calcext:value-type="float">
            <text:p>201,100586030186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28_01.dat</text:p>
          </table:table-cell>
          <table:table-cell office:value-type="string" calcext:value-type="string">
            <text:p>0b1111111111100101101001111101001101000111110110000110000110100100000101111100100000001010000100100110000011000010010101000101001</text:p>
          </table:table-cell>
          <table:table-cell office:value-type="string" calcext:value-type="string">
            <text:p>170072789403769574113510536208514624041</text:p>
          </table:table-cell>
          <table:table-cell office:value-type="float" office:value="32" calcext:value-type="float">
            <text:p>32</text:p>
          </table:table-cell>
          <table:table-cell office:value-type="float" office:value="512" calcext:value-type="float">
            <text:p>512</text:p>
          </table:table-cell>
          <table:table-cell office:value-type="float" office:value="3.81120280094216" calcext:value-type="float">
            <text:p>3,81120280094216</text:p>
          </table:table-cell>
          <table:table-cell table:formula="of:=[.F46]/[.G46]" office:value-type="float" office:value="134.340791278131" calcext:value-type="float">
            <text:p>134,340791278131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28_01.dat</text:p>
          </table:table-cell>
          <table:table-cell office:value-type="string" calcext:value-type="string">
            <text:p>0b10111100010001000001001100101010110000000011111101000110110111001000001100011011100101111100000011000000111011100000001001010100</text:p>
          </table:table-cell>
          <table:table-cell office:value-type="string" calcext:value-type="string">
            <text:p>250248328146807466211214818431608947284</text:p>
          </table:table-cell>
          <table:table-cell office:value-type="float" office:value="32" calcext:value-type="float">
            <text:p>32</text:p>
          </table:table-cell>
          <table:table-cell office:value-type="float" office:value="512" calcext:value-type="float">
            <text:p>512</text:p>
          </table:table-cell>
          <table:table-cell office:value-type="float" office:value="3.43242834762661" calcext:value-type="float">
            <text:p>3,43242834762661</text:p>
          </table:table-cell>
          <table:table-cell table:formula="of:=[.F47]/[.G47]" office:value-type="float" office:value="149.165531846871" calcext:value-type="float">
            <text:p>149,165531846871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28_01.dat</text:p>
          </table:table-cell>
          <table:table-cell office:value-type="string" calcext:value-type="string">
            <text:p>0b1111011111110010011110101101110111010101001111011111000110000010110000011010000100111110111000001101101110011011101010110101111</text:p>
          </table:table-cell>
          <table:table-cell office:value-type="string" calcext:value-type="string">
            <text:p>164789171414015201059424824589804230063</text:p>
          </table:table-cell>
          <table:table-cell office:value-type="float" office:value="32" calcext:value-type="float">
            <text:p>32</text:p>
          </table:table-cell>
          <table:table-cell office:value-type="float" office:value="512" calcext:value-type="float">
            <text:p>512</text:p>
          </table:table-cell>
          <table:table-cell office:value-type="float" office:value="3.0835597995418" calcext:value-type="float">
            <text:p>3,0835597995418</text:p>
          </table:table-cell>
          <table:table-cell table:formula="of:=[.F48]/[.G48]" office:value-type="float" office:value="166.041858528601" calcext:value-type="float">
            <text:p>166,041858528601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28_01.dat</text:p>
          </table:table-cell>
          <table:table-cell office:value-type="string" calcext:value-type="string">
            <text:p>0b11011111001101001010110101100101111001101111001001000100100010000011100101101111100111111010110101001111011010000100010111011111</text:p>
          </table:table-cell>
          <table:table-cell office:value-type="string" calcext:value-type="string">
            <text:p>296691359427060332314986837450687006175</text:p>
          </table:table-cell>
          <table:table-cell office:value-type="float" office:value="32" calcext:value-type="float">
            <text:p>32</text:p>
          </table:table-cell>
          <table:table-cell office:value-type="float" office:value="512" calcext:value-type="float">
            <text:p>512</text:p>
          </table:table-cell>
          <table:table-cell office:value-type="float" office:value="4.5658969736683" calcext:value-type="float">
            <text:p>4,5658969736683</text:p>
          </table:table-cell>
          <table:table-cell table:formula="of:=[.F49]/[.G49]" office:value-type="float" office:value="112.135688333031" calcext:value-type="float">
            <text:p>112,135688333031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28_01.dat</text:p>
          </table:table-cell>
          <table:table-cell office:value-type="string" calcext:value-type="string">
            <text:p>0b11100011010001000001100101001000001001011010000000010001100001100111010110001110100001101001110011100011101001001101101001110101</text:p>
          </table:table-cell>
          <table:table-cell office:value-type="string" calcext:value-type="string">
            <text:p>302088344005868520001790060679812930165</text:p>
          </table:table-cell>
          <table:table-cell office:value-type="float" office:value="32" calcext:value-type="float">
            <text:p>32</text:p>
          </table:table-cell>
          <table:table-cell office:value-type="float" office:value="512" calcext:value-type="float">
            <text:p>512</text:p>
          </table:table-cell>
          <table:table-cell office:value-type="float" office:value="2.50364933437164" calcext:value-type="float">
            <text:p>2,50364933437164</text:p>
          </table:table-cell>
          <table:table-cell table:formula="of:=[.F50]/[.G50]" office:value-type="float" office:value="204.501482284659" calcext:value-type="float">
            <text:p>204,501482284659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28_01.dat</text:p>
          </table:table-cell>
          <table:table-cell office:value-type="string" calcext:value-type="string">
            <text:p>0b10000111101001101011101011010010000100101100111001100101100010100111010011011111110110100001001011011111010100001010010110100001</text:p>
          </table:table-cell>
          <table:table-cell office:value-type="string" calcext:value-type="string">
            <text:p>180311489881401079843271730817383048609</text:p>
          </table:table-cell>
          <table:table-cell office:value-type="float" office:value="32" calcext:value-type="float">
            <text:p>32</text:p>
          </table:table-cell>
          <table:table-cell office:value-type="float" office:value="512" calcext:value-type="float">
            <text:p>512</text:p>
          </table:table-cell>
          <table:table-cell office:value-type="float" office:value="2.7493357697187" calcext:value-type="float">
            <text:p>2,7493357697187</text:p>
          </table:table-cell>
          <table:table-cell table:formula="of:=[.F51]/[.G51]" office:value-type="float" office:value="186.226799083324" calcext:value-type="float">
            <text:p>186,226799083324</text:p>
          </table:table-cell>
        </table:table-row>
      </table:table>
      <table:table table:name="bignum_128_02.dat - 32 frascos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Qual algoritmo</text:p>
          </table:table-cell>
          <table:table-cell office:value-type="string" calcext:value-type="string">
            <text:p>Qual arquivo</text:p>
          </table:table-cell>
          <table:table-cell office:value-type="string" calcext:value-type="string">
            <text:p>Qual instancia binaria</text:p>
          </table:table-cell>
          <table:table-cell office:value-type="string" calcext:value-type="string">
            <text:p>Qual instancia decimal</text:p>
          </table:table-cell>
          <table:table-cell office:value-type="string" calcext:value-type="string">
            <text:p>Quantos frascos</text:p>
          </table:table-cell>
          <table:table-cell office:value-type="string" calcext:value-type="string">
            <text:p>Complexidade Teorica</text:p>
          </table:table-cell>
          <table:table-cell office:value-type="string" calcext:value-type="string">
            <text:p>Tempo de CPU (ms)</text:p>
          </table:table-cell>
          <table:table-cell office:value-type="string" calcext:value-type="string">
            <text:p>Razao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28_02.dat</text:p>
          </table:table-cell>
          <table:table-cell office:value-type="string" calcext:value-type="string">
            <text:p>0b10001100101011010001101100001110111101111101011110001010111110100011110111000010111100011111110100111100000110100011111101001000</text:p>
          </table:table-cell>
          <table:table-cell office:value-type="string" calcext:value-type="string">
            <text:p>186990735577371693960871354327346331464</text:p>
          </table:table-cell>
          <table:table-cell office:value-type="float" office:value="32" calcext:value-type="float">
            <text:p>32</text:p>
          </table:table-cell>
          <table:table-cell office:value-type="float" office:value="512" calcext:value-type="float">
            <text:p>512</text:p>
          </table:table-cell>
          <table:table-cell office:value-type="float" office:value="2.13393395089558" calcext:value-type="float">
            <text:p>2,13393395089558</text:p>
          </table:table-cell>
          <table:table-cell table:formula="of:=[.F2]/[.G2]" office:value-type="float" office:value="239.932449542368" calcext:value-type="float">
            <text:p>239,932449542368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28_02.dat</text:p>
          </table:table-cell>
          <table:table-cell office:value-type="string" calcext:value-type="string">
            <text:p>0b1010100101111001111110001110100100111011110010001101110110101101110101010110010000010001101001010100000001000101110110100010</text:p>
          </table:table-cell>
          <table:table-cell office:value-type="string" calcext:value-type="string">
            <text:p>14079552982736219730918096232469781922</text:p>
          </table:table-cell>
          <table:table-cell office:value-type="float" office:value="32" calcext:value-type="float">
            <text:p>32</text:p>
          </table:table-cell>
          <table:table-cell office:value-type="float" office:value="512" calcext:value-type="float">
            <text:p>512</text:p>
          </table:table-cell>
          <table:table-cell office:value-type="float" office:value="2.92067365631128" calcext:value-type="float">
            <text:p>2,92067365631128</text:p>
          </table:table-cell>
          <table:table-cell table:formula="of:=[.F3]/[.G3]" office:value-type="float" office:value="175.302022837649" calcext:value-type="float">
            <text:p>175,302022837649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28_02.dat</text:p>
          </table:table-cell>
          <table:table-cell office:value-type="string" calcext:value-type="string">
            <text:p>0b10010101001110101010011011011110101111100000110001101001010011011000001100100111000110000000010001110101011110110100000111</text:p>
          </table:table-cell>
          <table:table-cell office:value-type="string" calcext:value-type="string">
            <text:p>3099367329956420713489325376968977671</text:p>
          </table:table-cell>
          <table:table-cell office:value-type="float" office:value="32" calcext:value-type="float">
            <text:p>32</text:p>
          </table:table-cell>
          <table:table-cell office:value-type="float" office:value="512" calcext:value-type="float">
            <text:p>512</text:p>
          </table:table-cell>
          <table:table-cell office:value-type="float" office:value="3.04905272607618" calcext:value-type="float">
            <text:p>3,04905272607618</text:p>
          </table:table-cell>
          <table:table-cell table:formula="of:=[.F4]/[.G4]" office:value-type="float" office:value="167.921005636033" calcext:value-type="float">
            <text:p>167,921005636033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28_02.dat</text:p>
          </table:table-cell>
          <table:table-cell office:value-type="string" calcext:value-type="string">
            <text:p>0b10111110011111001000100100010011001110000111111111010010100001110110000000010010100100001000100111001111111011010100100101101101</text:p>
          </table:table-cell>
          <table:table-cell office:value-type="string" calcext:value-type="string">
            <text:p>253199944222528810850812606877704997229</text:p>
          </table:table-cell>
          <table:table-cell office:value-type="float" office:value="32" calcext:value-type="float">
            <text:p>32</text:p>
          </table:table-cell>
          <table:table-cell office:value-type="float" office:value="512" calcext:value-type="float">
            <text:p>512</text:p>
          </table:table-cell>
          <table:table-cell office:value-type="float" office:value="2.85249772350375" calcext:value-type="float">
            <text:p>2,85249772350375</text:p>
          </table:table-cell>
          <table:table-cell table:formula="of:=[.F5]/[.G5]" office:value-type="float" office:value="179.491817217335" calcext:value-type="float">
            <text:p>179,491817217335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28_02.dat</text:p>
          </table:table-cell>
          <table:table-cell office:value-type="string" calcext:value-type="string">
            <text:p>0b11100000011111110001001010000101011001100010001111101000001010101010110101100011000011101011011011101110000110101110100001100011</text:p>
          </table:table-cell>
          <table:table-cell office:value-type="string" calcext:value-type="string">
            <text:p>298406868409184438548245517383107274851</text:p>
          </table:table-cell>
          <table:table-cell office:value-type="float" office:value="32" calcext:value-type="float">
            <text:p>32</text:p>
          </table:table-cell>
          <table:table-cell office:value-type="float" office:value="512" calcext:value-type="float">
            <text:p>512</text:p>
          </table:table-cell>
          <table:table-cell office:value-type="float" office:value="2.34325928915277" calcext:value-type="float">
            <text:p>2,34325928915277</text:p>
          </table:table-cell>
          <table:table-cell table:formula="of:=[.F6]/[.G6]" office:value-type="float" office:value="218.499080477397" calcext:value-type="float">
            <text:p>218,499080477397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28_02.dat</text:p>
          </table:table-cell>
          <table:table-cell office:value-type="string" calcext:value-type="string">
            <text:p>0b1011000100011100001101000001110011011000110010000010101000000001000111101111110011011010100101010110011100011110101110100011101</text:p>
          </table:table-cell>
          <table:table-cell office:value-type="string" calcext:value-type="string">
            <text:p>117709898268373885304620793285961538845</text:p>
          </table:table-cell>
          <table:table-cell office:value-type="float" office:value="32" calcext:value-type="float">
            <text:p>32</text:p>
          </table:table-cell>
          <table:table-cell office:value-type="float" office:value="512" calcext:value-type="float">
            <text:p>512</text:p>
          </table:table-cell>
          <table:table-cell office:value-type="float" office:value="1.8785596276589" calcext:value-type="float">
            <text:p>1,8785596276589</text:p>
          </table:table-cell>
          <table:table-cell table:formula="of:=[.F7]/[.G7]" office:value-type="float" office:value="272.549240631805" calcext:value-type="float">
            <text:p>272,549240631805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28_02.dat</text:p>
          </table:table-cell>
          <table:table-cell office:value-type="string" calcext:value-type="string">
            <text:p>0b11100100000110101001111011000111101111011101101000110100111101001000101100110110010110110111111111001110110000010001111100100100</text:p>
          </table:table-cell>
          <table:table-cell office:value-type="string" calcext:value-type="string">
            <text:p>303202203203160904601944143609680961316</text:p>
          </table:table-cell>
          <table:table-cell office:value-type="float" office:value="32" calcext:value-type="float">
            <text:p>32</text:p>
          </table:table-cell>
          <table:table-cell office:value-type="float" office:value="512" calcext:value-type="float">
            <text:p>512</text:p>
          </table:table-cell>
          <table:table-cell office:value-type="float" office:value="3.13914457261676" calcext:value-type="float">
            <text:p>3,13914457261676</text:p>
          </table:table-cell>
          <table:table-cell table:formula="of:=[.F8]/[.G8]" office:value-type="float" office:value="163.101758506522" calcext:value-type="float">
            <text:p>163,101758506522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28_02.dat</text:p>
          </table:table-cell>
          <table:table-cell office:value-type="string" calcext:value-type="string">
            <text:p>0b100000100000100100001111010001010111100111001111001001001111110011101000000001001100000111011000000000010111011011001001100</text:p>
          </table:table-cell>
          <table:table-cell office:value-type="string" calcext:value-type="string">
            <text:p>5401458745760976677780684929806087756</text:p>
          </table:table-cell>
          <table:table-cell office:value-type="float" office:value="32" calcext:value-type="float">
            <text:p>32</text:p>
          </table:table-cell>
          <table:table-cell office:value-type="float" office:value="512" calcext:value-type="float">
            <text:p>512</text:p>
          </table:table-cell>
          <table:table-cell office:value-type="float" office:value="2.73152855924001" calcext:value-type="float">
            <text:p>2,73152855924001</text:p>
          </table:table-cell>
          <table:table-cell table:formula="of:=[.F9]/[.G9]" office:value-type="float" office:value="187.440837207447" calcext:value-type="float">
            <text:p>187,440837207447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28_02.dat</text:p>
          </table:table-cell>
          <table:table-cell office:value-type="string" calcext:value-type="string">
            <text:p>0b1111101011000011100011010101010100110011101010001110110100001001010011001111010000000010001100111101101010001001111101110111010</text:p>
          </table:table-cell>
          <table:table-cell office:value-type="string" calcext:value-type="string">
            <text:p>166661181701889571311259868153250118586</text:p>
          </table:table-cell>
          <table:table-cell office:value-type="float" office:value="32" calcext:value-type="float">
            <text:p>32</text:p>
          </table:table-cell>
          <table:table-cell office:value-type="float" office:value="512" calcext:value-type="float">
            <text:p>512</text:p>
          </table:table-cell>
          <table:table-cell office:value-type="float" office:value="2.83966109687544" calcext:value-type="float">
            <text:p>2,83966109687544</text:p>
          </table:table-cell>
          <table:table-cell table:formula="of:=[.F10]/[.G10]" office:value-type="float" office:value="180.303206098562" calcext:value-type="float">
            <text:p>180,303206098562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28_02.dat</text:p>
          </table:table-cell>
          <table:table-cell office:value-type="string" calcext:value-type="string">
            <text:p>0b11100001101010101010011000010100101100001101000110110011000110101010010101011101110110001000101100000110101100111101011011100100</text:p>
          </table:table-cell>
          <table:table-cell office:value-type="string" calcext:value-type="string">
            <text:p>299962358036837321582771787510370784996</text:p>
          </table:table-cell>
          <table:table-cell office:value-type="float" office:value="32" calcext:value-type="float">
            <text:p>32</text:p>
          </table:table-cell>
          <table:table-cell office:value-type="float" office:value="512" calcext:value-type="float">
            <text:p>512</text:p>
          </table:table-cell>
          <table:table-cell office:value-type="float" office:value="2.80468053892359" calcext:value-type="float">
            <text:p>2,80468053892359</text:p>
          </table:table-cell>
          <table:table-cell table:formula="of:=[.F11]/[.G11]" office:value-type="float" office:value="182.551985117171" calcext:value-type="float">
            <text:p>182,551985117171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28_02.dat</text:p>
          </table:table-cell>
          <table:table-cell office:value-type="string" calcext:value-type="string">
            <text:p>0b11000011111011001000000111110110110100010100111100010111011101010111101111000100001001001101000001001111011111110111001011001001</text:p>
          </table:table-cell>
          <table:table-cell office:value-type="string" calcext:value-type="string">
            <text:p>260427477222417647085114442428935271113</text:p>
          </table:table-cell>
          <table:table-cell office:value-type="float" office:value="32" calcext:value-type="float">
            <text:p>32</text:p>
          </table:table-cell>
          <table:table-cell office:value-type="float" office:value="512" calcext:value-type="float">
            <text:p>512</text:p>
          </table:table-cell>
          <table:table-cell office:value-type="float" office:value="2.94481906891469" calcext:value-type="float">
            <text:p>2,94481906891469</text:p>
          </table:table-cell>
          <table:table-cell table:formula="of:=[.F12]/[.G12]" office:value-type="float" office:value="173.86467148513" calcext:value-type="float">
            <text:p>173,86467148513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28_02.dat</text:p>
          </table:table-cell>
          <table:table-cell office:value-type="string" calcext:value-type="string">
            <text:p>0b10100001011000010001101001111000001110110110010001011000101111001000000101001000111010100010100101101100100100001001011010101</text:p>
          </table:table-cell>
          <table:table-cell office:value-type="string" calcext:value-type="string">
            <text:p>26813737123132432209950885294267044565</text:p>
          </table:table-cell>
          <table:table-cell office:value-type="float" office:value="32" calcext:value-type="float">
            <text:p>32</text:p>
          </table:table-cell>
          <table:table-cell office:value-type="float" office:value="512" calcext:value-type="float">
            <text:p>512</text:p>
          </table:table-cell>
          <table:table-cell office:value-type="float" office:value="2.27952128746416" calcext:value-type="float">
            <text:p>2,27952128746416</text:p>
          </table:table-cell>
          <table:table-cell table:formula="of:=[.F13]/[.G13]" office:value-type="float" office:value="224.608562690621" calcext:value-type="float">
            <text:p>224,608562690621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28_02.dat</text:p>
          </table:table-cell>
          <table:table-cell office:value-type="string" calcext:value-type="string">
            <text:p>0b100000011011011110000100111110110101111100101111111000010010100011111000001100011101011010101001000001101101111101111100001</text:p>
          </table:table-cell>
          <table:table-cell office:value-type="string" calcext:value-type="string">
            <text:p>5388228092973795403006852436139113441</text:p>
          </table:table-cell>
          <table:table-cell office:value-type="float" office:value="32" calcext:value-type="float">
            <text:p>32</text:p>
          </table:table-cell>
          <table:table-cell office:value-type="float" office:value="512" calcext:value-type="float">
            <text:p>512</text:p>
          </table:table-cell>
          <table:table-cell office:value-type="float" office:value="2.57609310707507" calcext:value-type="float">
            <text:p>2,57609310707507</text:p>
          </table:table-cell>
          <table:table-cell table:formula="of:=[.F14]/[.G14]" office:value-type="float" office:value="198.750580324067" calcext:value-type="float">
            <text:p>198,750580324067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28_02.dat</text:p>
          </table:table-cell>
          <table:table-cell office:value-type="string" calcext:value-type="string">
            <text:p>0b1000100010010100100000110110010001010111111100111111111111000111010000001100011010010111000001000100110010011011000100010110</text:p>
          </table:table-cell>
          <table:table-cell office:value-type="string" calcext:value-type="string">
            <text:p>11346633269219138481677858281496359190</text:p>
          </table:table-cell>
          <table:table-cell office:value-type="float" office:value="32" calcext:value-type="float">
            <text:p>32</text:p>
          </table:table-cell>
          <table:table-cell office:value-type="float" office:value="512" calcext:value-type="float">
            <text:p>512</text:p>
          </table:table-cell>
          <table:table-cell office:value-type="float" office:value="3.7681037333196" calcext:value-type="float">
            <text:p>3,7681037333196</text:p>
          </table:table-cell>
          <table:table-cell table:formula="of:=[.F15]/[.G15]" office:value-type="float" office:value="135.877363320076" calcext:value-type="float">
            <text:p>135,877363320076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28_02.dat</text:p>
          </table:table-cell>
          <table:table-cell office:value-type="string" calcext:value-type="string">
            <text:p>0b1001011110111100101000111010011000101001011011011011110010110110111011101001101001000000110110101010110110110101010111100011010</text:p>
          </table:table-cell>
          <table:table-cell office:value-type="string" calcext:value-type="string">
            <text:p>100846449185194383244605106242040016666</text:p>
          </table:table-cell>
          <table:table-cell office:value-type="float" office:value="32" calcext:value-type="float">
            <text:p>32</text:p>
          </table:table-cell>
          <table:table-cell office:value-type="float" office:value="512" calcext:value-type="float">
            <text:p>512</text:p>
          </table:table-cell>
          <table:table-cell office:value-type="float" office:value="2.74181914238625" calcext:value-type="float">
            <text:p>2,74181914238625</text:p>
          </table:table-cell>
          <table:table-cell table:formula="of:=[.F16]/[.G16]" office:value-type="float" office:value="186.737335108981" calcext:value-type="float">
            <text:p>186,737335108981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28_02.dat</text:p>
          </table:table-cell>
          <table:table-cell office:value-type="string" calcext:value-type="string">
            <text:p>0b11111000111001101011111111101001011010000010001100001111110111000101011000111000101110011001010000111001011100001010110001111111</text:p>
          </table:table-cell>
          <table:table-cell office:value-type="string" calcext:value-type="string">
            <text:p>330846663664747138452448056487481224319</text:p>
          </table:table-cell>
          <table:table-cell office:value-type="float" office:value="32" calcext:value-type="float">
            <text:p>32</text:p>
          </table:table-cell>
          <table:table-cell office:value-type="float" office:value="512" calcext:value-type="float">
            <text:p>512</text:p>
          </table:table-cell>
          <table:table-cell office:value-type="float" office:value="2.46462871227172" calcext:value-type="float">
            <text:p>2,46462871227172</text:p>
          </table:table-cell>
          <table:table-cell table:formula="of:=[.F17]/[.G17]" office:value-type="float" office:value="207.739201223568" calcext:value-type="float">
            <text:p>207,739201223568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28_02.dat</text:p>
          </table:table-cell>
          <table:table-cell office:value-type="string" calcext:value-type="string">
            <text:p>0b11111011001010101001110011001101010101101011111100101010011000110101111111011001001010000111000100111000101001100010111011111000</text:p>
          </table:table-cell>
          <table:table-cell office:value-type="string" calcext:value-type="string">
            <text:p>333857483734590647792737805299245002488</text:p>
          </table:table-cell>
          <table:table-cell office:value-type="float" office:value="32" calcext:value-type="float">
            <text:p>32</text:p>
          </table:table-cell>
          <table:table-cell office:value-type="float" office:value="512" calcext:value-type="float">
            <text:p>512</text:p>
          </table:table-cell>
          <table:table-cell office:value-type="float" office:value="2.46829428315644" calcext:value-type="float">
            <text:p>2,46829428315644</text:p>
          </table:table-cell>
          <table:table-cell table:formula="of:=[.F18]/[.G18]" office:value-type="float" office:value="207.430695559226" calcext:value-type="float">
            <text:p>207,430695559226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28_02.dat</text:p>
          </table:table-cell>
          <table:table-cell office:value-type="string" calcext:value-type="string">
            <text:p>0b10010011010111101111110111110100011011000010000111100001100011011101100001111011000001000110000111000011000110010110100111100111</text:p>
          </table:table-cell>
          <table:table-cell office:value-type="string" calcext:value-type="string">
            <text:p>195889742099851625228858312795977509351</text:p>
          </table:table-cell>
          <table:table-cell office:value-type="float" office:value="32" calcext:value-type="float">
            <text:p>32</text:p>
          </table:table-cell>
          <table:table-cell office:value-type="float" office:value="512" calcext:value-type="float">
            <text:p>512</text:p>
          </table:table-cell>
          <table:table-cell office:value-type="float" office:value="1.93837336289491" calcext:value-type="float">
            <text:p>1,93837336289491</text:p>
          </table:table-cell>
          <table:table-cell table:formula="of:=[.F19]/[.G19]" office:value-type="float" office:value="264.138999122099" calcext:value-type="float">
            <text:p>264,138999122099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28_02.dat</text:p>
          </table:table-cell>
          <table:table-cell office:value-type="string" calcext:value-type="string">
            <text:p>0b1011010101111011001100110100001101001000011110011111001011110010011001000000010111011101101100101000111111101011011101100001011</text:p>
          </table:table-cell>
          <table:table-cell office:value-type="string" calcext:value-type="string">
            <text:p>120614979742138289750059557472169212683</text:p>
          </table:table-cell>
          <table:table-cell office:value-type="float" office:value="32" calcext:value-type="float">
            <text:p>32</text:p>
          </table:table-cell>
          <table:table-cell office:value-type="float" office:value="512" calcext:value-type="float">
            <text:p>512</text:p>
          </table:table-cell>
          <table:table-cell office:value-type="float" office:value="2.50230296646741" calcext:value-type="float">
            <text:p>2,50230296646741</text:p>
          </table:table-cell>
          <table:table-cell table:formula="of:=[.F20]/[.G20]" office:value-type="float" office:value="204.611514617196" calcext:value-type="float">
            <text:p>204,611514617196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28_02.dat</text:p>
          </table:table-cell>
          <table:table-cell office:value-type="string" calcext:value-type="string">
            <text:p>0b1101110000010001100110110110000010001010011110110000101110001011011010110001100101110100110111010011000100010110101011111110001</text:p>
          </table:table-cell>
          <table:table-cell office:value-type="string" calcext:value-type="string">
            <text:p>146260789770763217617909488558755502065</text:p>
          </table:table-cell>
          <table:table-cell office:value-type="float" office:value="32" calcext:value-type="float">
            <text:p>32</text:p>
          </table:table-cell>
          <table:table-cell office:value-type="float" office:value="512" calcext:value-type="float">
            <text:p>512</text:p>
          </table:table-cell>
          <table:table-cell office:value-type="float" office:value="2.90082215129717" calcext:value-type="float">
            <text:p>2,90082215129717</text:p>
          </table:table-cell>
          <table:table-cell table:formula="of:=[.F21]/[.G21]" office:value-type="float" office:value="176.501685831049" calcext:value-type="float">
            <text:p>176,501685831049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28_02.dat</text:p>
          </table:table-cell>
          <table:table-cell office:value-type="string" calcext:value-type="string">
            <text:p>0b1110011101100000101111001001101000110001001010111100011100000111000111011001100011100111111100001000010110111110001010010110</text:p>
          </table:table-cell>
          <table:table-cell office:value-type="string" calcext:value-type="string">
            <text:p>19222122052130944561096587281409237654</text:p>
          </table:table-cell>
          <table:table-cell office:value-type="float" office:value="32" calcext:value-type="float">
            <text:p>32</text:p>
          </table:table-cell>
          <table:table-cell office:value-type="float" office:value="512" calcext:value-type="float">
            <text:p>512</text:p>
          </table:table-cell>
          <table:table-cell office:value-type="float" office:value="3.1621106260672" calcext:value-type="float">
            <text:p>3,1621106260672</text:p>
          </table:table-cell>
          <table:table-cell table:formula="of:=[.F22]/[.G22]" office:value-type="float" office:value="161.917168798356" calcext:value-type="float">
            <text:p>161,917168798356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28_02.dat</text:p>
          </table:table-cell>
          <table:table-cell office:value-type="string" calcext:value-type="string">
            <text:p>0b11000101011011101111101110000100110011001101010001001101100101001010110011010111101010110000110100111010101011111001000001101001</text:p>
          </table:table-cell>
          <table:table-cell office:value-type="string" calcext:value-type="string">
            <text:p>262434169230386827095461929223728369769</text:p>
          </table:table-cell>
          <table:table-cell office:value-type="float" office:value="32" calcext:value-type="float">
            <text:p>32</text:p>
          </table:table-cell>
          <table:table-cell office:value-type="float" office:value="512" calcext:value-type="float">
            <text:p>512</text:p>
          </table:table-cell>
          <table:table-cell office:value-type="float" office:value="2.05095257591403" calcext:value-type="float">
            <text:p>2,05095257591403</text:p>
          </table:table-cell>
          <table:table-cell table:formula="of:=[.F23]/[.G23]" office:value-type="float" office:value="249.640097003131" calcext:value-type="float">
            <text:p>249,640097003131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28_02.dat</text:p>
          </table:table-cell>
          <table:table-cell office:value-type="string" calcext:value-type="string">
            <text:p>0b10110010101011101110010110101010000011111011111010011001001100101101011100000111000100111101000110000110001100011010001110011111</text:p>
          </table:table-cell>
          <table:table-cell office:value-type="string" calcext:value-type="string">
            <text:p>237510701048559643554656851063074825119</text:p>
          </table:table-cell>
          <table:table-cell office:value-type="float" office:value="32" calcext:value-type="float">
            <text:p>32</text:p>
          </table:table-cell>
          <table:table-cell office:value-type="float" office:value="512" calcext:value-type="float">
            <text:p>512</text:p>
          </table:table-cell>
          <table:table-cell office:value-type="float" office:value="2.46041203714628" calcext:value-type="float">
            <text:p>2,46041203714628</text:p>
          </table:table-cell>
          <table:table-cell table:formula="of:=[.F24]/[.G24]" office:value-type="float" office:value="208.095226437701" calcext:value-type="float">
            <text:p>208,095226437701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28_02.dat</text:p>
          </table:table-cell>
          <table:table-cell office:value-type="string" calcext:value-type="string">
            <text:p>0b11000100010100100011111101010011000010111000100100011101000110010110110101000010000011101101010001001000000011110001000010001101</text:p>
          </table:table-cell>
          <table:table-cell office:value-type="string" calcext:value-type="string">
            <text:p>260955739887555981056853889873781657741</text:p>
          </table:table-cell>
          <table:table-cell office:value-type="float" office:value="32" calcext:value-type="float">
            <text:p>32</text:p>
          </table:table-cell>
          <table:table-cell office:value-type="float" office:value="512" calcext:value-type="float">
            <text:p>512</text:p>
          </table:table-cell>
          <table:table-cell office:value-type="float" office:value="2.81922454603795" calcext:value-type="float">
            <text:p>2,81922454603795</text:p>
          </table:table-cell>
          <table:table-cell table:formula="of:=[.F25]/[.G25]" office:value-type="float" office:value="181.610223534535" calcext:value-type="float">
            <text:p>181,610223534535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28_02.dat</text:p>
          </table:table-cell>
          <table:table-cell office:value-type="string" calcext:value-type="string">
            <text:p>0b10000010001011001110101011110000001000010101010001100111101010010111100001000001000111101000000101010011111111000101101110001101</text:p>
          </table:table-cell>
          <table:table-cell office:value-type="string" calcext:value-type="string">
            <text:p>173032865622735898430335226630090021773</text:p>
          </table:table-cell>
          <table:table-cell office:value-type="float" office:value="32" calcext:value-type="float">
            <text:p>32</text:p>
          </table:table-cell>
          <table:table-cell office:value-type="float" office:value="512" calcext:value-type="float">
            <text:p>512</text:p>
          </table:table-cell>
          <table:table-cell office:value-type="float" office:value="2.40584454806457" calcext:value-type="float">
            <text:p>2,40584454806457</text:p>
          </table:table-cell>
          <table:table-cell table:formula="of:=[.F26]/[.G26]" office:value-type="float" office:value="212.815080014994" calcext:value-type="float">
            <text:p>212,815080014994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28_02.dat</text:p>
          </table:table-cell>
          <table:table-cell office:value-type="string" calcext:value-type="string">
            <text:p>0b11100110100110000001000110101000111011101110011111011110010000000110010100100100100100000110101010111100001011101000101010011011</text:p>
          </table:table-cell>
          <table:table-cell office:value-type="string" calcext:value-type="string">
            <text:p>306512026338260252797268214484770392731</text:p>
          </table:table-cell>
          <table:table-cell office:value-type="float" office:value="32" calcext:value-type="float">
            <text:p>32</text:p>
          </table:table-cell>
          <table:table-cell office:value-type="float" office:value="512" calcext:value-type="float">
            <text:p>512</text:p>
          </table:table-cell>
          <table:table-cell office:value-type="float" office:value="3.27806730946136" calcext:value-type="float">
            <text:p>3,27806730946136</text:p>
          </table:table-cell>
          <table:table-cell table:formula="of:=[.F27]/[.G27]" office:value-type="float" office:value="156.189593338195" calcext:value-type="float">
            <text:p>156,189593338195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28_02.dat</text:p>
          </table:table-cell>
          <table:table-cell office:value-type="string" calcext:value-type="string">
            <text:p>0b11000100110111100001101100001101000000000110011100011010010100101101000100001001010111110110111000010010100111001001001000011101</text:p>
          </table:table-cell>
          <table:table-cell office:value-type="string" calcext:value-type="string">
            <text:p>261681925731588297771862340106924626461</text:p>
          </table:table-cell>
          <table:table-cell office:value-type="float" office:value="32" calcext:value-type="float">
            <text:p>32</text:p>
          </table:table-cell>
          <table:table-cell office:value-type="float" office:value="512" calcext:value-type="float">
            <text:p>512</text:p>
          </table:table-cell>
          <table:table-cell office:value-type="float" office:value="2.89220413741574" calcext:value-type="float">
            <text:p>2,89220413741574</text:p>
          </table:table-cell>
          <table:table-cell table:formula="of:=[.F28]/[.G28]" office:value-type="float" office:value="177.027614813347" calcext:value-type="float">
            <text:p>177,027614813347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28_02.dat</text:p>
          </table:table-cell>
          <table:table-cell office:value-type="string" calcext:value-type="string">
            <text:p>0b10011000001110001010000101100011110010110001000001100011111100010011000011111111011100101000100101010110010110110011111111100101</text:p>
          </table:table-cell>
          <table:table-cell office:value-type="string" calcext:value-type="string">
            <text:p>202336697357764711630008733669227446245</text:p>
          </table:table-cell>
          <table:table-cell office:value-type="float" office:value="32" calcext:value-type="float">
            <text:p>32</text:p>
          </table:table-cell>
          <table:table-cell office:value-type="float" office:value="512" calcext:value-type="float">
            <text:p>512</text:p>
          </table:table-cell>
          <table:table-cell office:value-type="float" office:value="4.86552010147866" calcext:value-type="float">
            <text:p>4,86552010147866</text:p>
          </table:table-cell>
          <table:table-cell table:formula="of:=[.F29]/[.G29]" office:value-type="float" office:value="105.230271239533" calcext:value-type="float">
            <text:p>105,230271239533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28_02.dat</text:p>
          </table:table-cell>
          <table:table-cell office:value-type="string" calcext:value-type="string">
            <text:p>0b100111100001011110000011011110001110100011010010001110101001001111111101101011110000001001111110111101010101101000100000011101</text:p>
          </table:table-cell>
          <table:table-cell office:value-type="string" calcext:value-type="string">
            <text:p>52535028184213815590670527689362147357</text:p>
          </table:table-cell>
          <table:table-cell office:value-type="float" office:value="32" calcext:value-type="float">
            <text:p>32</text:p>
          </table:table-cell>
          <table:table-cell office:value-type="float" office:value="512" calcext:value-type="float">
            <text:p>512</text:p>
          </table:table-cell>
          <table:table-cell office:value-type="float" office:value="2.24525292421637" calcext:value-type="float">
            <text:p>2,24525292421637</text:p>
          </table:table-cell>
          <table:table-cell table:formula="of:=[.F30]/[.G30]" office:value-type="float" office:value="228.036669934945" calcext:value-type="float">
            <text:p>228,036669934945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28_02.dat</text:p>
          </table:table-cell>
          <table:table-cell office:value-type="string" calcext:value-type="string">
            <text:p>0b1111110110000001011010001000110101111101110001001000011001011000000101101100001000010110110100101101001111101101011101011110001</text:p>
          </table:table-cell>
          <table:table-cell office:value-type="string" calcext:value-type="string">
            <text:p>168483304904513806502056996859018656497</text:p>
          </table:table-cell>
          <table:table-cell office:value-type="float" office:value="32" calcext:value-type="float">
            <text:p>32</text:p>
          </table:table-cell>
          <table:table-cell office:value-type="float" office:value="512" calcext:value-type="float">
            <text:p>512</text:p>
          </table:table-cell>
          <table:table-cell office:value-type="float" office:value="2.5632738788905" calcext:value-type="float">
            <text:p>2,5632738788905</text:p>
          </table:table-cell>
          <table:table-cell table:formula="of:=[.F31]/[.G31]" office:value-type="float" office:value="199.744554889942" calcext:value-type="float">
            <text:p>199,744554889942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28_02.dat</text:p>
          </table:table-cell>
          <table:table-cell office:value-type="string" calcext:value-type="string">
            <text:p>0b10011000010110100011001011111000011100100001010001000000110101110101001100010110010000011010110110011011101001100010111100111001</text:p>
          </table:table-cell>
          <table:table-cell office:value-type="string" calcext:value-type="string">
            <text:p>202510995880945609128540893285204766521</text:p>
          </table:table-cell>
          <table:table-cell office:value-type="float" office:value="32" calcext:value-type="float">
            <text:p>32</text:p>
          </table:table-cell>
          <table:table-cell office:value-type="float" office:value="512" calcext:value-type="float">
            <text:p>512</text:p>
          </table:table-cell>
          <table:table-cell office:value-type="float" office:value="2.38754651476022" calcext:value-type="float">
            <text:p>2,38754651476022</text:p>
          </table:table-cell>
          <table:table-cell table:formula="of:=[.F32]/[.G32]" office:value-type="float" office:value="214.446083808097" calcext:value-type="float">
            <text:p>214,446083808097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28_02.dat</text:p>
          </table:table-cell>
          <table:table-cell office:value-type="string" calcext:value-type="string">
            <text:p>0b11110110110101011010111001100010011011100100110010000111000000000111010111110010011100010010101000010000001010001001010000101111</text:p>
          </table:table-cell>
          <table:table-cell office:value-type="string" calcext:value-type="string">
            <text:p>328099583131724051778385220187502187567</text:p>
          </table:table-cell>
          <table:table-cell office:value-type="float" office:value="32" calcext:value-type="float">
            <text:p>32</text:p>
          </table:table-cell>
          <table:table-cell office:value-type="float" office:value="512" calcext:value-type="float">
            <text:p>512</text:p>
          </table:table-cell>
          <table:table-cell office:value-type="float" office:value="2.96230445538897" calcext:value-type="float">
            <text:p>2,96230445538897</text:p>
          </table:table-cell>
          <table:table-cell table:formula="of:=[.F33]/[.G33]" office:value-type="float" office:value="172.838412698796" calcext:value-type="float">
            <text:p>172,838412698796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28_02.dat</text:p>
          </table:table-cell>
          <table:table-cell office:value-type="string" calcext:value-type="string">
            <text:p>0b10111110010011001101100110110011100010111111000000101011111111111111110110011111001010111100100101010000110011011010000011111011</text:p>
          </table:table-cell>
          <table:table-cell office:value-type="string" calcext:value-type="string">
            <text:p>252952349268416511563118436674073108731</text:p>
          </table:table-cell>
          <table:table-cell office:value-type="float" office:value="32" calcext:value-type="float">
            <text:p>32</text:p>
          </table:table-cell>
          <table:table-cell office:value-type="float" office:value="512" calcext:value-type="float">
            <text:p>512</text:p>
          </table:table-cell>
          <table:table-cell office:value-type="float" office:value="3.47278411204712" calcext:value-type="float">
            <text:p>3,47278411204712</text:p>
          </table:table-cell>
          <table:table-cell table:formula="of:=[.F34]/[.G34]" office:value-type="float" office:value="147.432141901325" calcext:value-type="float">
            <text:p>147,432141901325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28_02.dat</text:p>
          </table:table-cell>
          <table:table-cell office:value-type="string" calcext:value-type="string">
            <text:p>0b100100110001010110011011110011110111001100000110111010110010111000111001011010101000000000010110010010000001110001111010111110</text:p>
          </table:table-cell>
          <table:table-cell office:value-type="string" calcext:value-type="string">
            <text:p>48877178455932302862968926112053665470</text:p>
          </table:table-cell>
          <table:table-cell office:value-type="float" office:value="32" calcext:value-type="float">
            <text:p>32</text:p>
          </table:table-cell>
          <table:table-cell office:value-type="float" office:value="512" calcext:value-type="float">
            <text:p>512</text:p>
          </table:table-cell>
          <table:table-cell office:value-type="float" office:value="3.2457480767888" calcext:value-type="float">
            <text:p>3,2457480767888</text:p>
          </table:table-cell>
          <table:table-cell table:formula="of:=[.F35]/[.G35]" office:value-type="float" office:value="157.744836594512" calcext:value-type="float">
            <text:p>157,744836594512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28_02.dat</text:p>
          </table:table-cell>
          <table:table-cell office:value-type="string" calcext:value-type="string">
            <text:p>0b10110100111100110101011111010111011101010100100010100100010101010000101111001100011011111011001100000100001110110100110101111001</text:p>
          </table:table-cell>
          <table:table-cell office:value-type="string" calcext:value-type="string">
            <text:p>240524549017896843343613887954105879929</text:p>
          </table:table-cell>
          <table:table-cell office:value-type="float" office:value="32" calcext:value-type="float">
            <text:p>32</text:p>
          </table:table-cell>
          <table:table-cell office:value-type="float" office:value="512" calcext:value-type="float">
            <text:p>512</text:p>
          </table:table-cell>
          <table:table-cell office:value-type="float" office:value="3.57789520796863" calcext:value-type="float">
            <text:p>3,57789520796863</text:p>
          </table:table-cell>
          <table:table-cell table:formula="of:=[.F36]/[.G36]" office:value-type="float" office:value="143.100893189851" calcext:value-type="float">
            <text:p>143,100893189851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28_02.dat</text:p>
          </table:table-cell>
          <table:table-cell office:value-type="string" calcext:value-type="string">
            <text:p>0b1011010100000110100000101101010001110101100010011111100110101000100100001111010000110100101100000110000001010111000100000110110</text:p>
          </table:table-cell>
          <table:table-cell office:value-type="string" calcext:value-type="string">
            <text:p>120312037282108228833845895696606791734</text:p>
          </table:table-cell>
          <table:table-cell office:value-type="float" office:value="32" calcext:value-type="float">
            <text:p>32</text:p>
          </table:table-cell>
          <table:table-cell office:value-type="float" office:value="512" calcext:value-type="float">
            <text:p>512</text:p>
          </table:table-cell>
          <table:table-cell office:value-type="float" office:value="2.66389337695231" calcext:value-type="float">
            <text:p>2,66389337695231</text:p>
          </table:table-cell>
          <table:table-cell table:formula="of:=[.F37]/[.G37]" office:value-type="float" office:value="192.19988473629" calcext:value-type="float">
            <text:p>192,19988473629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28_02.dat</text:p>
          </table:table-cell>
          <table:table-cell office:value-type="string" calcext:value-type="string">
            <text:p>0b100100100010001011010000000010110001111011110011011110111011110110011111001100110110001101000010110001011101101000000110101010</text:p>
          </table:table-cell>
          <table:table-cell office:value-type="string" calcext:value-type="string">
            <text:p>48562011275018538101368028474079871402</text:p>
          </table:table-cell>
          <table:table-cell office:value-type="float" office:value="32" calcext:value-type="float">
            <text:p>32</text:p>
          </table:table-cell>
          <table:table-cell office:value-type="float" office:value="512" calcext:value-type="float">
            <text:p>512</text:p>
          </table:table-cell>
          <table:table-cell office:value-type="float" office:value="2.33887066745368" calcext:value-type="float">
            <text:p>2,33887066745368</text:p>
          </table:table-cell>
          <table:table-cell table:formula="of:=[.F38]/[.G38]" office:value-type="float" office:value="218.909068861602" calcext:value-type="float">
            <text:p>218,909068861602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28_02.dat</text:p>
          </table:table-cell>
          <table:table-cell office:value-type="string" calcext:value-type="string">
            <text:p>0b1100101000011101110101001111111100101011111000101111111110011110111101011000101010011101010011110011000011000111110111110101100</text:p>
          </table:table-cell>
          <table:table-cell office:value-type="string" calcext:value-type="string">
            <text:p>134329475922525105706307470172484792236</text:p>
          </table:table-cell>
          <table:table-cell office:value-type="float" office:value="32" calcext:value-type="float">
            <text:p>32</text:p>
          </table:table-cell>
          <table:table-cell office:value-type="float" office:value="512" calcext:value-type="float">
            <text:p>512</text:p>
          </table:table-cell>
          <table:table-cell office:value-type="float" office:value="2.25169722067403" calcext:value-type="float">
            <text:p>2,25169722067403</text:p>
          </table:table-cell>
          <table:table-cell table:formula="of:=[.F39]/[.G39]" office:value-type="float" office:value="227.384035162035" calcext:value-type="float">
            <text:p>227,384035162035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28_02.dat</text:p>
          </table:table-cell>
          <table:table-cell office:value-type="string" calcext:value-type="string">
            <text:p>0b1000011001010111100101000100111100001100010011111000001110001001100111110101110101110100101110100111101101000000000110111011001</text:p>
          </table:table-cell>
          <table:table-cell office:value-type="string" calcext:value-type="string">
            <text:p>89285644660663691236600033430873312729</text:p>
          </table:table-cell>
          <table:table-cell office:value-type="float" office:value="32" calcext:value-type="float">
            <text:p>32</text:p>
          </table:table-cell>
          <table:table-cell office:value-type="float" office:value="512" calcext:value-type="float">
            <text:p>512</text:p>
          </table:table-cell>
          <table:table-cell office:value-type="float" office:value="2.02645142085026" calcext:value-type="float">
            <text:p>2,02645142085026</text:p>
          </table:table-cell>
          <table:table-cell table:formula="of:=[.F40]/[.G40]" office:value-type="float" office:value="252.658412993278" calcext:value-type="float">
            <text:p>252,658412993278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28_02.dat</text:p>
          </table:table-cell>
          <table:table-cell office:value-type="string" calcext:value-type="string">
            <text:p>0b11001111001001101111101110110000111010001100001001010101001110101110111111011110011100100000110110010100101011110000111010011001</text:p>
          </table:table-cell>
          <table:table-cell office:value-type="string" calcext:value-type="string">
            <text:p>275352607309104484596675919583938285209</text:p>
          </table:table-cell>
          <table:table-cell office:value-type="float" office:value="32" calcext:value-type="float">
            <text:p>32</text:p>
          </table:table-cell>
          <table:table-cell office:value-type="float" office:value="512" calcext:value-type="float">
            <text:p>512</text:p>
          </table:table-cell>
          <table:table-cell office:value-type="float" office:value="3.42071182053687" calcext:value-type="float">
            <text:p>3,42071182053687</text:p>
          </table:table-cell>
          <table:table-cell table:formula="of:=[.F41]/[.G41]" office:value-type="float" office:value="149.676449482273" calcext:value-type="float">
            <text:p>149,676449482273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28_02.dat</text:p>
          </table:table-cell>
          <table:table-cell office:value-type="string" calcext:value-type="string">
            <text:p>0b10110010001110110010011001110010010100110011111000011101001100001001111010100001000110001000111111000110000001101100101010000110</text:p>
          </table:table-cell>
          <table:table-cell office:value-type="string" calcext:value-type="string">
            <text:p>236909708553706392658061462478667565702</text:p>
          </table:table-cell>
          <table:table-cell office:value-type="float" office:value="32" calcext:value-type="float">
            <text:p>32</text:p>
          </table:table-cell>
          <table:table-cell office:value-type="float" office:value="512" calcext:value-type="float">
            <text:p>512</text:p>
          </table:table-cell>
          <table:table-cell office:value-type="float" office:value="2.26109866442368" calcext:value-type="float">
            <text:p>2,26109866442368</text:p>
          </table:table-cell>
          <table:table-cell table:formula="of:=[.F42]/[.G42]" office:value-type="float" office:value="226.438592908771" calcext:value-type="float">
            <text:p>226,438592908771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28_02.dat</text:p>
          </table:table-cell>
          <table:table-cell office:value-type="string" calcext:value-type="string">
            <text:p>0b110011001000101010001010101011010100011001000111001110100001110111011110111000000000100101110010011110101011000001010101011111</text:p>
          </table:table-cell>
          <table:table-cell office:value-type="string" calcext:value-type="string">
            <text:p>67970465201837030513080245478008558943</text:p>
          </table:table-cell>
          <table:table-cell office:value-type="float" office:value="32" calcext:value-type="float">
            <text:p>32</text:p>
          </table:table-cell>
          <table:table-cell office:value-type="float" office:value="512" calcext:value-type="float">
            <text:p>512</text:p>
          </table:table-cell>
          <table:table-cell office:value-type="float" office:value="2.20937384085945" calcext:value-type="float">
            <text:p>2,20937384085945</text:p>
          </table:table-cell>
          <table:table-cell table:formula="of:=[.F43]/[.G43]" office:value-type="float" office:value="231.739866984589" calcext:value-type="float">
            <text:p>231,739866984589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28_02.dat</text:p>
          </table:table-cell>
          <table:table-cell office:value-type="string" calcext:value-type="string">
            <text:p>0b101110111111100010010010001010111000010111001001100010101100110011101100101101110011011100001110001010111110111011101100101100</text:p>
          </table:table-cell>
          <table:table-cell office:value-type="string" calcext:value-type="string">
            <text:p>62464072378178545651221230120785918764</text:p>
          </table:table-cell>
          <table:table-cell office:value-type="float" office:value="32" calcext:value-type="float">
            <text:p>32</text:p>
          </table:table-cell>
          <table:table-cell office:value-type="float" office:value="512" calcext:value-type="float">
            <text:p>512</text:p>
          </table:table-cell>
          <table:table-cell office:value-type="float" office:value="3.17264256058846" calcext:value-type="float">
            <text:p>3,17264256058846</text:p>
          </table:table-cell>
          <table:table-cell table:formula="of:=[.F44]/[.G44]" office:value-type="float" office:value="161.379667019607" calcext:value-type="float">
            <text:p>161,379667019607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28_02.dat</text:p>
          </table:table-cell>
          <table:table-cell office:value-type="string" calcext:value-type="string">
            <text:p>0b10100110111010011100110010010000001000100100011001110101011111101001001101001110100011010010010010100100100000110011000010000001</text:p>
          </table:table-cell>
          <table:table-cell office:value-type="string" calcext:value-type="string">
            <text:p>221865801499356866727392258335879409793</text:p>
          </table:table-cell>
          <table:table-cell office:value-type="float" office:value="32" calcext:value-type="float">
            <text:p>32</text:p>
          </table:table-cell>
          <table:table-cell office:value-type="float" office:value="512" calcext:value-type="float">
            <text:p>512</text:p>
          </table:table-cell>
          <table:table-cell office:value-type="float" office:value="2.1433928125892" calcext:value-type="float">
            <text:p>2,1433928125892</text:p>
          </table:table-cell>
          <table:table-cell table:formula="of:=[.F45]/[.G45]" office:value-type="float" office:value="238.873619894949" calcext:value-type="float">
            <text:p>238,873619894949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28_02.dat</text:p>
          </table:table-cell>
          <table:table-cell office:value-type="string" calcext:value-type="string">
            <text:p>0b10100110100001011000010110000000100110100001101000001001010001101110111001010101101011101111011101011001101011101101101001000000</text:p>
          </table:table-cell>
          <table:table-cell office:value-type="string" calcext:value-type="string">
            <text:p>221345130531855421868169502036436376128</text:p>
          </table:table-cell>
          <table:table-cell office:value-type="float" office:value="32" calcext:value-type="float">
            <text:p>32</text:p>
          </table:table-cell>
          <table:table-cell office:value-type="float" office:value="512" calcext:value-type="float">
            <text:p>512</text:p>
          </table:table-cell>
          <table:table-cell office:value-type="float" office:value="2.38373354807241" calcext:value-type="float">
            <text:p>2,38373354807241</text:p>
          </table:table-cell>
          <table:table-cell table:formula="of:=[.F46]/[.G46]" office:value-type="float" office:value="214.789106951163" calcext:value-type="float">
            <text:p>214,789106951163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28_02.dat</text:p>
          </table:table-cell>
          <table:table-cell office:value-type="string" calcext:value-type="string">
            <text:p>0b101101000101001111110100011111010110001011100011010111011001100010010110011001101000101101011011000101101100110001100011011110</text:p>
          </table:table-cell>
          <table:table-cell office:value-type="string" calcext:value-type="string">
            <text:p>59924239680652813056212197695823223006</text:p>
          </table:table-cell>
          <table:table-cell office:value-type="float" office:value="32" calcext:value-type="float">
            <text:p>32</text:p>
          </table:table-cell>
          <table:table-cell office:value-type="float" office:value="512" calcext:value-type="float">
            <text:p>512</text:p>
          </table:table-cell>
          <table:table-cell office:value-type="float" office:value="3.07420607351587" calcext:value-type="float">
            <text:p>3,07420607351587</text:p>
          </table:table-cell>
          <table:table-cell table:formula="of:=[.F47]/[.G47]" office:value-type="float" office:value="166.547065406856" calcext:value-type="float">
            <text:p>166,547065406856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28_02.dat</text:p>
          </table:table-cell>
          <table:table-cell office:value-type="string" calcext:value-type="string">
            <text:p>0b100011101010011011001110110101001101111000100101111101000011000100101101111100111010000110011100100000111000000100001101011100</text:p>
          </table:table-cell>
          <table:table-cell office:value-type="string" calcext:value-type="string">
            <text:p>47404122930368799051777840525437059932</text:p>
          </table:table-cell>
          <table:table-cell office:value-type="float" office:value="32" calcext:value-type="float">
            <text:p>32</text:p>
          </table:table-cell>
          <table:table-cell office:value-type="float" office:value="512" calcext:value-type="float">
            <text:p>512</text:p>
          </table:table-cell>
          <table:table-cell office:value-type="float" office:value="2.50903522209243" calcext:value-type="float">
            <text:p>2,50903522209243</text:p>
          </table:table-cell>
          <table:table-cell table:formula="of:=[.F48]/[.G48]" office:value-type="float" office:value="204.062499996717" calcext:value-type="float">
            <text:p>204,062499996717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28_02.dat</text:p>
          </table:table-cell>
          <table:table-cell office:value-type="string" calcext:value-type="string">
            <text:p>0b11000000100001111000001100101001100101001011001101001110010111001101010111010101101011100011001111000110011100000111010101000100</text:p>
          </table:table-cell>
          <table:table-cell office:value-type="string" calcext:value-type="string">
            <text:p>255915395556639340013410571648150566212</text:p>
          </table:table-cell>
          <table:table-cell office:value-type="float" office:value="32" calcext:value-type="float">
            <text:p>32</text:p>
          </table:table-cell>
          <table:table-cell office:value-type="float" office:value="512" calcext:value-type="float">
            <text:p>512</text:p>
          </table:table-cell>
          <table:table-cell office:value-type="float" office:value="2.91446965785392" calcext:value-type="float">
            <text:p>2,91446965785392</text:p>
          </table:table-cell>
          <table:table-cell table:formula="of:=[.F49]/[.G49]" office:value-type="float" office:value="175.675186262537" calcext:value-type="float">
            <text:p>175,675186262537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28_02.dat</text:p>
          </table:table-cell>
          <table:table-cell office:value-type="string" calcext:value-type="string">
            <text:p>0b10000000000001011011100100100011110100100100111110001101110110000010011001011001101110001100100101110010110000001100110111111010</text:p>
          </table:table-cell>
          <table:table-cell office:value-type="string" calcext:value-type="string">
            <text:p>170170900028612296471276469913022156282</text:p>
          </table:table-cell>
          <table:table-cell office:value-type="float" office:value="32" calcext:value-type="float">
            <text:p>32</text:p>
          </table:table-cell>
          <table:table-cell office:value-type="float" office:value="512" calcext:value-type="float">
            <text:p>512</text:p>
          </table:table-cell>
          <table:table-cell office:value-type="float" office:value="2.90749713941787" calcext:value-type="float">
            <text:p>2,90749713941787</text:p>
          </table:table-cell>
          <table:table-cell table:formula="of:=[.F50]/[.G50]" office:value-type="float" office:value="176.096475920355" calcext:value-type="float">
            <text:p>176,096475920355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28_02.dat</text:p>
          </table:table-cell>
          <table:table-cell office:value-type="string" calcext:value-type="string">
            <text:p>0b1111011000010001000101010000001101010101101010010000011101111011010110000111000101000000010100110000110001010100000010101111000</text:p>
          </table:table-cell>
          <table:table-cell office:value-type="string" calcext:value-type="string">
            <text:p>163539391102240565331055260469266351480</text:p>
          </table:table-cell>
          <table:table-cell office:value-type="float" office:value="32" calcext:value-type="float">
            <text:p>32</text:p>
          </table:table-cell>
          <table:table-cell office:value-type="float" office:value="512" calcext:value-type="float">
            <text:p>512</text:p>
          </table:table-cell>
          <table:table-cell office:value-type="float" office:value="2.90170697831739" calcext:value-type="float">
            <text:p>2,90170697831739</text:p>
          </table:table-cell>
          <table:table-cell table:formula="of:=[.F51]/[.G51]" office:value-type="float" office:value="176.447864593445" calcext:value-type="float">
            <text:p>176,447864593445</text:p>
          </table:table-cell>
        </table:table-row>
      </table:table>
      <table:table table:name="bignum_192_01.dat - 32 frascos" table:style-name="ta1"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Qual algoritmo</text:p>
          </table:table-cell>
          <table:table-cell office:value-type="string" calcext:value-type="string">
            <text:p>Qual arquivo</text:p>
          </table:table-cell>
          <table:table-cell office:value-type="string" calcext:value-type="string">
            <text:p>Qual instancia binaria</text:p>
          </table:table-cell>
          <table:table-cell office:value-type="string" calcext:value-type="string">
            <text:p>Qual instancia decimal</text:p>
          </table:table-cell>
          <table:table-cell office:value-type="string" calcext:value-type="string">
            <text:p>Quantos frascos</text:p>
          </table:table-cell>
          <table:table-cell office:value-type="string" calcext:value-type="string">
            <text:p>Complexidade Teorica</text:p>
          </table:table-cell>
          <table:table-cell office:value-type="string" calcext:value-type="string">
            <text:p>Tempo de CPU (ms)</text:p>
          </table:table-cell>
          <table:table-cell office:value-type="string" calcext:value-type="string">
            <text:p>Raza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1.dat</text:p>
          </table:table-cell>
          <table:table-cell office:value-type="string" calcext:value-type="string">
            <text:p>0b1111100111011100010010101101110001000011100111010011100100111101111111100101111110011100011010000001100010111011000101111101111011101000010111110000110110000100110110110111100100010001010001</text:p>
          </table:table-cell>
          <table:table-cell office:value-type="string" calcext:value-type="string">
            <text:p>1531640514274998394515653920777159980911420364860975629393</text:p>
          </table:table-cell>
          <table:table-cell office:value-type="float" office:value="32" calcext:value-type="float">
            <text:p>32</text:p>
          </table:table-cell>
          <table:table-cell office:value-type="float" office:value="2048" calcext:value-type="float">
            <text:p>2048</text:p>
          </table:table-cell>
          <table:table-cell office:value-type="float" office:value="9.67299307068215" calcext:value-type="float">
            <text:p>9,67299307068215</text:p>
          </table:table-cell>
          <table:table-cell table:formula="of:=[.F2]/[.G2]" office:value-type="float" office:value="211.723505334381" calcext:value-type="float">
            <text:p>211,723505334381</text:p>
          </table:table-cell>
          <table:table-cell/>
          <table:table-cell office:value-type="float" office:value="2048" calcext:value-type="float">
            <text:p>2048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1.dat</text:p>
          </table:table-cell>
          <table:table-cell office:value-type="string" calcext:value-type="string">
            <text:p>0b100110100000101000101001000010001111011001011100011101011101111010000110000010111001101100000101100000110111011011011000100110010011110100110111001011101111100111101001000001001000001010101111</text:p>
          </table:table-cell>
          <table:table-cell office:value-type="string" calcext:value-type="string">
            <text:p>3777042175426263517374939476894323048442460185266646975151</text:p>
          </table:table-cell>
          <table:table-cell office:value-type="float" office:value="32" calcext:value-type="float">
            <text:p>32</text:p>
          </table:table-cell>
          <table:table-cell office:value-type="float" office:value="2048" calcext:value-type="float">
            <text:p>2048</text:p>
          </table:table-cell>
          <table:table-cell office:value-type="float" office:value="6.02055607977884" calcext:value-type="float">
            <text:p>6,02055607977884</text:p>
          </table:table-cell>
          <table:table-cell table:formula="of:=[.F3]/[.G3]" office:value-type="float" office:value="340.167913538517" calcext:value-type="float">
            <text:p>340,1679135385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1.dat</text:p>
          </table:table-cell>
          <table:table-cell office:value-type="string" calcext:value-type="string">
            <text:p>0b101100011000111000100001010101100110000101110011011001011001000110001010101111000001111101001000000001110000011001100000011011101111011001000100110000110001001101111100110010110010001000100010</text:p>
          </table:table-cell>
          <table:table-cell office:value-type="string" calcext:value-type="string">
            <text:p>4353640742668700530748249077523899534024543141855482290722</text:p>
          </table:table-cell>
          <table:table-cell office:value-type="float" office:value="32" calcext:value-type="float">
            <text:p>32</text:p>
          </table:table-cell>
          <table:table-cell office:value-type="float" office:value="2048" calcext:value-type="float">
            <text:p>2048</text:p>
          </table:table-cell>
          <table:table-cell office:value-type="float" office:value="10.0622379993851" calcext:value-type="float">
            <text:p>10,0622379993851</text:p>
          </table:table-cell>
          <table:table-cell table:formula="of:=[.F4]/[.G4]" office:value-type="float" office:value="203.533249772581" calcext:value-type="float">
            <text:p>203,5332497725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1.dat</text:p>
          </table:table-cell>
          <table:table-cell office:value-type="string" calcext:value-type="string">
            <text:p>0b100111011110111101000000110000110000111101101000000100111111000001001001110001011011101101000100010011100101010011001100010001010010111010011100001111000010111010000001110110101110111100110111</text:p>
          </table:table-cell>
          <table:table-cell office:value-type="string" calcext:value-type="string">
            <text:p>3872544681120398212019642306346393904639083609764642090807</text:p>
          </table:table-cell>
          <table:table-cell office:value-type="float" office:value="32" calcext:value-type="float">
            <text:p>32</text:p>
          </table:table-cell>
          <table:table-cell office:value-type="float" office:value="2048" calcext:value-type="float">
            <text:p>2048</text:p>
          </table:table-cell>
          <table:table-cell office:value-type="float" office:value="5.92195151238385" calcext:value-type="float">
            <text:p>5,92195151238385</text:p>
          </table:table-cell>
          <table:table-cell table:formula="of:=[.F5]/[.G5]" office:value-type="float" office:value="345.831943358075" calcext:value-type="float">
            <text:p>345,8319433580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1.dat</text:p>
          </table:table-cell>
          <table:table-cell office:value-type="string" calcext:value-type="string">
            <text:p>0b111111000010011101000000011111011111000110011110001010110011001101110101001110110000111111111100111101111001100011011000010101100100011100010000101110111100010100101110000001000110100010001100</text:p>
          </table:table-cell>
          <table:table-cell office:value-type="string" calcext:value-type="string">
            <text:p>6182781607962049233717815596736403875701026560702429816972</text:p>
          </table:table-cell>
          <table:table-cell office:value-type="float" office:value="32" calcext:value-type="float">
            <text:p>32</text:p>
          </table:table-cell>
          <table:table-cell office:value-type="float" office:value="2048" calcext:value-type="float">
            <text:p>2048</text:p>
          </table:table-cell>
          <table:table-cell office:value-type="float" office:value="9.89833469626596" calcext:value-type="float">
            <text:p>9,89833469626596</text:p>
          </table:table-cell>
          <table:table-cell table:formula="of:=[.F6]/[.G6]" office:value-type="float" office:value="206.90349062177" calcext:value-type="float">
            <text:p>206,903490621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1.dat</text:p>
          </table:table-cell>
          <table:table-cell office:value-type="string" calcext:value-type="string">
            <text:p>0b11110111111111101110000111000000110010000010111001100011001100011000111000000101101101111010111111010100010000000100100110010100101011010000010111100101011011011111111100000011110110110</text:p>
          </table:table-cell>
          <table:table-cell office:value-type="string" calcext:value-type="string">
            <text:p>47506525066083562584553895602396505567213830481297409974</text:p>
          </table:table-cell>
          <table:table-cell office:value-type="float" office:value="32" calcext:value-type="float">
            <text:p>32</text:p>
          </table:table-cell>
          <table:table-cell office:value-type="float" office:value="2048" calcext:value-type="float">
            <text:p>2048</text:p>
          </table:table-cell>
          <table:table-cell office:value-type="float" office:value="8.96511979114534" calcext:value-type="float">
            <text:p>8,96511979114534</text:p>
          </table:table-cell>
          <table:table-cell table:formula="of:=[.F7]/[.G7]" office:value-type="float" office:value="228.440896241316" calcext:value-type="float">
            <text:p>228,4408962413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1.dat</text:p>
          </table:table-cell>
          <table:table-cell office:value-type="string" calcext:value-type="string">
            <text:p>0b101001111011000001011011000100111010100011010101000011100001000100110100011000100110010101100111101011011001001000111100100111111011000010111011000010101010011111111001011011010010110100101011</text:p>
          </table:table-cell>
          <table:table-cell office:value-type="string" calcext:value-type="string">
            <text:p>4111719612017715910629109095466416973304822580650707856683</text:p>
          </table:table-cell>
          <table:table-cell office:value-type="float" office:value="32" calcext:value-type="float">
            <text:p>32</text:p>
          </table:table-cell>
          <table:table-cell office:value-type="float" office:value="2048" calcext:value-type="float">
            <text:p>2048</text:p>
          </table:table-cell>
          <table:table-cell office:value-type="float" office:value="6.23182771118056" calcext:value-type="float">
            <text:p>6,23182771118056</text:p>
          </table:table-cell>
          <table:table-cell table:formula="of:=[.F8]/[.G8]" office:value-type="float" office:value="328.635529561523" calcext:value-type="float">
            <text:p>328,6355295615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1.dat</text:p>
          </table:table-cell>
          <table:table-cell office:value-type="string" calcext:value-type="string">
            <text:p>0b110100001010000101111000000111111101001011110001100010100111010001101110100001011011001110011110100111000110111100001101111111011111001011100010111111100001001010001001111010000000000011000111</text:p>
          </table:table-cell>
          <table:table-cell office:value-type="string" calcext:value-type="string">
            <text:p>5115610840222765292430422078974497653323518753853967696071</text:p>
          </table:table-cell>
          <table:table-cell office:value-type="float" office:value="32" calcext:value-type="float">
            <text:p>32</text:p>
          </table:table-cell>
          <table:table-cell office:value-type="float" office:value="2048" calcext:value-type="float">
            <text:p>2048</text:p>
          </table:table-cell>
          <table:table-cell office:value-type="float" office:value="4.82656312482743" calcext:value-type="float">
            <text:p>4,82656312482743</text:p>
          </table:table-cell>
          <table:table-cell table:formula="of:=[.F9]/[.G9]" office:value-type="float" office:value="424.318494761886" calcext:value-type="float">
            <text:p>424,3184947618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1.dat</text:p>
          </table:table-cell>
          <table:table-cell office:value-type="string" calcext:value-type="string">
            <text:p>0b1111010011100111000000001001101110001110001011010100100000101001010111001010010101010111011111011011001100010000001101000100010001001101101100111000000101101000111011010110011100011101001100</text:p>
          </table:table-cell>
          <table:table-cell office:value-type="string" calcext:value-type="string">
            <text:p>1501247055814030417215929612717898388709255689808475965260</text:p>
          </table:table-cell>
          <table:table-cell office:value-type="float" office:value="32" calcext:value-type="float">
            <text:p>32</text:p>
          </table:table-cell>
          <table:table-cell office:value-type="float" office:value="2048" calcext:value-type="float">
            <text:p>2048</text:p>
          </table:table-cell>
          <table:table-cell office:value-type="float" office:value="4.39765728258915" calcext:value-type="float">
            <text:p>4,39765728258915</text:p>
          </table:table-cell>
          <table:table-cell table:formula="of:=[.F10]/[.G10]" office:value-type="float" office:value="465.702502127275" calcext:value-type="float">
            <text:p>465,7025021272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1.dat</text:p>
          </table:table-cell>
          <table:table-cell office:value-type="string" calcext:value-type="string">
            <text:p>0b10000111101111000001000111010000001011001010011010001000111001100110001010101001100110000101100100010101100001011101110001110011111000101111110101001101101010000110010101110100110001110111100</text:p>
          </table:table-cell>
          <table:table-cell office:value-type="string" calcext:value-type="string">
            <text:p>1664101927788934900171614115236953163346634741870390567868</text:p>
          </table:table-cell>
          <table:table-cell office:value-type="float" office:value="32" calcext:value-type="float">
            <text:p>32</text:p>
          </table:table-cell>
          <table:table-cell office:value-type="float" office:value="2048" calcext:value-type="float">
            <text:p>2048</text:p>
          </table:table-cell>
          <table:table-cell office:value-type="float" office:value="5.60211352481954" calcext:value-type="float">
            <text:p>5,60211352481954</text:p>
          </table:table-cell>
          <table:table-cell table:formula="of:=[.F11]/[.G11]" office:value-type="float" office:value="365.576311677113" calcext:value-type="float">
            <text:p>365,5763116771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1.dat</text:p>
          </table:table-cell>
          <table:table-cell office:value-type="string" calcext:value-type="string">
            <text:p>0b10011010000000111001000100011010001111011100000011000010010011000100010111010110000111011111101111110110001111111100101001010010101101010100110111010010100101100110001100100011001000010100110</text:p>
          </table:table-cell>
          <table:table-cell office:value-type="string" calcext:value-type="string">
            <text:p>1888205322449914950355920044266280634336310770235639697574</text:p>
          </table:table-cell>
          <table:table-cell office:value-type="float" office:value="32" calcext:value-type="float">
            <text:p>32</text:p>
          </table:table-cell>
          <table:table-cell office:value-type="float" office:value="2048" calcext:value-type="float">
            <text:p>2048</text:p>
          </table:table-cell>
          <table:table-cell office:value-type="float" office:value="9.00941816985119" calcext:value-type="float">
            <text:p>9,00941816985119</text:p>
          </table:table-cell>
          <table:table-cell table:formula="of:=[.F12]/[.G12]" office:value-type="float" office:value="227.317675946418" calcext:value-type="float">
            <text:p>227,3176759464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1.dat</text:p>
          </table:table-cell>
          <table:table-cell office:value-type="string" calcext:value-type="string">
            <text:p>0b111011001110001001100101101011100111010011110001011000001000100000111010000100100101011110011010001010000010010001001000011110101011111110001101111101011100110100101011011010111000011010011101</text:p>
          </table:table-cell>
          <table:table-cell office:value-type="string" calcext:value-type="string">
            <text:p>5808387705379572550831843945295899660666369774598419613341</text:p>
          </table:table-cell>
          <table:table-cell office:value-type="float" office:value="32" calcext:value-type="float">
            <text:p>32</text:p>
          </table:table-cell>
          <table:table-cell office:value-type="float" office:value="2048" calcext:value-type="float">
            <text:p>2048</text:p>
          </table:table-cell>
          <table:table-cell office:value-type="float" office:value="6.80376374958838" calcext:value-type="float">
            <text:p>6,80376374958838</text:p>
          </table:table-cell>
          <table:table-cell table:formula="of:=[.F13]/[.G13]" office:value-type="float" office:value="301.009863860117" calcext:value-type="float">
            <text:p>301,0098638601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1.dat</text:p>
          </table:table-cell>
          <table:table-cell office:value-type="string" calcext:value-type="string">
            <text:p>0b1101110110010101001100000010000000111001001010110010001101010010000011111011101101110111111001110000010010101110110110101010110110101111110001001010010010101110100110111000111101010111100011</text:p>
          </table:table-cell>
          <table:table-cell office:value-type="string" calcext:value-type="string">
            <text:p>1358298400813160748176774661063037229231050215412654659043</text:p>
          </table:table-cell>
          <table:table-cell office:value-type="float" office:value="32" calcext:value-type="float">
            <text:p>32</text:p>
          </table:table-cell>
          <table:table-cell office:value-type="float" office:value="2048" calcext:value-type="float">
            <text:p>2048</text:p>
          </table:table-cell>
          <table:table-cell office:value-type="float" office:value="5.35663726815415" calcext:value-type="float">
            <text:p>5,35663726815415</text:p>
          </table:table-cell>
          <table:table-cell table:formula="of:=[.F14]/[.G14]" office:value-type="float" office:value="382.329416288014" calcext:value-type="float">
            <text:p>382,3294162880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1.dat</text:p>
          </table:table-cell>
          <table:table-cell office:value-type="string" calcext:value-type="string">
            <text:p>0b100011001010110001111001001111111010010101000010100110111100000101000001101000110110101001001101010100001110010010010001110011000001101010011110111100101111000101101001001101110101010101110000</text:p>
          </table:table-cell>
          <table:table-cell office:value-type="string" calcext:value-type="string">
            <text:p>3449309703096689356380828796912227181815298537137345353072</text:p>
          </table:table-cell>
          <table:table-cell office:value-type="float" office:value="32" calcext:value-type="float">
            <text:p>32</text:p>
          </table:table-cell>
          <table:table-cell office:value-type="float" office:value="2048" calcext:value-type="float">
            <text:p>2048</text:p>
          </table:table-cell>
          <table:table-cell office:value-type="float" office:value="6.9833423587033" calcext:value-type="float">
            <text:p>6,9833423587033</text:p>
          </table:table-cell>
          <table:table-cell table:formula="of:=[.F15]/[.G15]" office:value-type="float" office:value="293.269310711595" calcext:value-type="float">
            <text:p>293,2693107115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1.dat</text:p>
          </table:table-cell>
          <table:table-cell office:value-type="string" calcext:value-type="string">
            <text:p>0b1111000010111111000001001101101101001101010010111111011001101111110010101110001111111100101111111100000000001100000100001101111011001010010110100110101001110101011011000001010100111011100110</text:p>
          </table:table-cell>
          <table:table-cell office:value-type="string" calcext:value-type="string">
            <text:p>1475769714882980319890431973328782049999197230899260640998</text:p>
          </table:table-cell>
          <table:table-cell office:value-type="float" office:value="32" calcext:value-type="float">
            <text:p>32</text:p>
          </table:table-cell>
          <table:table-cell office:value-type="float" office:value="2048" calcext:value-type="float">
            <text:p>2048</text:p>
          </table:table-cell>
          <table:table-cell office:value-type="float" office:value="6.3031221187524" calcext:value-type="float">
            <text:p>6,3031221187524</text:p>
          </table:table-cell>
          <table:table-cell table:formula="of:=[.F16]/[.G16]" office:value-type="float" office:value="324.918343864385" calcext:value-type="float">
            <text:p>324,9183438643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1.dat</text:p>
          </table:table-cell>
          <table:table-cell office:value-type="string" calcext:value-type="string">
            <text:p>0b1000111001111110111111101011100101110000111111010011010010000100110110000100110100010000111100110001000001110000010101100010101000011001110101001000001000001001001001001100111010001010000011</text:p>
          </table:table-cell>
          <table:table-cell office:value-type="string" calcext:value-type="string">
            <text:p>873498393734235175427320532449481231290859538436301496963</text:p>
          </table:table-cell>
          <table:table-cell office:value-type="float" office:value="32" calcext:value-type="float">
            <text:p>32</text:p>
          </table:table-cell>
          <table:table-cell office:value-type="float" office:value="2048" calcext:value-type="float">
            <text:p>2048</text:p>
          </table:table-cell>
          <table:table-cell office:value-type="float" office:value="9.53815588961117" calcext:value-type="float">
            <text:p>9,53815588961117</text:p>
          </table:table-cell>
          <table:table-cell table:formula="of:=[.F17]/[.G17]" office:value-type="float" office:value="214.716557760463" calcext:value-type="float">
            <text:p>214,7165577604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1.dat</text:p>
          </table:table-cell>
          <table:table-cell office:value-type="string" calcext:value-type="string">
            <text:p>0b101101000000000100100011010011011011110010011101000101010111011110100100010000011100001010000111000111111001001011010000000111010100010110000110110000100000100011110100000101011010110010011011</text:p>
          </table:table-cell>
          <table:table-cell office:value-type="string" calcext:value-type="string">
            <text:p>4413696147332153941476350846625397024302033460664410156187</text:p>
          </table:table-cell>
          <table:table-cell office:value-type="float" office:value="32" calcext:value-type="float">
            <text:p>32</text:p>
          </table:table-cell>
          <table:table-cell office:value-type="float" office:value="2048" calcext:value-type="float">
            <text:p>2048</text:p>
          </table:table-cell>
          <table:table-cell office:value-type="float" office:value="6.50882585989887" calcext:value-type="float">
            <text:p>6,50882585989887</text:p>
          </table:table-cell>
          <table:table-cell table:formula="of:=[.F18]/[.G18]" office:value-type="float" office:value="314.649683995666" calcext:value-type="float">
            <text:p>314,6496839956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1.dat</text:p>
          </table:table-cell>
          <table:table-cell office:value-type="string" calcext:value-type="string">
            <text:p>0b111011111000110000100010000011101010100000001110110110011011101111011111110011001000000010111000010111010010111101011111100111000100100101101100111011110100001110110000000100000000010010001110</text:p>
          </table:table-cell>
          <table:table-cell office:value-type="string" calcext:value-type="string">
            <text:p>5873685026584451399912109425393311692100136550975518278798</text:p>
          </table:table-cell>
          <table:table-cell office:value-type="float" office:value="32" calcext:value-type="float">
            <text:p>32</text:p>
          </table:table-cell>
          <table:table-cell office:value-type="float" office:value="2048" calcext:value-type="float">
            <text:p>2048</text:p>
          </table:table-cell>
          <table:table-cell office:value-type="float" office:value="11.9914352740888" calcext:value-type="float">
            <text:p>11,9914352740888</text:p>
          </table:table-cell>
          <table:table-cell table:formula="of:=[.F19]/[.G19]" office:value-type="float" office:value="170.788563102645" calcext:value-type="float">
            <text:p>170,7885631026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1.dat</text:p>
          </table:table-cell>
          <table:table-cell office:value-type="string" calcext:value-type="string">
            <text:p>0b1101111000011000110000000010111011001101010101101001000110100100010110011100000010001110111111011101010100110000010010010010011010010010111111100111011100000001111000110001101000100101000000</text:p>
          </table:table-cell>
          <table:table-cell office:value-type="string" calcext:value-type="string">
            <text:p>1361448702149190780812796518756806427518722903975485933888</text:p>
          </table:table-cell>
          <table:table-cell office:value-type="float" office:value="32" calcext:value-type="float">
            <text:p>32</text:p>
          </table:table-cell>
          <table:table-cell office:value-type="float" office:value="2048" calcext:value-type="float">
            <text:p>2048</text:p>
          </table:table-cell>
          <table:table-cell office:value-type="float" office:value="6.54673492683983" calcext:value-type="float">
            <text:p>6,54673492683983</text:p>
          </table:table-cell>
          <table:table-cell table:formula="of:=[.F20]/[.G20]" office:value-type="float" office:value="312.827695467516" calcext:value-type="float">
            <text:p>312,8276954675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1.dat</text:p>
          </table:table-cell>
          <table:table-cell office:value-type="string" calcext:value-type="string">
            <text:p>0b10100110100101000001111001100110001011011110111100110101101000110110111101110110001100011101000000110111001101100000011000100100100101111011010010001001100010110010000011001000110111110011110</text:p>
          </table:table-cell>
          <table:table-cell office:value-type="string" calcext:value-type="string">
            <text:p>2042247556980395562090476836505569108257039338804171009950</text:p>
          </table:table-cell>
          <table:table-cell office:value-type="float" office:value="32" calcext:value-type="float">
            <text:p>32</text:p>
          </table:table-cell>
          <table:table-cell office:value-type="float" office:value="2048" calcext:value-type="float">
            <text:p>2048</text:p>
          </table:table-cell>
          <table:table-cell office:value-type="float" office:value="5.00754481593081" calcext:value-type="float">
            <text:p>5,00754481593081</text:p>
          </table:table-cell>
          <table:table-cell table:formula="of:=[.F21]/[.G21]" office:value-type="float" office:value="408.982859920609" calcext:value-type="float">
            <text:p>408,9828599206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1.dat</text:p>
          </table:table-cell>
          <table:table-cell office:value-type="string" calcext:value-type="string">
            <text:p>0b111100000110010100001001111100010010111000010010100000000110010110111010001111010100000010111001011111010001000000001001111100110001110000000100011011011110101110101010101110100010011111011000</text:p>
          </table:table-cell>
          <table:table-cell office:value-type="string" calcext:value-type="string">
            <text:p>5894460474811422320522509421996095385443339038338492016600</text:p>
          </table:table-cell>
          <table:table-cell office:value-type="float" office:value="32" calcext:value-type="float">
            <text:p>32</text:p>
          </table:table-cell>
          <table:table-cell office:value-type="float" office:value="2048" calcext:value-type="float">
            <text:p>2048</text:p>
          </table:table-cell>
          <table:table-cell office:value-type="float" office:value="4.36761264632147" calcext:value-type="float">
            <text:p>4,36761264632147</text:p>
          </table:table-cell>
          <table:table-cell table:formula="of:=[.F22]/[.G22]" office:value-type="float" office:value="468.906051392832" calcext:value-type="float">
            <text:p>468,9060513928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1.dat</text:p>
          </table:table-cell>
          <table:table-cell office:value-type="string" calcext:value-type="string">
            <text:p>0b101101110100011110011000000000011010010101111101001011011011010100001100100011100011101011010001010101110000101001010111110111001011100011011101111000111000000100011101001111100001011011100011</text:p>
          </table:table-cell>
          <table:table-cell office:value-type="string" calcext:value-type="string">
            <text:p>4494004264975903468503875746777813578232519657987948549859</text:p>
          </table:table-cell>
          <table:table-cell office:value-type="float" office:value="32" calcext:value-type="float">
            <text:p>32</text:p>
          </table:table-cell>
          <table:table-cell office:value-type="float" office:value="2048" calcext:value-type="float">
            <text:p>2048</text:p>
          </table:table-cell>
          <table:table-cell office:value-type="float" office:value="8.50943360915207" calcext:value-type="float">
            <text:p>8,50943360915207</text:p>
          </table:table-cell>
          <table:table-cell table:formula="of:=[.F23]/[.G23]" office:value-type="float" office:value="240.674067636809" calcext:value-type="float">
            <text:p>240,6740676368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1.dat</text:p>
          </table:table-cell>
          <table:table-cell office:value-type="string" calcext:value-type="string">
            <text:p>0b101100100010111111000011001110101110111011110100011101011110110101100111110100000110000000010100011111100111011111001010001011000000101000110001101111001101001100111010100001101010000001111111</text:p>
          </table:table-cell>
          <table:table-cell office:value-type="string" calcext:value-type="string">
            <text:p>4369122050330366999198928646549647244598193153565981581439</text:p>
          </table:table-cell>
          <table:table-cell office:value-type="float" office:value="32" calcext:value-type="float">
            <text:p>32</text:p>
          </table:table-cell>
          <table:table-cell office:value-type="float" office:value="2048" calcext:value-type="float">
            <text:p>2048</text:p>
          </table:table-cell>
          <table:table-cell office:value-type="float" office:value="4.81086229288497" calcext:value-type="float">
            <text:p>4,81086229288497</text:p>
          </table:table-cell>
          <table:table-cell table:formula="of:=[.F24]/[.G24]" office:value-type="float" office:value="425.703309576932" calcext:value-type="float">
            <text:p>425,7033095769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1.dat</text:p>
          </table:table-cell>
          <table:table-cell office:value-type="string" calcext:value-type="string">
            <text:p>0b100010100000001100101011110110011010101110000101110101010110011110100101000010010100101111000110001111001111101011000110111011101111111001110000001110101010111110010001101111110001011111001111</text:p>
          </table:table-cell>
          <table:table-cell office:value-type="string" calcext:value-type="string">
            <text:p>3384053903480896003909068538551616577589708500242173728719</text:p>
          </table:table-cell>
          <table:table-cell office:value-type="float" office:value="32" calcext:value-type="float">
            <text:p>32</text:p>
          </table:table-cell>
          <table:table-cell office:value-type="float" office:value="2048" calcext:value-type="float">
            <text:p>2048</text:p>
          </table:table-cell>
          <table:table-cell office:value-type="float" office:value="5.64916824673001" calcext:value-type="float">
            <text:p>5,64916824673001</text:p>
          </table:table-cell>
          <table:table-cell table:formula="of:=[.F25]/[.G25]" office:value-type="float" office:value="362.531245406874" calcext:value-type="float">
            <text:p>362,5312454068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1.dat</text:p>
          </table:table-cell>
          <table:table-cell office:value-type="string" calcext:value-type="string">
            <text:p>0b11010011001100000110101101110100000110011110000111111100011010010110101110100000001100011000111010110101001111111100001110011000101011000000011101101100101101010110000111010111100011011000</text:p>
          </table:table-cell>
          <table:table-cell office:value-type="string" calcext:value-type="string">
            <text:p>323646414732540160998709776780472246059690711452697327832</text:p>
          </table:table-cell>
          <table:table-cell office:value-type="float" office:value="32" calcext:value-type="float">
            <text:p>32</text:p>
          </table:table-cell>
          <table:table-cell office:value-type="float" office:value="2048" calcext:value-type="float">
            <text:p>2048</text:p>
          </table:table-cell>
          <table:table-cell office:value-type="float" office:value="7.03600220861824" calcext:value-type="float">
            <text:p>7,03600220861824</text:p>
          </table:table-cell>
          <table:table-cell table:formula="of:=[.F26]/[.G26]" office:value-type="float" office:value="291.074382764043" calcext:value-type="float">
            <text:p>291,0743827640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1.dat</text:p>
          </table:table-cell>
          <table:table-cell office:value-type="string" calcext:value-type="string">
            <text:p>0b10001000100010000000001010010110101110000010011100000111110000101000110001000000110111010111100101100100110111110011000111111001111111100011110011101000100100111111001111101101101000001111011</text:p>
          </table:table-cell>
          <table:table-cell office:value-type="string" calcext:value-type="string">
            <text:p>1673868738793471415511539760916799662225629724611156824187</text:p>
          </table:table-cell>
          <table:table-cell office:value-type="float" office:value="32" calcext:value-type="float">
            <text:p>32</text:p>
          </table:table-cell>
          <table:table-cell office:value-type="float" office:value="2048" calcext:value-type="float">
            <text:p>2048</text:p>
          </table:table-cell>
          <table:table-cell office:value-type="float" office:value="12.9781308142469" calcext:value-type="float">
            <text:p>12,9781308142469</text:p>
          </table:table-cell>
          <table:table-cell table:formula="of:=[.F27]/[.G27]" office:value-type="float" office:value="157.803926413793" calcext:value-type="float">
            <text:p>157,8039264137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1.dat</text:p>
          </table:table-cell>
          <table:table-cell office:value-type="string" calcext:value-type="string">
            <text:p>0b11111010111101011110101111111111100000001010001011000010100000001011011100111011100101010110100100111101010101111001000110100100111001001010011001010000101101010111111010111111111101101100001</text:p>
          </table:table-cell>
          <table:table-cell office:value-type="string" calcext:value-type="string">
            <text:p>3076768399394432093023794409826326993376466924811996625761</text:p>
          </table:table-cell>
          <table:table-cell office:value-type="float" office:value="32" calcext:value-type="float">
            <text:p>32</text:p>
          </table:table-cell>
          <table:table-cell office:value-type="float" office:value="2048" calcext:value-type="float">
            <text:p>2048</text:p>
          </table:table-cell>
          <table:table-cell office:value-type="float" office:value="9.77407367206173" calcext:value-type="float">
            <text:p>9,77407367206173</text:p>
          </table:table-cell>
          <table:table-cell table:formula="of:=[.F28]/[.G28]" office:value-type="float" office:value="209.533922979731" calcext:value-type="float">
            <text:p>209,5339229797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1.dat</text:p>
          </table:table-cell>
          <table:table-cell office:value-type="string" calcext:value-type="string">
            <text:p>0b111011010010110001100000111110011010100011110000010011000111000110101100001010111100110000001101100001110011111001110011010001111011111011100111111001011011100001001011110111001001001110011111</text:p>
          </table:table-cell>
          <table:table-cell office:value-type="string" calcext:value-type="string">
            <text:p>5815473736443447772480827075947839974372365179475875107743</text:p>
          </table:table-cell>
          <table:table-cell office:value-type="float" office:value="32" calcext:value-type="float">
            <text:p>32</text:p>
          </table:table-cell>
          <table:table-cell office:value-type="float" office:value="2048" calcext:value-type="float">
            <text:p>2048</text:p>
          </table:table-cell>
          <table:table-cell office:value-type="float" office:value="6.9716046006864" calcext:value-type="float">
            <text:p>6,9716046006864</text:p>
          </table:table-cell>
          <table:table-cell table:formula="of:=[.F29]/[.G29]" office:value-type="float" office:value="293.76307425673" calcext:value-type="float">
            <text:p>293,763074256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1.dat</text:p>
          </table:table-cell>
          <table:table-cell office:value-type="string" calcext:value-type="string">
            <text:p>0b10111000111110101010111100010110000110001111000111100111111010100000010001100100101110110001000110001000001110001100000000011110110011110001110000011000001001100100100100101001011100101010110</text:p>
          </table:table-cell>
          <table:table-cell office:value-type="string" calcext:value-type="string">
            <text:p>2267838811352002609406002303267606784415022155838600296790</text:p>
          </table:table-cell>
          <table:table-cell office:value-type="float" office:value="32" calcext:value-type="float">
            <text:p>32</text:p>
          </table:table-cell>
          <table:table-cell office:value-type="float" office:value="2048" calcext:value-type="float">
            <text:p>2048</text:p>
          </table:table-cell>
          <table:table-cell office:value-type="float" office:value="7.50378999691645" calcext:value-type="float">
            <text:p>7,50378999691645</text:p>
          </table:table-cell>
          <table:table-cell table:formula="of:=[.F30]/[.G30]" office:value-type="float" office:value="272.928746785503" calcext:value-type="float">
            <text:p>272,9287467855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1.dat</text:p>
          </table:table-cell>
          <table:table-cell office:value-type="string" calcext:value-type="string">
            <text:p>0b111000000000001110110010011100001100011010110110011010110010101101111111111100101101001111101001101000111110110000110000110100100000101111100100000001010000100100110000011000010010101000101001</text:p>
          </table:table-cell>
          <table:table-cell office:value-type="string" calcext:value-type="string">
            <text:p>5492818123906499542228623544257893957195314987068622449193</text:p>
          </table:table-cell>
          <table:table-cell office:value-type="float" office:value="32" calcext:value-type="float">
            <text:p>32</text:p>
          </table:table-cell>
          <table:table-cell office:value-type="float" office:value="2048" calcext:value-type="float">
            <text:p>2048</text:p>
          </table:table-cell>
          <table:table-cell office:value-type="float" office:value="8.33857993501757" calcext:value-type="float">
            <text:p>8,33857993501757</text:p>
          </table:table-cell>
          <table:table-cell table:formula="of:=[.F31]/[.G31]" office:value-type="float" office:value="245.605368775023" calcext:value-type="float">
            <text:p>245,6053687750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1.dat</text:p>
          </table:table-cell>
          <table:table-cell office:value-type="string" calcext:value-type="string">
            <text:p>0b101111000100010000010011001010101100000000111111010001101101110010000011000110111001011111000000110000001110111000000010010101000111101111111001001111010110111011101010100111101111100011000001</text:p>
          </table:table-cell>
          <table:table-cell office:value-type="string" calcext:value-type="string">
            <text:p>4616266864197843806841740240924086375915124400639879084225</text:p>
          </table:table-cell>
          <table:table-cell office:value-type="float" office:value="32" calcext:value-type="float">
            <text:p>32</text:p>
          </table:table-cell>
          <table:table-cell office:value-type="float" office:value="2048" calcext:value-type="float">
            <text:p>2048</text:p>
          </table:table-cell>
          <table:table-cell office:value-type="float" office:value="4.43466987670572" calcext:value-type="float">
            <text:p>4,43466987670572</text:p>
          </table:table-cell>
          <table:table-cell table:formula="of:=[.F32]/[.G32]" office:value-type="float" office:value="461.815660903568" calcext:value-type="float">
            <text:p>461,8156609035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1.dat</text:p>
          </table:table-cell>
          <table:table-cell office:value-type="string" calcext:value-type="string">
            <text:p>0b11000001101000010011111011100000110110111001101110101011010111111011111001101001010110101100101111001101111001001000100100010000011100101101111100111111010110101001111011010000100010111011111</text:p>
          </table:table-cell>
          <table:table-cell office:value-type="string" calcext:value-type="string">
            <text:p>2373895246078961401279095268065215747455167147843835676127</text:p>
          </table:table-cell>
          <table:table-cell office:value-type="float" office:value="32" calcext:value-type="float">
            <text:p>32</text:p>
          </table:table-cell>
          <table:table-cell office:value-type="float" office:value="2048" calcext:value-type="float">
            <text:p>2048</text:p>
          </table:table-cell>
          <table:table-cell office:value-type="float" office:value="5.11937980132027" calcext:value-type="float">
            <text:p>5,11937980132027</text:p>
          </table:table-cell>
          <table:table-cell table:formula="of:=[.F33]/[.G33]" office:value-type="float" office:value="400.048458891803" calcext:value-type="float">
            <text:p>400,0484588918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1.dat</text:p>
          </table:table-cell>
          <table:table-cell office:value-type="string" calcext:value-type="string">
            <text:p>0b111000110100010000011001010010000010010110100000000100011000011001110101100011101000011010011100111000111010010011011010011101011000011110100110101110101101001000010010110011100110010110001010</text:p>
          </table:table-cell>
          <table:table-cell office:value-type="string" calcext:value-type="string">
            <text:p>5572546369526987471224430673086447980727850690673946551690</text:p>
          </table:table-cell>
          <table:table-cell office:value-type="float" office:value="32" calcext:value-type="float">
            <text:p>32</text:p>
          </table:table-cell>
          <table:table-cell office:value-type="float" office:value="2048" calcext:value-type="float">
            <text:p>2048</text:p>
          </table:table-cell>
          <table:table-cell office:value-type="float" office:value="6.48573945563704" calcext:value-type="float">
            <text:p>6,48573945563704</text:p>
          </table:table-cell>
          <table:table-cell table:formula="of:=[.F34]/[.G34]" office:value-type="float" office:value="315.769699663158" calcext:value-type="float">
            <text:p>315,7696996631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1.dat</text:p>
          </table:table-cell>
          <table:table-cell office:value-type="string" calcext:value-type="string">
            <text:p>0b11101001101111111011010000100101101111101010000101001011010000110001100101011010001101100001110111101111101011110001010111110100011110111000010111100011111110100111100000110100011111101001000</text:p>
          </table:table-cell>
          <table:table-cell office:value-type="string" calcext:value-type="string">
            <text:p>2865752471513217112072002397035827444977283898683512471368</text:p>
          </table:table-cell>
          <table:table-cell office:value-type="float" office:value="32" calcext:value-type="float">
            <text:p>32</text:p>
          </table:table-cell>
          <table:table-cell office:value-type="float" office:value="2048" calcext:value-type="float">
            <text:p>2048</text:p>
          </table:table-cell>
          <table:table-cell office:value-type="float" office:value="6.71383640411148" calcext:value-type="float">
            <text:p>6,71383640411148</text:p>
          </table:table-cell>
          <table:table-cell table:formula="of:=[.F35]/[.G35]" office:value-type="float" office:value="305.041689539207" calcext:value-type="float">
            <text:p>305,0416895392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1.dat</text:p>
          </table:table-cell>
          <table:table-cell office:value-type="string" calcext:value-type="string">
            <text:p>0b10101001011110011111100011101001001110111100100011011101101011011101010101100100000100011010010101000000010001011101101000100000001001010100111010101001101101111010111110000011000110100101</text:p>
          </table:table-cell>
          <table:table-cell office:value-type="string" calcext:value-type="string">
            <text:p>259721910544769002215197151336559600166816510779546153381</text:p>
          </table:table-cell>
          <table:table-cell office:value-type="float" office:value="32" calcext:value-type="float">
            <text:p>32</text:p>
          </table:table-cell>
          <table:table-cell office:value-type="float" office:value="2048" calcext:value-type="float">
            <text:p>2048</text:p>
          </table:table-cell>
          <table:table-cell office:value-type="float" office:value="8.8719261501323" calcext:value-type="float">
            <text:p>8,8719261501323</text:p>
          </table:table-cell>
          <table:table-cell table:formula="of:=[.F36]/[.G36]" office:value-type="float" office:value="230.840514826587" calcext:value-type="float">
            <text:p>230,8405148265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1.dat</text:p>
          </table:table-cell>
          <table:table-cell office:value-type="string" calcext:value-type="string">
            <text:p>0b1101100000110010011100011000000001000111010101111011010000011110111110011111001000100100010011001110000111111111010010100001110110000000010010100100001000100111001111111011010100100101101101</text:p>
          </table:table-cell>
          <table:table-cell office:value-type="string" calcext:value-type="string">
            <text:p>1325284025899146571049236756128117023649404251615638931821</text:p>
          </table:table-cell>
          <table:table-cell office:value-type="float" office:value="32" calcext:value-type="float">
            <text:p>32</text:p>
          </table:table-cell>
          <table:table-cell office:value-type="float" office:value="2048" calcext:value-type="float">
            <text:p>2048</text:p>
          </table:table-cell>
          <table:table-cell office:value-type="float" office:value="6.62424092463536" calcext:value-type="float">
            <text:p>6,62424092463536</text:p>
          </table:table-cell>
          <table:table-cell table:formula="of:=[.F37]/[.G37]" office:value-type="float" office:value="309.167499084091" calcext:value-type="float">
            <text:p>309,1674990840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1.dat</text:p>
          </table:table-cell>
          <table:table-cell office:value-type="string" calcext:value-type="string">
            <text:p>0b111000000111111100010010100001010110011000100011111010000010101010101101011000110000111010110110111011100001101011101000011000110101100010001110000110100000111001101100011001000001010100000000</text:p>
          </table:table-cell>
          <table:table-cell office:value-type="string" calcext:value-type="string">
            <text:p>5504635131381349056258916889949612893511187132466164143360</text:p>
          </table:table-cell>
          <table:table-cell office:value-type="float" office:value="32" calcext:value-type="float">
            <text:p>32</text:p>
          </table:table-cell>
          <table:table-cell office:value-type="float" office:value="2048" calcext:value-type="float">
            <text:p>2048</text:p>
          </table:table-cell>
          <table:table-cell office:value-type="float" office:value="6.88806080389414" calcext:value-type="float">
            <text:p>6,88806080389414</text:p>
          </table:table-cell>
          <table:table-cell table:formula="of:=[.F38]/[.G38]" office:value-type="float" office:value="297.326062923569" calcext:value-type="float">
            <text:p>297,3260629235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1.dat</text:p>
          </table:table-cell>
          <table:table-cell office:value-type="string" calcext:value-type="string">
            <text:p>0b100011110111111001101101010010101011001110001111010111010001110111100100000110101001111011000111101111011101101000110100111101001000101100110110010110110111111111001110110000010001111100100100</text:p>
          </table:table-cell>
          <table:table-cell office:value-type="string" calcext:value-type="string">
            <text:p>3518459090803388292840155135213252676008285343837904248612</text:p>
          </table:table-cell>
          <table:table-cell office:value-type="float" office:value="32" calcext:value-type="float">
            <text:p>32</text:p>
          </table:table-cell>
          <table:table-cell office:value-type="float" office:value="2048" calcext:value-type="float">
            <text:p>2048</text:p>
          </table:table-cell>
          <table:table-cell office:value-type="float" office:value="8.4179929480379" calcext:value-type="float">
            <text:p>8,4179929480379</text:p>
          </table:table-cell>
          <table:table-cell table:formula="of:=[.F39]/[.G39]" office:value-type="float" office:value="243.288395778159" calcext:value-type="float">
            <text:p>243,2883957781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1.dat</text:p>
          </table:table-cell>
          <table:table-cell office:value-type="string" calcext:value-type="string">
            <text:p>0b1000001000001001000011110100010101111001110011110010010011111100111010000000010011000001110110000000000101110110110010011000111110101100001110001101010101010011001110101000111011010000100</text:p>
          </table:table-cell>
          <table:table-cell office:value-type="string" calcext:value-type="string">
            <text:p>99639327107752924187354114674238466646876347085417117316</text:p>
          </table:table-cell>
          <table:table-cell office:value-type="float" office:value="32" calcext:value-type="float">
            <text:p>32</text:p>
          </table:table-cell>
          <table:table-cell office:value-type="float" office:value="2048" calcext:value-type="float">
            <text:p>2048</text:p>
          </table:table-cell>
          <table:table-cell office:value-type="float" office:value="11.6414586354629" calcext:value-type="float">
            <text:p>11,6414586354629</text:p>
          </table:table-cell>
          <table:table-cell table:formula="of:=[.F40]/[.G40]" office:value-type="float" office:value="175.922971865506" calcext:value-type="float">
            <text:p>175,9229718655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1.dat</text:p>
          </table:table-cell>
          <table:table-cell office:value-type="string" calcext:value-type="string">
            <text:p>0b101001100111101000000001000110011110110101000100111110111011101011100001101010101010011000010100101100001101000110110011000110101010010101011101110110001000101100000110101100111101011011100100</text:p>
          </table:table-cell>
          <table:table-cell office:value-type="string" calcext:value-type="string">
            <text:p>4081993847075432492463473642198859648741877901034045822692</text:p>
          </table:table-cell>
          <table:table-cell office:value-type="float" office:value="32" calcext:value-type="float">
            <text:p>32</text:p>
          </table:table-cell>
          <table:table-cell office:value-type="float" office:value="2048" calcext:value-type="float">
            <text:p>2048</text:p>
          </table:table-cell>
          <table:table-cell office:value-type="float" office:value="7.44844951908248" calcext:value-type="float">
            <text:p>7,44844951908248</text:p>
          </table:table-cell>
          <table:table-cell table:formula="of:=[.F41]/[.G41]" office:value-type="float" office:value="274.956552333898" calcext:value-type="float">
            <text:p>274,9565523338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1.dat</text:p>
          </table:table-cell>
          <table:table-cell office:value-type="string" calcext:value-type="string">
            <text:p>0b110000111110110010000001111101101101000101001111000101110111010101111011110001000010010011010000010011110111111101110010110010010001010000101100001000110100111100000111011011001000101100010111</text:p>
          </table:table-cell>
          <table:table-cell office:value-type="string" calcext:value-type="string">
            <text:p>4804039022083761971411910200318822078276224425628695038743</text:p>
          </table:table-cell>
          <table:table-cell office:value-type="float" office:value="32" calcext:value-type="float">
            <text:p>32</text:p>
          </table:table-cell>
          <table:table-cell office:value-type="float" office:value="2048" calcext:value-type="float">
            <text:p>2048</text:p>
          </table:table-cell>
          <table:table-cell office:value-type="float" office:value="12.2702723482565" calcext:value-type="float">
            <text:p>12,2702723482565</text:p>
          </table:table-cell>
          <table:table-cell table:formula="of:=[.F42]/[.G42]" office:value-type="float" office:value="166.907460720789" calcext:value-type="float">
            <text:p>166,9074607207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1.dat</text:p>
          </table:table-cell>
          <table:table-cell office:value-type="string" calcext:value-type="string">
            <text:p>0b100100000010100100011101010001010010110110010010000100101101010100000100000011011011110000100111110110101111100101111111000010010100011111000001100011101011010101001000001101101111101111100001</text:p>
          </table:table-cell>
          <table:table-cell office:value-type="string" calcext:value-type="string">
            <text:p>3534807697270407424305478318528298411149969304733613489121</text:p>
          </table:table-cell>
          <table:table-cell office:value-type="float" office:value="32" calcext:value-type="float">
            <text:p>32</text:p>
          </table:table-cell>
          <table:table-cell office:value-type="float" office:value="2048" calcext:value-type="float">
            <text:p>2048</text:p>
          </table:table-cell>
          <table:table-cell office:value-type="float" office:value="6.21984635964616" calcext:value-type="float">
            <text:p>6,21984635964616</text:p>
          </table:table-cell>
          <table:table-cell table:formula="of:=[.F43]/[.G43]" office:value-type="float" office:value="329.268583431136" calcext:value-type="float">
            <text:p>329,268583431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1.dat</text:p>
          </table:table-cell>
          <table:table-cell office:value-type="string" calcext:value-type="string">
            <text:p>0b10001000100101001000001101100100010101111111001111111111110001110100000011000110100101110000010001001100100110110001000101100100101111011110010100011101001100010100101101101101111001011011</text:p>
          </table:table-cell>
          <table:table-cell office:value-type="string" calcext:value-type="string">
            <text:p>209308440015523778097391054117329240199733202396082789979</text:p>
          </table:table-cell>
          <table:table-cell office:value-type="float" office:value="32" calcext:value-type="float">
            <text:p>32</text:p>
          </table:table-cell>
          <table:table-cell office:value-type="float" office:value="2048" calcext:value-type="float">
            <text:p>2048</text:p>
          </table:table-cell>
          <table:table-cell office:value-type="float" office:value="6.49541871776958" calcext:value-type="float">
            <text:p>6,49541871776958</text:p>
          </table:table-cell>
          <table:table-cell table:formula="of:=[.F44]/[.G44]" office:value-type="float" office:value="315.299149906575" calcext:value-type="float">
            <text:p>315,2991499065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1.dat</text:p>
          </table:table-cell>
          <table:table-cell office:value-type="string" calcext:value-type="string">
            <text:p>0b11101110100110100100000011011010101011011011010101011110001101011111000111001101011111111101001011010000010001100001111110111000101011000111000101110011001010000111001011100001010110001111111</text:p>
          </table:table-cell>
          <table:table-cell office:value-type="string" calcext:value-type="string">
            <text:p>2925258777020010982842622430131361434178255097212422892671</text:p>
          </table:table-cell>
          <table:table-cell office:value-type="float" office:value="32" calcext:value-type="float">
            <text:p>32</text:p>
          </table:table-cell>
          <table:table-cell office:value-type="float" office:value="2048" calcext:value-type="float">
            <text:p>2048</text:p>
          </table:table-cell>
          <table:table-cell office:value-type="float" office:value="8.20295945113312" calcext:value-type="float">
            <text:p>8,20295945113312</text:p>
          </table:table-cell>
          <table:table-cell table:formula="of:=[.F45]/[.G45]" office:value-type="float" office:value="249.66599093905" calcext:value-type="float">
            <text:p>249,665990939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1.dat</text:p>
          </table:table-cell>
          <table:table-cell office:value-type="string" calcext:value-type="string">
            <text:p>0b111110110010101010011100110011010101011010111111001010100110001101011111110110010010100001110001001110001010011000101110111110001001001101011110111111011111010001101100001000011110000110001101</text:p>
          </table:table-cell>
          <table:table-cell office:value-type="string" calcext:value-type="string">
            <text:p>6158583559544643054349489151586699683845376112916898636173</text:p>
          </table:table-cell>
          <table:table-cell office:value-type="float" office:value="32" calcext:value-type="float">
            <text:p>32</text:p>
          </table:table-cell>
          <table:table-cell office:value-type="float" office:value="2048" calcext:value-type="float">
            <text:p>2048</text:p>
          </table:table-cell>
          <table:table-cell office:value-type="float" office:value="9.1458769996602" calcext:value-type="float">
            <text:p>9,1458769996602</text:p>
          </table:table-cell>
          <table:table-cell table:formula="of:=[.F46]/[.G46]" office:value-type="float" office:value="223.92603793776" calcext:value-type="float">
            <text:p>223,926037937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1.dat</text:p>
          </table:table-cell>
          <table:table-cell office:value-type="string" calcext:value-type="string">
            <text:p>0b110110000111101100000100011000011100001100011001011010011110011101011010101111011001100110100001101001000011110011111001011110010011001000000010111011101101100101000111111101011011101100001011</text:p>
          </table:table-cell>
          <table:table-cell office:value-type="string" calcext:value-type="string">
            <text:p>5308087288160073807483724971042206709815160553125038111499</text:p>
          </table:table-cell>
          <table:table-cell office:value-type="float" office:value="32" calcext:value-type="float">
            <text:p>32</text:p>
          </table:table-cell>
          <table:table-cell office:value-type="float" office:value="2048" calcext:value-type="float">
            <text:p>2048</text:p>
          </table:table-cell>
          <table:table-cell office:value-type="float" office:value="6.53646033817712" calcext:value-type="float">
            <text:p>6,53646033817712</text:p>
          </table:table-cell>
          <table:table-cell table:formula="of:=[.F47]/[.G47]" office:value-type="float" office:value="313.319425811913" calcext:value-type="float">
            <text:p>313,3194258119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1.dat</text:p>
          </table:table-cell>
          <table:table-cell office:value-type="string" calcext:value-type="string">
            <text:p>0b11011100000100011001101101100000100010100111101100001011100010110110101100011001011101001101110100110001000101101010111111100010000111001110110000010111100100110100011000100101011110001110000</text:p>
          </table:table-cell>
          <table:table-cell office:value-type="string" calcext:value-type="string">
            <text:p>2698035356919904993018862347335831718123318521508547181680</text:p>
          </table:table-cell>
          <table:table-cell office:value-type="float" office:value="32" calcext:value-type="float">
            <text:p>32</text:p>
          </table:table-cell>
          <table:table-cell office:value-type="float" office:value="2048" calcext:value-type="float">
            <text:p>2048</text:p>
          </table:table-cell>
          <table:table-cell office:value-type="float" office:value="5.47838952048625" calcext:value-type="float">
            <text:p>5,47838952048625</text:p>
          </table:table-cell>
          <table:table-cell table:formula="of:=[.F48]/[.G48]" office:value-type="float" office:value="373.832490797081" calcext:value-type="float">
            <text:p>373,8324907970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1.dat</text:p>
          </table:table-cell>
          <table:table-cell office:value-type="string" calcext:value-type="string">
            <text:p>0b11100011101100110001110011111110000100001011011111000101001011011000101011011101111101110000100110011001101010001001101100101001010110011010111101010110000110100111010101011111001000001101001</text:p>
          </table:table-cell>
          <table:table-cell office:value-type="string" calcext:value-type="string">
            <text:p>2791589722824469900221996446949141114561918972647697256553</text:p>
          </table:table-cell>
          <table:table-cell office:value-type="float" office:value="32" calcext:value-type="float">
            <text:p>32</text:p>
          </table:table-cell>
          <table:table-cell office:value-type="float" office:value="2048" calcext:value-type="float">
            <text:p>2048</text:p>
          </table:table-cell>
          <table:table-cell office:value-type="float" office:value="7.34215018581637" calcext:value-type="float">
            <text:p>7,34215018581637</text:p>
          </table:table-cell>
          <table:table-cell table:formula="of:=[.F49]/[.G49]" office:value-type="float" office:value="278.93736142259" calcext:value-type="float">
            <text:p>278,937361422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1.dat</text:p>
          </table:table-cell>
          <table:table-cell office:value-type="string" calcext:value-type="string">
            <text:p>0b101100101010111011100101101010100000111110111110100110010011001011010111000001110001001111010001100001100011000110100011100111111100010001010010001111110101001100001011100010010001110100011001</text:p>
          </table:table-cell>
          <table:table-cell office:value-type="string" calcext:value-type="string">
            <text:p>4381299117010118591675157308453210032430847268784536362265</text:p>
          </table:table-cell>
          <table:table-cell office:value-type="float" office:value="32" calcext:value-type="float">
            <text:p>32</text:p>
          </table:table-cell>
          <table:table-cell office:value-type="float" office:value="2048" calcext:value-type="float">
            <text:p>2048</text:p>
          </table:table-cell>
          <table:table-cell office:value-type="float" office:value="6.64973062848752" calcext:value-type="float">
            <text:p>6,64973062848752</text:p>
          </table:table-cell>
          <table:table-cell table:formula="of:=[.F50]/[.G50]" office:value-type="float" office:value="307.98240025338" calcext:value-type="float">
            <text:p>307,982400253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1.dat</text:p>
          </table:table-cell>
          <table:table-cell office:value-type="string" calcext:value-type="string">
            <text:p>0b11011010100001000001110110101000100100000001111000100001000110110000010001011001110101011110000001000010101010001100111101010010111100001000001000111101000000101010011111111000101101110001101</text:p>
          </table:table-cell>
          <table:table-cell office:value-type="string" calcext:value-type="string">
            <text:p>2678999315647780557251878812755674220347942181619965385613</text:p>
          </table:table-cell>
          <table:table-cell office:value-type="float" office:value="32" calcext:value-type="float">
            <text:p>32</text:p>
          </table:table-cell>
          <table:table-cell office:value-type="float" office:value="2048" calcext:value-type="float">
            <text:p>2048</text:p>
          </table:table-cell>
          <table:table-cell office:value-type="float" office:value="7.07220595171384" calcext:value-type="float">
            <text:p>7,07220595171384</text:p>
          </table:table-cell>
          <table:table-cell table:formula="of:=[.F51]/[.G51]" office:value-type="float" office:value="289.584326868153" calcext:value-type="float">
            <text:p>289,584326868153</text:p>
          </table:table-cell>
          <table:table-cell table:number-columns-repeated="2"/>
        </table:table-row>
      </table:table>
      <table:table table:name="bignum_192_02.dat - 32 frascos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Qual algoritmo</text:p>
          </table:table-cell>
          <table:table-cell office:value-type="string" calcext:value-type="string">
            <text:p>Qual arquivo</text:p>
          </table:table-cell>
          <table:table-cell office:value-type="string" calcext:value-type="string">
            <text:p>Qual instancia binaria</text:p>
          </table:table-cell>
          <table:table-cell office:value-type="string" calcext:value-type="string">
            <text:p>Qual instancia decimal</text:p>
          </table:table-cell>
          <table:table-cell office:value-type="string" calcext:value-type="string">
            <text:p>Quantos frascos</text:p>
          </table:table-cell>
          <table:table-cell office:value-type="string" calcext:value-type="string">
            <text:p>Complexidade Teorica</text:p>
          </table:table-cell>
          <table:table-cell office:value-type="string" calcext:value-type="string">
            <text:p>Tempo de CPU (ms)</text:p>
          </table:table-cell>
          <table:table-cell office:value-type="string" calcext:value-type="string">
            <text:p>Razao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2.dat</text:p>
          </table:table-cell>
          <table:table-cell office:value-type="string" calcext:value-type="string">
            <text:p>0b111001101001100000010001101010001110111011100111110111100100000001100101001001001001000001101010101111000010111010001010100110111100010011011110000110110000110100000000011001110001101001010010</text:p>
          </table:table-cell>
          <table:table-cell office:value-type="string" calcext:value-type="string">
            <text:p>5654148905376008315031236231139101172863745778533154626130</text:p>
          </table:table-cell>
          <table:table-cell office:value-type="float" office:value="32" calcext:value-type="float">
            <text:p>32</text:p>
          </table:table-cell>
          <table:table-cell office:value-type="float" office:value="2048" calcext:value-type="float">
            <text:p>2048</text:p>
          </table:table-cell>
          <table:table-cell office:value-type="float" office:value="8.73899581262045" calcext:value-type="float">
            <text:p>8,73899581262045</text:p>
          </table:table-cell>
          <table:table-cell table:formula="of:=[.F2]/[.G2]" office:value-type="float" office:value="234.351868785928" calcext:value-type="float">
            <text:p>234,351868785928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2.dat</text:p>
          </table:table-cell>
          <table:table-cell office:value-type="string" calcext:value-type="string">
            <text:p>0b110100010000100101011111011011100001001010011100100100100001110110011000001110001010000101100011110010110001000001100011111100010011000011111111011100101000100101010110010110110011111111100101</text:p>
          </table:table-cell>
          <table:table-cell office:value-type="string" calcext:value-type="string">
            <text:p>5125562821988522877381502008721135938739115872943886516197</text:p>
          </table:table-cell>
          <table:table-cell office:value-type="float" office:value="32" calcext:value-type="float">
            <text:p>32</text:p>
          </table:table-cell>
          <table:table-cell office:value-type="float" office:value="2048" calcext:value-type="float">
            <text:p>2048</text:p>
          </table:table-cell>
          <table:table-cell office:value-type="float" office:value="7.72915578055952" calcext:value-type="float">
            <text:p>7,72915578055952</text:p>
          </table:table-cell>
          <table:table-cell table:formula="of:=[.F3]/[.G3]" office:value-type="float" office:value="264.970723601038" calcext:value-type="float">
            <text:p>264,970723601038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2.dat</text:p>
          </table:table-cell>
          <table:table-cell office:value-type="string" calcext:value-type="string">
            <text:p>0b1001111000010111100000110111100011101000110100100011101010010011111111011010111100000010011111101111010101011010001000000111010111111011000000101101000100011010111110111000100100001100101100</text:p>
          </table:table-cell>
          <table:table-cell office:value-type="string" calcext:value-type="string">
            <text:p>969100219819310469056631009291409844362985520987640054572</text:p>
          </table:table-cell>
          <table:table-cell office:value-type="float" office:value="32" calcext:value-type="float">
            <text:p>32</text:p>
          </table:table-cell>
          <table:table-cell office:value-type="float" office:value="2048" calcext:value-type="float">
            <text:p>2048</text:p>
          </table:table-cell>
          <table:table-cell office:value-type="float" office:value="6.75764962893543" calcext:value-type="float">
            <text:p>6,75764962893543</text:p>
          </table:table-cell>
          <table:table-cell table:formula="of:=[.F4]/[.G4]" office:value-type="float" office:value="303.063951589132" calcext:value-type="float">
            <text:p>303,063951589132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2.dat</text:p>
          </table:table-cell>
          <table:table-cell office:value-type="string" calcext:value-type="string">
            <text:p>0b10110110000100001011011010010110100111110110101110101111000110011000010110100011001011111000011100100001010001000000110101110101001100010110010000011010110110011011101001100010111100111001</text:p>
          </table:table-cell>
          <table:table-cell office:value-type="string" calcext:value-type="string">
            <text:p>279014239060124833193377043164238999716275316039235284793</text:p>
          </table:table-cell>
          <table:table-cell office:value-type="float" office:value="32" calcext:value-type="float">
            <text:p>32</text:p>
          </table:table-cell>
          <table:table-cell office:value-type="float" office:value="2048" calcext:value-type="float">
            <text:p>2048</text:p>
          </table:table-cell>
          <table:table-cell office:value-type="float" office:value="7.00626487817318" calcext:value-type="float">
            <text:p>7,00626487817318</text:p>
          </table:table-cell>
          <table:table-cell table:formula="of:=[.F5]/[.G5]" office:value-type="float" office:value="292.309816373086" calcext:value-type="float">
            <text:p>292,309816373086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2.dat</text:p>
          </table:table-cell>
          <table:table-cell office:value-type="string" calcext:value-type="string">
            <text:p>0b111101101101010110101110011000100110111001001100100001110000000001110101111100100111000100101010000100000010100010010100001011111011111001001100110110011011001110001011111100000010101111111111</text:p>
          </table:table-cell>
          <table:table-cell office:value-type="string" calcext:value-type="string">
            <text:p>6052369040721705019834513811810026834044362114913306422271</text:p>
          </table:table-cell>
          <table:table-cell office:value-type="float" office:value="32" calcext:value-type="float">
            <text:p>32</text:p>
          </table:table-cell>
          <table:table-cell office:value-type="float" office:value="2048" calcext:value-type="float">
            <text:p>2048</text:p>
          </table:table-cell>
          <table:table-cell office:value-type="float" office:value="6.78508448936447" calcext:value-type="float">
            <text:p>6,78508448936447</text:p>
          </table:table-cell>
          <table:table-cell table:formula="of:=[.F6]/[.G6]" office:value-type="float" office:value="301.838540582688" calcext:value-type="float">
            <text:p>301,838540582688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2.dat</text:p>
          </table:table-cell>
          <table:table-cell office:value-type="string" calcext:value-type="string">
            <text:p>0b111111011001111100101011110010010101000011001101101000001111101100100100110001010110011011110011110111001100000110111010110010111000111001011010101000000000010110010010000001110001111010111110</text:p>
          </table:table-cell>
          <table:table-cell office:value-type="string" calcext:value-type="string">
            <text:p>6218787506295630649112441281523664114080881664436816256702</text:p>
          </table:table-cell>
          <table:table-cell office:value-type="float" office:value="32" calcext:value-type="float">
            <text:p>32</text:p>
          </table:table-cell>
          <table:table-cell office:value-type="float" office:value="2048" calcext:value-type="float">
            <text:p>2048</text:p>
          </table:table-cell>
          <table:table-cell office:value-type="float" office:value="6.20663136458854" calcext:value-type="float">
            <text:p>6,20663136458854</text:p>
          </table:table-cell>
          <table:table-cell table:formula="of:=[.F7]/[.G7]" office:value-type="float" office:value="329.969653375051" calcext:value-type="float">
            <text:p>329,969653375051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2.dat</text:p>
          </table:table-cell>
          <table:table-cell office:value-type="string" calcext:value-type="string">
            <text:p>0b101101001111001101010111110101110111010101001000101001000101010100001011110011000110111110110011000001000011101101001101011110010101101010000011010000010110101000111010110001001111110011010100</text:p>
          </table:table-cell>
          <table:table-cell office:value-type="string" calcext:value-type="string">
            <text:p>4436894799177551148317538908133648814079131300365594852564</text:p>
          </table:table-cell>
          <table:table-cell office:value-type="float" office:value="32" calcext:value-type="float">
            <text:p>32</text:p>
          </table:table-cell>
          <table:table-cell office:value-type="float" office:value="2048" calcext:value-type="float">
            <text:p>2048</text:p>
          </table:table-cell>
          <table:table-cell office:value-type="float" office:value="6.87881146506933" calcext:value-type="float">
            <text:p>6,87881146506933</text:p>
          </table:table-cell>
          <table:table-cell table:formula="of:=[.F8]/[.G8]" office:value-type="float" office:value="297.72585139159" calcext:value-type="float">
            <text:p>297,72585139159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2.dat</text:p>
          </table:table-cell>
          <table:table-cell office:value-type="string" calcext:value-type="string">
            <text:p>0b10010000111101000011010010110000011000000101011100010000011011000100100100010001011010000000010110001111011110011011110111011110110011111001100110110001101000010110001011101101000000110101010</text:p>
          </table:table-cell>
          <table:table-cell office:value-type="string" calcext:value-type="string">
            <text:p>1777129998218650881720856195367205573660521034133087355306</text:p>
          </table:table-cell>
          <table:table-cell office:value-type="float" office:value="32" calcext:value-type="float">
            <text:p>32</text:p>
          </table:table-cell>
          <table:table-cell office:value-type="float" office:value="2048" calcext:value-type="float">
            <text:p>2048</text:p>
          </table:table-cell>
          <table:table-cell office:value-type="float" office:value="5.27743472379457" calcext:value-type="float">
            <text:p>5,27743472379457</text:p>
          </table:table-cell>
          <table:table-cell table:formula="of:=[.F9]/[.G9]" office:value-type="float" office:value="388.067329523964" calcext:value-type="float">
            <text:p>388,067329523964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2.dat</text:p>
          </table:table-cell>
          <table:table-cell office:value-type="string" calcext:value-type="string">
            <text:p>0b11001010000111011101010011111111001010111110001011111111100111101111010110001010100111010100111100110000110001111101111101011000100001100101011110010100010011110000110001001111100000111000100</text:p>
          </table:table-cell>
          <table:table-cell office:value-type="string" calcext:value-type="string">
            <text:p>2477941463898349897598786583674389415720667984790121071044</text:p>
          </table:table-cell>
          <table:table-cell office:value-type="float" office:value="32" calcext:value-type="float">
            <text:p>32</text:p>
          </table:table-cell>
          <table:table-cell office:value-type="float" office:value="2048" calcext:value-type="float">
            <text:p>2048</text:p>
          </table:table-cell>
          <table:table-cell office:value-type="float" office:value="5.67552214823467" calcext:value-type="float">
            <text:p>5,67552214823467</text:p>
          </table:table-cell>
          <table:table-cell table:formula="of:=[.F10]/[.G10]" office:value-type="float" office:value="360.847856198925" calcext:value-type="float">
            <text:p>360,847856198925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2.dat</text:p>
          </table:table-cell>
          <table:table-cell office:value-type="string" calcext:value-type="string">
            <text:p>0b110011111010111010111010010111010011110110100000000011011101100111001111001001101111101110110000111010001100001001010101001110101110111111011110011100100000110110010100101011110000111010011001</text:p>
          </table:table-cell>
          <table:table-cell office:value-type="string" calcext:value-type="string">
            <text:p>5092360847488173623093179410158592643392662341832124862105</text:p>
          </table:table-cell>
          <table:table-cell office:value-type="float" office:value="32" calcext:value-type="float">
            <text:p>32</text:p>
          </table:table-cell>
          <table:table-cell office:value-type="float" office:value="2048" calcext:value-type="float">
            <text:p>2048</text:p>
          </table:table-cell>
          <table:table-cell office:value-type="float" office:value="7.15623520056917" calcext:value-type="float">
            <text:p>7,15623520056917</text:p>
          </table:table-cell>
          <table:table-cell table:formula="of:=[.F11]/[.G11]" office:value-type="float" office:value="286.183997954275" calcext:value-type="float">
            <text:p>286,183997954275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2.dat</text:p>
          </table:table-cell>
          <table:table-cell office:value-type="string" calcext:value-type="string">
            <text:p>0b101100100011101100100110011100100101001100111110000111010011000010011110101000010001100010001111110001100000011011001010100001100011001100100010101000101010101101010001100100011100111010000111</text:p>
          </table:table-cell>
          <table:table-cell office:value-type="string" calcext:value-type="string">
            <text:p>4370212762267340467497677392348130852683453207318474378887</text:p>
          </table:table-cell>
          <table:table-cell office:value-type="float" office:value="32" calcext:value-type="float">
            <text:p>32</text:p>
          </table:table-cell>
          <table:table-cell office:value-type="float" office:value="2048" calcext:value-type="float">
            <text:p>2048</text:p>
          </table:table-cell>
          <table:table-cell office:value-type="float" office:value="7.45411163239842" calcext:value-type="float">
            <text:p>7,45411163239842</text:p>
          </table:table-cell>
          <table:table-cell table:formula="of:=[.F12]/[.G12]" office:value-type="float" office:value="274.747696438917" calcext:value-type="float">
            <text:p>274,747696438917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2.dat</text:p>
          </table:table-cell>
          <table:table-cell office:value-type="string" calcext:value-type="string">
            <text:p>0b11101111011100000000010010111001001111010101100000101010101111100101110111111100010010010001010111000010111001001100010101100110011101100101101110011011100001110001010111110111011101100101100</text:p>
          </table:table-cell>
          <table:table-cell office:value-type="string" calcext:value-type="string">
            <text:p>2935496092181457187762383734373749231865313594423541218092</text:p>
          </table:table-cell>
          <table:table-cell office:value-type="float" office:value="32" calcext:value-type="float">
            <text:p>32</text:p>
          </table:table-cell>
          <table:table-cell office:value-type="float" office:value="2048" calcext:value-type="float">
            <text:p>2048</text:p>
          </table:table-cell>
          <table:table-cell office:value-type="float" office:value="10.1043181558062" calcext:value-type="float">
            <text:p>10,1043181558062</text:p>
          </table:table-cell>
          <table:table-cell table:formula="of:=[.F13]/[.G13]" office:value-type="float" office:value="202.685620981082" calcext:value-type="float">
            <text:p>202,685620981082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2.dat</text:p>
          </table:table-cell>
          <table:table-cell office:value-type="string" calcext:value-type="string">
            <text:p>0b101001101110100111001100100100000010001001000110011101010111111010010011010011101000110100100100101001001000001100110000100000011010011010000101100001011000000010011010000110100000100101000110</text:p>
          </table:table-cell>
          <table:table-cell office:value-type="string" calcext:value-type="string">
            <text:p>4092701658967081032604377935950586154221872756458335635782</text:p>
          </table:table-cell>
          <table:table-cell office:value-type="float" office:value="32" calcext:value-type="float">
            <text:p>32</text:p>
          </table:table-cell>
          <table:table-cell office:value-type="float" office:value="2048" calcext:value-type="float">
            <text:p>2048</text:p>
          </table:table-cell>
          <table:table-cell office:value-type="float" office:value="8.71233841494791" calcext:value-type="float">
            <text:p>8,71233841494791</text:p>
          </table:table-cell>
          <table:table-cell table:formula="of:=[.F14]/[.G14]" office:value-type="float" office:value="235.068922080232" calcext:value-type="float">
            <text:p>235,068922080232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2.dat</text:p>
          </table:table-cell>
          <table:table-cell office:value-type="string" calcext:value-type="string">
            <text:p>0b111011100101010110101110111101110101100110101110110110100100000000101101000101001111110100011111010110001011100011010111011001100010010110011001101000101101011011000101101100110001100011011110</text:p>
          </table:table-cell>
          <table:table-cell office:value-type="string" calcext:value-type="string">
            <text:p>5843949864809992016245418351655316042616606246639921993950</text:p>
          </table:table-cell>
          <table:table-cell office:value-type="float" office:value="32" calcext:value-type="float">
            <text:p>32</text:p>
          </table:table-cell>
          <table:table-cell office:value-type="float" office:value="2048" calcext:value-type="float">
            <text:p>2048</text:p>
          </table:table-cell>
          <table:table-cell office:value-type="float" office:value="6.92375652254761" calcext:value-type="float">
            <text:p>6,92375652254761</text:p>
          </table:table-cell>
          <table:table-cell table:formula="of:=[.F15]/[.G15]" office:value-type="float" office:value="295.793185871076" calcext:value-type="float">
            <text:p>295,793185871076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2.dat</text:p>
          </table:table-cell>
          <table:table-cell office:value-type="string" calcext:value-type="string">
            <text:p>0b1000111010100110110011101101010011011110001001011111010000110001001011011111001110100001100111001000001110000001000011010111001100000010000111100000110010100110010100101100110100111001011100</text:p>
          </table:table-cell>
          <table:table-cell office:value-type="string" calcext:value-type="string">
            <text:p>874451723735179707642816736668513525466854139408789229148</text:p>
          </table:table-cell>
          <table:table-cell office:value-type="float" office:value="32" calcext:value-type="float">
            <text:p>32</text:p>
          </table:table-cell>
          <table:table-cell office:value-type="float" office:value="2048" calcext:value-type="float">
            <text:p>2048</text:p>
          </table:table-cell>
          <table:table-cell office:value-type="float" office:value="5.48464833596341" calcext:value-type="float">
            <text:p>5,48464833596341</text:p>
          </table:table-cell>
          <table:table-cell table:formula="of:=[.F16]/[.G16]" office:value-type="float" office:value="373.405891234822" calcext:value-type="float">
            <text:p>373,405891234822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2.dat</text:p>
          </table:table-cell>
          <table:table-cell office:value-type="string" calcext:value-type="string">
            <text:p>0b110101011101010110101110001100111100011001110000011101010100010010000000000001011011100100100011110100100100111110001101110110000010011001011001101110001100100101110010110000001100110111111010</text:p>
          </table:table-cell>
          <table:table-cell office:value-type="string" calcext:value-type="string">
            <text:p>5243211326957131217859960978843607126648377285376074632698</text:p>
          </table:table-cell>
          <table:table-cell office:value-type="float" office:value="32" calcext:value-type="float">
            <text:p>32</text:p>
          </table:table-cell>
          <table:table-cell office:value-type="float" office:value="2048" calcext:value-type="float">
            <text:p>2048</text:p>
          </table:table-cell>
          <table:table-cell office:value-type="float" office:value="7.25838928658689" calcext:value-type="float">
            <text:p>7,25838928658689</text:p>
          </table:table-cell>
          <table:table-cell table:formula="of:=[.F17]/[.G17]" office:value-type="float" office:value="282.156263481843" calcext:value-type="float">
            <text:p>282,156263481843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2.dat</text:p>
          </table:table-cell>
          <table:table-cell office:value-type="string" calcext:value-type="string">
            <text:p>0b11110110000100010001010100000011010101011010100100000111011110110101100001110001010000000101001100001100010101000000101011110001001010111001011011001001011000000100011110000111010011100010010</text:p>
          </table:table-cell>
          <table:table-cell office:value-type="string" calcext:value-type="string">
            <text:p>3016769293633324724777063723248314102884087467706658563858</text:p>
          </table:table-cell>
          <table:table-cell office:value-type="float" office:value="32" calcext:value-type="float">
            <text:p>32</text:p>
          </table:table-cell>
          <table:table-cell office:value-type="float" office:value="2048" calcext:value-type="float">
            <text:p>2048</text:p>
          </table:table-cell>
          <table:table-cell office:value-type="float" office:value="5.73959322360685" calcext:value-type="float">
            <text:p>5,73959322360685</text:p>
          </table:table-cell>
          <table:table-cell table:formula="of:=[.F18]/[.G18]" office:value-type="float" office:value="356.81971181801" calcext:value-type="float">
            <text:p>356,81971181801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2.dat</text:p>
          </table:table-cell>
          <table:table-cell office:value-type="string" calcext:value-type="string">
            <text:p>0b11010101000000111011000011101000110111100100110111111111000100001110010101010000011000011110011110000100010110000110101111111001101100110111101100110011110011000100100101010011011000101011101</text:p>
          </table:table-cell>
          <table:table-cell office:value-type="string" calcext:value-type="string">
            <text:p>2611549167970074176631484374776969732118387509297926484317</text:p>
          </table:table-cell>
          <table:table-cell office:value-type="float" office:value="32" calcext:value-type="float">
            <text:p>32</text:p>
          </table:table-cell>
          <table:table-cell office:value-type="float" office:value="2048" calcext:value-type="float">
            <text:p>2048</text:p>
          </table:table-cell>
          <table:table-cell office:value-type="float" office:value="5.38864855308245" calcext:value-type="float">
            <text:p>5,38864855308245</text:p>
          </table:table-cell>
          <table:table-cell table:formula="of:=[.F19]/[.G19]" office:value-type="float" office:value="380.05818709934" calcext:value-type="float">
            <text:p>380,05818709934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2.dat</text:p>
          </table:table-cell>
          <table:table-cell office:value-type="string" calcext:value-type="string">
            <text:p>0b111110110000100100101000010111100110001011100011001001101100000010000001110001000000000001111011001101000001001100110100010101000110101010000011111001001000011111100110110011001111111110010111</text:p>
          </table:table-cell>
          <table:table-cell office:value-type="string" calcext:value-type="string">
            <text:p>6155379224581613635675075640056716685441404048983097933719</text:p>
          </table:table-cell>
          <table:table-cell office:value-type="float" office:value="32" calcext:value-type="float">
            <text:p>32</text:p>
          </table:table-cell>
          <table:table-cell office:value-type="float" office:value="2048" calcext:value-type="float">
            <text:p>2048</text:p>
          </table:table-cell>
          <table:table-cell office:value-type="float" office:value="7.90933485740925" calcext:value-type="float">
            <text:p>7,90933485740925</text:p>
          </table:table-cell>
          <table:table-cell table:formula="of:=[.F20]/[.G20]" office:value-type="float" office:value="258.934542148192" calcext:value-type="float">
            <text:p>258,934542148192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2.dat</text:p>
          </table:table-cell>
          <table:table-cell office:value-type="string" calcext:value-type="string">
            <text:p>0b11001001000001100101101110010000110110000000101010101001101100001011000000011000011110101011111010011101000010101010100100010001010010000011011111001110111000110111100101110101111100100100</text:p>
          </table:table-cell>
          <table:table-cell office:value-type="string" calcext:value-type="string">
            <text:p>308069662755267631826047252174647277551424497947980029732</text:p>
          </table:table-cell>
          <table:table-cell office:value-type="float" office:value="32" calcext:value-type="float">
            <text:p>32</text:p>
          </table:table-cell>
          <table:table-cell office:value-type="float" office:value="2048" calcext:value-type="float">
            <text:p>2048</text:p>
          </table:table-cell>
          <table:table-cell office:value-type="float" office:value="6.70016782064041" calcext:value-type="float">
            <text:p>6,70016782064041</text:p>
          </table:table-cell>
          <table:table-cell table:formula="of:=[.F21]/[.G21]" office:value-type="float" office:value="305.663985563312" calcext:value-type="float">
            <text:p>305,663985563312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2.dat</text:p>
          </table:table-cell>
          <table:table-cell office:value-type="string" calcext:value-type="string">
            <text:p>0b100010111001001100011110011010001100001110000111001101001000100101110010010000111011111011111001110000110000010101001011001001010111111010101111111100111001100001001101000011111110111011101101</text:p>
          </table:table-cell>
          <table:table-cell office:value-type="string" calcext:value-type="string">
            <text:p>3422361263112455536145333209082929829846858109432045235949</text:p>
          </table:table-cell>
          <table:table-cell office:value-type="float" office:value="32" calcext:value-type="float">
            <text:p>32</text:p>
          </table:table-cell>
          <table:table-cell office:value-type="float" office:value="2048" calcext:value-type="float">
            <text:p>2048</text:p>
          </table:table-cell>
          <table:table-cell office:value-type="float" office:value="6.59176448481049" calcext:value-type="float">
            <text:p>6,59176448481049</text:p>
          </table:table-cell>
          <table:table-cell table:formula="of:=[.F22]/[.G22]" office:value-type="float" office:value="310.690711829775" calcext:value-type="float">
            <text:p>310,690711829775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2.dat</text:p>
          </table:table-cell>
          <table:table-cell office:value-type="string" calcext:value-type="string">
            <text:p>0b1110101010110100000000110110010000111000111101001100000111110001001110101000001100010011010111100100011111010110111011001100100100011010000010001001000000011010011100000011110100111010011100</text:p>
          </table:table-cell>
          <table:table-cell office:value-type="string" calcext:value-type="string">
            <text:p>1438726287186303024581375806265363204450061797028900327068</text:p>
          </table:table-cell>
          <table:table-cell office:value-type="float" office:value="32" calcext:value-type="float">
            <text:p>32</text:p>
          </table:table-cell>
          <table:table-cell office:value-type="float" office:value="2048" calcext:value-type="float">
            <text:p>2048</text:p>
          </table:table-cell>
          <table:table-cell office:value-type="float" office:value="6.11759344344983" calcext:value-type="float">
            <text:p>6,11759344344983</text:p>
          </table:table-cell>
          <table:table-cell table:formula="of:=[.F23]/[.G23]" office:value-type="float" office:value="334.772164729713" calcext:value-type="float">
            <text:p>334,772164729713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2.dat</text:p>
          </table:table-cell>
          <table:table-cell office:value-type="string" calcext:value-type="string">
            <text:p>0b1111001111011101000011100010100011000101101011000100011010100011110000011001000010010110101000110000000110110100101110001110110001001010100111111101100100111111010101111111010001011111010100</text:p>
          </table:table-cell>
          <table:table-cell office:value-type="string" calcext:value-type="string">
            <text:p>1494878888788808180488819978505383648036591526401286150100</text:p>
          </table:table-cell>
          <table:table-cell office:value-type="float" office:value="32" calcext:value-type="float">
            <text:p>32</text:p>
          </table:table-cell>
          <table:table-cell office:value-type="float" office:value="2048" calcext:value-type="float">
            <text:p>2048</text:p>
          </table:table-cell>
          <table:table-cell office:value-type="float" office:value="5.61797896962366" calcext:value-type="float">
            <text:p>5,61797896962366</text:p>
          </table:table-cell>
          <table:table-cell table:formula="of:=[.F24]/[.G24]" office:value-type="float" office:value="364.543906460581" calcext:value-type="float">
            <text:p>364,543906460581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2.dat</text:p>
          </table:table-cell>
          <table:table-cell office:value-type="string" calcext:value-type="string">
            <text:p>0b10001001100010011010111100011111101110100000011010000101000001000111101111110011101001011100110000010101111001100010011001001011011100101100000111110111101011011100101010000100101111100000001</text:p>
          </table:table-cell>
          <table:table-cell office:value-type="string" calcext:value-type="string">
            <text:p>1686208870144306703942129940378017688438082635363799686913</text:p>
          </table:table-cell>
          <table:table-cell office:value-type="float" office:value="32" calcext:value-type="float">
            <text:p>32</text:p>
          </table:table-cell>
          <table:table-cell office:value-type="float" office:value="2048" calcext:value-type="float">
            <text:p>2048</text:p>
          </table:table-cell>
          <table:table-cell office:value-type="float" office:value="4.59421807621107" calcext:value-type="float">
            <text:p>4,59421807621107</text:p>
          </table:table-cell>
          <table:table-cell table:formula="of:=[.F25]/[.G25]" office:value-type="float" office:value="445.777707115074" calcext:value-type="float">
            <text:p>445,777707115074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2.dat</text:p>
          </table:table-cell>
          <table:table-cell office:value-type="string" calcext:value-type="string">
            <text:p>0b1001011011001000000111000100000100111011000010001011011010010011111010100010111111111111110011100100100001100000000101101000100001100010000001110111101101100001001111011111101010001010101100</text:p>
          </table:table-cell>
          <table:table-cell office:value-type="string" calcext:value-type="string">
            <text:p>924289015929331112854837610558529618955868737269206524588</text:p>
          </table:table-cell>
          <table:table-cell office:value-type="float" office:value="32" calcext:value-type="float">
            <text:p>32</text:p>
          </table:table-cell>
          <table:table-cell office:value-type="float" office:value="2048" calcext:value-type="float">
            <text:p>2048</text:p>
          </table:table-cell>
          <table:table-cell office:value-type="float" office:value="7.90419084876661" calcext:value-type="float">
            <text:p>7,90419084876661</text:p>
          </table:table-cell>
          <table:table-cell table:formula="of:=[.F26]/[.G26]" office:value-type="float" office:value="259.103055478421" calcext:value-type="float">
            <text:p>259,103055478421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2.dat</text:p>
          </table:table-cell>
          <table:table-cell office:value-type="string" calcext:value-type="string">
            <text:p>0b110110010011111111000110010100010001100011010101001000000000000001010110011010111000101111100011101111011101101000000001011111110110010101011010101111010110000111010111010010001110001110011110</text:p>
          </table:table-cell>
          <table:table-cell office:value-type="string" calcext:value-type="string">
            <text:p>5326932918196919831145302160899035263634885922740270326686</text:p>
          </table:table-cell>
          <table:table-cell office:value-type="float" office:value="32" calcext:value-type="float">
            <text:p>32</text:p>
          </table:table-cell>
          <table:table-cell office:value-type="float" office:value="2048" calcext:value-type="float">
            <text:p>2048</text:p>
          </table:table-cell>
          <table:table-cell office:value-type="float" office:value="6.12477929056341" calcext:value-type="float">
            <text:p>6,12477929056341</text:p>
          </table:table-cell>
          <table:table-cell table:formula="of:=[.F27]/[.G27]" office:value-type="float" office:value="334.379396030711" calcext:value-type="float">
            <text:p>334,379396030711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2.dat</text:p>
          </table:table-cell>
          <table:table-cell office:value-type="string" calcext:value-type="string">
            <text:p>0b10000111111000101011011100011100010110000010110111010011101110100111011001110010001101011101100001001000001001001101011010010011101010010001100111000101010110001011100011101111010101010100</text:p>
          </table:table-cell>
          <table:table-cell office:value-type="string" calcext:value-type="string">
            <text:p>208244086102450956443266279291354960502233864836272289108</text:p>
          </table:table-cell>
          <table:table-cell office:value-type="float" office:value="32" calcext:value-type="float">
            <text:p>32</text:p>
          </table:table-cell>
          <table:table-cell office:value-type="float" office:value="2048" calcext:value-type="float">
            <text:p>2048</text:p>
          </table:table-cell>
          <table:table-cell office:value-type="float" office:value="5.79155611217083" calcext:value-type="float">
            <text:p>5,79155611217083</text:p>
          </table:table-cell>
          <table:table-cell table:formula="of:=[.F28]/[.G28]" office:value-type="float" office:value="353.618260849821" calcext:value-type="float">
            <text:p>353,618260849821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2.dat</text:p>
          </table:table-cell>
          <table:table-cell office:value-type="string" calcext:value-type="string">
            <text:p>0b11010101101111101000001111011000100000001011000011101000001110110101101010011110010001101011000111001100000000101010110110100001100010101000110010001100110011111111000100001100110111100100111</text:p>
          </table:table-cell>
          <table:table-cell office:value-type="string" calcext:value-type="string">
            <text:p>2620496258578345416090694126056483827471700639560340238119</text:p>
          </table:table-cell>
          <table:table-cell office:value-type="float" office:value="32" calcext:value-type="float">
            <text:p>32</text:p>
          </table:table-cell>
          <table:table-cell office:value-type="float" office:value="2048" calcext:value-type="float">
            <text:p>2048</text:p>
          </table:table-cell>
          <table:table-cell office:value-type="float" office:value="9.72920312122251" calcext:value-type="float">
            <text:p>9,72920312122251</text:p>
          </table:table-cell>
          <table:table-cell table:formula="of:=[.F29]/[.G29]" office:value-type="float" office:value="210.500281932922" calcext:value-type="float">
            <text:p>210,500281932922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2.dat</text:p>
          </table:table-cell>
          <table:table-cell office:value-type="string" calcext:value-type="string">
            <text:p>0b100000011101000110001110000000000011000110111011010110000100001001100011001011011101111001110111111011001101101001111111111000110001001000000111111110011010101011111101000101000000110011011000</text:p>
          </table:table-cell>
          <table:table-cell office:value-type="string" calcext:value-type="string">
            <text:p>3183142148141194005440940024467689392440212461444421389528</text:p>
          </table:table-cell>
          <table:table-cell office:value-type="float" office:value="32" calcext:value-type="float">
            <text:p>32</text:p>
          </table:table-cell>
          <table:table-cell office:value-type="float" office:value="2048" calcext:value-type="float">
            <text:p>2048</text:p>
          </table:table-cell>
          <table:table-cell office:value-type="float" office:value="6.55248362639744" calcext:value-type="float">
            <text:p>6,55248362639744</text:p>
          </table:table-cell>
          <table:table-cell table:formula="of:=[.F30]/[.G30]" office:value-type="float" office:value="312.553241911112" calcext:value-type="float">
            <text:p>312,553241911112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2.dat</text:p>
          </table:table-cell>
          <table:table-cell office:value-type="string" calcext:value-type="string">
            <text:p>0b1100001000011111001001010101010101100000101101000101011000100010100000011101001111100111001101111111100100000101110000001010110100101011100000000000101010111011010010100110100101110101111110</text:p>
          </table:table-cell>
          <table:table-cell office:value-type="string" calcext:value-type="string">
            <text:p>1189962334270344849745038282801307102124609898767326010750</text:p>
          </table:table-cell>
          <table:table-cell office:value-type="float" office:value="32" calcext:value-type="float">
            <text:p>32</text:p>
          </table:table-cell>
          <table:table-cell office:value-type="float" office:value="2048" calcext:value-type="float">
            <text:p>2048</text:p>
          </table:table-cell>
          <table:table-cell office:value-type="float" office:value="5.42470225303217" calcext:value-type="float">
            <text:p>5,42470225303217</text:p>
          </table:table-cell>
          <table:table-cell table:formula="of:=[.F31]/[.G31]" office:value-type="float" office:value="377.532241305089" calcext:value-type="float">
            <text:p>377,532241305089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2.dat</text:p>
          </table:table-cell>
          <table:table-cell office:value-type="string" calcext:value-type="string">
            <text:p>0b100001111110011000001001011010101001101001110010000001010001000011101011111111110110010111101111000001101010101010000110111011101010111111110100100101110101100100100001000000001001000101111011</text:p>
          </table:table-cell>
          <table:table-cell office:value-type="string" calcext:value-type="string">
            <text:p>3332223514770940358848109677516033740524470114357067420027</text:p>
          </table:table-cell>
          <table:table-cell office:value-type="float" office:value="32" calcext:value-type="float">
            <text:p>32</text:p>
          </table:table-cell>
          <table:table-cell office:value-type="float" office:value="2048" calcext:value-type="float">
            <text:p>2048</text:p>
          </table:table-cell>
          <table:table-cell office:value-type="float" office:value="7.28464559156197" calcext:value-type="float">
            <text:p>7,28464559156197</text:p>
          </table:table-cell>
          <table:table-cell table:formula="of:=[.F32]/[.G32]" office:value-type="float" office:value="281.13927771205" calcext:value-type="float">
            <text:p>281,13927771205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2.dat</text:p>
          </table:table-cell>
          <table:table-cell office:value-type="string" calcext:value-type="string">
            <text:p>0b101100111101101101110010111110010010000000110001011100111010111001010101001100011110100101010000010100000000110000110000011101010101010011001100111100011010111101010010111010010011011110111001</text:p>
          </table:table-cell>
          <table:table-cell office:value-type="string" calcext:value-type="string">
            <text:p>4410086278316989622969025646081589800317978623867701770169</text:p>
          </table:table-cell>
          <table:table-cell office:value-type="float" office:value="32" calcext:value-type="float">
            <text:p>32</text:p>
          </table:table-cell>
          <table:table-cell office:value-type="float" office:value="2048" calcext:value-type="float">
            <text:p>2048</text:p>
          </table:table-cell>
          <table:table-cell office:value-type="float" office:value="6.27575789283907" calcext:value-type="float">
            <text:p>6,27575789283907</text:p>
          </table:table-cell>
          <table:table-cell table:formula="of:=[.F33]/[.G33]" office:value-type="float" office:value="326.335087326562" calcext:value-type="float">
            <text:p>326,335087326562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2.dat</text:p>
          </table:table-cell>
          <table:table-cell office:value-type="string" calcext:value-type="string">
            <text:p>0b10010011000001101001110100001101010111110100000101110110101000000110101111000000110011101111010001100100111101101111111100010011100011011110101010101011111100101001100010100011011110011000010</text:p>
          </table:table-cell>
          <table:table-cell office:value-type="string" calcext:value-type="string">
            <text:p>1802531479080769098818429690796068331070231779525205802178</text:p>
          </table:table-cell>
          <table:table-cell office:value-type="float" office:value="32" calcext:value-type="float">
            <text:p>32</text:p>
          </table:table-cell>
          <table:table-cell office:value-type="float" office:value="2048" calcext:value-type="float">
            <text:p>2048</text:p>
          </table:table-cell>
          <table:table-cell office:value-type="float" office:value="6.85025004899176" calcext:value-type="float">
            <text:p>6,85025004899176</text:p>
          </table:table-cell>
          <table:table-cell table:formula="of:=[.F34]/[.G34]" office:value-type="float" office:value="298.967188840272" calcext:value-type="float">
            <text:p>298,967188840272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2.dat</text:p>
          </table:table-cell>
          <table:table-cell office:value-type="string" calcext:value-type="string">
            <text:p>0b111001100011110110011101100101101101000010111010100111101101110100101010010101100011111010001010011110100111001111101111110111111000100000100110010010101101010100111111001001010110001110000010</text:p>
          </table:table-cell>
          <table:table-cell office:value-type="string" calcext:value-type="string">
            <text:p>5645485190726707261254875437432439597578229681456282952578</text:p>
          </table:table-cell>
          <table:table-cell office:value-type="float" office:value="32" calcext:value-type="float">
            <text:p>32</text:p>
          </table:table-cell>
          <table:table-cell office:value-type="float" office:value="2048" calcext:value-type="float">
            <text:p>2048</text:p>
          </table:table-cell>
          <table:table-cell office:value-type="float" office:value="7.4737596140226" calcext:value-type="float">
            <text:p>7,4737596140226</text:p>
          </table:table-cell>
          <table:table-cell table:formula="of:=[.F35]/[.G35]" office:value-type="float" office:value="274.025404316918" calcext:value-type="float">
            <text:p>274,025404316918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2.dat</text:p>
          </table:table-cell>
          <table:table-cell office:value-type="string" calcext:value-type="string">
            <text:p>0b1101010111001111111101101110111000110111001011110111001110101110110101001011101101011010101111011101010101100101110010101011011111100110011011111100111000000101111011001000001001110101010</text:p>
          </table:table-cell>
          <table:table-cell office:value-type="string" calcext:value-type="string">
            <text:p>163833245375326768965992323618535526060700595079285576618</text:p>
          </table:table-cell>
          <table:table-cell office:value-type="float" office:value="32" calcext:value-type="float">
            <text:p>32</text:p>
          </table:table-cell>
          <table:table-cell office:value-type="float" office:value="2048" calcext:value-type="float">
            <text:p>2048</text:p>
          </table:table-cell>
          <table:table-cell office:value-type="float" office:value="6.49622404021338" calcext:value-type="float">
            <text:p>6,49622404021338</text:p>
          </table:table-cell>
          <table:table-cell table:formula="of:=[.F36]/[.G36]" office:value-type="float" office:value="315.260062972325" calcext:value-type="float">
            <text:p>315,260062972325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2.dat</text:p>
          </table:table-cell>
          <table:table-cell office:value-type="string" calcext:value-type="string">
            <text:p>0b11011010110110110001001010010101001001101001000111010110001011001100011010100100010100100010110111110101011011010110110010111100100000101010111010111110011101111100010010101100010011101101101</text:p>
          </table:table-cell>
          <table:table-cell office:value-type="string" calcext:value-type="string">
            <text:p>2683163715919652444709311465351314209069278297762603345773</text:p>
          </table:table-cell>
          <table:table-cell office:value-type="float" office:value="32" calcext:value-type="float">
            <text:p>32</text:p>
          </table:table-cell>
          <table:table-cell office:value-type="float" office:value="2048" calcext:value-type="float">
            <text:p>2048</text:p>
          </table:table-cell>
          <table:table-cell office:value-type="float" office:value="5.95344948501093" calcext:value-type="float">
            <text:p>5,95344948501093</text:p>
          </table:table-cell>
          <table:table-cell table:formula="of:=[.F37]/[.G37]" office:value-type="float" office:value="344.002246958889" calcext:value-type="float">
            <text:p>344,002246958889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2.dat</text:p>
          </table:table-cell>
          <table:table-cell office:value-type="string" calcext:value-type="string">
            <text:p>0b11110011000000010100100001000101001110100001111010010100010111101010110011111110100010111010000011110101100111011010101001100010101010100000101011111110001111010111100101011101111011101100011</text:p>
          </table:table-cell>
          <table:table-cell office:value-type="string" calcext:value-type="string">
            <text:p>2979232741715737835142169108745852743072205881793682798435</text:p>
          </table:table-cell>
          <table:table-cell office:value-type="float" office:value="32" calcext:value-type="float">
            <text:p>32</text:p>
          </table:table-cell>
          <table:table-cell office:value-type="float" office:value="2048" calcext:value-type="float">
            <text:p>2048</text:p>
          </table:table-cell>
          <table:table-cell office:value-type="float" office:value="6.17254252586218" calcext:value-type="float">
            <text:p>6,17254252586218</text:p>
          </table:table-cell>
          <table:table-cell table:formula="of:=[.F38]/[.G38]" office:value-type="float" office:value="331.791962780189" calcext:value-type="float">
            <text:p>331,791962780189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2.dat</text:p>
          </table:table-cell>
          <table:table-cell office:value-type="string" calcext:value-type="string">
            <text:p>0b1010101110110010100011001000101101011101101100010001001100100100100110001011000010100001000001001010101000101100100111001111110001011101100010111011100001111010101000010111111100000000101101</text:p>
          </table:table-cell>
          <table:table-cell office:value-type="string" calcext:value-type="string">
            <text:p>1052502349150874874936770700357257288642654787079860371501</text:p>
          </table:table-cell>
          <table:table-cell office:value-type="float" office:value="32" calcext:value-type="float">
            <text:p>32</text:p>
          </table:table-cell>
          <table:table-cell office:value-type="float" office:value="2048" calcext:value-type="float">
            <text:p>2048</text:p>
          </table:table-cell>
          <table:table-cell office:value-type="float" office:value="7.53706213055667" calcext:value-type="float">
            <text:p>7,53706213055667</text:p>
          </table:table-cell>
          <table:table-cell table:formula="of:=[.F39]/[.G39]" office:value-type="float" office:value="271.723911057735" calcext:value-type="float">
            <text:p>271,723911057735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2.dat</text:p>
          </table:table-cell>
          <table:table-cell office:value-type="string" calcext:value-type="string">
            <text:p>0b10110100111001101010110100000000011010101110011100011101110101111100001010010010110000010001111111111010111100110110011011111111111001101011000101010010100000010010111110010110001011000111011</text:p>
          </table:table-cell>
          <table:table-cell office:value-type="string" calcext:value-type="string">
            <text:p>2217840754344264134481601388813894847744086765342387017275</text:p>
          </table:table-cell>
          <table:table-cell office:value-type="float" office:value="32" calcext:value-type="float">
            <text:p>32</text:p>
          </table:table-cell>
          <table:table-cell office:value-type="float" office:value="2048" calcext:value-type="float">
            <text:p>2048</text:p>
          </table:table-cell>
          <table:table-cell office:value-type="float" office:value="7.7144272369776" calcext:value-type="float">
            <text:p>7,7144272369776</text:p>
          </table:table-cell>
          <table:table-cell table:formula="of:=[.F40]/[.G40]" office:value-type="float" office:value="265.47661117125" calcext:value-type="float">
            <text:p>265,47661117125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2.dat</text:p>
          </table:table-cell>
          <table:table-cell office:value-type="string" calcext:value-type="string">
            <text:p>0b110010111100010011000110011010000100001110000000100111100111100111101101110001001101010000001011001010110101101000100111110110110110010001111010100110001100001011010101100001011110100100111</text:p>
          </table:table-cell>
          <table:table-cell office:value-type="string" calcext:value-type="string">
            <text:p>624549102510568517993228013275767599450728277539864755495</text:p>
          </table:table-cell>
          <table:table-cell office:value-type="float" office:value="32" calcext:value-type="float">
            <text:p>32</text:p>
          </table:table-cell>
          <table:table-cell office:value-type="float" office:value="2048" calcext:value-type="float">
            <text:p>2048</text:p>
          </table:table-cell>
          <table:table-cell office:value-type="float" office:value="4.78577193904309" calcext:value-type="float">
            <text:p>4,78577193904309</text:p>
          </table:table-cell>
          <table:table-cell table:formula="of:=[.F41]/[.G41]" office:value-type="float" office:value="427.935143188101" calcext:value-type="float">
            <text:p>427,935143188101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2.dat</text:p>
          </table:table-cell>
          <table:table-cell office:value-type="string" calcext:value-type="string">
            <text:p>0b1011100011101000111011010111100010111111010111100000101000101111110011011010000001100011011100101101000000011100011001100011111001000000110101000111011111101111100111111011101001110010000001</text:p>
          </table:table-cell>
          <table:table-cell office:value-type="string" calcext:value-type="string">
            <text:p>1133494226587945800592210858127797781127726766052770487425</text:p>
          </table:table-cell>
          <table:table-cell office:value-type="float" office:value="32" calcext:value-type="float">
            <text:p>32</text:p>
          </table:table-cell>
          <table:table-cell office:value-type="float" office:value="2048" calcext:value-type="float">
            <text:p>2048</text:p>
          </table:table-cell>
          <table:table-cell office:value-type="float" office:value="6.68285866680063" calcext:value-type="float">
            <text:p>6,68285866680063</text:p>
          </table:table-cell>
          <table:table-cell table:formula="of:=[.F42]/[.G42]" office:value-type="float" office:value="306.455680437196" calcext:value-type="float">
            <text:p>306,455680437196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2.dat</text:p>
          </table:table-cell>
          <table:table-cell office:value-type="string" calcext:value-type="string">
            <text:p>0b1111111110011101111011000011001010001011011111101001100101100100100111101010010110011100010101110011111111000000110111110011001110011011011110000001010000100001100101110111010111011110000001</text:p>
          </table:table-cell>
          <table:table-cell office:value-type="string" calcext:value-type="string">
            <text:p>1566926947795487225089734995516061666600763571918090368897</text:p>
          </table:table-cell>
          <table:table-cell office:value-type="float" office:value="32" calcext:value-type="float">
            <text:p>32</text:p>
          </table:table-cell>
          <table:table-cell office:value-type="float" office:value="2048" calcext:value-type="float">
            <text:p>2048</text:p>
          </table:table-cell>
          <table:table-cell office:value-type="float" office:value="6.16068276598301" calcext:value-type="float">
            <text:p>6,16068276598301</text:p>
          </table:table-cell>
          <table:table-cell table:formula="of:=[.F43]/[.G43]" office:value-type="float" office:value="332.430686304494" calcext:value-type="float">
            <text:p>332,430686304494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2.dat</text:p>
          </table:table-cell>
          <table:table-cell office:value-type="string" calcext:value-type="string">
            <text:p>0b10011110011101010011000111111011101111011111000001001100001010111001110010001100000011111111110000101011001011000001110101110100011100001010111011010010101100110011000001100001011101001001111</text:p>
          </table:table-cell>
          <table:table-cell office:value-type="string" calcext:value-type="string">
            <text:p>1942686900974678282508398768775114321115476865104468818511</text:p>
          </table:table-cell>
          <table:table-cell office:value-type="float" office:value="32" calcext:value-type="float">
            <text:p>32</text:p>
          </table:table-cell>
          <table:table-cell office:value-type="float" office:value="2048" calcext:value-type="float">
            <text:p>2048</text:p>
          </table:table-cell>
          <table:table-cell office:value-type="float" office:value="7.96431735747009" calcext:value-type="float">
            <text:p>7,96431735747009</text:p>
          </table:table-cell>
          <table:table-cell table:formula="of:=[.F44]/[.G44]" office:value-type="float" office:value="257.146960383126" calcext:value-type="float">
            <text:p>257,146960383126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2.dat</text:p>
          </table:table-cell>
          <table:table-cell office:value-type="string" calcext:value-type="string">
            <text:p>0b100000110000101110101111100100110111100000011100011101111100001011011110100111010000011101101000010111101000010011111111001010100101001011111000001000000110010101000100100100100101110010110010</text:p>
          </table:table-cell>
          <table:table-cell office:value-type="string" calcext:value-type="string">
            <text:p>3213229935139055203839809851914632903670705068335476923570</text:p>
          </table:table-cell>
          <table:table-cell office:value-type="float" office:value="32" calcext:value-type="float">
            <text:p>32</text:p>
          </table:table-cell>
          <table:table-cell office:value-type="float" office:value="2048" calcext:value-type="float">
            <text:p>2048</text:p>
          </table:table-cell>
          <table:table-cell office:value-type="float" office:value="8.35472756894995" calcext:value-type="float">
            <text:p>8,35472756894995</text:p>
          </table:table-cell>
          <table:table-cell table:formula="of:=[.F45]/[.G45]" office:value-type="float" office:value="245.130673992449" calcext:value-type="float">
            <text:p>245,130673992449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2.dat</text:p>
          </table:table-cell>
          <table:table-cell office:value-type="string" calcext:value-type="string">
            <text:p>0b101000010010100110001001101011000001010111111010011011010110001011101011100011010011110100001100000110010101010100010010101110111011000111001001100110010101101100001101100100011010101111000111</text:p>
          </table:table-cell>
          <table:table-cell office:value-type="string" calcext:value-type="string">
            <text:p>3951687042383178151059968113829719615537551751558009564103</text:p>
          </table:table-cell>
          <table:table-cell office:value-type="float" office:value="32" calcext:value-type="float">
            <text:p>32</text:p>
          </table:table-cell>
          <table:table-cell office:value-type="float" office:value="2048" calcext:value-type="float">
            <text:p>2048</text:p>
          </table:table-cell>
          <table:table-cell office:value-type="float" office:value="7.22003724049228" calcext:value-type="float">
            <text:p>7,22003724049228</text:p>
          </table:table-cell>
          <table:table-cell table:formula="of:=[.F46]/[.G46]" office:value-type="float" office:value="283.655046613078" calcext:value-type="float">
            <text:p>283,655046613078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2.dat</text:p>
          </table:table-cell>
          <table:table-cell office:value-type="string" calcext:value-type="string">
            <text:p>0b100000001100011100111000001100000011000111000110100110010111000111001111001001011010011000011100101011100011110101111000101100011001100000111101000101110111111011101100101000111101010011010010</text:p>
          </table:table-cell>
          <table:table-cell office:value-type="string" calcext:value-type="string">
            <text:p>3157632303506580704527979995273431233619398118142380332242</text:p>
          </table:table-cell>
          <table:table-cell office:value-type="float" office:value="32" calcext:value-type="float">
            <text:p>32</text:p>
          </table:table-cell>
          <table:table-cell office:value-type="float" office:value="2048" calcext:value-type="float">
            <text:p>2048</text:p>
          </table:table-cell>
          <table:table-cell office:value-type="float" office:value="6.76503532890113" calcext:value-type="float">
            <text:p>6,76503532890113</text:p>
          </table:table-cell>
          <table:table-cell table:formula="of:=[.F47]/[.G47]" office:value-type="float" office:value="302.733082745433" calcext:value-type="float">
            <text:p>302,733082745433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2.dat</text:p>
          </table:table-cell>
          <table:table-cell office:value-type="string" calcext:value-type="string">
            <text:p>0b111000000101000000000111011101011011001011001001011110100010010011111011101100101010101101001000110011101011101110100111000011001110101011111001110000110110111100110100001010010100010000000111</text:p>
          </table:table-cell>
          <table:table-cell office:value-type="string" calcext:value-type="string">
            <text:p>5500129287194994224616939235588912956714376436264628470791</text:p>
          </table:table-cell>
          <table:table-cell office:value-type="float" office:value="32" calcext:value-type="float">
            <text:p>32</text:p>
          </table:table-cell>
          <table:table-cell office:value-type="float" office:value="2048" calcext:value-type="float">
            <text:p>2048</text:p>
          </table:table-cell>
          <table:table-cell office:value-type="float" office:value="5.35689276164935" calcext:value-type="float">
            <text:p>5,35689276164935</text:p>
          </table:table-cell>
          <table:table-cell table:formula="of:=[.F48]/[.G48]" office:value-type="float" office:value="382.311181336666" calcext:value-type="float">
            <text:p>382,311181336666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2.dat</text:p>
          </table:table-cell>
          <table:table-cell office:value-type="string" calcext:value-type="string">
            <text:p>0b111000000001100000000001110111111110110100100000010100101010101000000111111111101111101100011000100010011101010001000110101010100111000111010000000001010110010010001110010010110000011000111100</text:p>
          </table:table-cell>
          <table:table-cell office:value-type="string" calcext:value-type="string">
            <text:p>5494763463187680420744031345697521249489521984270636877372</text:p>
          </table:table-cell>
          <table:table-cell office:value-type="float" office:value="32" calcext:value-type="float">
            <text:p>32</text:p>
          </table:table-cell>
          <table:table-cell office:value-type="float" office:value="2048" calcext:value-type="float">
            <text:p>2048</text:p>
          </table:table-cell>
          <table:table-cell office:value-type="float" office:value="7.00109533550839" calcext:value-type="float">
            <text:p>7,00109533550839</text:p>
          </table:table-cell>
          <table:table-cell table:formula="of:=[.F49]/[.G49]" office:value-type="float" office:value="292.525655180395" calcext:value-type="float">
            <text:p>292,525655180395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2.dat</text:p>
          </table:table-cell>
          <table:table-cell office:value-type="string" calcext:value-type="string">
            <text:p>0b11011010110011000110011110101011001111001111101110010001110101000111011100000010100100101000001100111110011111101110111100010011001111110110001100101001110011000101110111111101001110000010000</text:p>
          </table:table-cell>
          <table:table-cell office:value-type="string" calcext:value-type="string">
            <text:p>2682461275913181591302152250473803724974838994212573060112</text:p>
          </table:table-cell>
          <table:table-cell office:value-type="float" office:value="32" calcext:value-type="float">
            <text:p>32</text:p>
          </table:table-cell>
          <table:table-cell office:value-type="float" office:value="2048" calcext:value-type="float">
            <text:p>2048</text:p>
          </table:table-cell>
          <table:table-cell office:value-type="float" office:value="7.45820653087399" calcext:value-type="float">
            <text:p>7,45820653087399</text:p>
          </table:table-cell>
          <table:table-cell table:formula="of:=[.F50]/[.G50]" office:value-type="float" office:value="274.596847314713" calcext:value-type="float">
            <text:p>274,596847314713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2.dat</text:p>
          </table:table-cell>
          <table:table-cell office:value-type="string" calcext:value-type="string">
            <text:p>0b11100111110111101000001110111110011110101110110010100100001011000100011011011000001110010001011010000111001101010000010100111101011001010010000000100101100010110010110111110111000110110010110</text:p>
          </table:table-cell>
          <table:table-cell office:value-type="string" calcext:value-type="string">
            <text:p>2842708092987917100911419635376054542359570500269922553238</text:p>
          </table:table-cell>
          <table:table-cell office:value-type="float" office:value="32" calcext:value-type="float">
            <text:p>32</text:p>
          </table:table-cell>
          <table:table-cell office:value-type="float" office:value="2048" calcext:value-type="float">
            <text:p>2048</text:p>
          </table:table-cell>
          <table:table-cell office:value-type="float" office:value="6.70244669113457" calcext:value-type="float">
            <text:p>6,70244669113457</text:p>
          </table:table-cell>
          <table:table-cell table:formula="of:=[.F51]/[.G51]" office:value-type="float" office:value="305.560058046999" calcext:value-type="float">
            <text:p>305,560058046999</text:p>
          </table:table-cell>
        </table:table-row>
      </table:table>
      <table:table table:name="bignum_256_01.dat - 32 frascos" table:style-name="ta1">
        <table:table-column table:style-name="co1" table:default-cell-style-name="Default"/>
        <table:table-column table:style-name="co1" table:default-cell-style-name="ce1"/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Qual algoritmo</text:p>
          </table:table-cell>
          <table:table-cell table:style-name="Default" office:value-type="string" calcext:value-type="string">
            <text:p>Qual arquivo</text:p>
          </table:table-cell>
          <table:table-cell office:value-type="string" calcext:value-type="string">
            <text:p>Qual instancia binaria</text:p>
          </table:table-cell>
          <table:table-cell office:value-type="string" calcext:value-type="string">
            <text:p>Qual instancia decimal</text:p>
          </table:table-cell>
          <table:table-cell office:value-type="string" calcext:value-type="string">
            <text:p>Quantos frascos</text:p>
          </table:table-cell>
          <table:table-cell office:value-type="string" calcext:value-type="string">
            <text:p>Complexidade Teorica</text:p>
          </table:table-cell>
          <table:table-cell office:value-type="string" calcext:value-type="string">
            <text:p>Tempo de CPU (ms)</text:p>
          </table:table-cell>
          <table:table-cell office:value-type="string" calcext:value-type="string">
            <text:p>Raza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<text:span text:style-name="T1">bignum_256_01.</text:span><text:span text:style-name="T2">dat</text:span></text:p>
          </table:table-cell>
          <table:table-cell office:value-type="string" calcext:value-type="string">
            <text:p>0b1001010111001011011001001011000000100011110000111010011100010010011010101000000111011000011101000110111100100110111111111000100001110010101010000011000011110011110000100010110000110101111111001101100110111101100110011110011000100100101010011011000101011101</text:p>
          </table:table-cell>
          <table:table-cell office:value-type="string" calcext:value-type="string">
            <text:p>67753979316408413391243738583258108494360019599472818735215109075919046291805</text:p>
          </table:table-cell>
          <table:table-cell office:value-type="float" office:value="32" calcext:value-type="float">
            <text:p>32</text:p>
          </table:table-cell>
          <table:table-cell office:value-type="float" office:value="8192" calcext:value-type="float">
            <text:p>8192</text:p>
          </table:table-cell>
          <table:table-cell office:value-type="float" office:value="20.7152411170269" calcext:value-type="float">
            <text:p>20,7152411170269</text:p>
          </table:table-cell>
          <table:table-cell table:formula="of:= [.F2]/[.G2]" office:value-type="float" office:value="395.457622420169" calcext:value-type="float">
            <text:p>395,457622420169</text:p>
          </table:table-cell>
          <table:table-cell/>
          <table:table-cell office:value-type="string" calcext:value-type="string">
            <text:p>32 * 2^256 ^ 1/32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<text:span text:style-name="T1">bignum_256_01.</text:span><text:span text:style-name="T2">dat</text:span></text:p>
          </table:table-cell>
          <table:table-cell office:value-type="string" calcext:value-type="string">
            <text:p>0b1111101100001001001010000101111001100010111000110010011011000000100000011100010000000000011110110011010000010011001101000101010001101010100000111110010010000111111001101100110011111111100101110000110010010000011001011011100100001101100000001010101010011011</text:p>
          </table:table-cell>
          <table:table-cell office:value-type="string" calcext:value-type="string">
            <text:p>113546705232485776514559893796123805072330903185186275402275315728414148700827</text:p>
          </table:table-cell>
          <table:table-cell office:value-type="float" office:value="32" calcext:value-type="float">
            <text:p>32</text:p>
          </table:table-cell>
          <table:table-cell office:value-type="float" office:value="8192" calcext:value-type="float">
            <text:p>8192</text:p>
          </table:table-cell>
          <table:table-cell office:value-type="float" office:value="20.9721981229453" calcext:value-type="float">
            <text:p>20,9721981229453</text:p>
          </table:table-cell>
          <table:table-cell table:formula="of:= [.F3]/[.G3]" office:value-type="float" office:value="390.612369384271" calcext:value-type="float">
            <text:p>390,6123693842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<text:span text:style-name="T1">bignum_256_01.</text:span><text:span text:style-name="T2">dat</text:span></text:p>
          </table:table-cell>
          <table:table-cell office:value-type="string" calcext:value-type="string">
            <text:p>0b101100000001100001111010101111101001110100001010101010010001000101001000001101111100111011100011011110010111010111110010010010001011100100110001111001101000110000111000011100110100100010010111001001000011101111101111100111000011000001010100101100100101</text:p>
          </table:table-cell>
          <table:table-cell office:value-type="string" calcext:value-type="string">
            <text:p>4978144552012009751211653136296959685075060153827737379423116435847693814565</text:p>
          </table:table-cell>
          <table:table-cell office:value-type="float" office:value="32" calcext:value-type="float">
            <text:p>32</text:p>
          </table:table-cell>
          <table:table-cell office:value-type="float" office:value="8192" calcext:value-type="float">
            <text:p>8192</text:p>
          </table:table-cell>
          <table:table-cell office:value-type="float" office:value="20.5937128736312" calcext:value-type="float">
            <text:p>20,5937128736312</text:p>
          </table:table-cell>
          <table:table-cell table:formula="of:= [.F4]/[.G4]" office:value-type="float" office:value="397.791308943094" calcext:value-type="float">
            <text:p>397,7913089430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<text:span text:style-name="T1">bignum_256_01.</text:span><text:span text:style-name="T2">dat</text:span></text:p>
          </table:table-cell>
          <table:table-cell office:value-type="string" calcext:value-type="string">
            <text:p>0b111111010101111111100111001100001001101000011111110111011101101001110101010110100000000110110010000111000111101001100000111110001001110101000001100010011010111100100011111010110111011001100100100011010000010001001000000011010011100000011110100111010011100</text:p>
          </table:table-cell>
          <table:table-cell office:value-type="string" calcext:value-type="string">
            <text:p>57302298388217546747548745793567409237688597928029699771300962266025477230236</text:p>
          </table:table-cell>
          <table:table-cell office:value-type="float" office:value="32" calcext:value-type="float">
            <text:p>32</text:p>
          </table:table-cell>
          <table:table-cell office:value-type="float" office:value="8192" calcext:value-type="float">
            <text:p>8192</text:p>
          </table:table-cell>
          <table:table-cell office:value-type="float" office:value="23.1899295468565" calcext:value-type="float">
            <text:p>23,1899295468565</text:p>
          </table:table-cell>
          <table:table-cell table:formula="of:= [.F5]/[.G5]" office:value-type="float" office:value="353.256786893105" calcext:value-type="float">
            <text:p>353,2567868931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<text:span text:style-name="T1">bignum_256_01.</text:span><text:span text:style-name="T2">dat</text:span></text:p>
          </table:table-cell>
          <table:table-cell office:value-type="string" calcext:value-type="string">
            <text:p>0b11110011110111010000111000101000110001011010110001000110101000111100000110010000100101101010001100000001101101001011100011101100010010101001111111011001001111110101011111110100010111110101000100010011000100110101111000111111011101000000110100001010000010</text:p>
          </table:table-cell>
          <table:table-cell office:value-type="string" calcext:value-type="string">
            <text:p>27575648282678467183430437308438035093691693058929287053629057932084776223362</text:p>
          </table:table-cell>
          <table:table-cell office:value-type="float" office:value="32" calcext:value-type="float">
            <text:p>32</text:p>
          </table:table-cell>
          <table:table-cell office:value-type="float" office:value="8192" calcext:value-type="float">
            <text:p>8192</text:p>
          </table:table-cell>
          <table:table-cell office:value-type="float" office:value="25.8723785356076" calcext:value-type="float">
            <text:p>25,8723785356076</text:p>
          </table:table-cell>
          <table:table-cell table:formula="of:= [.F6]/[.G6]" office:value-type="float" office:value="316.631112548293" calcext:value-type="float">
            <text:p>316,6311125482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<text:span text:style-name="T1">bignum_256_01.</text:span><text:span text:style-name="T2">dat</text:span></text:p>
          </table:table-cell>
          <table:table-cell office:value-type="string" calcext:value-type="string">
            <text:p>0b11110111111001110100101110011000001010111100110001001100100101101110010110000011111011110101101110010101000010010111110000000100100101101100100000011100010000010011101100001000101101101001001111101010001011111111111111001110010010000110000000010110100010</text:p>
          </table:table-cell>
          <table:table-cell office:value-type="string" calcext:value-type="string">
            <text:p>28032484251382744939045445184121092746305436038862662157459442088387825632674</text:p>
          </table:table-cell>
          <table:table-cell office:value-type="float" office:value="32" calcext:value-type="float">
            <text:p>32</text:p>
          </table:table-cell>
          <table:table-cell office:value-type="float" office:value="8192" calcext:value-type="float">
            <text:p>8192</text:p>
          </table:table-cell>
          <table:table-cell office:value-type="float" office:value="18.9403997759518" calcext:value-type="float">
            <text:p>18,9403997759518</text:p>
          </table:table-cell>
          <table:table-cell table:formula="of:= [.F7]/[.G7]" office:value-type="float" office:value="432.514629939396" calcext:value-type="float">
            <text:p>432,5146299393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<text:span text:style-name="T1">bignum_256_01.</text:span><text:span text:style-name="T2">dat</text:span></text:p>
          </table:table-cell>
          <table:table-cell office:value-type="string" calcext:value-type="string">
            <text:p>0b1100010000001110111101101100001001111011111101010001010101100110110010011111111000110010100010001100011010101001000000000000001010110011010111000101111100011101111011101101000000001011111110110010101011010101111010110000111010111010010001110001110011110</text:p>
          </table:table-cell>
          <table:table-cell office:value-type="string" calcext:value-type="string">
            <text:p>11084969656764038353498268486631066870697039051974710965411590437245674906526</text:p>
          </table:table-cell>
          <table:table-cell office:value-type="float" office:value="32" calcext:value-type="float">
            <text:p>32</text:p>
          </table:table-cell>
          <table:table-cell office:value-type="float" office:value="8192" calcext:value-type="float">
            <text:p>8192</text:p>
          </table:table-cell>
          <table:table-cell office:value-type="float" office:value="18.3235103013605" calcext:value-type="float">
            <text:p>18,3235103013605</text:p>
          </table:table-cell>
          <table:table-cell table:formula="of:= [.F8]/[.G8]" office:value-type="float" office:value="447.07590768739" calcext:value-type="float">
            <text:p>447,075907687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<text:span text:style-name="T1">bignum_256_01.</text:span><text:span text:style-name="T2">dat</text:span></text:p>
          </table:table-cell>
          <table:table-cell office:value-type="string" calcext:value-type="string">
            <text:p>0b100001111110001010110111000111000101100000101101110100111011101001110110011100100011010111011000010010000010010011010110100100111010100100011001110001010101100010111000111011110101010101000110101011011111010000011110110001000000010110000111010000011101</text:p>
          </table:table-cell>
          <table:table-cell office:value-type="string" calcext:value-type="string">
            <text:p>3841425361195448779359440615983629958573219896482365174929344981407375062045</text:p>
          </table:table-cell>
          <table:table-cell office:value-type="float" office:value="32" calcext:value-type="float">
            <text:p>32</text:p>
          </table:table-cell>
          <table:table-cell office:value-type="float" office:value="8192" calcext:value-type="float">
            <text:p>8192</text:p>
          </table:table-cell>
          <table:table-cell office:value-type="float" office:value="28.5040300945538" calcext:value-type="float">
            <text:p>28,5040300945538</text:p>
          </table:table-cell>
          <table:table-cell table:formula="of:= [.F9]/[.G9]" office:value-type="float" office:value="287.397956458277" calcext:value-type="float">
            <text:p>287,3979564582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<text:span text:style-name="T1">bignum_256_01.</text:span><text:span text:style-name="T2">dat</text:span></text:p>
          </table:table-cell>
          <table:table-cell office:value-type="string" calcext:value-type="string">
            <text:p>0b1010110101001111001000110101100011100110000000010101011011010000110001010100011001000110011001111111100010000110011011110010011110000001110100011000111000000000001100011011101101011000010000100110001100101101110111100111011111101100110110100111111111100011</text:p>
          </table:table-cell>
          <table:table-cell office:value-type="string" calcext:value-type="string">
            <text:p>78389947680842399896664629793101960995552640164979173956720112835953816141795</text:p>
          </table:table-cell>
          <table:table-cell office:value-type="float" office:value="32" calcext:value-type="float">
            <text:p>32</text:p>
          </table:table-cell>
          <table:table-cell office:value-type="float" office:value="8192" calcext:value-type="float">
            <text:p>8192</text:p>
          </table:table-cell>
          <table:table-cell office:value-type="float" office:value="22.8785452068942" calcext:value-type="float">
            <text:p>22,8785452068942</text:p>
          </table:table-cell>
          <table:table-cell table:formula="of:= [.F10]/[.G10]" office:value-type="float" office:value="358.064725091499" calcext:value-type="float">
            <text:p>358,0647250914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<text:span text:style-name="T1">bignum_256_01.</text:span><text:span text:style-name="T2">dat</text:span></text:p>
          </table:table-cell>
          <table:table-cell office:value-type="string" calcext:value-type="string">
            <text:p>0b1001000000111111110011010101011111101000101000000110011011000001100001000011111001001010101010101100000101101000101011000100010100000011101001111100111001101111111100100000101110000001010110100101011100000000000101010111011010010100110100101110101111110</text:p>
          </table:table-cell>
          <table:table-cell office:value-type="string" calcext:value-type="string">
            <text:p>8155722348635785902250796863991572914920780947343459812217174218281133432190</text:p>
          </table:table-cell>
          <table:table-cell office:value-type="float" office:value="32" calcext:value-type="float">
            <text:p>32</text:p>
          </table:table-cell>
          <table:table-cell office:value-type="float" office:value="8192" calcext:value-type="float">
            <text:p>8192</text:p>
          </table:table-cell>
          <table:table-cell office:value-type="float" office:value="27.1202394150347" calcext:value-type="float">
            <text:p>27,1202394150347</text:p>
          </table:table-cell>
          <table:table-cell table:formula="of:= [.F11]/[.G11]" office:value-type="float" office:value="302.062230153418" calcext:value-type="float">
            <text:p>302,0622301534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<text:span text:style-name="T1">bignum_256_01.</text:span><text:span text:style-name="T2">dat</text:span></text:p>
          </table:table-cell>
          <table:table-cell office:value-type="string" calcext:value-type="string">
            <text:p>0b1000011111100110000010010110101010011010011100100000010100010000111010111111111101100101111011110000011010101010100001101110111010101111111101001001011101011001001000010000000010010001011110111011001111011011011100101111100100100000001100010111001110101110</text:p>
          </table:table-cell>
          <table:table-cell office:value-type="string" calcext:value-type="string">
            <text:p>61468674373376456596996780902433132885714529599981528093243185817639109882798</text:p>
          </table:table-cell>
          <table:table-cell office:value-type="float" office:value="32" calcext:value-type="float">
            <text:p>32</text:p>
          </table:table-cell>
          <table:table-cell office:value-type="float" office:value="8192" calcext:value-type="float">
            <text:p>8192</text:p>
          </table:table-cell>
          <table:table-cell office:value-type="float" office:value="19.8464135684113" calcext:value-type="float">
            <text:p>19,8464135684113</text:p>
          </table:table-cell>
          <table:table-cell table:formula="of:= [.F12]/[.G12]" office:value-type="float" office:value="412.769791970821" calcext:value-type="float">
            <text:p>412,7697919708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<text:span text:style-name="T1">bignum_256_01.</text:span><text:span text:style-name="T2">dat</text:span></text:p>
          </table:table-cell>
          <table:table-cell office:value-type="string" calcext:value-type="string">
            <text:p>0b101010100110001111010010101000001010000000011000011000001110101010101001100110011110001101011110101001011101001001101111011100101001001100000110100111010000110101011111010000010111011010100000011010111100000011001110111101000110010011110110111111110001001</text:p>
          </table:table-cell>
          <table:table-cell office:value-type="string" calcext:value-type="string">
            <text:p>38534777907876317133978660841025146105328204374367278822039606622778321239945</text:p>
          </table:table-cell>
          <table:table-cell office:value-type="float" office:value="32" calcext:value-type="float">
            <text:p>32</text:p>
          </table:table-cell>
          <table:table-cell office:value-type="float" office:value="8192" calcext:value-type="float">
            <text:p>8192</text:p>
          </table:table-cell>
          <table:table-cell office:value-type="float" office:value="19.1697145656564" calcext:value-type="float">
            <text:p>19,1697145656564</text:p>
          </table:table-cell>
          <table:table-cell table:formula="of:= [.F13]/[.G13]" office:value-type="float" office:value="427.340739578689" calcext:value-type="float">
            <text:p>427,3407395786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<text:span text:style-name="T1">bignum_256_01.</text:span><text:span text:style-name="T2">dat</text:span></text:p>
          </table:table-cell>
          <table:table-cell office:value-type="string" calcext:value-type="string">
            <text:p>0b1100011011110101010101011111100101001100010100011011110011000010111001100011110110011101100101101101000010111010100111101101110100101010010101100011111010001010011110100111001111101111110111111000100000100110010010101101010100111111001001010110001110000010</text:p>
          </table:table-cell>
          <table:table-cell office:value-type="string" calcext:value-type="string">
            <text:p>89991414919861005338948975588984104545869856281728422236786334779887436784514</text:p>
          </table:table-cell>
          <table:table-cell office:value-type="float" office:value="32" calcext:value-type="float">
            <text:p>32</text:p>
          </table:table-cell>
          <table:table-cell office:value-type="float" office:value="8192" calcext:value-type="float">
            <text:p>8192</text:p>
          </table:table-cell>
          <table:table-cell office:value-type="float" office:value="22.2523735524896" calcext:value-type="float">
            <text:p>22,2523735524896</text:p>
          </table:table-cell>
          <table:table-cell table:formula="of:= [.F14]/[.G14]" office:value-type="float" office:value="368.140503334463" calcext:value-type="float">
            <text:p>368,1405033344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<text:span text:style-name="T1">bignum_256_01.</text:span><text:span text:style-name="T2">dat</text:span></text:p>
          </table:table-cell>
          <table:table-cell office:value-type="string" calcext:value-type="string">
            <text:p>0b11010101110011111111011011101110001101110010111101110011101011101101010010111011010110101011110111010101011001011100101010110111111001100110111111001110000001011110110010000010011101010100110110101101101100010010100101010010011010010001110101100010110</text:p>
          </table:table-cell>
          <table:table-cell office:value-type="string" calcext:value-type="string">
            <text:p>3022189948203911879872246869721596630567292590576164396891032723604780935958</text:p>
          </table:table-cell>
          <table:table-cell office:value-type="float" office:value="32" calcext:value-type="float">
            <text:p>32</text:p>
          </table:table-cell>
          <table:table-cell office:value-type="float" office:value="8192" calcext:value-type="float">
            <text:p>8192</text:p>
          </table:table-cell>
          <table:table-cell office:value-type="float" office:value="18.2558443096904" calcext:value-type="float">
            <text:p>18,2558443096904</text:p>
          </table:table-cell>
          <table:table-cell table:formula="of:= [.F15]/[.G15]" office:value-type="float" office:value="448.733011797848" calcext:value-type="float">
            <text:p>448,7330117978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<text:span text:style-name="T1">bignum_256_01.</text:span><text:span text:style-name="T2">dat</text:span></text:p>
          </table:table-cell>
          <table:table-cell office:value-type="string" calcext:value-type="string">
            <text:p>0b110001101010010001010010001011011111010101101101011011001011110010000010101011101011111001110111110001001010110001001110110110101111001100000001010010000100010100111010000111101001010001011110101011001111111010001011101000001111010110011101101010100110001</text:p>
          </table:table-cell>
          <table:table-cell office:value-type="string" calcext:value-type="string">
            <text:p>44924137060177481483285476311774382298660952815732484302612401850927780123953</text:p>
          </table:table-cell>
          <table:table-cell office:value-type="float" office:value="32" calcext:value-type="float">
            <text:p>32</text:p>
          </table:table-cell>
          <table:table-cell office:value-type="float" office:value="8192" calcext:value-type="float">
            <text:p>8192</text:p>
          </table:table-cell>
          <table:table-cell office:value-type="float" office:value="20.5636701809323" calcext:value-type="float">
            <text:p>20,5636701809323</text:p>
          </table:table-cell>
          <table:table-cell table:formula="of:= [.F16]/[.G16]" office:value-type="float" office:value="398.37246600055" calcext:value-type="float">
            <text:p>398,372466000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<text:span text:style-name="T1">bignum_256_01.</text:span><text:span text:style-name="T2">dat</text:span></text:p>
          </table:table-cell>
          <table:table-cell office:value-type="string" calcext:value-type="string">
            <text:p>0b101010100000101011111110001111010111100101011101111011101100011001010101110110010100011001000101101011101101100010001001100100100100110001011000010100001000001001010101000101100100111001111110001011101100010111011100001111010101000010111111100000000101101</text:p>
          </table:table-cell>
          <table:table-cell office:value-type="string" calcext:value-type="string">
            <text:p>38456303715356665167615397842747243013094586403449727351200040823534324269101</text:p>
          </table:table-cell>
          <table:table-cell office:value-type="float" office:value="32" calcext:value-type="float">
            <text:p>32</text:p>
          </table:table-cell>
          <table:table-cell office:value-type="float" office:value="8192" calcext:value-type="float">
            <text:p>8192</text:p>
          </table:table-cell>
          <table:table-cell office:value-type="float" office:value="20.4784887818213" calcext:value-type="float">
            <text:p>20,4784887818213</text:p>
          </table:table-cell>
          <table:table-cell table:formula="of:= [.F17]/[.G17]" office:value-type="float" office:value="400.029518158197" calcext:value-type="float">
            <text:p>400,0295181581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<text:span text:style-name="T1">bignum_256_01.</text:span><text:span text:style-name="T2">dat</text:span></text:p>
          </table:table-cell>
          <table:table-cell office:value-type="string" calcext:value-type="string">
            <text:p>0b101101001110011010101101000000000110101011100111000111011101011111000010100100101100000100011111111110101111001101100110111111111110011010110001010100101000000100101111100101100010110001110110001100101111000100110001100110100001000011100000001001111001111</text:p>
          </table:table-cell>
          <table:table-cell office:value-type="string" calcext:value-type="string">
            <text:p>40911940791631575915570586983603544870369213371848310245384493747334426923983</text:p>
          </table:table-cell>
          <table:table-cell office:value-type="float" office:value="32" calcext:value-type="float">
            <text:p>32</text:p>
          </table:table-cell>
          <table:table-cell office:value-type="float" office:value="8192" calcext:value-type="float">
            <text:p>8192</text:p>
          </table:table-cell>
          <table:table-cell office:value-type="float" office:value="21.9906095737179" calcext:value-type="float">
            <text:p>21,9906095737179</text:p>
          </table:table-cell>
          <table:table-cell table:formula="of:= [.F18]/[.G18]" office:value-type="float" office:value="372.522643018986" calcext:value-type="float">
            <text:p>372,5226430189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<text:span text:style-name="T1">bignum_256_01.</text:span><text:span text:style-name="T2">dat</text:span></text:p>
          </table:table-cell>
          <table:table-cell office:value-type="string" calcext:value-type="string">
            <text:p>0b11110110111000100110101000000101100101011010110100010011111011011011001000111101010011000110000101101010110000101111010010011100101110001110100011101101011110001011111101011110000010100010111111001101101000000110001101110010110100000001110001100110001111</text:p>
          </table:table-cell>
          <table:table-cell office:value-type="string" calcext:value-type="string">
            <text:p>27917249980949667772105942350792148945381091777866141650688795693332872763791</text:p>
          </table:table-cell>
          <table:table-cell office:value-type="float" office:value="32" calcext:value-type="float">
            <text:p>32</text:p>
          </table:table-cell>
          <table:table-cell office:value-type="float" office:value="8192" calcext:value-type="float">
            <text:p>8192</text:p>
          </table:table-cell>
          <table:table-cell office:value-type="float" office:value="23.5434282334261" calcext:value-type="float">
            <text:p>23,5434282334261</text:p>
          </table:table-cell>
          <table:table-cell table:formula="of:= [.F19]/[.G19]" office:value-type="float" office:value="347.952724589586" calcext:value-type="float">
            <text:p>347,9527245895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<text:span text:style-name="T1">bignum_256_01.</text:span><text:span text:style-name="T2">dat</text:span></text:p>
          </table:table-cell>
          <table:table-cell office:value-type="string" calcext:value-type="string">
            <text:p>0b1001000000110101000111011111101111100111111011101001110010000001001111111110011101111011000011001010001011011111101001100101100100100111101010010110011100010101110011111111000000110111110011001110011011011110000001010000100001100101110111010111011110000001</text:p>
          </table:table-cell>
          <table:table-cell office:value-type="string" calcext:value-type="string">
            <text:p>65226900032439583066632295006154691091751651217422930704872817328404234598273</text:p>
          </table:table-cell>
          <table:table-cell office:value-type="float" office:value="32" calcext:value-type="float">
            <text:p>32</text:p>
          </table:table-cell>
          <table:table-cell office:value-type="float" office:value="8192" calcext:value-type="float">
            <text:p>8192</text:p>
          </table:table-cell>
          <table:table-cell office:value-type="float" office:value="16.0008693645405" calcext:value-type="float">
            <text:p>16,0008693645405</text:p>
          </table:table-cell>
          <table:table-cell table:formula="of:= [.F20]/[.G20]" office:value-type="float" office:value="511.972181846211" calcext:value-type="float">
            <text:p>511,9721818462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<text:span text:style-name="T1">bignum_256_01.</text:span><text:span text:style-name="T2">dat</text:span></text:p>
          </table:table-cell>
          <table:table-cell office:value-type="string" calcext:value-type="string">
            <text:p>0b100111100111010100110001111110111011110111110000010011000010101110011100100011000000111111111100001010110010110000011101011101000111000010101110110100101011001100110000011000010111010010011111000001100001011101011111001001101111000000111000111011111000010</text:p>
          </table:table-cell>
          <table:table-cell office:value-type="string" calcext:value-type="string">
            <text:p>35836248077627821160912239511056776452891134317066710235936034628390713325506</text:p>
          </table:table-cell>
          <table:table-cell office:value-type="float" office:value="32" calcext:value-type="float">
            <text:p>32</text:p>
          </table:table-cell>
          <table:table-cell office:value-type="float" office:value="8192" calcext:value-type="float">
            <text:p>8192</text:p>
          </table:table-cell>
          <table:table-cell office:value-type="float" office:value="21.2369473388538" calcext:value-type="float">
            <text:p>21,2369473388538</text:p>
          </table:table-cell>
          <table:table-cell table:formula="of:= [.F21]/[.G21]" office:value-type="float" office:value="385.742822133972" calcext:value-type="float">
            <text:p>385,7428221339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<text:span text:style-name="T1">bignum_256_01.</text:span><text:span text:style-name="T2">dat</text:span></text:p>
          </table:table-cell>
          <table:table-cell office:value-type="string" calcext:value-type="string">
            <text:p>0b1101111010011101000001110110100001011110100001001111111100101010010100101111100000100000011001010100010010010010010111001011001010100001001010011000100110101100000101011111101001101101011000101110101110001101001111010000110000011001010101010001001010111011</text:p>
          </table:table-cell>
          <table:table-cell office:value-type="string" calcext:value-type="string">
            <text:p>100690898500668292578345526187379073355416754308910017941850419315413460783803</text:p>
          </table:table-cell>
          <table:table-cell office:value-type="float" office:value="32" calcext:value-type="float">
            <text:p>32</text:p>
          </table:table-cell>
          <table:table-cell office:value-type="float" office:value="8192" calcext:value-type="float">
            <text:p>8192</text:p>
          </table:table-cell>
          <table:table-cell office:value-type="float" office:value="27.0847371990502" calcext:value-type="float">
            <text:p>27,0847371990502</text:p>
          </table:table-cell>
          <table:table-cell table:formula="of:= [.F22]/[.G22]" office:value-type="float" office:value="302.458168222038" calcext:value-type="float">
            <text:p>302,4581682220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<text:span text:style-name="T1">bignum_256_01.</text:span><text:span text:style-name="T2">dat</text:span></text:p>
          </table:table-cell>
          <table:table-cell office:value-type="string" calcext:value-type="string">
            <text:p>0b1011000111001001100110010101101100001101100100011010101111000111100000001100011100111000001100000011000111000110100110010111000111001111001001011010011000011100101011100011110101111000101100011001100000111101000101110111111011101100101000111101010011010010</text:p>
          </table:table-cell>
          <table:table-cell office:value-type="string" calcext:value-type="string">
            <text:p>80415568881233797029892901062551974090660176047508269911360122826478292554962</text:p>
          </table:table-cell>
          <table:table-cell office:value-type="float" office:value="32" calcext:value-type="float">
            <text:p>32</text:p>
          </table:table-cell>
          <table:table-cell office:value-type="float" office:value="8192" calcext:value-type="float">
            <text:p>8192</text:p>
          </table:table-cell>
          <table:table-cell office:value-type="float" office:value="23.4105706945359" calcext:value-type="float">
            <text:p>23,4105706945359</text:p>
          </table:table-cell>
          <table:table-cell table:formula="of:= [.F23]/[.G23]" office:value-type="float" office:value="349.927394205389" calcext:value-type="float">
            <text:p>349,9273942053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<text:span text:style-name="T1">bignum_256_01.</text:span><text:span text:style-name="T2">dat</text:span></text:p>
          </table:table-cell>
          <table:table-cell office:value-type="string" calcext:value-type="string">
            <text:p>0b1110000001010000000001110111010110110010110010010111101000100100111110111011001010101011010010001100111010111011101001110000110011101010111110011100001101101111001101000010100101000100000001111110000000011000000000011101111111101101001000000101001010101010</text:p>
          </table:table-cell>
          <table:table-cell office:value-type="string" calcext:value-type="string">
            <text:p>101459477333200600132159890798688546964369746979675421353910968665357567414954</text:p>
          </table:table-cell>
          <table:table-cell office:value-type="float" office:value="32" calcext:value-type="float">
            <text:p>32</text:p>
          </table:table-cell>
          <table:table-cell office:value-type="float" office:value="8192" calcext:value-type="float">
            <text:p>8192</text:p>
          </table:table-cell>
          <table:table-cell office:value-type="float" office:value="26.7857165113788" calcext:value-type="float">
            <text:p>26,7857165113788</text:p>
          </table:table-cell>
          <table:table-cell table:formula="of:= [.F24]/[.G24]" office:value-type="float" office:value="305.834641254416" calcext:value-type="float">
            <text:p>305,8346412544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<text:span text:style-name="T1">bignum_256_01.</text:span><text:span text:style-name="T2">dat</text:span></text:p>
          </table:table-cell>
          <table:table-cell office:value-type="string" calcext:value-type="string">
            <text:p>0b11111111110111110110001100010001001110101000100011010101010011100011101000000000101011001001000111001001011000001100011110001101101011001100011001111010101100111100111110111001000111010100011101110000001010010010100000110011111001111110111011110001001</text:p>
          </table:table-cell>
          <table:table-cell office:value-type="string" calcext:value-type="string">
            <text:p>3616702094423448037144855922755198770311314269457134607995083783737274496905</text:p>
          </table:table-cell>
          <table:table-cell office:value-type="float" office:value="32" calcext:value-type="float">
            <text:p>32</text:p>
          </table:table-cell>
          <table:table-cell office:value-type="float" office:value="8192" calcext:value-type="float">
            <text:p>8192</text:p>
          </table:table-cell>
          <table:table-cell office:value-type="float" office:value="18.2801243691448" calcext:value-type="float">
            <text:p>18,2801243691448</text:p>
          </table:table-cell>
          <table:table-cell table:formula="of:= [.F25]/[.G25]" office:value-type="float" office:value="448.136994835076" calcext:value-type="float">
            <text:p>448,1369948350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<text:span text:style-name="T1">bignum_256_01.</text:span><text:span text:style-name="T2">dat</text:span></text:p>
          </table:table-cell>
          <table:table-cell office:value-type="string" calcext:value-type="string">
            <text:p>0b1001111110110001100101001110011000101110111111101001110000010000011100111110111101000001110111110011110101110110010100100001011000100011011011000001110010001011010000111001101010000010100111101011001010010000000100101100010110010110111110111000110110010110</text:p>
          </table:table-cell>
          <table:table-cell office:value-type="string" calcext:value-type="string">
            <text:p>72231502519401293967537245678591202544737074160643565808068496988856792092054</text:p>
          </table:table-cell>
          <table:table-cell office:value-type="float" office:value="32" calcext:value-type="float">
            <text:p>32</text:p>
          </table:table-cell>
          <table:table-cell office:value-type="float" office:value="8192" calcext:value-type="float">
            <text:p>8192</text:p>
          </table:table-cell>
          <table:table-cell office:value-type="float" office:value="29.5422670939094" calcext:value-type="float">
            <text:p>29,5422670939094</text:p>
          </table:table-cell>
          <table:table-cell table:formula="of:= [.F26]/[.G26]" office:value-type="float" office:value="277.297607998708" calcext:value-type="float">
            <text:p>277,2976079987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<text:span text:style-name="T1">bignum_256_01.</text:span><text:span text:style-name="T2">dat</text:span></text:p>
          </table:table-cell>
          <table:table-cell office:value-type="string" calcext:value-type="string">
            <text:p>0b1001100000110100100011111101110101010110100110011001101110101101010000011110101010011010000110000000001101000010100010110010101011000111011001100101100000000111001001111001000001100101001010100011101110101000001111011101111001001000110100000111001000011110</text:p>
          </table:table-cell>
          <table:table-cell office:value-type="string" calcext:value-type="string">
            <text:p>68844421949020819304561781926088464407789236140004875107914981171683822432798</text:p>
          </table:table-cell>
          <table:table-cell office:value-type="float" office:value="32" calcext:value-type="float">
            <text:p>32</text:p>
          </table:table-cell>
          <table:table-cell office:value-type="float" office:value="8192" calcext:value-type="float">
            <text:p>8192</text:p>
          </table:table-cell>
          <table:table-cell office:value-type="float" office:value="17.0558738343721" calcext:value-type="float">
            <text:p>17,0558738343721</text:p>
          </table:table-cell>
          <table:table-cell table:formula="of:= [.F27]/[.G27]" office:value-type="float" office:value="480.303740491499" calcext:value-type="float">
            <text:p>480,3037404914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<text:span text:style-name="T1">bignum_256_01.</text:span><text:span text:style-name="T2">dat</text:span></text:p>
          </table:table-cell>
          <table:table-cell office:value-type="string" calcext:value-type="string">
            <text:p>0b101000010011100010111111001100111010010010010110011101000101101110101001101000101000101100100100101100100100110110101010101110101101000011011001000100010011110000111010100111111101111001111011110111110010011010000111100010111101011101011000000000001010110</text:p>
          </table:table-cell>
          <table:table-cell office:value-type="string" calcext:value-type="string">
            <text:p>36461315841688052153829818172353681153960679510709048822412042196359200899158</text:p>
          </table:table-cell>
          <table:table-cell office:value-type="float" office:value="32" calcext:value-type="float">
            <text:p>32</text:p>
          </table:table-cell>
          <table:table-cell office:value-type="float" office:value="8192" calcext:value-type="float">
            <text:p>8192</text:p>
          </table:table-cell>
          <table:table-cell office:value-type="float" office:value="29.879664887887" calcext:value-type="float">
            <text:p>29,879664887887</text:p>
          </table:table-cell>
          <table:table-cell table:formula="of:= [.F28]/[.G28]" office:value-type="float" office:value="274.166394795177" calcext:value-type="float">
            <text:p>274,1663947951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<text:span text:style-name="T1">bignum_256_01.</text:span><text:span text:style-name="T2">dat</text:span></text:p>
          </table:table-cell>
          <table:table-cell office:value-type="string" calcext:value-type="string">
            <text:p>0b1011011010000111100011100010010010001000101111010001111001100110010111000010100100100100001110110110101000001001000111000001111111111101011101101101101010011000100010101101110101100011010011010010011111010111001110000000111101011101000010111011111100111</text:p>
          </table:table-cell>
          <table:table-cell office:value-type="string" calcext:value-type="string">
            <text:p>10320055478604894931730284228516102231328934853816811285778939606123744950247</text:p>
          </table:table-cell>
          <table:table-cell office:value-type="float" office:value="32" calcext:value-type="float">
            <text:p>32</text:p>
          </table:table-cell>
          <table:table-cell office:value-type="float" office:value="8192" calcext:value-type="float">
            <text:p>8192</text:p>
          </table:table-cell>
          <table:table-cell office:value-type="float" office:value="25.2700029094725" calcext:value-type="float">
            <text:p>25,2700029094725</text:p>
          </table:table-cell>
          <table:table-cell table:formula="of:= [.F29]/[.G29]" office:value-type="float" office:value="324.178830898718" calcext:value-type="float">
            <text:p>324,1788308987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<text:span text:style-name="T1">bignum_256_01.</text:span><text:span text:style-name="T2">dat</text:span></text:p>
          </table:table-cell>
          <table:table-cell office:value-type="string" calcext:value-type="string">
            <text:p>0b100011001110010110011001011100001010110010101111000100011101111000100011100110100111001000100100110010010000101000110011100010101001010000101011010001010111010010110110110111101101110110001111110101100011011101110100100111011101010000110100010000110000000</text:p>
          </table:table-cell>
          <table:table-cell office:value-type="string" calcext:value-type="string">
            <text:p>31864732892191181882291029544202124959449558651049418375135902837595572937088</text:p>
          </table:table-cell>
          <table:table-cell office:value-type="float" office:value="32" calcext:value-type="float">
            <text:p>32</text:p>
          </table:table-cell>
          <table:table-cell office:value-type="float" office:value="8192" calcext:value-type="float">
            <text:p>8192</text:p>
          </table:table-cell>
          <table:table-cell office:value-type="float" office:value="16.9939895261481" calcext:value-type="float">
            <text:p>16,9939895261481</text:p>
          </table:table-cell>
          <table:table-cell table:formula="of:= [.F30]/[.G30]" office:value-type="float" office:value="482.052786215693" calcext:value-type="float">
            <text:p>482,0527862156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<text:span text:style-name="T1">bignum_256_01.</text:span><text:span text:style-name="T2">dat</text:span></text:p>
          </table:table-cell>
          <table:table-cell office:value-type="string" calcext:value-type="string">
            <text:p>0b1100000001100110001001011101101111000011001010001101110001111000110011111000111111011111000001110110000100110101100101100100010111011001001101111010111100111100111011001000000011011001001001101000001001001101010100101110000001110110101100111100010110110001</text:p>
          </table:table-cell>
          <table:table-cell office:value-type="string" calcext:value-type="string">
            <text:p>87024546617990399331799199265648056191237180886187712725264215908648544880049</text:p>
          </table:table-cell>
          <table:table-cell office:value-type="float" office:value="32" calcext:value-type="float">
            <text:p>32</text:p>
          </table:table-cell>
          <table:table-cell office:value-type="float" office:value="8192" calcext:value-type="float">
            <text:p>8192</text:p>
          </table:table-cell>
          <table:table-cell office:value-type="float" office:value="16.5572486559479" calcext:value-type="float">
            <text:p>16,5572486559479</text:p>
          </table:table-cell>
          <table:table-cell table:formula="of:= [.F31]/[.G31]" office:value-type="float" office:value="494.768193087271" calcext:value-type="float">
            <text:p>494,7681930872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<text:span text:style-name="T1">bignum_256_01.</text:span><text:span text:style-name="T2">dat</text:span></text:p>
          </table:table-cell>
          <table:table-cell office:value-type="string" calcext:value-type="string">
            <text:p>0b10000100011010000110001110110100111011000100001001100110000010011100100010110110110110110001110000111011101011001011010101111000010001010110011011011111110100110000000110111110100100110100100111100000000100010100110000001000011101110010100101001000001011</text:p>
          </table:table-cell>
          <table:table-cell office:value-type="string" calcext:value-type="string">
            <text:p>14972434064571965804139199252101551942618829232582926622025629632464847262219</text:p>
          </table:table-cell>
          <table:table-cell office:value-type="float" office:value="32" calcext:value-type="float">
            <text:p>32</text:p>
          </table:table-cell>
          <table:table-cell office:value-type="float" office:value="8192" calcext:value-type="float">
            <text:p>8192</text:p>
          </table:table-cell>
          <table:table-cell office:value-type="float" office:value="18.6238351875843" calcext:value-type="float">
            <text:p>18,6238351875843</text:p>
          </table:table-cell>
          <table:table-cell table:formula="of:= [.F32]/[.G32]" office:value-type="float" office:value="439.866435537469" calcext:value-type="float">
            <text:p>439,8664355374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<text:span text:style-name="T1">bignum_256_01.</text:span><text:span text:style-name="T2">dat</text:span></text:p>
          </table:table-cell>
          <table:table-cell office:value-type="string" calcext:value-type="string">
            <text:p>0b1011011111101000000110000010110100000010110011110111111001011001100110100101110100100101100101111101000011000001111001101011010000011101011100000100010100110010001101101000000000010111111001000111001110001001101100010101101010110011010110111101100101101000</text:p>
          </table:table-cell>
          <table:table-cell office:value-type="string" calcext:value-type="string">
            <text:p>83183326665172239712910444105646522651359111186007584235524521345269163088232</text:p>
          </table:table-cell>
          <table:table-cell office:value-type="float" office:value="32" calcext:value-type="float">
            <text:p>32</text:p>
          </table:table-cell>
          <table:table-cell office:value-type="float" office:value="8192" calcext:value-type="float">
            <text:p>8192</text:p>
          </table:table-cell>
          <table:table-cell office:value-type="float" office:value="15.4900101041141" calcext:value-type="float">
            <text:p>15,4900101041141</text:p>
          </table:table-cell>
          <table:table-cell table:formula="of:= [.F33]/[.G33]" office:value-type="float" office:value="528.856982334973" calcext:value-type="float">
            <text:p>528,8569823349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<text:span text:style-name="T1">bignum_256_01.</text:span><text:span text:style-name="T2">dat</text:span></text:p>
          </table:table-cell>
          <table:table-cell office:value-type="string" calcext:value-type="string">
            <text:p>0b11101101100011000001100100001100100100111001001111100101010010100100110001100000000011101001100110111100101110000111110111110010010010010100101001111010000001000011111111111000101010000010010101100110111101100110110001010110101101110010001011110010101101</text:p>
          </table:table-cell>
          <table:table-cell office:value-type="string" calcext:value-type="string">
            <text:p>26861419146505721310867922631939214759627485299154846884921346783026833046701</text:p>
          </table:table-cell>
          <table:table-cell office:value-type="float" office:value="32" calcext:value-type="float">
            <text:p>32</text:p>
          </table:table-cell>
          <table:table-cell office:value-type="float" office:value="8192" calcext:value-type="float">
            <text:p>8192</text:p>
          </table:table-cell>
          <table:table-cell office:value-type="float" office:value="20.1101814949626" calcext:value-type="float">
            <text:p>20,1101814949626</text:p>
          </table:table-cell>
          <table:table-cell table:formula="of:= [.F34]/[.G34]" office:value-type="float" office:value="407.355846194228" calcext:value-type="float">
            <text:p>407,3558461942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<text:span text:style-name="T1">bignum_256_01.</text:span><text:span text:style-name="T2">dat</text:span></text:p>
          </table:table-cell>
          <table:table-cell office:value-type="string" calcext:value-type="string">
            <text:p>0b10000011111111001010000101011111011101010101111000101110100111100101011110000000100000110111101011010001010010011010110110011011010100101100101101010110100010101010011111010000010111100101101110101101001111011110101111011011001110110111010100001101010011</text:p>
          </table:table-cell>
          <table:table-cell office:value-type="string" calcext:value-type="string">
            <text:p>14924835594862274695859226421021613286461341724580375091148411540675791504211</text:p>
          </table:table-cell>
          <table:table-cell office:value-type="float" office:value="32" calcext:value-type="float">
            <text:p>32</text:p>
          </table:table-cell>
          <table:table-cell office:value-type="float" office:value="8192" calcext:value-type="float">
            <text:p>8192</text:p>
          </table:table-cell>
          <table:table-cell office:value-type="float" office:value="17.3037356858889" calcext:value-type="float">
            <text:p>17,3037356858889</text:p>
          </table:table-cell>
          <table:table-cell table:formula="of:= [.F35]/[.G35]" office:value-type="float" office:value="473.42378251192" calcext:value-type="float">
            <text:p>473,423782511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<text:span text:style-name="T1">bignum_256_01.</text:span><text:span text:style-name="T2">dat</text:span></text:p>
          </table:table-cell>
          <table:table-cell office:value-type="string" calcext:value-type="string">
            <text:p>0b1010101111000011111000100011001111110001000010101000111011110101000001011010101010110110110111111100010001000000111111111011110011101000010001000100101111011011001001011101110000101100101011000101011101100000101011111010111100001100000001011100110010011110</text:p>
          </table:table-cell>
          <table:table-cell office:value-type="string" calcext:value-type="string">
            <text:p>77691593480386597824952509973379594839007953932946828917674658285620985973918</text:p>
          </table:table-cell>
          <table:table-cell office:value-type="float" office:value="32" calcext:value-type="float">
            <text:p>32</text:p>
          </table:table-cell>
          <table:table-cell office:value-type="float" office:value="8192" calcext:value-type="float">
            <text:p>8192</text:p>
          </table:table-cell>
          <table:table-cell office:value-type="float" office:value="17.3767234515145" calcext:value-type="float">
            <text:p>17,3767234515145</text:p>
          </table:table-cell>
          <table:table-cell table:formula="of:= [.F36]/[.G36]" office:value-type="float" office:value="471.435252040338" calcext:value-type="float">
            <text:p>471,4352520403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<text:span text:style-name="T1">bignum_256_01.</text:span><text:span text:style-name="T2">dat</text:span></text:p>
          </table:table-cell>
          <table:table-cell office:value-type="string" calcext:value-type="string">
            <text:p>0b1100010111100110010101001110100101010101101011100110100101101100000100001010000101101000010001001011111010100111001110111111000101000001000110010000111110011111000111010101100101101001000110001011000110111110001101100000001001100101011001000111110010010111</text:p>
          </table:table-cell>
          <table:table-cell office:value-type="string" calcext:value-type="string">
            <text:p>89512592033186504405706481213773684190863921924821367910720048309205486304407</text:p>
          </table:table-cell>
          <table:table-cell office:value-type="float" office:value="32" calcext:value-type="float">
            <text:p>32</text:p>
          </table:table-cell>
          <table:table-cell office:value-type="float" office:value="8192" calcext:value-type="float">
            <text:p>8192</text:p>
          </table:table-cell>
          <table:table-cell office:value-type="float" office:value="20.538598089511" calcext:value-type="float">
            <text:p>20,538598089511</text:p>
          </table:table-cell>
          <table:table-cell table:formula="of:= [.F37]/[.G37]" office:value-type="float" office:value="398.858771387305" calcext:value-type="float">
            <text:p>398,8587713873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<text:span text:style-name="T1">bignum_256_01.</text:span><text:span text:style-name="T2">dat</text:span></text:p>
          </table:table-cell>
          <table:table-cell office:value-type="string" calcext:value-type="string">
            <text:p>0b1000011011110001010111101011010101110100101011011100110010111000010010010000000110010101111100010001101010110011010100000111000111100011101101010011101001100111100101111011010010001001011101111011001101100101101011110100011110111100110101111011010000101100</text:p>
          </table:table-cell>
          <table:table-cell office:value-type="string" calcext:value-type="string">
            <text:p>61036385508963954610511464500987513507203707106111666410387279589731726767148</text:p>
          </table:table-cell>
          <table:table-cell office:value-type="float" office:value="32" calcext:value-type="float">
            <text:p>32</text:p>
          </table:table-cell>
          <table:table-cell office:value-type="float" office:value="8192" calcext:value-type="float">
            <text:p>8192</text:p>
          </table:table-cell>
          <table:table-cell office:value-type="float" office:value="18.8366581925016" calcext:value-type="float">
            <text:p>18,8366581925016</text:p>
          </table:table-cell>
          <table:table-cell table:formula="of:= [.F38]/[.G38]" office:value-type="float" office:value="434.896674148976" calcext:value-type="float">
            <text:p>434,8966741489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<text:span text:style-name="T1">bignum_256_01.</text:span><text:span text:style-name="T2">dat</text:span></text:p>
          </table:table-cell>
          <table:table-cell office:value-type="string" calcext:value-type="string">
            <text:p>0b10001100101100010011111000101110000011001001110100010101010101101100100100101010100100001011110111101100000110001100111011110001111100011010111111001101101010110110101111011001011000011010010001011100101110000011110110001110011000111010000011000100010100</text:p>
          </table:table-cell>
          <table:table-cell office:value-type="string" calcext:value-type="string">
            <text:p>15909239970470620986711420616992824230669916032573075772760877866051676156180</text:p>
          </table:table-cell>
          <table:table-cell office:value-type="float" office:value="32" calcext:value-type="float">
            <text:p>32</text:p>
          </table:table-cell>
          <table:table-cell office:value-type="float" office:value="8192" calcext:value-type="float">
            <text:p>8192</text:p>
          </table:table-cell>
          <table:table-cell office:value-type="float" office:value="22.3459263653032" calcext:value-type="float">
            <text:p>22,3459263653032</text:p>
          </table:table-cell>
          <table:table-cell table:formula="of:= [.F39]/[.G39]" office:value-type="float" office:value="366.599256888262" calcext:value-type="float">
            <text:p>366,5992568882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<text:span text:style-name="T1">bignum_256_01.</text:span><text:span text:style-name="T2">dat</text:span></text:p>
          </table:table-cell>
          <table:table-cell office:value-type="string" calcext:value-type="string">
            <text:p>0b1010000010101011110011000010011101000011000111001011000011111000111101011101101011000110001010000111010000111010100100101011100011000100001010000101111100110000011111010110000110101110101101100000000000110001001111101110110000110000011001010000011101010011</text:p>
          </table:table-cell>
          <table:table-cell office:value-type="string" calcext:value-type="string">
            <text:p>72673595636160117611518135006164581573552593361809327457167490304118574352211</text:p>
          </table:table-cell>
          <table:table-cell office:value-type="float" office:value="32" calcext:value-type="float">
            <text:p>32</text:p>
          </table:table-cell>
          <table:table-cell office:value-type="float" office:value="8192" calcext:value-type="float">
            <text:p>8192</text:p>
          </table:table-cell>
          <table:table-cell office:value-type="float" office:value="16.5671724942002" calcext:value-type="float">
            <text:p>16,5671724942002</text:p>
          </table:table-cell>
          <table:table-cell table:formula="of:= [.F40]/[.G40]" office:value-type="float" office:value="494.471823895589" calcext:value-type="float">
            <text:p>494,4718238955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<text:span text:style-name="T1">bignum_256_01.</text:span><text:span text:style-name="T2">dat</text:span></text:p>
          </table:table-cell>
          <table:table-cell office:value-type="string" calcext:value-type="string">
            <text:p>0b1010110101100000000000100010010001100110010001000010101011101011110111110100011000110111010010010100110111011011000110100110110101111111101111101011001001110011101110001100010111110100100101000110010011111100110110110101010111010000110010110111111001011000</text:p>
          </table:table-cell>
          <table:table-cell office:value-type="string" calcext:value-type="string">
            <text:p>78419754907944479982434413432741719966279735748980850908093428972806671662680</text:p>
          </table:table-cell>
          <table:table-cell office:value-type="float" office:value="32" calcext:value-type="float">
            <text:p>32</text:p>
          </table:table-cell>
          <table:table-cell office:value-type="float" office:value="8192" calcext:value-type="float">
            <text:p>8192</text:p>
          </table:table-cell>
          <table:table-cell office:value-type="float" office:value="21.6213082345475" calcext:value-type="float">
            <text:p>21,6213082345475</text:p>
          </table:table-cell>
          <table:table-cell table:formula="of:= [.F41]/[.G41]" office:value-type="float" office:value="378.885491623973" calcext:value-type="float">
            <text:p>378,8854916239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<text:span text:style-name="T1">bignum_256_01.</text:span><text:span text:style-name="T2">dat</text:span></text:p>
          </table:table-cell>
          <table:table-cell office:value-type="string" calcext:value-type="string">
            <text:p>0b1010001010101001111111000111001101011010110001100101011111011100001011100010110000010000011011011110110100011100111010011111100110001111111001000100010010001010010010100011010000111001010000000101100010101110010000000100110100011011001001101000111001101010</text:p>
          </table:table-cell>
          <table:table-cell office:value-type="string" calcext:value-type="string">
            <text:p>73575020974469659724038017220525668382080441681246149607601424810793025048170</text:p>
          </table:table-cell>
          <table:table-cell office:value-type="float" office:value="32" calcext:value-type="float">
            <text:p>32</text:p>
          </table:table-cell>
          <table:table-cell office:value-type="float" office:value="8192" calcext:value-type="float">
            <text:p>8192</text:p>
          </table:table-cell>
          <table:table-cell office:value-type="float" office:value="23.5600766225055" calcext:value-type="float">
            <text:p>23,5600766225055</text:p>
          </table:table-cell>
          <table:table-cell table:formula="of:= [.F42]/[.G42]" office:value-type="float" office:value="347.706848804333" calcext:value-type="float">
            <text:p>347,706848804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<text:span text:style-name="T1">bignum_256_01.</text:span><text:span text:style-name="T2">dat</text:span></text:p>
          </table:table-cell>
          <table:table-cell office:value-type="string" calcext:value-type="string">
            <text:p>0b10010000010101010111101110000011111110101010001001010100101010111101111000111011010000101000110110111010000100001010100000000000000001101001101010001001000101010101100010111010110110010110111110111111101001000001000101110100001110110100010100111110111111</text:p>
          </table:table-cell>
          <table:table-cell office:value-type="string" calcext:value-type="string">
            <text:p>16321021167361260785798236773980172788843797115105563085779633894132139773887</text:p>
          </table:table-cell>
          <table:table-cell office:value-type="float" office:value="32" calcext:value-type="float">
            <text:p>32</text:p>
          </table:table-cell>
          <table:table-cell office:value-type="float" office:value="8192" calcext:value-type="float">
            <text:p>8192</text:p>
          </table:table-cell>
          <table:table-cell office:value-type="float" office:value="16.1235358108904" calcext:value-type="float">
            <text:p>16,1235358108904</text:p>
          </table:table-cell>
          <table:table-cell table:formula="of:= [.F43]/[.G43]" office:value-type="float" office:value="508.077142388759" calcext:value-type="float">
            <text:p>508,0771423887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<text:span text:style-name="T1">bignum_256_01.</text:span><text:span text:style-name="T2">dat</text:span></text:p>
          </table:table-cell>
          <table:table-cell office:value-type="string" calcext:value-type="string">
            <text:p>0b1000110000110001101011001001011010010111100101010001111011111111011000001010011101001000110001101001111101110001100110101101001110001010010011000010100100001101110010111010110101100011111001100010111011000110101011000010111000011010110001010011011110111000</text:p>
          </table:table-cell>
          <table:table-cell office:value-type="string" calcext:value-type="string">
            <text:p>63411565468158584151866928193654492615291330632843358083035564704455819868088</text:p>
          </table:table-cell>
          <table:table-cell office:value-type="float" office:value="32" calcext:value-type="float">
            <text:p>32</text:p>
          </table:table-cell>
          <table:table-cell office:value-type="float" office:value="8192" calcext:value-type="float">
            <text:p>8192</text:p>
          </table:table-cell>
          <table:table-cell office:value-type="float" office:value="19.8119990131766" calcext:value-type="float">
            <text:p>19,8119990131766</text:p>
          </table:table-cell>
          <table:table-cell table:formula="of:= [.F44]/[.G44]" office:value-type="float" office:value="413.48679628702" calcext:value-type="float">
            <text:p>413,486796287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<text:span text:style-name="T1">bignum_256_01.</text:span><text:span text:style-name="T2">dat</text:span></text:p>
          </table:table-cell>
          <table:table-cell office:value-type="string" calcext:value-type="string">
            <text:p>0b11001010111001101100110111110000100111010001111011010110001011010100110100111111110000101010100101001001101010010101001010100000011001111010001110000011100010001101100000111001110111111111100101111000011111111101101000010111111111011010101101111100100001</text:p>
          </table:table-cell>
          <table:table-cell office:value-type="string" calcext:value-type="string">
            <text:p>22943747895913461568548548010200878540876368679729937969822606210307801669409</text:p>
          </table:table-cell>
          <table:table-cell office:value-type="float" office:value="32" calcext:value-type="float">
            <text:p>32</text:p>
          </table:table-cell>
          <table:table-cell office:value-type="float" office:value="8192" calcext:value-type="float">
            <text:p>8192</text:p>
          </table:table-cell>
          <table:table-cell office:value-type="float" office:value="18.6809762074186" calcext:value-type="float">
            <text:p>18,6809762074186</text:p>
          </table:table-cell>
          <table:table-cell table:formula="of:= [.F45]/[.G45]" office:value-type="float" office:value="438.520980330075" calcext:value-type="float">
            <text:p>438,5209803300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<text:span text:style-name="T1">bignum_256_01.</text:span><text:span text:style-name="T2">dat</text:span></text:p>
          </table:table-cell>
          <table:table-cell office:value-type="string" calcext:value-type="string">
            <text:p>0b1000000100110011111100101010010110011110111111011010001111010011001110101101110001001100101001101110111000001001000101110001001101111111000111111111101111110011100000111001010000010100100011001001110111001010100101001010000110001101111000111111001010000011</text:p>
          </table:table-cell>
          <table:table-cell office:value-type="string" calcext:value-type="string">
            <text:p>58440141355295868600955228685044616053097699156535731458598462712459087311491</text:p>
          </table:table-cell>
          <table:table-cell office:value-type="float" office:value="32" calcext:value-type="float">
            <text:p>32</text:p>
          </table:table-cell>
          <table:table-cell office:value-type="float" office:value="8192" calcext:value-type="float">
            <text:p>8192</text:p>
          </table:table-cell>
          <table:table-cell office:value-type="float" office:value="21.0198278321823" calcext:value-type="float">
            <text:p>21,0198278321823</text:p>
          </table:table-cell>
          <table:table-cell table:formula="of:= [.F46]/[.G46]" office:value-type="float" office:value="389.727264438279" calcext:value-type="float">
            <text:p>389,7272644382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<text:span text:style-name="T1">bignum_256_01.</text:span><text:span text:style-name="T2">dat</text:span></text:p>
          </table:table-cell>
          <table:table-cell office:value-type="string" calcext:value-type="string">
            <text:p>0b1100001001111001000010101100010000111110010110110110100110100101011011100010100100001110100111101101010100000011010001011011101001110100111001011111110011110110011011011010000110111010111100011011111001110110100001110001111001010111010011111011001101110010</text:p>
          </table:table-cell>
          <table:table-cell office:value-type="string" calcext:value-type="string">
            <text:p>87962555428171845594514901364193627474554781042716645126488509901419318326130</text:p>
          </table:table-cell>
          <table:table-cell office:value-type="float" office:value="32" calcext:value-type="float">
            <text:p>32</text:p>
          </table:table-cell>
          <table:table-cell office:value-type="float" office:value="8192" calcext:value-type="float">
            <text:p>8192</text:p>
          </table:table-cell>
          <table:table-cell office:value-type="float" office:value="18.2623829717455" calcext:value-type="float">
            <text:p>18,2623829717455</text:p>
          </table:table-cell>
          <table:table-cell table:formula="of:= [.F47]/[.G47]" office:value-type="float" office:value="448.572347468246" calcext:value-type="float">
            <text:p>448,5723474682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<text:span text:style-name="T1">bignum_256_01.</text:span><text:span text:style-name="T2">dat</text:span></text:p>
          </table:table-cell>
          <table:table-cell office:value-type="string" calcext:value-type="string">
            <text:p>0b1011011111011011110010010010110001101010110101011110000010001011111100001110000001001101101000111010010011011111110101100100011101000000011001111111110111001000101000011110101110010100001101110111001110101101011000110110100010000100000110111001101001001110</text:p>
          </table:table-cell>
          <table:table-cell office:value-type="string" calcext:value-type="string">
            <text:p>83161579246428660365536226925821781742233334619203916938652079142038157367886</text:p>
          </table:table-cell>
          <table:table-cell office:value-type="float" office:value="32" calcext:value-type="float">
            <text:p>32</text:p>
          </table:table-cell>
          <table:table-cell office:value-type="float" office:value="8192" calcext:value-type="float">
            <text:p>8192</text:p>
          </table:table-cell>
          <table:table-cell office:value-type="float" office:value="20.361303507021" calcext:value-type="float">
            <text:p>20,361303507021</text:p>
          </table:table-cell>
          <table:table-cell table:formula="of:= [.F48]/[.G48]" office:value-type="float" office:value="402.33180538639" calcext:value-type="float">
            <text:p>402,331805386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<text:span text:style-name="T1">bignum_256_01.</text:span><text:span text:style-name="T2">dat</text:span></text:p>
          </table:table-cell>
          <table:table-cell office:value-type="string" calcext:value-type="string">
            <text:p>0b1101001101011100101001011000010010011011100110010010101101100010110011111111110101110010001111100010101111010000101000010110001001000010110000011001001000001111010010011101010011011001111001110110111000110100100000000010110110011111011110101001111101100111</text:p>
          </table:table-cell>
          <table:table-cell office:value-type="string" calcext:value-type="string">
            <text:p>95601703344275415288538114635142177635367014921337985151630371034731023867751</text:p>
          </table:table-cell>
          <table:table-cell office:value-type="float" office:value="32" calcext:value-type="float">
            <text:p>32</text:p>
          </table:table-cell>
          <table:table-cell office:value-type="float" office:value="8192" calcext:value-type="float">
            <text:p>8192</text:p>
          </table:table-cell>
          <table:table-cell office:value-type="float" office:value="20.1029491618471" calcext:value-type="float">
            <text:p>20,1029491618471</text:p>
          </table:table-cell>
          <table:table-cell table:formula="of:= [.F49]/[.G49]" office:value-type="float" office:value="407.502398481284" calcext:value-type="float">
            <text:p>407,5023984812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<text:span text:style-name="T1">bignum_256_01.</text:span><text:span text:style-name="T2">dat</text:span></text:p>
          </table:table-cell>
          <table:table-cell office:value-type="string" calcext:value-type="string">
            <text:p>0b1010011001110111110000110100001011111111111000011010100011101010000011001010001011001010011101001101010101001100101110001011101110111010101100010101111100110001011100001000100000111011111100100001000001010100101010101101111000010011010001101100011100000111</text:p>
          </table:table-cell>
          <table:table-cell office:value-type="string" calcext:value-type="string">
            <text:p>75295535312372417838647472667387619533202391376857732946362232398076304606983</text:p>
          </table:table-cell>
          <table:table-cell office:value-type="float" office:value="32" calcext:value-type="float">
            <text:p>32</text:p>
          </table:table-cell>
          <table:table-cell office:value-type="float" office:value="8192" calcext:value-type="float">
            <text:p>8192</text:p>
          </table:table-cell>
          <table:table-cell office:value-type="float" office:value="20.1009877929496" calcext:value-type="float">
            <text:p>20,1009877929496</text:p>
          </table:table-cell>
          <table:table-cell table:formula="of:= [.F50]/[.G50]" office:value-type="float" office:value="407.542160832182" calcext:value-type="float">
            <text:p>407,5421608321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<text:span text:style-name="T1">bignum_256_01.</text:span><text:span text:style-name="T2">dat</text:span></text:p>
          </table:table-cell>
          <table:table-cell office:value-type="string" calcext:value-type="string">
            <text:p>0b1000110110001110111110010000101011100101000010000001100010000101010011011100010101000100010000111001110100010001011111011111111100111111010010010100100100111000100101001001111110110000011110101101110101011000000101100100111001101101001000110110010101100100</text:p>
          </table:table-cell>
          <table:table-cell office:value-type="string" calcext:value-type="string">
            <text:p>64028722761998754061817764119235932228440282735928597913113503335873327097188</text:p>
          </table:table-cell>
          <table:table-cell office:value-type="float" office:value="32" calcext:value-type="float">
            <text:p>32</text:p>
          </table:table-cell>
          <table:table-cell office:value-type="float" office:value="8192" calcext:value-type="float">
            <text:p>8192</text:p>
          </table:table-cell>
          <table:table-cell office:value-type="float" office:value="14.3730511666435" calcext:value-type="float">
            <text:p>14,3730511666435</text:p>
          </table:table-cell>
          <table:table-cell table:formula="of:= [.F51]/[.G51]" office:value-type="float" office:value="569.955530319946" calcext:value-type="float">
            <text:p>569,955530319946</text:p>
          </table:table-cell>
          <table:table-cell table:number-columns-repeated="2"/>
        </table:table-row>
      </table:table>
      <table:table table:name="bignum_256_02.dat - 32 frascos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Qual algoritmo</text:p>
          </table:table-cell>
          <table:table-cell office:value-type="string" calcext:value-type="string">
            <text:p>Qual arquivo</text:p>
          </table:table-cell>
          <table:table-cell office:value-type="string" calcext:value-type="string">
            <text:p>Qual instancia binaria</text:p>
          </table:table-cell>
          <table:table-cell office:value-type="string" calcext:value-type="string">
            <text:p>Qual instancia decimal</text:p>
          </table:table-cell>
          <table:table-cell office:value-type="string" calcext:value-type="string">
            <text:p>Quantos frascos</text:p>
          </table:table-cell>
          <table:table-cell office:value-type="string" calcext:value-type="string">
            <text:p>Complexidade Teorica</text:p>
          </table:table-cell>
          <table:table-cell office:value-type="string" calcext:value-type="string">
            <text:p>Tempo de CPU (ms)</text:p>
          </table:table-cell>
          <table:table-cell office:value-type="string" calcext:value-type="string">
            <text:p>Razao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b11111001110111000100101011011100010000111001110100111001001111011111111001011111100111000110100000011000101110110001011111011110111010000101111100001101100001001101101101111001000100010100011001101000001010001010010000100011110110010111000111010111011110</text:p>
          </table:table-cell>
          <table:table-cell office:value-type="string" calcext:value-type="string">
            <text:p>28253780579755776528151050848041275208434706593856927133256281940211497989598</text:p>
          </table:table-cell>
          <table:table-cell office:value-type="float" office:value="32" calcext:value-type="float">
            <text:p>32</text:p>
          </table:table-cell>
          <table:table-cell office:value-type="float" office:value="8192" calcext:value-type="float">
            <text:p>8192</text:p>
          </table:table-cell>
          <table:table-cell office:value-type="float" office:value="19.9232509661926" calcext:value-type="float">
            <text:p>19,9232509661926</text:p>
          </table:table-cell>
          <table:table-cell table:formula="of:= [.F2]/[.G2]" office:value-type="float" office:value="411.177875232353" calcext:value-type="float">
            <text:p>411,177875232353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b1000011000001011100110110000010110000011011101101101100010011001001111010011011100101110111110011110100100000100100000101010111110110001100011100010000101010110011000010111001101100101100100011000101010111100000111110100100000000111000001100110000001101110</text:p>
          </table:table-cell>
          <table:table-cell office:value-type="string" calcext:value-type="string">
            <text:p>60630426947198544796328198767413802752578679451851596437333193430257965097070</text:p>
          </table:table-cell>
          <table:table-cell office:value-type="float" office:value="32" calcext:value-type="float">
            <text:p>32</text:p>
          </table:table-cell>
          <table:table-cell office:value-type="float" office:value="8192" calcext:value-type="float">
            <text:p>8192</text:p>
          </table:table-cell>
          <table:table-cell office:value-type="float" office:value="27.4603075930057" calcext:value-type="float">
            <text:p>27,4603075930057</text:p>
          </table:table-cell>
          <table:table-cell table:formula="of:= [.F3]/[.G3]" office:value-type="float" office:value="298.321494479055" calcext:value-type="float">
            <text:p>298,321494479055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b1111011001000100110000110001001101111100110010110010001000100010100111011110111101000000110000110000111101101000000100111111000001001001110001011011101101000100010011100101010011001100010001010010111010011100001111000010111010000001110110101110111100110111</text:p>
          </table:table-cell>
          <table:table-cell office:value-type="string" calcext:value-type="string">
            <text:p>111390452717807360886422764360021098313101647000588242331337626497581875654455</text:p>
          </table:table-cell>
          <table:table-cell office:value-type="float" office:value="32" calcext:value-type="float">
            <text:p>32</text:p>
          </table:table-cell>
          <table:table-cell office:value-type="float" office:value="8192" calcext:value-type="float">
            <text:p>8192</text:p>
          </table:table-cell>
          <table:table-cell office:value-type="float" office:value="30.9169388829495" calcext:value-type="float">
            <text:p>30,9169388829495</text:p>
          </table:table-cell>
          <table:table-cell table:formula="of:= [.F4]/[.G4]" office:value-type="float" office:value="264.96801740349" calcext:value-type="float">
            <text:p>264,96801740349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b1111110000100111010000000111110111110001100111100010101100110011011101010011101100001111111111001111011110011000110110000101011001000111000100001011101111000101001011100000010001101000100011000000000111101111111111011100001110000001100100000101110011000110</text:p>
          </table:table-cell>
          <table:table-cell office:value-type="string" calcext:value-type="string">
            <text:p>114052189985714343992322857114060254082076460124685448471932186587844672773318</text:p>
          </table:table-cell>
          <table:table-cell office:value-type="float" office:value="32" calcext:value-type="float">
            <text:p>32</text:p>
          </table:table-cell>
          <table:table-cell office:value-type="float" office:value="8192" calcext:value-type="float">
            <text:p>8192</text:p>
          </table:table-cell>
          <table:table-cell office:value-type="float" office:value="20.770737218284" calcext:value-type="float">
            <text:p>20,770737218284</text:p>
          </table:table-cell>
          <table:table-cell table:formula="of:= [.F5]/[.G5]" office:value-type="float" office:value="394.401022645877" calcext:value-type="float">
            <text:p>394,401022645877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b110001100011100000010110110111101011111101010001000000010010011001010010101101000001011110010101101101111111110000001111011011010100111101100000101101100010011101010001101010100001110000100010011010001100010011001010110011110101101100100100011110010011111</text:p>
          </table:table-cell>
          <table:table-cell office:value-type="string" calcext:value-type="string">
            <text:p>44828522649395047471848088596165820501266353032671051019680314401322811145375</text:p>
          </table:table-cell>
          <table:table-cell office:value-type="float" office:value="32" calcext:value-type="float">
            <text:p>32</text:p>
          </table:table-cell>
          <table:table-cell office:value-type="float" office:value="8192" calcext:value-type="float">
            <text:p>8192</text:p>
          </table:table-cell>
          <table:table-cell office:value-type="float" office:value="24.8437243295138" calcext:value-type="float">
            <text:p>24,8437243295138</text:p>
          </table:table-cell>
          <table:table-cell table:formula="of:= [.F6]/[.G6]" office:value-type="float" office:value="329.741221217307" calcext:value-type="float">
            <text:p>329,741221217307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b1011000010111011000010101010011111111001011011010010110100101011110100001010000101111000000111111101001011110001100010100111010001101110100001011011001110011110100111000110111100001101111111011111001011100010111111100001001010001001111010000000000011000111</text:p>
          </table:table-cell>
          <table:table-cell office:value-type="string" calcext:value-type="string">
            <text:p>79937535297810676755032568351904754043237849032723394142371752179711869452487</text:p>
          </table:table-cell>
          <table:table-cell office:value-type="float" office:value="32" calcext:value-type="float">
            <text:p>32</text:p>
          </table:table-cell>
          <table:table-cell office:value-type="float" office:value="8192" calcext:value-type="float">
            <text:p>8192</text:p>
          </table:table-cell>
          <table:table-cell office:value-type="float" office:value="18.9263404493531" calcext:value-type="float">
            <text:p>18,9263404493531</text:p>
          </table:table-cell>
          <table:table-cell table:formula="of:= [.F7]/[.G7]" office:value-type="float" office:value="432.835921023497" calcext:value-type="float">
            <text:p>432,835921023497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b11110100111001110000000010011011100011100010110101001000001010010101110010100101010101110111110110110011000100000011010001000100010011011011001110000001011010001110110101100111000111010011000100001111011110000010001110100000010110010100110100010001110011</text:p>
          </table:table-cell>
          <table:table-cell office:value-type="string" calcext:value-type="string">
            <text:p>27693120230011378063487754222597794600584951470048479046188548111665663788147</text:p>
          </table:table-cell>
          <table:table-cell office:value-type="float" office:value="32" calcext:value-type="float">
            <text:p>32</text:p>
          </table:table-cell>
          <table:table-cell office:value-type="float" office:value="8192" calcext:value-type="float">
            <text:p>8192</text:p>
          </table:table-cell>
          <table:table-cell office:value-type="float" office:value="21.1312442970104" calcext:value-type="float">
            <text:p>21,1312442970104</text:p>
          </table:table-cell>
          <table:table-cell table:formula="of:= [.F8]/[.G8]" office:value-type="float" office:value="387.672390932463" calcext:value-type="float">
            <text:p>387,672390932463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b11000101010100110011000010110010001010110000101110111000111001111100010111111010100110110101000011001010111010011000111011110001001101000000011100100010001101000111101110000001100001001001100010001011101011000011101111110111111011000111111110010100101001</text:p>
          </table:table-cell>
          <table:table-cell office:value-type="string" calcext:value-type="string">
            <text:p>22313153891127121979880404935074449317375101270699578449284873038484763305257</text:p>
          </table:table-cell>
          <table:table-cell office:value-type="float" office:value="32" calcext:value-type="float">
            <text:p>32</text:p>
          </table:table-cell>
          <table:table-cell office:value-type="float" office:value="8192" calcext:value-type="float">
            <text:p>8192</text:p>
          </table:table-cell>
          <table:table-cell office:value-type="float" office:value="20.8360990731199" calcext:value-type="float">
            <text:p>20,8360990731199</text:p>
          </table:table-cell>
          <table:table-cell table:formula="of:= [.F9]/[.G9]" office:value-type="float" office:value="393.163805338606" calcext:value-type="float">
            <text:p>393,163805338606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b101101010100110111010010100101100110001100100011001000010100110111011001110001001100101101011100111010011110001011000001000100000111010000100100101011110011010001010000010010001001000011110101011111110001101111101011100110100101011011010111000011010011101</text:p>
          </table:table-cell>
          <table:table-cell office:value-type="string" calcext:value-type="string">
            <text:p>41003063119362173268818303641776567531177053406686732713424884457415505577629</text:p>
          </table:table-cell>
          <table:table-cell office:value-type="float" office:value="32" calcext:value-type="float">
            <text:p>32</text:p>
          </table:table-cell>
          <table:table-cell office:value-type="float" office:value="8192" calcext:value-type="float">
            <text:p>8192</text:p>
          </table:table-cell>
          <table:table-cell office:value-type="float" office:value="19.6081383023608" calcext:value-type="float">
            <text:p>19,6081383023608</text:p>
          </table:table-cell>
          <table:table-cell table:formula="of:= [.F10]/[.G10]" office:value-type="float" office:value="417.785710896057" calcext:value-type="float">
            <text:p>417,785710896057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b11011101100101010011000000100000001110010010101100100011010100100000111110111011011101111110011100000100101011101101101010101101101011111100010010100100101011101001101110001111010101111000111000110010101100011110010011111110100101010000101001101111000001</text:p>
          </table:table-cell>
          <table:table-cell office:value-type="string" calcext:value-type="string">
            <text:p>25056182975529334237133357458157765402121348252597814698630629932488456313793</text:p>
          </table:table-cell>
          <table:table-cell office:value-type="float" office:value="32" calcext:value-type="float">
            <text:p>32</text:p>
          </table:table-cell>
          <table:table-cell office:value-type="float" office:value="8192" calcext:value-type="float">
            <text:p>8192</text:p>
          </table:table-cell>
          <table:table-cell office:value-type="float" office:value="23.1524959636986" calcext:value-type="float">
            <text:p>23,1524959636986</text:p>
          </table:table-cell>
          <table:table-cell table:formula="of:= [.F11]/[.G11]" office:value-type="float" office:value="353.827942043245" calcext:value-type="float">
            <text:p>353,827942043245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b100000110100011011010100100110101010000111001001001000111001100000110101001111011110010111100010110100100110111010101010111000000111100001011111100000100110110110100110101001011111101100110111111001010111000111111110010111111110000000000110000010000110111</text:p>
          </table:table-cell>
          <table:table-cell office:value-type="string" calcext:value-type="string">
            <text:p>29689064899018856440798677865412196704819475121639132657023001876003889022007</text:p>
          </table:table-cell>
          <table:table-cell office:value-type="float" office:value="32" calcext:value-type="float">
            <text:p>32</text:p>
          </table:table-cell>
          <table:table-cell office:value-type="float" office:value="8192" calcext:value-type="float">
            <text:p>8192</text:p>
          </table:table-cell>
          <table:table-cell office:value-type="float" office:value="21.7308505046088" calcext:value-type="float">
            <text:p>21,7308505046088</text:p>
          </table:table-cell>
          <table:table-cell table:formula="of:= [.F12]/[.G12]" office:value-type="float" office:value="376.975581248538" calcext:value-type="float">
            <text:p>376,975581248538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b1011001010010110100110101001110101011011000001010100111011100110001000111001111110111111101011100101110000111111010011010010000100110110000100110100010000111100110001000001110000010101100010101000011001110101001000001000001001001001001100111010001010000011</text:p>
          </table:table-cell>
          <table:table-cell office:value-type="string" calcext:value-type="string">
            <text:p>80777781218772809477672613085064445391996898539219371873751104794670142825091</text:p>
          </table:table-cell>
          <table:table-cell office:value-type="float" office:value="32" calcext:value-type="float">
            <text:p>32</text:p>
          </table:table-cell>
          <table:table-cell office:value-type="float" office:value="8192" calcext:value-type="float">
            <text:p>8192</text:p>
          </table:table-cell>
          <table:table-cell office:value-type="float" office:value="22.802835299291" calcext:value-type="float">
            <text:p>22,802835299291</text:p>
          </table:table-cell>
          <table:table-cell table:formula="of:= [.F13]/[.G13]" office:value-type="float" office:value="359.2535705529" calcext:value-type="float">
            <text:p>359,2535705529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b1011010000000001001000110100110110111100100111010001010101110111101001000100000111000010100001110001111110010010110100000001110101000101100001101100001000001000111101000001010110101100100110111110111110001100001000100000111010101000000011101101100110111011</text:p>
          </table:table-cell>
          <table:table-cell office:value-type="string" calcext:value-type="string">
            <text:p>81418323248954090716124967767590888778321391307593985804801312398578446948795</text:p>
          </table:table-cell>
          <table:table-cell office:value-type="float" office:value="32" calcext:value-type="float">
            <text:p>32</text:p>
          </table:table-cell>
          <table:table-cell office:value-type="float" office:value="8192" calcext:value-type="float">
            <text:p>8192</text:p>
          </table:table-cell>
          <table:table-cell office:value-type="float" office:value="23.387770072569" calcext:value-type="float">
            <text:p>23,387770072569</text:p>
          </table:table-cell>
          <table:table-cell table:formula="of:= [.F14]/[.G14]" office:value-type="float" office:value="350.268536700222" calcext:value-type="float">
            <text:p>350,268536700222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b1101111111001100100000001011100001011101001011110101111110011100010010010110110011101111010000111011000000010000000001001000111000110111100001100011000000001011101100110101010110100100011010010001011001110000001000111011111101110101010011000001001001001001</text:p>
          </table:table-cell>
          <table:table-cell office:value-type="string" calcext:value-type="string">
            <text:p>101227090429259302402235600794418638862838814038038911311066867065459292508745</text:p>
          </table:table-cell>
          <table:table-cell office:value-type="float" office:value="32" calcext:value-type="float">
            <text:p>32</text:p>
          </table:table-cell>
          <table:table-cell office:value-type="float" office:value="8192" calcext:value-type="float">
            <text:p>8192</text:p>
          </table:table-cell>
          <table:table-cell office:value-type="float" office:value="31.1476390422589" calcext:value-type="float">
            <text:p>31,1476390422589</text:p>
          </table:table-cell>
          <table:table-cell table:formula="of:= [.F15]/[.G15]" office:value-type="float" office:value="263.005487795902" calcext:value-type="float">
            <text:p>263,005487795902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b1010010010111111100111011100000001111000110001101000100101000000010100110100101000001111001100110001011011110111100110101101000110110111101110110001100011101000000110111001101100000011000100100100101111011010010001001100010110010000011001000110111110011110</text:p>
          </table:table-cell>
          <table:table-cell office:value-type="string" calcext:value-type="string">
            <text:p>74517863720233713341716124132802410598753948902506411591290510008586432966558</text:p>
          </table:table-cell>
          <table:table-cell office:value-type="float" office:value="32" calcext:value-type="float">
            <text:p>32</text:p>
          </table:table-cell>
          <table:table-cell office:value-type="float" office:value="8192" calcext:value-type="float">
            <text:p>8192</text:p>
          </table:table-cell>
          <table:table-cell office:value-type="float" office:value="19.9050598641932" calcext:value-type="float">
            <text:p>19,9050598641932</text:p>
          </table:table-cell>
          <table:table-cell table:formula="of:= [.F16]/[.G16]" office:value-type="float" office:value="411.553647961463" calcext:value-type="float">
            <text:p>411,553647961463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b1111000001100101000010011111000100101110000100101000000001100101101110100011110101000000101110010111110100010000000010011111001100011100000001000110110111101011101010101011101000100111110110001011011101000111100110000000000110100101011111010010110110110101</text:p>
          </table:table-cell>
          <table:table-cell office:value-type="string" calcext:value-type="string">
            <text:p>108733603831442794439149078946078344905322120309231561466076037268746754928053</text:p>
          </table:table-cell>
          <table:table-cell office:value-type="float" office:value="32" calcext:value-type="float">
            <text:p>32</text:p>
          </table:table-cell>
          <table:table-cell office:value-type="float" office:value="8192" calcext:value-type="float">
            <text:p>8192</text:p>
          </table:table-cell>
          <table:table-cell office:value-type="float" office:value="22.6938033492428" calcext:value-type="float">
            <text:p>22,6938033492428</text:p>
          </table:table-cell>
          <table:table-cell table:formula="of:= [.F17]/[.G17]" office:value-type="float" office:value="360.979597554913" calcext:value-type="float">
            <text:p>360,979597554913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b110010001110001110101101000101010111000010100101011111011100101110001101110111100011100000010001110100111110000101101110001110110010001011111100001100111010111011101111010001110101111011010110011111010000011000000001010001111110011101111100101000101100</text:p>
          </table:table-cell>
          <table:table-cell office:value-type="string" calcext:value-type="string">
            <text:p>5679052411281118848127036630133093440947360006489655835917910351738238913068</text:p>
          </table:table-cell>
          <table:table-cell office:value-type="float" office:value="32" calcext:value-type="float">
            <text:p>32</text:p>
          </table:table-cell>
          <table:table-cell office:value-type="float" office:value="8192" calcext:value-type="float">
            <text:p>8192</text:p>
          </table:table-cell>
          <table:table-cell office:value-type="float" office:value="27.0822383127735" calcext:value-type="float">
            <text:p>27,0822383127735</text:p>
          </table:table-cell>
          <table:table-cell table:formula="of:= [.F18]/[.G18]" office:value-type="float" office:value="302.486076128212" calcext:value-type="float">
            <text:p>302,486076128212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b101000110001101111001101001100111010100001101010000001111111100010100000001100101011110110011010101110000101110101010110011110100101000010010100101111000110001111001111101011000110111011101111111001110000001110101010111110010001101111110001011111001111</text:p>
          </table:table-cell>
          <table:table-cell office:value-type="string" calcext:value-type="string">
            <text:p>4611007215032243340769490555205442647978694621227223210270863218788702033871</text:p>
          </table:table-cell>
          <table:table-cell office:value-type="float" office:value="32" calcext:value-type="float">
            <text:p>32</text:p>
          </table:table-cell>
          <table:table-cell office:value-type="float" office:value="8192" calcext:value-type="float">
            <text:p>8192</text:p>
          </table:table-cell>
          <table:table-cell office:value-type="float" office:value="18.5277273344055" calcext:value-type="float">
            <text:p>18,5277273344055</text:p>
          </table:table-cell>
          <table:table-cell table:formula="of:= [.F19]/[.G19]" office:value-type="float" office:value="442.148130320747" calcext:value-type="float">
            <text:p>442,148130320747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b110100110011000001101011011101000001100111100001111111000110100101101011101000000011000110001110101101010011111111000011100110001010110000000111011011001011010101100001110101111000110110000100010001000100000000010100101101011100000100111000001111100001</text:p>
          </table:table-cell>
          <table:table-cell office:value-type="string" calcext:value-type="string">
            <text:p>5970222582944828931723495414493864123172180595138000828824254094374251758561</text:p>
          </table:table-cell>
          <table:table-cell office:value-type="float" office:value="32" calcext:value-type="float">
            <text:p>32</text:p>
          </table:table-cell>
          <table:table-cell office:value-type="float" office:value="8192" calcext:value-type="float">
            <text:p>8192</text:p>
          </table:table-cell>
          <table:table-cell office:value-type="float" office:value="14.7698870650715" calcext:value-type="float">
            <text:p>14,7698870650715</text:p>
          </table:table-cell>
          <table:table-cell table:formula="of:= [.F20]/[.G20]" office:value-type="float" office:value="554.642020206968" calcext:value-type="float">
            <text:p>554,642020206968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b100011000100000011011101011110010110010011011111001100011111100111111110001111001110100010010011111100111110110110100000111101101111101011110101111010111111111110000000101000101100001010000000101101110011101110010101011010010011110101010111100100011010010</text:p>
          </table:table-cell>
          <table:table-cell office:value-type="string" calcext:value-type="string">
            <text:p>31719202786261172382152962082486438849983022355124786969525509979414045903058</text:p>
          </table:table-cell>
          <table:table-cell office:value-type="float" office:value="32" calcext:value-type="float">
            <text:p>32</text:p>
          </table:table-cell>
          <table:table-cell office:value-type="float" office:value="8192" calcext:value-type="float">
            <text:p>8192</text:p>
          </table:table-cell>
          <table:table-cell office:value-type="float" office:value="26.1034916237552" calcext:value-type="float">
            <text:p>26,1034916237552</text:p>
          </table:table-cell>
          <table:table-cell table:formula="of:= [.F21]/[.G21]" office:value-type="float" office:value="313.827748336354" calcext:value-type="float">
            <text:p>313,827748336354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b111001001010011001010000101101010111111010111111111101101100001111011010010110001100000111110011010100011110000010011000111000110101100001010111100110000001101100001110011111001110011010001111011111011100111111001011011100001001011110111001001001110011111</text:p>
          </table:table-cell>
          <table:table-cell office:value-type="string" calcext:value-type="string">
            <text:p>51710591561272178238097699242823011818212198287867643499024739038341787063199</text:p>
          </table:table-cell>
          <table:table-cell office:value-type="float" office:value="32" calcext:value-type="float">
            <text:p>32</text:p>
          </table:table-cell>
          <table:table-cell office:value-type="float" office:value="8192" calcext:value-type="float">
            <text:p>8192</text:p>
          </table:table-cell>
          <table:table-cell office:value-type="float" office:value="16.162244418629" calcext:value-type="float">
            <text:p>16,162244418629</text:p>
          </table:table-cell>
          <table:table-cell table:formula="of:= [.F22]/[.G22]" office:value-type="float" office:value="506.860296615593" calcext:value-type="float">
            <text:p>506,860296615593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b101110001111101010101111000101100001100011110001111001111110101000000100011001001011101100010001100010000011100011000000000111101100111100011100000110000010011001001001001010010111001010101101110000000000011101100100111000011000110101101100110101100101011</text:p>
          </table:table-cell>
          <table:table-cell office:value-type="string" calcext:value-type="string">
            <text:p>41834242153436067945163039634766319717685651199713624954794198043122290027307</text:p>
          </table:table-cell>
          <table:table-cell office:value-type="float" office:value="32" calcext:value-type="float">
            <text:p>32</text:p>
          </table:table-cell>
          <table:table-cell office:value-type="float" office:value="8192" calcext:value-type="float">
            <text:p>8192</text:p>
          </table:table-cell>
          <table:table-cell office:value-type="float" office:value="22.212997216877" calcext:value-type="float">
            <text:p>22,212997216877</text:p>
          </table:table-cell>
          <table:table-cell table:formula="of:= [.F23]/[.G23]" office:value-type="float" office:value="368.793095322404" calcext:value-type="float">
            <text:p>368,793095322404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b111111111110010110100111110100110100011111011000011000011010010000010111110010000000101000010010011000001100001001010100010100110111100010001000001001100101010110000000011111101000110110111001000001100011011100101111100000011000000111011100000001001010100</text:p>
          </table:table-cell>
          <table:table-cell office:value-type="string" calcext:value-type="string">
            <text:p>57872771327161013348595367842020521186301370456809211362124228406034438160980</text:p>
          </table:table-cell>
          <table:table-cell office:value-type="float" office:value="32" calcext:value-type="float">
            <text:p>32</text:p>
          </table:table-cell>
          <table:table-cell office:value-type="float" office:value="8192" calcext:value-type="float">
            <text:p>8192</text:p>
          </table:table-cell>
          <table:table-cell office:value-type="float" office:value="23.4585398830487" calcext:value-type="float">
            <text:p>23,4585398830487</text:p>
          </table:table-cell>
          <table:table-cell table:formula="of:= [.F24]/[.G24]" office:value-type="float" office:value="349.211845274292" calcext:value-type="float">
            <text:p>349,211845274292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b111101111111001001111010110111011101010100111101111100011000001011000001101000010011111011100000110110111001101110101011010111111011111001101001010110101100101111001101111001001000100100010000011100101101111100111111010110101001111011010000100010111011111</text:p>
          </table:table-cell>
          <table:table-cell office:value-type="string" calcext:value-type="string">
            <text:p>56074849291701344493892599445831886396404081115913237698921498345935343207903</text:p>
          </table:table-cell>
          <table:table-cell office:value-type="float" office:value="32" calcext:value-type="float">
            <text:p>32</text:p>
          </table:table-cell>
          <table:table-cell office:value-type="float" office:value="8192" calcext:value-type="float">
            <text:p>8192</text:p>
          </table:table-cell>
          <table:table-cell office:value-type="float" office:value="22.281151041164" calcext:value-type="float">
            <text:p>22,281151041164</text:p>
          </table:table-cell>
          <table:table-cell table:formula="of:= [.F25]/[.G25]" office:value-type="float" office:value="367.665027038569" calcext:value-type="float">
            <text:p>367,665027038569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b1110001101000100000110010100100000100101101000000001000110000110011101011000111010000110100111001110001110100100110110100111010110000111101001101011101011010010000100101100111001100101100010100111010011011111110110100001001011011111010100001010010110100001</text:p>
          </table:table-cell>
          <table:table-cell office:value-type="string" calcext:value-type="string">
            <text:p>102795336717543633230087331687375883187882754826643963241689132227822064018849</text:p>
          </table:table-cell>
          <table:table-cell office:value-type="float" office:value="32" calcext:value-type="float">
            <text:p>32</text:p>
          </table:table-cell>
          <table:table-cell office:value-type="float" office:value="8192" calcext:value-type="float">
            <text:p>8192</text:p>
          </table:table-cell>
          <table:table-cell office:value-type="float" office:value="19.8381450680995" calcext:value-type="float">
            <text:p>19,8381450680995</text:p>
          </table:table-cell>
          <table:table-cell table:formula="of:= [.F26]/[.G26]" office:value-type="float" office:value="412.941833617956" calcext:value-type="float">
            <text:p>412,941833617956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b1000110010101101000110110000111011110111110101111000101011111010001111011100001011110001111111010011110000011010001111110100100000001010100101111001111110001110100100111011110010001101110110101101110101010110010000010001101001010100000001000101110110100010</text:p>
          </table:table-cell>
          <table:table-cell office:value-type="string" calcext:value-type="string">
            <text:p>63629650094555376786944079979707177608085613739925712851976424231126687833506</text:p>
          </table:table-cell>
          <table:table-cell office:value-type="float" office:value="32" calcext:value-type="float">
            <text:p>32</text:p>
          </table:table-cell>
          <table:table-cell office:value-type="float" office:value="8192" calcext:value-type="float">
            <text:p>8192</text:p>
          </table:table-cell>
          <table:table-cell office:value-type="float" office:value="23.2008881803138" calcext:value-type="float">
            <text:p>23,2008881803138</text:p>
          </table:table-cell>
          <table:table-cell table:formula="of:= [.F27]/[.G27]" office:value-type="float" office:value="353.089930710109" calcext:value-type="float">
            <text:p>353,089930710109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b1001010100111010101001101101111010111110000011000110100101001101100000110010011100011000000001000111010101111011010000011110111110011111001000100100010011001110000111111111010010100001110110000000010010100100001000100111001111111011010100100101101101</text:p>
          </table:table-cell>
          <table:table-cell office:value-type="string" calcext:value-type="string">
            <text:p>1054660050995000103836203823686472374255173152369472794304141367282175396205</text:p>
          </table:table-cell>
          <table:table-cell office:value-type="float" office:value="32" calcext:value-type="float">
            <text:p>32</text:p>
          </table:table-cell>
          <table:table-cell office:value-type="float" office:value="8192" calcext:value-type="float">
            <text:p>8192</text:p>
          </table:table-cell>
          <table:table-cell office:value-type="float" office:value="26.9166518133139" calcext:value-type="float">
            <text:p>26,9166518133139</text:p>
          </table:table-cell>
          <table:table-cell table:formula="of:= [.F28]/[.G28]" office:value-type="float" office:value="304.346917172958" calcext:value-type="float">
            <text:p>304,346917172958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b1110000001111111000100101000010101100110001000111110100000101010101011010110001100001110101101101110111000011010111010000110001101011000100011100001101000001110011011000110010000010101000000001000111101111110011011010100101010110011100011110101110100011101</text:p>
          </table:table-cell>
          <table:table-cell office:value-type="string" calcext:value-type="string">
            <text:p>101542595487742299759250327228206204305695313382179378028501314960484440431901</text:p>
          </table:table-cell>
          <table:table-cell office:value-type="float" office:value="32" calcext:value-type="float">
            <text:p>32</text:p>
          </table:table-cell>
          <table:table-cell office:value-type="float" office:value="8192" calcext:value-type="float">
            <text:p>8192</text:p>
          </table:table-cell>
          <table:table-cell office:value-type="float" office:value="23.5338170613926" calcext:value-type="float">
            <text:p>23,5338170613926</text:p>
          </table:table-cell>
          <table:table-cell table:formula="of:= [.F29]/[.G29]" office:value-type="float" office:value="348.094827907838" calcext:value-type="float">
            <text:p>348,094827907838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b1110010000011010100111101100011110111101110110100011010011110100100010110011011001011011011111111100111011000001000111110010010000000100000100000100100001111010001010111100111001111001001001111110011101000000001001100000111011000000000010111011011001001100</text:p>
          </table:table-cell>
          <table:table-cell office:value-type="string" calcext:value-type="string">
            <text:p>103174363361614942433278723494861982763757028516317197636627043931113850123852</text:p>
          </table:table-cell>
          <table:table-cell office:value-type="float" office:value="32" calcext:value-type="float">
            <text:p>32</text:p>
          </table:table-cell>
          <table:table-cell office:value-type="float" office:value="8192" calcext:value-type="float">
            <text:p>8192</text:p>
          </table:table-cell>
          <table:table-cell office:value-type="float" office:value="23.7488177419355" calcext:value-type="float">
            <text:p>23,7488177419355</text:p>
          </table:table-cell>
          <table:table-cell table:formula="of:= [.F30]/[.G30]" office:value-type="float" office:value="344.943486830278" calcext:value-type="float">
            <text:p>344,943486830278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b111110101100001110001101010101010011001110101000111011010000100101001100111101000000001000110011110110101000100111110111011101011100001101010101010011000010100101100001101000110110011000110101010010101011101110110001000101100000110101100111101011011100100</text:p>
          </table:table-cell>
          <table:table-cell office:value-type="string" calcext:value-type="string">
            <text:p>56711861383359582592049696020384230119483239960260742058633094904807494506212</text:p>
          </table:table-cell>
          <table:table-cell office:value-type="float" office:value="32" calcext:value-type="float">
            <text:p>32</text:p>
          </table:table-cell>
          <table:table-cell office:value-type="float" office:value="8192" calcext:value-type="float">
            <text:p>8192</text:p>
          </table:table-cell>
          <table:table-cell office:value-type="float" office:value="20.1797860459453" calcext:value-type="float">
            <text:p>20,1797860459453</text:p>
          </table:table-cell>
          <table:table-cell table:formula="of:= [.F31]/[.G31]" office:value-type="float" office:value="405.950785669803" calcext:value-type="float">
            <text:p>405,950785669803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b1100001111101100100000011111011011010001010011110001011101110101011110111100010000100100110100000100111101111111011100101100100100010100001011000010001101001111000001110110110010001011000101111001000000101001000111010100010100101101100100100001001011010101</text:p>
          </table:table-cell>
          <table:table-cell office:value-type="string" calcext:value-type="string">
            <text:p>88618878360493065907132042923514140567066588901141333040250840867148739515093</text:p>
          </table:table-cell>
          <table:table-cell office:value-type="float" office:value="32" calcext:value-type="float">
            <text:p>32</text:p>
          </table:table-cell>
          <table:table-cell office:value-type="float" office:value="8192" calcext:value-type="float">
            <text:p>8192</text:p>
          </table:table-cell>
          <table:table-cell office:value-type="float" office:value="23.3881188601351" calcext:value-type="float">
            <text:p>23,3881188601351</text:p>
          </table:table-cell>
          <table:table-cell table:formula="of:= [.F32]/[.G32]" office:value-type="float" office:value="350.263313137305" calcext:value-type="float">
            <text:p>350,263313137305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b10000001101101111000010011111011010111110010111111100001001010001111100000110001110101101010100100000110110111110111110000100001000100010010100100000110110010001010111111100111111111111000111010000001100011010010111000001000100110010011011000100010110</text:p>
          </table:table-cell>
          <table:table-cell office:value-type="string" calcext:value-type="string">
            <text:p>1833519008987017576468571576238435200649965013141698010397372013707556139286</text:p>
          </table:table-cell>
          <table:table-cell office:value-type="float" office:value="32" calcext:value-type="float">
            <text:p>32</text:p>
          </table:table-cell>
          <table:table-cell office:value-type="float" office:value="8192" calcext:value-type="float">
            <text:p>8192</text:p>
          </table:table-cell>
          <table:table-cell office:value-type="float" office:value="14.9570259123784" calcext:value-type="float">
            <text:p>14,9570259123784</text:p>
          </table:table-cell>
          <table:table-cell table:formula="of:= [.F33]/[.G33]" office:value-type="float" office:value="547.702467588848" calcext:value-type="float">
            <text:p>547,702467588848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b100101111011110010100011101001100010100101101101101111001011011011101110100110100100000011011010101011011011010101011110001101011111000111001101011111111101001011010000010001100001111110111000101011000111000101110011001010000111001011100001010110001111111</text:p>
          </table:table-cell>
          <table:table-cell office:value-type="string" calcext:value-type="string">
            <text:p>34316268424310090858735183751319533673568840696863871980464127751146733350015</text:p>
          </table:table-cell>
          <table:table-cell office:value-type="float" office:value="32" calcext:value-type="float">
            <text:p>32</text:p>
          </table:table-cell>
          <table:table-cell office:value-type="float" office:value="8192" calcext:value-type="float">
            <text:p>8192</text:p>
          </table:table-cell>
          <table:table-cell office:value-type="float" office:value="18.9444237334631" calcext:value-type="float">
            <text:p>18,9444237334631</text:p>
          </table:table-cell>
          <table:table-cell table:formula="of:= [.F34]/[.G34]" office:value-type="float" office:value="432.422760135468" calcext:value-type="float">
            <text:p>432,422760135468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b1111101100101010100111001100110101010110101111110010101001100011010111111101100100101000011100010011100010100110001011101111100010010011010111101111110111110100011011000010000111100001100011011101100001111011000001000110000111000011000110010110100111100111</text:p>
          </table:table-cell>
          <table:table-cell office:value-type="string" calcext:value-type="string">
            <text:p>113605814779475219758667989580966606794888477384184754373429654120186007611879</text:p>
          </table:table-cell>
          <table:table-cell office:value-type="float" office:value="32" calcext:value-type="float">
            <text:p>32</text:p>
          </table:table-cell>
          <table:table-cell office:value-type="float" office:value="8192" calcext:value-type="float">
            <text:p>8192</text:p>
          </table:table-cell>
          <table:table-cell office:value-type="float" office:value="26.0507520865586" calcext:value-type="float">
            <text:p>26,0507520865586</text:p>
          </table:table-cell>
          <table:table-cell table:formula="of:= [.F35]/[.G35]" office:value-type="float" office:value="314.463090078187" calcext:value-type="float">
            <text:p>314,463090078187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b101101010111101100110011010000110100100001111001111100101111001001100100000001011101110110110010100011111110101101110110000101101101110000010001100110110110000010001010011110110000101110001011011010110001100101110100110111010011000100010110101011111110001</text:p>
          </table:table-cell>
          <table:table-cell office:value-type="string" calcext:value-type="string">
            <text:p>41043150792775861249734706641815227291805085884631124210339791526285336598513</text:p>
          </table:table-cell>
          <table:table-cell office:value-type="float" office:value="32" calcext:value-type="float">
            <text:p>32</text:p>
          </table:table-cell>
          <table:table-cell office:value-type="float" office:value="8192" calcext:value-type="float">
            <text:p>8192</text:p>
          </table:table-cell>
          <table:table-cell office:value-type="float" office:value="20.3191326163205" calcext:value-type="float">
            <text:p>20,3191326163205</text:p>
          </table:table-cell>
          <table:table-cell table:formula="of:= [.F36]/[.G36]" office:value-type="float" office:value="403.166815960447" calcext:value-type="float">
            <text:p>403,166815960447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b111001110110000010111100100110100011000100101011110001110000011100011101100110001110011111110000100001011011111000101001011011000101011011101111101110000100110011001101010001001101100101001010110011010111101010110000110100111010101011111001000001101001</text:p>
          </table:table-cell>
          <table:table-cell office:value-type="string" calcext:value-type="string">
            <text:p>6540949189142284704259699493389655096282648279527640941746777808287757733993</text:p>
          </table:table-cell>
          <table:table-cell office:value-type="float" office:value="32" calcext:value-type="float">
            <text:p>32</text:p>
          </table:table-cell>
          <table:table-cell office:value-type="float" office:value="8192" calcext:value-type="float">
            <text:p>8192</text:p>
          </table:table-cell>
          <table:table-cell office:value-type="float" office:value="21.8445713390726" calcext:value-type="float">
            <text:p>21,8445713390726</text:p>
          </table:table-cell>
          <table:table-cell table:formula="of:= [.F37]/[.G37]" office:value-type="float" office:value="375.013080954684" calcext:value-type="float">
            <text:p>375,013080954684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b1011001010101110111001011010101000001111101111101001100100110010110101110000011100010011110100011000011000110001101000111001111111000100010100100011111101010011000010111000100100011101000110010110110101000010000011101101010001001000000011110001000010001101</text:p>
          </table:table-cell>
          <table:table-cell office:value-type="string" calcext:value-type="string">
            <text:p>80820703521855296480664717956126636978835055276718104142487996608404394021005</text:p>
          </table:table-cell>
          <table:table-cell office:value-type="float" office:value="32" calcext:value-type="float">
            <text:p>32</text:p>
          </table:table-cell>
          <table:table-cell office:value-type="float" office:value="8192" calcext:value-type="float">
            <text:p>8192</text:p>
          </table:table-cell>
          <table:table-cell office:value-type="float" office:value="25.1302936523097" calcext:value-type="float">
            <text:p>25,1302936523097</text:p>
          </table:table-cell>
          <table:table-cell table:formula="of:= [.F38]/[.G38]" office:value-type="float" office:value="325.981069435179" calcext:value-type="float">
            <text:p>325,981069435179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b1000001000101100111010101111000000100001010101000110011110101001011110000100000100011110100000010101001111111100010110111000110111100110100110000001000110101000111011101110011111011110010000000110010100100100100100000110101010111100001011101000101010011011</text:p>
          </table:table-cell>
          <table:table-cell office:value-type="string" calcext:value-type="string">
            <text:p>58880033069217256306277129426919423702669810180286431982068977238685078424219</text:p>
          </table:table-cell>
          <table:table-cell office:value-type="float" office:value="32" calcext:value-type="float">
            <text:p>32</text:p>
          </table:table-cell>
          <table:table-cell office:value-type="float" office:value="8192" calcext:value-type="float">
            <text:p>8192</text:p>
          </table:table-cell>
          <table:table-cell office:value-type="float" office:value="20.8247014732495" calcext:value-type="float">
            <text:p>20,8247014732495</text:p>
          </table:table-cell>
          <table:table-cell table:formula="of:= [.F39]/[.G39]" office:value-type="float" office:value="393.378988434627" calcext:value-type="float">
            <text:p>393,378988434627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b1100010011011110000110110000110100000000011001110001101001010010110100010000100101011111011011100001001010011100100100100001110110011000001110001010000101100011110010110001000001100011111100010011000011111111011100101000100101010110010110110011111111100101</text:p>
          </table:table-cell>
          <table:table-cell office:value-type="string" calcext:value-type="string">
            <text:p>89045745068374097503107682424550085030997435729443323429827306328336088383461</text:p>
          </table:table-cell>
          <table:table-cell office:value-type="float" office:value="32" calcext:value-type="float">
            <text:p>32</text:p>
          </table:table-cell>
          <table:table-cell office:value-type="float" office:value="8192" calcext:value-type="float">
            <text:p>8192</text:p>
          </table:table-cell>
          <table:table-cell office:value-type="float" office:value="16.3332884890989" calcext:value-type="float">
            <text:p>16,3332884890989</text:p>
          </table:table-cell>
          <table:table-cell table:formula="of:= [.F40]/[.G40]" office:value-type="float" office:value="501.552397453057" calcext:value-type="float">
            <text:p>501,552397453057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b10011110000101111000001101111000111010001101001000111010100100111111110110101111000000100111111011110101010110100010000001110101111110110000001011010001000110101111101110001001000011001011000000101101100001000010110110100101101001111101101011101011110001</text:p>
          </table:table-cell>
          <table:table-cell office:value-type="string" calcext:value-type="string">
            <text:p>17876743736782489153056004943319173004475186489849631149935639417658426178289</text:p>
          </table:table-cell>
          <table:table-cell office:value-type="float" office:value="32" calcext:value-type="float">
            <text:p>32</text:p>
          </table:table-cell>
          <table:table-cell office:value-type="float" office:value="8192" calcext:value-type="float">
            <text:p>8192</text:p>
          </table:table-cell>
          <table:table-cell office:value-type="float" office:value="21.2967591752917" calcext:value-type="float">
            <text:p>21,2967591752917</text:p>
          </table:table-cell>
          <table:table-cell table:formula="of:= [.F41]/[.G41]" office:value-type="float" office:value="384.659465441309" calcext:value-type="float">
            <text:p>384,659465441309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b1001100001011010001100101111100001110010000101000100000011010111010100110001011001000001101011011001101110100110001011110011100111110110110101011010111001100010011011100100110010000111000000000111010111110010011100010010101000010000001010001001010000101111</text:p>
          </table:table-cell>
          <table:table-cell office:value-type="string" calcext:value-type="string">
            <text:p>68910921005884591572606926769229811351297584262162587172682939614685739652143</text:p>
          </table:table-cell>
          <table:table-cell office:value-type="float" office:value="32" calcext:value-type="float">
            <text:p>32</text:p>
          </table:table-cell>
          <table:table-cell office:value-type="float" office:value="8192" calcext:value-type="float">
            <text:p>8192</text:p>
          </table:table-cell>
          <table:table-cell office:value-type="float" office:value="17.3767873026301" calcext:value-type="float">
            <text:p>17,3767873026301</text:p>
          </table:table-cell>
          <table:table-cell table:formula="of:= [.F42]/[.G42]" office:value-type="float" office:value="471.433519748503" calcext:value-type="float">
            <text:p>471,433519748503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b1011111001001100110110011011001110001011111100000010101111111111111111011001111100101011110010010101000011001101101000001111101100100100110001010110011011110011110111001100000110111010110010111000111001011010101000000000010110010010000001110001111010111110</text:p>
          </table:table-cell>
          <table:table-cell office:value-type="string" calcext:value-type="string">
            <text:p>86075224127268687492870672113630810838681123983984356860021706006481741487806</text:p>
          </table:table-cell>
          <table:table-cell office:value-type="float" office:value="32" calcext:value-type="float">
            <text:p>32</text:p>
          </table:table-cell>
          <table:table-cell office:value-type="float" office:value="8192" calcext:value-type="float">
            <text:p>8192</text:p>
          </table:table-cell>
          <table:table-cell office:value-type="float" office:value="16.5136343564915" calcext:value-type="float">
            <text:p>16,5136343564915</text:p>
          </table:table-cell>
          <table:table-cell table:formula="of:= [.F43]/[.G43]" office:value-type="float" office:value="496.074929549336" calcext:value-type="float">
            <text:p>496,074929549336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b1011010011110011010101111101011101110101010010001010010001010101000010111100110001101111101100110000010000111011010011010111100101011010100000110100000101101010001110101100010011111100110101000100100001111010000110100101100000110000001010111000100000110110</text:p>
          </table:table-cell>
          <table:table-cell office:value-type="string" calcext:value-type="string">
            <text:p>81846262842401222794659331663772643166386800328014150745710087587294025058358</text:p>
          </table:table-cell>
          <table:table-cell office:value-type="float" office:value="32" calcext:value-type="float">
            <text:p>32</text:p>
          </table:table-cell>
          <table:table-cell office:value-type="float" office:value="8192" calcext:value-type="float">
            <text:p>8192</text:p>
          </table:table-cell>
          <table:table-cell office:value-type="float" office:value="29.1279358433895" calcext:value-type="float">
            <text:p>29,1279358433895</text:p>
          </table:table-cell>
          <table:table-cell table:formula="of:= [.F44]/[.G44]" office:value-type="float" office:value="281.242036649815" calcext:value-type="float">
            <text:p>281,242036649815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b10010010001000101101000000001011000111101111001101111011101111011001111100110011011000110100001011000101110110100000011010101001100101000011101110101001111111100101011111000101111111110011110111101011000101010011101010011110011000011000111110111110101100</text:p>
          </table:table-cell>
          <table:table-cell office:value-type="string" calcext:value-type="string">
            <text:p>16524796139104608885301306252154895417398775401931094010292943414704507973548</text:p>
          </table:table-cell>
          <table:table-cell office:value-type="float" office:value="32" calcext:value-type="float">
            <text:p>32</text:p>
          </table:table-cell>
          <table:table-cell office:value-type="float" office:value="8192" calcext:value-type="float">
            <text:p>8192</text:p>
          </table:table-cell>
          <table:table-cell office:value-type="float" office:value="18.5465488616141" calcext:value-type="float">
            <text:p>18,5465488616141</text:p>
          </table:table-cell>
          <table:table-cell table:formula="of:= [.F45]/[.G45]" office:value-type="float" office:value="441.699426730277" calcext:value-type="float">
            <text:p>441,699426730277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b100001100101011110010100010011110000110001001111100000111000100110011111010111010111010010111010011110110100000000011011101100111001111001001101111101110110000111010001100001001010101001110101110111111011110011100100000110110010100101011110000111010011001</text:p>
          </table:table-cell>
          <table:table-cell office:value-type="string" calcext:value-type="string">
            <text:p>30382330497192492387412202082805061825294077304036300325063126071706026708633</text:p>
          </table:table-cell>
          <table:table-cell office:value-type="float" office:value="32" calcext:value-type="float">
            <text:p>32</text:p>
          </table:table-cell>
          <table:table-cell office:value-type="float" office:value="8192" calcext:value-type="float">
            <text:p>8192</text:p>
          </table:table-cell>
          <table:table-cell office:value-type="float" office:value="18.3198775922074" calcext:value-type="float">
            <text:p>18,3198775922074</text:p>
          </table:table-cell>
          <table:table-cell table:formula="of:= [.F46]/[.G46]" office:value-type="float" office:value="447.16455984862" calcext:value-type="float">
            <text:p>447,16455984862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b1011001000111011001001100111001001010011001111100001110100110000100111101010000100011000100011111100011000000110110010101000011000110011001000101010001010101011010100011001000111001110100001110111011110111000000000100101110010011110101011000001010101011111</text:p>
          </table:table-cell>
          <table:table-cell office:value-type="string" calcext:value-type="string">
            <text:p>80616196373204912338016444831299150829354208878375909631857956756627917641055</text:p>
          </table:table-cell>
          <table:table-cell office:value-type="float" office:value="32" calcext:value-type="float">
            <text:p>32</text:p>
          </table:table-cell>
          <table:table-cell office:value-type="float" office:value="8192" calcext:value-type="float">
            <text:p>8192</text:p>
          </table:table-cell>
          <table:table-cell office:value-type="float" office:value="26.4089550205027" calcext:value-type="float">
            <text:p>26,4089550205027</text:p>
          </table:table-cell>
          <table:table-cell table:formula="of:= [.F47]/[.G47]" office:value-type="float" office:value="310.197809555134" calcext:value-type="float">
            <text:p>310,197809555134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b10111011111110001001001000101011100001011100100110001010110011001110110010110111001101110000111000101011111011101110110010110010100110111010011100110010010000001000100100011001110101011111101001001101001110100011010010010010100100100000110011000010000001</text:p>
          </table:table-cell>
          <table:table-cell office:value-type="string" calcext:value-type="string">
            <text:p>21255422396367409122261340563370551735075949480195151548557749000137869570177</text:p>
          </table:table-cell>
          <table:table-cell office:value-type="float" office:value="32" calcext:value-type="float">
            <text:p>32</text:p>
          </table:table-cell>
          <table:table-cell office:value-type="float" office:value="8192" calcext:value-type="float">
            <text:p>8192</text:p>
          </table:table-cell>
          <table:table-cell office:value-type="float" office:value="24.214007332688" calcext:value-type="float">
            <text:p>24,214007332688</text:p>
          </table:table-cell>
          <table:table-cell table:formula="of:= [.F48]/[.G48]" office:value-type="float" office:value="338.316573851083" calcext:value-type="float">
            <text:p>338,316573851083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b1010011010000101100001011000000010011010000110100000100101000110111011100101010110101110111101110101100110101110110110100100000000101101000101001111110100011111010110001011100011010111011001100010010110011001101000101101011011000101101100110001100011011110</text:p>
          </table:table-cell>
          <table:table-cell office:value-type="string" calcext:value-type="string">
            <text:p>75319844923803845730335875962620996319489091665006165656790677758420477745374</text:p>
          </table:table-cell>
          <table:table-cell office:value-type="float" office:value="32" calcext:value-type="float">
            <text:p>32</text:p>
          </table:table-cell>
          <table:table-cell office:value-type="float" office:value="8192" calcext:value-type="float">
            <text:p>8192</text:p>
          </table:table-cell>
          <table:table-cell office:value-type="float" office:value="26.5848680890301" calcext:value-type="float">
            <text:p>26,5848680890301</text:p>
          </table:table-cell>
          <table:table-cell table:formula="of:= [.F49]/[.G49]" office:value-type="float" office:value="308.14521902331" calcext:value-type="float">
            <text:p>308,14521902331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b10001110101001101100111011010100110111100010010111110100001100010010110111110011101000011001110010000011100000010000110101110011000000100001111000001100101001100101001011001101001110010111001101010111010101101011100011001111000110011100000111010101000100</text:p>
          </table:table-cell>
          <table:table-cell office:value-type="string" calcext:value-type="string">
            <text:p>16130787152557028327240284755773471807921016382407461945961311935186871547204</text:p>
          </table:table-cell>
          <table:table-cell office:value-type="float" office:value="32" calcext:value-type="float">
            <text:p>32</text:p>
          </table:table-cell>
          <table:table-cell office:value-type="float" office:value="8192" calcext:value-type="float">
            <text:p>8192</text:p>
          </table:table-cell>
          <table:table-cell office:value-type="float" office:value="24.0814078678539" calcext:value-type="float">
            <text:p>24,0814078678539</text:p>
          </table:table-cell>
          <table:table-cell table:formula="of:= [.F50]/[.G50]" office:value-type="float" office:value="340.179446523782" calcext:value-type="float">
            <text:p>340,179446523782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b1000000000000101101110010010001111010010010011111000110111011000001001100101100110111000110010010111001011000000110011011111101001111011000010001000101010000001101010101101010010000011101111011010110000111000101000000010100110000110001010100000010101111000</text:p>
          </table:table-cell>
          <table:table-cell office:value-type="string" calcext:value-type="string">
            <text:p>57906156642802587138469146554357566179945562401738942472438358736048921118072</text:p>
          </table:table-cell>
          <table:table-cell office:value-type="float" office:value="32" calcext:value-type="float">
            <text:p>32</text:p>
          </table:table-cell>
          <table:table-cell office:value-type="float" office:value="8192" calcext:value-type="float">
            <text:p>8192</text:p>
          </table:table-cell>
          <table:table-cell office:value-type="float" office:value="33.6219298393676" calcext:value-type="float">
            <text:p>33,6219298393676</text:p>
          </table:table-cell>
          <table:table-cell table:formula="of:= [.F51]/[.G51]" office:value-type="float" office:value="243.650499514399" calcext:value-type="float">
            <text:p>243,65049951439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24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4T17:39:36.987395</meta:creation-date>
    <dc:date>2019-05-24T18:36:29.552000000</dc:date>
    <meta:generator>LibreOffice/5.3.7.2$Windows_X86_64 LibreOffice_project/6b8ed514a9f8b44d37a1b96673cbbdd077e24059</meta:generator>
    <meta:editing-cycles>4</meta:editing-cycles>
    <meta:editing-duration>PT17M5S</meta:editing-duration>
    <meta:document-statistic meta:table-count="8" meta:cell-count="3267" meta:object-count="0"/>
  </office:meta>
</office:document-meta>
</file>